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0.845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7.273cm"/>
    </style:style>
    <style:style style:name="co7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0.369cm"/>
    </style:style>
    <style:style style:name="co16" style:family="table-column">
      <style:table-column-properties fo:break-before="auto" style:column-width="1.057cm"/>
    </style:style>
    <style:style style:name="co17" style:family="table-column">
      <style:table-column-properties fo:break-before="auto" style:column-width="7.378cm"/>
    </style:style>
    <style:style style:name="co18" style:family="table-column">
      <style:table-column-properties fo:break-before="auto" style:column-width="0.871cm"/>
    </style:style>
    <style:style style:name="co19" style:family="table-column">
      <style:table-column-properties fo:break-before="auto" style:column-width="3.49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7.511cm"/>
    </style:style>
    <style:style style:name="co23" style:family="table-column">
      <style:table-column-properties fo:break-before="auto" style:column-width="0.766cm"/>
    </style:style>
    <style:style style:name="co24" style:family="table-column">
      <style:table-column-properties fo:break-before="auto" style:column-width="7.325cm"/>
    </style:style>
    <style:style style:name="co25" style:family="table-column">
      <style:table-column-properties fo:break-before="auto" style:column-width="0.792cm"/>
    </style:style>
    <style:style style:name="co26" style:family="table-column">
      <style:table-column-properties fo:break-before="auto" style:column-width="1.136cm"/>
    </style:style>
    <style:style style:name="co27" style:family="table-column">
      <style:table-column-properties fo:break-before="auto" style:column-width="2.962cm"/>
    </style:style>
    <style:style style:name="co28" style:family="table-column">
      <style:table-column-properties fo:break-before="auto" style:column-width="2.267cm"/>
    </style:style>
    <style:style style:name="ro3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7" style:family="table-cell" style:parent-style-name="Default" style:data-style-name="N0">
      <style:table-cell-properties fo:background-color="#ccff66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9" style:family="table-cell" style:parent-style-name="Default" style:data-style-name="N0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20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08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29" style:family="table-cell" style:parent-style-name="Default" style:data-style-name="N0">
      <style:text-properties style:font-name="Courier New"/>
    </style:style>
    <style:style style:name="ce3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"/>
    </style:style>
    <style:style style:name="ce31" style:family="table-cell" style:parent-style-name="Default" style:data-style-name="N0">
      <style:text-properties style:font-name="Couri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41" style:family="table-cell" style:parent-style-name="Default">
      <style:text-properties style:font-name="Courier" fo:font-size="10pt" style:font-size-asian="10pt" style:font-size-complex="10pt"/>
    </style:style>
    <style:style style:name="ce42" style:family="table-cell" style:parent-style-name="Default" style:data-style-name="N0">
      <style:text-properties style:font-name="Courier" fo:font-size="10pt" style:font-size-asian="10pt" style:font-size-complex="10pt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5" style:family="table-cell" style:parent-style-name="Default">
      <style:text-properties style:font-name="Courier New"/>
    </style:style>
    <style:style style:name="ce46" style:family="table-cell" style:parent-style-name="Default" style:data-style-name="N0">
      <style:text-properties style:font-name="Courier New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66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35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style:font-name="Courier New"/>
    </style:style>
    <style:style style:name="ce55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/>
      <table:table table:name="Bit2Hex" table:style-name="ta1">
        <table:table-column table:style-name="co5" table:number-columns-repeated="16" table:default-cell-style-name="ce3"/>
        <table:table-column table:style-name="co2" table:default-cell-style-name="ce3"/>
        <table:table-column table:style-name="co6" table:default-cell-style-name="ce23"/>
        <table:table-column table:style-name="co8" table:number-columns-repeated="2" table:default-cell-style-name="ce3"/>
        <table:table-column table:style-name="co9" table:default-cell-style-name="ce15"/>
        <table:table-column table:style-name="co9" table:default-cell-style-name="ce3"/>
        <table:table-column table:style-name="co10" table:default-cell-style-name="ce29"/>
        <table:table-column table:style-name="co7" table:default-cell-style-name="ce31"/>
        <table:table-column table:style-name="co7" table:number-columns-repeated="1000" table:default-cell-style-name="ce3"/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1]+64*[.B1]+32*[.C1]+16*[.D1]+8*[.E1]+4*[.F1]+2*[.G1]+[.H1]" office:value-type="float" office:value="0">
            <text:p>0</text:p>
          </table:table-cell>
          <table:table-cell table:style-name="ce24" table:formula="of:=128*[.I1]+64*[.J1]+32*[.K1]+16*[.L1]+8*[.M1]+4*[.N1]+2*[.O1]+[.P1]" office:value-type="float" office:value="0">
            <text:p>0</text:p>
          </table:table-cell>
          <table:table-cell table:style-name="ce25" table:formula="of:=DEC2HEX([.S1])" office:value-type="string" office:string-value="0">
            <text:p>0</text:p>
          </table:table-cell>
          <table:table-cell table:style-name="ce25" table:formula="of:=DEC2HEX([.T1])" office:value-type="string" office:string-value="0">
            <text:p>0</text:p>
          </table:table-cell>
          <table:table-cell table:style-name="ce26" table:formula="of:=&quot; 0x&quot;&amp;IF(LEN([.U1])=1;&quot;0&quot;&amp;TEXT([.U1];&quot;0&quot;);[.U1])&amp;&quot;, 0x&quot;&amp;IF(LEN([.V1])=1;&quot;0&quot;&amp;TEXT([.V1];&quot;0&quot;);[.V1])&amp;&quot;, // &quot;&amp;SUBSTITUTE(SUBSTITUTE(DEC2BIN([.S1];8);&quot;0&quot;;&quot;.&quot;);&quot;1&quot;;&quot;#&quot;)&amp;SUBSTITUTE(SUBSTITUTE(DEC2BIN([.T1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2]+64*[.B2]+32*[.C2]+16*[.D2]+8*[.E2]+4*[.F2]+2*[.G2]+[.H2]" office:value-type="float" office:value="0">
            <text:p>0</text:p>
          </table:table-cell>
          <table:table-cell table:style-name="ce24" table:formula="of:=128*[.I2]+64*[.J2]+32*[.K2]+16*[.L2]+8*[.M2]+4*[.N2]+2*[.O2]+[.P2]" office:value-type="float" office:value="0">
            <text:p>0</text:p>
          </table:table-cell>
          <table:table-cell table:style-name="ce25" table:formula="of:=DEC2HEX([.S2])" office:value-type="string" office:string-value="0">
            <text:p>0</text:p>
          </table:table-cell>
          <table:table-cell table:style-name="ce25" table:formula="of:=DEC2HEX([.T2])" office:value-type="string" office:string-value="0">
            <text:p>0</text:p>
          </table:table-cell>
          <table:table-cell table:style-name="ce26" table:formula="of:=&quot; 0x&quot;&amp;IF(LEN([.U2])=1;&quot;0&quot;&amp;TEXT([.U2];&quot;0&quot;);[.U2])&amp;&quot;, 0x&quot;&amp;IF(LEN([.V2])=1;&quot;0&quot;&amp;TEXT([.V2];&quot;0&quot;);[.V2])&amp;&quot;, // &quot;&amp;SUBSTITUTE(SUBSTITUTE(DEC2BIN([.S2];8);&quot;0&quot;;&quot;.&quot;);&quot;1&quot;;&quot;#&quot;)&amp;SUBSTITUTE(SUBSTITUTE(DEC2BIN([.T2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3]+64*[.B3]+32*[.C3]+16*[.D3]+8*[.E3]+4*[.F3]+2*[.G3]+[.H3]" office:value-type="float" office:value="0">
            <text:p>0</text:p>
          </table:table-cell>
          <table:table-cell table:style-name="ce24" table:formula="of:=128*[.I3]+64*[.J3]+32*[.K3]+16*[.L3]+8*[.M3]+4*[.N3]+2*[.O3]+[.P3]" office:value-type="float" office:value="0">
            <text:p>0</text:p>
          </table:table-cell>
          <table:table-cell table:style-name="ce25" table:formula="of:=DEC2HEX([.S3])" office:value-type="string" office:string-value="0">
            <text:p>0</text:p>
          </table:table-cell>
          <table:table-cell table:style-name="ce25" table:formula="of:=DEC2HEX([.T3])" office:value-type="string" office:string-value="0">
            <text:p>0</text:p>
          </table:table-cell>
          <table:table-cell table:style-name="ce26" table:formula="of:=&quot; 0x&quot;&amp;IF(LEN([.U3])=1;&quot;0&quot;&amp;TEXT([.U3];&quot;0&quot;);[.U3])&amp;&quot;, 0x&quot;&amp;IF(LEN([.V3])=1;&quot;0&quot;&amp;TEXT([.V3];&quot;0&quot;);[.V3])&amp;&quot;, // &quot;&amp;SUBSTITUTE(SUBSTITUTE(DEC2BIN([.S3];8);&quot;0&quot;;&quot;.&quot;);&quot;1&quot;;&quot;#&quot;)&amp;SUBSTITUTE(SUBSTITUTE(DEC2BIN([.T3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4]+64*[.B4]+32*[.C4]+16*[.D4]+8*[.E4]+4*[.F4]+2*[.G4]+[.H4]" office:value-type="float" office:value="0">
            <text:p>0</text:p>
          </table:table-cell>
          <table:table-cell table:style-name="ce24" table:formula="of:=128*[.I4]+64*[.J4]+32*[.K4]+16*[.L4]+8*[.M4]+4*[.N4]+2*[.O4]+[.P4]" office:value-type="float" office:value="0">
            <text:p>0</text:p>
          </table:table-cell>
          <table:table-cell table:style-name="ce25" table:formula="of:=DEC2HEX([.S4])" office:value-type="string" office:string-value="0">
            <text:p>0</text:p>
          </table:table-cell>
          <table:table-cell table:style-name="ce25" table:formula="of:=DEC2HEX([.T4])" office:value-type="string" office:string-value="0">
            <text:p>0</text:p>
          </table:table-cell>
          <table:table-cell table:style-name="ce26" table:formula="of:=&quot; 0x&quot;&amp;IF(LEN([.U4])=1;&quot;0&quot;&amp;TEXT([.U4];&quot;0&quot;);[.U4])&amp;&quot;, 0x&quot;&amp;IF(LEN([.V4])=1;&quot;0&quot;&amp;TEXT([.V4];&quot;0&quot;);[.V4])&amp;&quot;, // &quot;&amp;SUBSTITUTE(SUBSTITUTE(DEC2BIN([.S4];8);&quot;0&quot;;&quot;.&quot;);&quot;1&quot;;&quot;#&quot;)&amp;SUBSTITUTE(SUBSTITUTE(DEC2BIN([.T4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style-name="ce12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8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5]+64*[.B5]+32*[.C5]+16*[.D5]+8*[.E5]+4*[.F5]+2*[.G5]+[.H5]" office:value-type="float" office:value="127">
            <text:p>127</text:p>
          </table:table-cell>
          <table:table-cell table:style-name="ce24" table:formula="of:=128*[.I5]+64*[.J5]+32*[.K5]+16*[.L5]+8*[.M5]+4*[.N5]+2*[.O5]+[.P5]" office:value-type="float" office:value="0">
            <text:p>0</text:p>
          </table:table-cell>
          <table:table-cell table:style-name="ce25" table:formula="of:=DEC2HEX([.S5])" office:value-type="string" office:string-value="7F">
            <text:p>7F</text:p>
          </table:table-cell>
          <table:table-cell table:style-name="ce25" table:formula="of:=DEC2HEX([.T5])" office:value-type="string" office:string-value="0">
            <text:p>0</text:p>
          </table:table-cell>
          <table:table-cell table:style-name="ce26" table:formula="of:=&quot; 0x&quot;&amp;IF(LEN([.U5])=1;&quot;0&quot;&amp;TEXT([.U5];&quot;0&quot;);[.U5])&amp;&quot;, 0x&quot;&amp;IF(LEN([.V5])=1;&quot;0&quot;&amp;TEXT([.V5];&quot;0&quot;);[.V5])&amp;&quot;, // &quot;&amp;SUBSTITUTE(SUBSTITUTE(DEC2BIN([.S5];8);&quot;0&quot;;&quot;.&quot;);&quot;1&quot;;&quot;#&quot;)&amp;SUBSTITUTE(SUBSTITUTE(DEC2BIN([.T5];8);&quot;0&quot;;&quot;.&quot;);&quot;1&quot;;&quot;#&quot;)" office:value-type="string" office:string-value=" 0x7F, 0x00, // .#######........">
            <text:p><text:s/>0x7F, 0x00, // .#######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8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6]+64*[.B6]+32*[.C6]+16*[.D6]+8*[.E6]+4*[.F6]+2*[.G6]+[.H6]" office:value-type="float" office:value="99">
            <text:p>99</text:p>
          </table:table-cell>
          <table:table-cell table:style-name="ce24" table:formula="of:=128*[.I6]+64*[.J6]+32*[.K6]+16*[.L6]+8*[.M6]+4*[.N6]+2*[.O6]+[.P6]" office:value-type="float" office:value="0">
            <text:p>0</text:p>
          </table:table-cell>
          <table:table-cell table:style-name="ce25" table:formula="of:=DEC2HEX([.S6])" office:value-type="string" office:string-value="63">
            <text:p>63</text:p>
          </table:table-cell>
          <table:table-cell table:style-name="ce25" table:formula="of:=DEC2HEX([.T6])" office:value-type="string" office:string-value="0">
            <text:p>0</text:p>
          </table:table-cell>
          <table:table-cell table:style-name="ce26" table:formula="of:=&quot; 0x&quot;&amp;IF(LEN([.U6])=1;&quot;0&quot;&amp;TEXT([.U6];&quot;0&quot;);[.U6])&amp;&quot;, 0x&quot;&amp;IF(LEN([.V6])=1;&quot;0&quot;&amp;TEXT([.V6];&quot;0&quot;);[.V6])&amp;&quot;, // &quot;&amp;SUBSTITUTE(SUBSTITUTE(DEC2BIN([.S6];8);&quot;0&quot;;&quot;.&quot;);&quot;1&quot;;&quot;#&quot;)&amp;SUBSTITUTE(SUBSTITUTE(DEC2BIN([.T6];8);&quot;0&quot;;&quot;.&quot;);&quot;1&quot;;&quot;#&quot;)" office:value-type="string" office:string-value=" 0x63, 0x00, // .##...##........">
            <text:p><text:s/>0x63, 0x00, // .##...##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7]+64*[.B7]+32*[.C7]+16*[.D7]+8*[.E7]+4*[.F7]+2*[.G7]+[.H7]" office:value-type="float" office:value="255">
            <text:p>255</text:p>
          </table:table-cell>
          <table:table-cell table:style-name="ce24" table:formula="of:=128*[.I7]+64*[.J7]+32*[.K7]+16*[.L7]+8*[.M7]+4*[.N7]+2*[.O7]+[.P7]" office:value-type="float" office:value="128">
            <text:p>128</text:p>
          </table:table-cell>
          <table:table-cell table:style-name="ce25" table:formula="of:=DEC2HEX([.S7])" office:value-type="string" office:string-value="FF">
            <text:p>FF</text:p>
          </table:table-cell>
          <table:table-cell table:style-name="ce25" table:formula="of:=DEC2HEX([.T7])" office:value-type="string" office:string-value="80">
            <text:p>80</text:p>
          </table:table-cell>
          <table:table-cell table:style-name="ce26" table:formula="of:=&quot; 0x&quot;&amp;IF(LEN([.U7])=1;&quot;0&quot;&amp;TEXT([.U7];&quot;0&quot;);[.U7])&amp;&quot;, 0x&quot;&amp;IF(LEN([.V7])=1;&quot;0&quot;&amp;TEXT([.V7];&quot;0&quot;);[.V7])&amp;&quot;, // &quot;&amp;SUBSTITUTE(SUBSTITUTE(DEC2BIN([.S7];8);&quot;0&quot;;&quot;.&quot;);&quot;1&quot;;&quot;#&quot;)&amp;SUBSTITUTE(SUBSTITUTE(DEC2BIN([.T7];8);&quot;0&quot;;&quot;.&quot;);&quot;1&quot;;&quot;#&quot;)" office:value-type="string" office:string-value=" 0xFF, 0x80, // #########.......">
            <text:p><text:s/>0xFF, 0x80, // #########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8]+64*[.B8]+32*[.C8]+16*[.D8]+8*[.E8]+4*[.F8]+2*[.G8]+[.H8]" office:value-type="float" office:value="255">
            <text:p>255</text:p>
          </table:table-cell>
          <table:table-cell table:style-name="ce24" table:formula="of:=128*[.I8]+64*[.J8]+32*[.K8]+16*[.L8]+8*[.M8]+4*[.N8]+2*[.O8]+[.P8]" office:value-type="float" office:value="128">
            <text:p>128</text:p>
          </table:table-cell>
          <table:table-cell table:style-name="ce25" table:formula="of:=DEC2HEX([.S8])" office:value-type="string" office:string-value="FF">
            <text:p>FF</text:p>
          </table:table-cell>
          <table:table-cell table:style-name="ce25" table:formula="of:=DEC2HEX([.T8])" office:value-type="string" office:string-value="80">
            <text:p>80</text:p>
          </table:table-cell>
          <table:table-cell table:style-name="ce26" table:formula="of:=&quot; 0x&quot;&amp;IF(LEN([.U8])=1;&quot;0&quot;&amp;TEXT([.U8];&quot;0&quot;);[.U8])&amp;&quot;, 0x&quot;&amp;IF(LEN([.V8])=1;&quot;0&quot;&amp;TEXT([.V8];&quot;0&quot;);[.V8])&amp;&quot;, // &quot;&amp;SUBSTITUTE(SUBSTITUTE(DEC2BIN([.S8];8);&quot;0&quot;;&quot;.&quot;);&quot;1&quot;;&quot;#&quot;)&amp;SUBSTITUTE(SUBSTITUTE(DEC2BIN([.T8];8);&quot;0&quot;;&quot;.&quot;);&quot;1&quot;;&quot;#&quot;)" office:value-type="string" office:string-value=" 0xFF, 0x80, // #########.......">
            <text:p><text:s/>0xFF, 0x80, // #########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9]+64*[.B9]+32*[.C9]+16*[.D9]+8*[.E9]+4*[.F9]+2*[.G9]+[.H9]" office:value-type="float" office:value="192">
            <text:p>192</text:p>
          </table:table-cell>
          <table:table-cell table:style-name="ce24" table:formula="of:=128*[.I9]+64*[.J9]+32*[.K9]+16*[.L9]+8*[.M9]+4*[.N9]+2*[.O9]+[.P9]" office:value-type="float" office:value="0">
            <text:p>0</text:p>
          </table:table-cell>
          <table:table-cell table:style-name="ce25" table:formula="of:=DEC2HEX([.S9])" office:value-type="string" office:string-value="C0">
            <text:p>C0</text:p>
          </table:table-cell>
          <table:table-cell table:style-name="ce25" table:formula="of:=DEC2HEX([.T9])" office:value-type="string" office:string-value="0">
            <text:p>0</text:p>
          </table:table-cell>
          <table:table-cell table:style-name="ce26" table:formula="of:=&quot; 0x&quot;&amp;IF(LEN([.U9])=1;&quot;0&quot;&amp;TEXT([.U9];&quot;0&quot;);[.U9])&amp;&quot;, 0x&quot;&amp;IF(LEN([.V9])=1;&quot;0&quot;&amp;TEXT([.V9];&quot;0&quot;);[.V9])&amp;&quot;, // &quot;&amp;SUBSTITUTE(SUBSTITUTE(DEC2BIN([.S9];8);&quot;0&quot;;&quot;.&quot;);&quot;1&quot;;&quot;#&quot;)&amp;SUBSTITUTE(SUBSTITUTE(DEC2BIN([.T9];8);&quot;0&quot;;&quot;.&quot;);&quot;1&quot;;&quot;#&quot;)" office:value-type="string" office:string-value=" 0xC0, 0x00, // ##..............">
            <text:p><text:s/>0xC0, 0x00, // ##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0]+64*[.B10]+32*[.C10]+16*[.D10]+8*[.E10]+4*[.F10]+2*[.G10]+[.H10]" office:value-type="float" office:value="97">
            <text:p>97</text:p>
          </table:table-cell>
          <table:table-cell table:style-name="ce24" table:formula="of:=128*[.I10]+64*[.J10]+32*[.K10]+16*[.L10]+8*[.M10]+4*[.N10]+2*[.O10]+[.P10]" office:value-type="float" office:value="128">
            <text:p>128</text:p>
          </table:table-cell>
          <table:table-cell table:style-name="ce25" table:formula="of:=DEC2HEX([.S10])" office:value-type="string" office:string-value="61">
            <text:p>61</text:p>
          </table:table-cell>
          <table:table-cell table:style-name="ce25" table:formula="of:=DEC2HEX([.T10])" office:value-type="string" office:string-value="80">
            <text:p>80</text:p>
          </table:table-cell>
          <table:table-cell table:style-name="ce26" table:formula="of:=&quot; 0x&quot;&amp;IF(LEN([.U10])=1;&quot;0&quot;&amp;TEXT([.U10];&quot;0&quot;);[.U10])&amp;&quot;, 0x&quot;&amp;IF(LEN([.V10])=1;&quot;0&quot;&amp;TEXT([.V10];&quot;0&quot;);[.V10])&amp;&quot;, // &quot;&amp;SUBSTITUTE(SUBSTITUTE(DEC2BIN([.S10];8);&quot;0&quot;;&quot;.&quot;);&quot;1&quot;;&quot;#&quot;)&amp;SUBSTITUTE(SUBSTITUTE(DEC2BIN([.T10];8);&quot;0&quot;;&quot;.&quot;);&quot;1&quot;;&quot;#&quot;)" office:value-type="string" office:string-value=" 0x61, 0x80, // .##....##.......">
            <text:p><text:s/>0x61, 0x80, // .##....##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style-name="ce12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1]+64*[.B11]+32*[.C11]+16*[.D11]+8*[.E11]+4*[.F11]+2*[.G11]+[.H11]" office:value-type="float" office:value="127">
            <text:p>127</text:p>
          </table:table-cell>
          <table:table-cell table:style-name="ce24" table:formula="of:=128*[.I11]+64*[.J11]+32*[.K11]+16*[.L11]+8*[.M11]+4*[.N11]+2*[.O11]+[.P11]" office:value-type="float" office:value="128">
            <text:p>128</text:p>
          </table:table-cell>
          <table:table-cell table:style-name="ce25" table:formula="of:=DEC2HEX([.S11])" office:value-type="string" office:string-value="7F">
            <text:p>7F</text:p>
          </table:table-cell>
          <table:table-cell table:style-name="ce25" table:formula="of:=DEC2HEX([.T11])" office:value-type="string" office:string-value="80">
            <text:p>80</text:p>
          </table:table-cell>
          <table:table-cell table:style-name="ce26" table:formula="of:=&quot; 0x&quot;&amp;IF(LEN([.U11])=1;&quot;0&quot;&amp;TEXT([.U11];&quot;0&quot;);[.U11])&amp;&quot;, 0x&quot;&amp;IF(LEN([.V11])=1;&quot;0&quot;&amp;TEXT([.V11];&quot;0&quot;);[.V11])&amp;&quot;, // &quot;&amp;SUBSTITUTE(SUBSTITUTE(DEC2BIN([.S11];8);&quot;0&quot;;&quot;.&quot;);&quot;1&quot;;&quot;#&quot;)&amp;SUBSTITUTE(SUBSTITUTE(DEC2BIN([.T11];8);&quot;0&quot;;&quot;.&quot;);&quot;1&quot;;&quot;#&quot;)" office:value-type="string" office:string-value=" 0x7F, 0x80, // .########.......">
            <text:p><text:s/>0x7F, 0x80, // .########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9" table:style-name="ce16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2]+64*[.B12]+32*[.C12]+16*[.D12]+8*[.E12]+4*[.F12]+2*[.G12]+[.H12]" office:value-type="float" office:value="30">
            <text:p>30</text:p>
          </table:table-cell>
          <table:table-cell table:style-name="ce24" table:formula="of:=128*[.I12]+64*[.J12]+32*[.K12]+16*[.L12]+8*[.M12]+4*[.N12]+2*[.O12]+[.P12]" office:value-type="float" office:value="0">
            <text:p>0</text:p>
          </table:table-cell>
          <table:table-cell table:style-name="ce25" table:formula="of:=DEC2HEX([.S12])" office:value-type="string" office:string-value="1E">
            <text:p>1E</text:p>
          </table:table-cell>
          <table:table-cell table:style-name="ce25" table:formula="of:=DEC2HEX([.T12])" office:value-type="string" office:string-value="0">
            <text:p>0</text:p>
          </table:table-cell>
          <table:table-cell table:style-name="ce26" table:formula="of:=&quot; 0x&quot;&amp;IF(LEN([.U12])=1;&quot;0&quot;&amp;TEXT([.U12];&quot;0&quot;);[.U12])&amp;&quot;, 0x&quot;&amp;IF(LEN([.V12])=1;&quot;0&quot;&amp;TEXT([.V12];&quot;0&quot;);[.V12])&amp;&quot;, // &quot;&amp;SUBSTITUTE(SUBSTITUTE(DEC2BIN([.S12];8);&quot;0&quot;;&quot;.&quot;);&quot;1&quot;;&quot;#&quot;)&amp;SUBSTITUTE(SUBSTITUTE(DEC2BIN([.T12];8);&quot;0&quot;;&quot;.&quot;);&quot;1&quot;;&quot;#&quot;)" office:value-type="string" office:string-value=" 0x1E, 0x00, // ...####.........">
            <text:p><text:s/>0x1E, 0x00, // ...####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3]+64*[.B13]+32*[.C13]+16*[.D13]+8*[.E13]+4*[.F13]+2*[.G13]+[.H13]" office:value-type="float" office:value="0">
            <text:p>0</text:p>
          </table:table-cell>
          <table:table-cell table:style-name="ce24" table:formula="of:=128*[.I13]+64*[.J13]+32*[.K13]+16*[.L13]+8*[.M13]+4*[.N13]+2*[.O13]+[.P13]" office:value-type="float" office:value="0">
            <text:p>0</text:p>
          </table:table-cell>
          <table:table-cell table:style-name="ce25" table:formula="of:=DEC2HEX([.S13])" office:value-type="string" office:string-value="0">
            <text:p>0</text:p>
          </table:table-cell>
          <table:table-cell table:style-name="ce25" table:formula="of:=DEC2HEX([.T13])" office:value-type="string" office:string-value="0">
            <text:p>0</text:p>
          </table:table-cell>
          <table:table-cell table:style-name="ce26" table:formula="of:=&quot; 0x&quot;&amp;IF(LEN([.U13])=1;&quot;0&quot;&amp;TEXT([.U13];&quot;0&quot;);[.U13])&amp;&quot;, 0x&quot;&amp;IF(LEN([.V13])=1;&quot;0&quot;&amp;TEXT([.V13];&quot;0&quot;);[.V13])&amp;&quot;, // &quot;&amp;SUBSTITUTE(SUBSTITUTE(DEC2BIN([.S13];8);&quot;0&quot;;&quot;.&quot;);&quot;1&quot;;&quot;#&quot;)&amp;SUBSTITUTE(SUBSTITUTE(DEC2BIN([.T13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4]+64*[.B14]+32*[.C14]+16*[.D14]+8*[.E14]+4*[.F14]+2*[.G14]+[.H14]" office:value-type="float" office:value="0">
            <text:p>0</text:p>
          </table:table-cell>
          <table:table-cell table:style-name="ce24" table:formula="of:=128*[.I14]+64*[.J14]+32*[.K14]+16*[.L14]+8*[.M14]+4*[.N14]+2*[.O14]+[.P14]" office:value-type="float" office:value="0">
            <text:p>0</text:p>
          </table:table-cell>
          <table:table-cell table:style-name="ce25" table:formula="of:=DEC2HEX([.S14])" office:value-type="string" office:string-value="0">
            <text:p>0</text:p>
          </table:table-cell>
          <table:table-cell table:style-name="ce25" table:formula="of:=DEC2HEX([.T14])" office:value-type="string" office:string-value="0">
            <text:p>0</text:p>
          </table:table-cell>
          <table:table-cell table:style-name="ce26" table:formula="of:=&quot; 0x&quot;&amp;IF(LEN([.U14])=1;&quot;0&quot;&amp;TEXT([.U14];&quot;0&quot;);[.U14])&amp;&quot;, 0x&quot;&amp;IF(LEN([.V14])=1;&quot;0&quot;&amp;TEXT([.V14];&quot;0&quot;);[.V14])&amp;&quot;, // &quot;&amp;SUBSTITUTE(SUBSTITUTE(DEC2BIN([.S14];8);&quot;0&quot;;&quot;.&quot;);&quot;1&quot;;&quot;#&quot;)&amp;SUBSTITUTE(SUBSTITUTE(DEC2BIN([.T14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5]+64*[.B15]+32*[.C15]+16*[.D15]+8*[.E15]+4*[.F15]+2*[.G15]+[.H15]" office:value-type="float" office:value="0">
            <text:p>0</text:p>
          </table:table-cell>
          <table:table-cell table:style-name="ce24" table:formula="of:=128*[.I15]+64*[.J15]+32*[.K15]+16*[.L15]+8*[.M15]+4*[.N15]+2*[.O15]+[.P15]" office:value-type="float" office:value="0">
            <text:p>0</text:p>
          </table:table-cell>
          <table:table-cell table:style-name="ce25" table:formula="of:=DEC2HEX([.S15])" office:value-type="string" office:string-value="0">
            <text:p>0</text:p>
          </table:table-cell>
          <table:table-cell table:style-name="ce25" table:formula="of:=DEC2HEX([.T15])" office:value-type="string" office:string-value="0">
            <text:p>0</text:p>
          </table:table-cell>
          <table:table-cell table:style-name="ce26" table:formula="of:=&quot; 0x&quot;&amp;IF(LEN([.U15])=1;&quot;0&quot;&amp;TEXT([.U15];&quot;0&quot;);[.U15])&amp;&quot;, 0x&quot;&amp;IF(LEN([.V15])=1;&quot;0&quot;&amp;TEXT([.V15];&quot;0&quot;);[.V15])&amp;&quot;, // &quot;&amp;SUBSTITUTE(SUBSTITUTE(DEC2BIN([.S15];8);&quot;0&quot;;&quot;.&quot;);&quot;1&quot;;&quot;#&quot;)&amp;SUBSTITUTE(SUBSTITUTE(DEC2BIN([.T15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3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16]+64*[.B16]+32*[.C16]+16*[.D16]+8*[.E16]+4*[.F16]+2*[.G16]+[.H16]" office:value-type="float" office:value="0">
            <text:p>0</text:p>
          </table:table-cell>
          <table:table-cell table:style-name="ce24" table:formula="of:=128*[.I16]+64*[.J16]+32*[.K16]+16*[.L16]+8*[.M16]+4*[.N16]+2*[.O16]+[.P16]" office:value-type="float" office:value="0">
            <text:p>0</text:p>
          </table:table-cell>
          <table:table-cell table:style-name="ce25" table:formula="of:=DEC2HEX([.S16])" office:value-type="string" office:string-value="0">
            <text:p>0</text:p>
          </table:table-cell>
          <table:table-cell table:style-name="ce25" table:formula="of:=DEC2HEX([.T16])" office:value-type="string" office:string-value="0">
            <text:p>0</text:p>
          </table:table-cell>
          <table:table-cell table:style-name="ce26" table:formula="of:=&quot; 0x&quot;&amp;IF(LEN([.U16])=1;&quot;0&quot;&amp;TEXT([.U16];&quot;0&quot;);[.U16])&amp;&quot;, 0x&quot;&amp;IF(LEN([.V16])=1;&quot;0&quot;&amp;TEXT([.V16];&quot;0&quot;);[.V16])&amp;&quot;, // &quot;&amp;SUBSTITUTE(SUBSTITUTE(DEC2BIN([.S16];8);&quot;0&quot;;&quot;.&quot;);&quot;1&quot;;&quot;#&quot;)&amp;SUBSTITUTE(SUBSTITUTE(DEC2BIN([.T16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2">
          <table:table-cell table:style-name="ce17" table:number-columns-repeated="5"/>
          <table:table-cell table:style-name="ce20" table:number-columns-repeated="5"/>
          <table:table-cell table:style-name="ce6" table:number-columns-repeated="7"/>
          <table:table-cell table:style-name="ce21"/>
          <table:table-cell table:style-name="ce6" table:number-columns-repeated="2"/>
          <table:table-cell table:style-name="ce13"/>
          <table:table-cell table:style-name="ce6"/>
          <table:table-cell table:style-name="ce27"/>
          <table:table-cell table:style-name="ce30"/>
          <table:table-cell table:style-name="ce6" table:number-columns-repeated="1000"/>
        </table:table-row>
        <table:table-row table:style-name="ro2">
          <table:table-cell table:style-name="Default" table:number-columns-repeated="18"/>
          <table:table-cell table:style-name="ce22"/>
          <table:table-cell table:style-name="Default"/>
          <table:table-cell table:style-name="ce6"/>
          <table:table-cell table:style-name="ce13"/>
          <table:table-cell table:style-name="ce6"/>
          <table:table-cell table:style-name="ce28"/>
          <table:table-cell table:style-name="ce6" table:number-columns-repeated="1000"/>
        </table:table-row>
        <table:table-row table:style-name="ro2">
          <table:table-cell table:style-name="Default" table:number-columns-repeated="17"/>
          <table:table-cell table:style-name="ce22"/>
          <table:table-cell table:style-name="Default"/>
          <table:table-cell table:style-name="ce6"/>
          <table:table-cell table:style-name="ce13"/>
          <table:table-cell table:style-name="ce6"/>
          <table:table-cell table:style-name="ce28"/>
          <table:table-cell table:style-name="ce30"/>
          <table:table-cell table:style-name="ce6" table:number-columns-repeated="1000"/>
        </table:table-row>
        <table:table-row table:style-name="ro2" table:number-rows-repeated="4">
          <table:table-cell table:style-name="Default" table:number-columns-repeated="17"/>
          <table:table-cell table:style-name="ce22"/>
          <table:table-cell table:style-name="Default"/>
          <table:table-cell table:number-columns-repeated="100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2Bit" table:style-name="ta1" table:print="false">
        <table:table-column table:style-name="co5" table:number-columns-repeated="16" table:default-cell-style-name="ce3"/>
        <table:table-column table:style-name="co2" table:default-cell-style-name="ce3"/>
        <table:table-column table:style-name="co15" table:default-cell-style-name="ce23"/>
        <table:table-column table:style-name="co16" table:default-cell-style-name="ce42"/>
        <table:table-column table:style-name="co17" table:default-cell-style-name="ce46"/>
        <table:table-column table:style-name="co18" table:default-cell-style-name="ce29"/>
        <table:table-column table:style-name="co9" table:number-columns-repeated="4" table:default-cell-style-name="ce3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9" table:default-cell-style-name="Default"/>
        <table:table-column table:style-name="co7" table:number-columns-repeated="32" table:default-cell-style-name="Default"/>
        <table:table-column table:style-name="co7" table:number-columns-repeated="961" table:default-cell-style-name="ce3"/>
        <table:table-row table:style-name="ro3">
          <table:table-cell table:style-name="ce40" table:formula="of:=1*MID(DEC2BIN([.X1];8);1;1)" office:value-type="float" office:value="0">
            <text:p>0</text:p>
          </table:table-cell>
          <table:table-cell table:style-name="ce40" table:formula="of:=1*MID(DEC2BIN([.X1];8);2;1)" office:value-type="float" office:value="0">
            <text:p>0</text:p>
          </table:table-cell>
          <table:table-cell table:style-name="ce40" table:formula="of:=1*MID(DEC2BIN([.X1];8);3;1)" office:value-type="float" office:value="0">
            <text:p>0</text:p>
          </table:table-cell>
          <table:table-cell table:style-name="ce40" table:formula="of:=1*MID(DEC2BIN([.X1];8);4;1)" office:value-type="float" office:value="0">
            <text:p>0</text:p>
          </table:table-cell>
          <table:table-cell table:style-name="ce40" table:formula="of:=1*MID(DEC2BIN([.X1];8);5;1)" office:value-type="float" office:value="0">
            <text:p>0</text:p>
          </table:table-cell>
          <table:table-cell table:style-name="ce40" table:formula="of:=1*MID(DEC2BIN([.X1];8);6;1)" office:value-type="float" office:value="0">
            <text:p>0</text:p>
          </table:table-cell>
          <table:table-cell table:style-name="ce40" table:formula="of:=1*MID(DEC2BIN([.X1];8);7;1)" office:value-type="float" office:value="0">
            <text:p>0</text:p>
          </table:table-cell>
          <table:table-cell table:style-name="ce40" table:formula="of:=1*MID(DEC2BIN([.X1];8);8;1)" office:value-type="float" office:value="0">
            <text:p>0</text:p>
          </table:table-cell>
          <table:table-cell table:style-name="ce40" table:formula="of:=1*MID(DEC2BIN([.Y1];8);1;1)" office:value-type="float" office:value="0">
            <text:p>0</text:p>
          </table:table-cell>
          <table:table-cell table:style-name="ce40" table:formula="of:=1*MID(DEC2BIN([.Y1];8);2;1)" office:value-type="float" office:value="0">
            <text:p>0</text:p>
          </table:table-cell>
          <table:table-cell table:style-name="ce40" table:formula="of:=1*MID(DEC2BIN([.Y1];8);3;1)" office:value-type="float" office:value="0">
            <text:p>0</text:p>
          </table:table-cell>
          <table:table-cell table:style-name="ce40" table:formula="of:=1*MID(DEC2BIN([.Y1];8);4;1)" office:value-type="float" office:value="0">
            <text:p>0</text:p>
          </table:table-cell>
          <table:table-cell table:style-name="ce40" table:formula="of:=1*MID(DEC2BIN([.Y1];8);5;1)" office:value-type="float" office:value="0">
            <text:p>0</text:p>
          </table:table-cell>
          <table:table-cell table:style-name="ce40" table:formula="of:=1*MID(DEC2BIN([.Y1];8);6;1)" office:value-type="float" office:value="0">
            <text:p>0</text:p>
          </table:table-cell>
          <table:table-cell table:style-name="ce40" table:formula="of:=1*MID(DEC2BIN([.Y1];8);7;1)" office:value-type="float" office:value="0">
            <text:p>0</text:p>
          </table:table-cell>
          <table:table-cell table:style-name="ce40" table:formula="of:=1*MID(DEC2BIN([.Y1];8);8;1)" office:value-type="float" office:value="0">
            <text:p>0</text:p>
          </table:table-cell>
          <table:table-cell table:style-name="ce20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1];3;2)" office:value-type="string" office:string-value="00">
            <text:p>00</text:p>
          </table:table-cell>
          <table:table-cell table:style-name="ce47" table:formula="of:=MID([.T1];9;2)" office:value-type="string" office:string-value="00">
            <text:p>00</text:p>
          </table:table-cell>
          <table:table-cell table:style-name="ce47" table:formula="of:=HEX2DEC([.V1])" office:value-type="float" office:value="0">
            <text:p>0</text:p>
          </table:table-cell>
          <table:table-cell table:style-name="ce47" table:formula="of:=HEX2DEC([.W1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2];8);1;1)" office:value-type="float" office:value="0">
            <text:p>0</text:p>
          </table:table-cell>
          <table:table-cell table:style-name="ce40" table:formula="of:=1*MID(DEC2BIN([.X2];8);2;1)" office:value-type="float" office:value="0">
            <text:p>0</text:p>
          </table:table-cell>
          <table:table-cell table:style-name="ce40" table:formula="of:=1*MID(DEC2BIN([.X2];8);3;1)" office:value-type="float" office:value="0">
            <text:p>0</text:p>
          </table:table-cell>
          <table:table-cell table:style-name="ce40" table:formula="of:=1*MID(DEC2BIN([.X2];8);4;1)" office:value-type="float" office:value="0">
            <text:p>0</text:p>
          </table:table-cell>
          <table:table-cell table:style-name="ce40" table:formula="of:=1*MID(DEC2BIN([.X2];8);5;1)" office:value-type="float" office:value="0">
            <text:p>0</text:p>
          </table:table-cell>
          <table:table-cell table:style-name="ce40" table:formula="of:=1*MID(DEC2BIN([.X2];8);6;1)" office:value-type="float" office:value="0">
            <text:p>0</text:p>
          </table:table-cell>
          <table:table-cell table:style-name="ce40" table:formula="of:=1*MID(DEC2BIN([.X2];8);7;1)" office:value-type="float" office:value="0">
            <text:p>0</text:p>
          </table:table-cell>
          <table:table-cell table:style-name="ce40" table:formula="of:=1*MID(DEC2BIN([.X2];8);8;1)" office:value-type="float" office:value="0">
            <text:p>0</text:p>
          </table:table-cell>
          <table:table-cell table:style-name="ce40" table:formula="of:=1*MID(DEC2BIN([.Y2];8);1;1)" office:value-type="float" office:value="0">
            <text:p>0</text:p>
          </table:table-cell>
          <table:table-cell table:style-name="ce40" table:formula="of:=1*MID(DEC2BIN([.Y2];8);2;1)" office:value-type="float" office:value="0">
            <text:p>0</text:p>
          </table:table-cell>
          <table:table-cell table:style-name="ce40" table:formula="of:=1*MID(DEC2BIN([.Y2];8);3;1)" office:value-type="float" office:value="0">
            <text:p>0</text:p>
          </table:table-cell>
          <table:table-cell table:style-name="ce40" table:formula="of:=1*MID(DEC2BIN([.Y2];8);4;1)" office:value-type="float" office:value="0">
            <text:p>0</text:p>
          </table:table-cell>
          <table:table-cell table:style-name="ce40" table:formula="of:=1*MID(DEC2BIN([.Y2];8);5;1)" office:value-type="float" office:value="0">
            <text:p>0</text:p>
          </table:table-cell>
          <table:table-cell table:style-name="ce40" table:formula="of:=1*MID(DEC2BIN([.Y2];8);6;1)" office:value-type="float" office:value="0">
            <text:p>0</text:p>
          </table:table-cell>
          <table:table-cell table:style-name="ce40" table:formula="of:=1*MID(DEC2BIN([.Y2];8);7;1)" office:value-type="float" office:value="0">
            <text:p>0</text:p>
          </table:table-cell>
          <table:table-cell table:style-name="ce40" table:formula="of:=1*MID(DEC2BIN([.Y2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2];3;2)" office:value-type="string" office:string-value="00">
            <text:p>00</text:p>
          </table:table-cell>
          <table:table-cell table:style-name="ce47" table:formula="of:=MID([.T2];9;2)" office:value-type="string" office:string-value="00">
            <text:p>00</text:p>
          </table:table-cell>
          <table:table-cell table:style-name="ce47" table:formula="of:=HEX2DEC([.V2])" office:value-type="float" office:value="0">
            <text:p>0</text:p>
          </table:table-cell>
          <table:table-cell table:style-name="ce47" table:formula="of:=HEX2DEC([.W2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3];8);1;1)" office:value-type="float" office:value="0">
            <text:p>0</text:p>
          </table:table-cell>
          <table:table-cell table:style-name="ce40" table:formula="of:=1*MID(DEC2BIN([.X3];8);2;1)" office:value-type="float" office:value="0">
            <text:p>0</text:p>
          </table:table-cell>
          <table:table-cell table:style-name="ce40" table:formula="of:=1*MID(DEC2BIN([.X3];8);3;1)" office:value-type="float" office:value="0">
            <text:p>0</text:p>
          </table:table-cell>
          <table:table-cell table:style-name="ce40" table:formula="of:=1*MID(DEC2BIN([.X3];8);4;1)" office:value-type="float" office:value="0">
            <text:p>0</text:p>
          </table:table-cell>
          <table:table-cell table:style-name="ce40" table:formula="of:=1*MID(DEC2BIN([.X3];8);5;1)" office:value-type="float" office:value="0">
            <text:p>0</text:p>
          </table:table-cell>
          <table:table-cell table:style-name="ce40" table:formula="of:=1*MID(DEC2BIN([.X3];8);6;1)" office:value-type="float" office:value="0">
            <text:p>0</text:p>
          </table:table-cell>
          <table:table-cell table:style-name="ce40" table:formula="of:=1*MID(DEC2BIN([.X3];8);7;1)" office:value-type="float" office:value="0">
            <text:p>0</text:p>
          </table:table-cell>
          <table:table-cell table:style-name="ce40" table:formula="of:=1*MID(DEC2BIN([.X3];8);8;1)" office:value-type="float" office:value="0">
            <text:p>0</text:p>
          </table:table-cell>
          <table:table-cell table:style-name="ce40" table:formula="of:=1*MID(DEC2BIN([.Y3];8);1;1)" office:value-type="float" office:value="0">
            <text:p>0</text:p>
          </table:table-cell>
          <table:table-cell table:style-name="ce40" table:formula="of:=1*MID(DEC2BIN([.Y3];8);2;1)" office:value-type="float" office:value="0">
            <text:p>0</text:p>
          </table:table-cell>
          <table:table-cell table:style-name="ce40" table:formula="of:=1*MID(DEC2BIN([.Y3];8);3;1)" office:value-type="float" office:value="0">
            <text:p>0</text:p>
          </table:table-cell>
          <table:table-cell table:style-name="ce40" table:formula="of:=1*MID(DEC2BIN([.Y3];8);4;1)" office:value-type="float" office:value="0">
            <text:p>0</text:p>
          </table:table-cell>
          <table:table-cell table:style-name="ce40" table:formula="of:=1*MID(DEC2BIN([.Y3];8);5;1)" office:value-type="float" office:value="0">
            <text:p>0</text:p>
          </table:table-cell>
          <table:table-cell table:style-name="ce40" table:formula="of:=1*MID(DEC2BIN([.Y3];8);6;1)" office:value-type="float" office:value="0">
            <text:p>0</text:p>
          </table:table-cell>
          <table:table-cell table:style-name="ce40" table:formula="of:=1*MID(DEC2BIN([.Y3];8);7;1)" office:value-type="float" office:value="0">
            <text:p>0</text:p>
          </table:table-cell>
          <table:table-cell table:style-name="ce40" table:formula="of:=1*MID(DEC2BIN([.Y3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3];3;2)" office:value-type="string" office:string-value="00">
            <text:p>00</text:p>
          </table:table-cell>
          <table:table-cell table:style-name="ce47" table:formula="of:=MID([.T3];9;2)" office:value-type="string" office:string-value="00">
            <text:p>00</text:p>
          </table:table-cell>
          <table:table-cell table:style-name="ce47" table:formula="of:=HEX2DEC([.V3])" office:value-type="float" office:value="0">
            <text:p>0</text:p>
          </table:table-cell>
          <table:table-cell table:style-name="ce47" table:formula="of:=HEX2DEC([.W3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4];8);1;1)" office:value-type="float" office:value="0">
            <text:p>0</text:p>
          </table:table-cell>
          <table:table-cell table:style-name="ce40" table:formula="of:=1*MID(DEC2BIN([.X4];8);2;1)" office:value-type="float" office:value="0">
            <text:p>0</text:p>
          </table:table-cell>
          <table:table-cell table:style-name="ce40" table:formula="of:=1*MID(DEC2BIN([.X4];8);3;1)" office:value-type="float" office:value="0">
            <text:p>0</text:p>
          </table:table-cell>
          <table:table-cell table:style-name="ce40" table:formula="of:=1*MID(DEC2BIN([.X4];8);4;1)" office:value-type="float" office:value="0">
            <text:p>0</text:p>
          </table:table-cell>
          <table:table-cell table:style-name="ce40" table:formula="of:=1*MID(DEC2BIN([.X4];8);5;1)" office:value-type="float" office:value="0">
            <text:p>0</text:p>
          </table:table-cell>
          <table:table-cell table:style-name="ce40" table:formula="of:=1*MID(DEC2BIN([.X4];8);6;1)" office:value-type="float" office:value="0">
            <text:p>0</text:p>
          </table:table-cell>
          <table:table-cell table:style-name="ce40" table:formula="of:=1*MID(DEC2BIN([.X4];8);7;1)" office:value-type="float" office:value="0">
            <text:p>0</text:p>
          </table:table-cell>
          <table:table-cell table:style-name="ce40" table:formula="of:=1*MID(DEC2BIN([.X4];8);8;1)" office:value-type="float" office:value="0">
            <text:p>0</text:p>
          </table:table-cell>
          <table:table-cell table:style-name="ce40" table:formula="of:=1*MID(DEC2BIN([.Y4];8);1;1)" office:value-type="float" office:value="0">
            <text:p>0</text:p>
          </table:table-cell>
          <table:table-cell table:style-name="ce40" table:formula="of:=1*MID(DEC2BIN([.Y4];8);2;1)" office:value-type="float" office:value="0">
            <text:p>0</text:p>
          </table:table-cell>
          <table:table-cell table:style-name="ce40" table:formula="of:=1*MID(DEC2BIN([.Y4];8);3;1)" office:value-type="float" office:value="0">
            <text:p>0</text:p>
          </table:table-cell>
          <table:table-cell table:style-name="ce40" table:formula="of:=1*MID(DEC2BIN([.Y4];8);4;1)" office:value-type="float" office:value="0">
            <text:p>0</text:p>
          </table:table-cell>
          <table:table-cell table:style-name="ce40" table:formula="of:=1*MID(DEC2BIN([.Y4];8);5;1)" office:value-type="float" office:value="0">
            <text:p>0</text:p>
          </table:table-cell>
          <table:table-cell table:style-name="ce40" table:formula="of:=1*MID(DEC2BIN([.Y4];8);6;1)" office:value-type="float" office:value="0">
            <text:p>0</text:p>
          </table:table-cell>
          <table:table-cell table:style-name="ce40" table:formula="of:=1*MID(DEC2BIN([.Y4];8);7;1)" office:value-type="float" office:value="0">
            <text:p>0</text:p>
          </table:table-cell>
          <table:table-cell table:style-name="ce40" table:formula="of:=1*MID(DEC2BIN([.Y4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4];3;2)" office:value-type="string" office:string-value="00">
            <text:p>00</text:p>
          </table:table-cell>
          <table:table-cell table:style-name="ce47" table:formula="of:=MID([.T4];9;2)" office:value-type="string" office:string-value="00">
            <text:p>00</text:p>
          </table:table-cell>
          <table:table-cell table:style-name="ce47" table:formula="of:=HEX2DEC([.V4])" office:value-type="float" office:value="0">
            <text:p>0</text:p>
          </table:table-cell>
          <table:table-cell table:style-name="ce47" table:formula="of:=HEX2DEC([.W4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5];8);1;1)" office:value-type="float" office:value="0">
            <text:p>0</text:p>
          </table:table-cell>
          <table:table-cell table:style-name="ce40" table:formula="of:=1*MID(DEC2BIN([.X5];8);2;1)" office:value-type="float" office:value="1">
            <text:p>1</text:p>
          </table:table-cell>
          <table:table-cell table:style-name="ce40" table:formula="of:=1*MID(DEC2BIN([.X5];8);3;1)" office:value-type="float" office:value="1">
            <text:p>1</text:p>
          </table:table-cell>
          <table:table-cell table:style-name="ce40" table:formula="of:=1*MID(DEC2BIN([.X5];8);4;1)" office:value-type="float" office:value="1">
            <text:p>1</text:p>
          </table:table-cell>
          <table:table-cell table:style-name="ce40" table:formula="of:=1*MID(DEC2BIN([.X5];8);5;1)" office:value-type="float" office:value="1">
            <text:p>1</text:p>
          </table:table-cell>
          <table:table-cell table:style-name="ce40" table:formula="of:=1*MID(DEC2BIN([.X5];8);6;1)" office:value-type="float" office:value="1">
            <text:p>1</text:p>
          </table:table-cell>
          <table:table-cell table:style-name="ce40" table:formula="of:=1*MID(DEC2BIN([.X5];8);7;1)" office:value-type="float" office:value="1">
            <text:p>1</text:p>
          </table:table-cell>
          <table:table-cell table:style-name="ce40" table:formula="of:=1*MID(DEC2BIN([.X5];8);8;1)" office:value-type="float" office:value="1">
            <text:p>1</text:p>
          </table:table-cell>
          <table:table-cell table:style-name="ce40" table:formula="of:=1*MID(DEC2BIN([.Y5];8);1;1)" office:value-type="float" office:value="0">
            <text:p>0</text:p>
          </table:table-cell>
          <table:table-cell table:style-name="ce40" table:formula="of:=1*MID(DEC2BIN([.Y5];8);2;1)" office:value-type="float" office:value="0">
            <text:p>0</text:p>
          </table:table-cell>
          <table:table-cell table:style-name="ce40" table:formula="of:=1*MID(DEC2BIN([.Y5];8);3;1)" office:value-type="float" office:value="0">
            <text:p>0</text:p>
          </table:table-cell>
          <table:table-cell table:style-name="ce40" table:formula="of:=1*MID(DEC2BIN([.Y5];8);4;1)" office:value-type="float" office:value="0">
            <text:p>0</text:p>
          </table:table-cell>
          <table:table-cell table:style-name="ce40" table:formula="of:=1*MID(DEC2BIN([.Y5];8);5;1)" office:value-type="float" office:value="0">
            <text:p>0</text:p>
          </table:table-cell>
          <table:table-cell table:style-name="ce40" table:formula="of:=1*MID(DEC2BIN([.Y5];8);6;1)" office:value-type="float" office:value="0">
            <text:p>0</text:p>
          </table:table-cell>
          <table:table-cell table:style-name="ce40" table:formula="of:=1*MID(DEC2BIN([.Y5];8);7;1)" office:value-type="float" office:value="0">
            <text:p>0</text:p>
          </table:table-cell>
          <table:table-cell table:style-name="ce40" table:formula="of:=1*MID(DEC2BIN([.Y5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7F, 0x00, // .#######........</text:p>
          </table:table-cell>
          <table:table-cell table:style-name="Default"/>
          <table:table-cell table:style-name="ce47" table:formula="of:=MID([.T5];3;2)" office:value-type="string" office:string-value="7F">
            <text:p>7F</text:p>
          </table:table-cell>
          <table:table-cell table:style-name="ce47" table:formula="of:=MID([.T5];9;2)" office:value-type="string" office:string-value="00">
            <text:p>00</text:p>
          </table:table-cell>
          <table:table-cell table:style-name="ce47" table:formula="of:=HEX2DEC([.V5])" office:value-type="float" office:value="127">
            <text:p>127</text:p>
          </table:table-cell>
          <table:table-cell table:style-name="ce47" table:formula="of:=HEX2DEC([.W5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6];8);1;1)" office:value-type="float" office:value="0">
            <text:p>0</text:p>
          </table:table-cell>
          <table:table-cell table:style-name="ce40" table:formula="of:=1*MID(DEC2BIN([.X6];8);2;1)" office:value-type="float" office:value="1">
            <text:p>1</text:p>
          </table:table-cell>
          <table:table-cell table:style-name="ce40" table:formula="of:=1*MID(DEC2BIN([.X6];8);3;1)" office:value-type="float" office:value="1">
            <text:p>1</text:p>
          </table:table-cell>
          <table:table-cell table:style-name="ce40" table:formula="of:=1*MID(DEC2BIN([.X6];8);4;1)" office:value-type="float" office:value="0">
            <text:p>0</text:p>
          </table:table-cell>
          <table:table-cell table:style-name="ce40" table:formula="of:=1*MID(DEC2BIN([.X6];8);5;1)" office:value-type="float" office:value="0">
            <text:p>0</text:p>
          </table:table-cell>
          <table:table-cell table:style-name="ce40" table:formula="of:=1*MID(DEC2BIN([.X6];8);6;1)" office:value-type="float" office:value="0">
            <text:p>0</text:p>
          </table:table-cell>
          <table:table-cell table:style-name="ce40" table:formula="of:=1*MID(DEC2BIN([.X6];8);7;1)" office:value-type="float" office:value="1">
            <text:p>1</text:p>
          </table:table-cell>
          <table:table-cell table:style-name="ce40" table:formula="of:=1*MID(DEC2BIN([.X6];8);8;1)" office:value-type="float" office:value="1">
            <text:p>1</text:p>
          </table:table-cell>
          <table:table-cell table:style-name="ce40" table:formula="of:=1*MID(DEC2BIN([.Y6];8);1;1)" office:value-type="float" office:value="0">
            <text:p>0</text:p>
          </table:table-cell>
          <table:table-cell table:style-name="ce40" table:formula="of:=1*MID(DEC2BIN([.Y6];8);2;1)" office:value-type="float" office:value="0">
            <text:p>0</text:p>
          </table:table-cell>
          <table:table-cell table:style-name="ce40" table:formula="of:=1*MID(DEC2BIN([.Y6];8);3;1)" office:value-type="float" office:value="0">
            <text:p>0</text:p>
          </table:table-cell>
          <table:table-cell table:style-name="ce40" table:formula="of:=1*MID(DEC2BIN([.Y6];8);4;1)" office:value-type="float" office:value="0">
            <text:p>0</text:p>
          </table:table-cell>
          <table:table-cell table:style-name="ce40" table:formula="of:=1*MID(DEC2BIN([.Y6];8);5;1)" office:value-type="float" office:value="0">
            <text:p>0</text:p>
          </table:table-cell>
          <table:table-cell table:style-name="ce40" table:formula="of:=1*MID(DEC2BIN([.Y6];8);6;1)" office:value-type="float" office:value="0">
            <text:p>0</text:p>
          </table:table-cell>
          <table:table-cell table:style-name="ce40" table:formula="of:=1*MID(DEC2BIN([.Y6];8);7;1)" office:value-type="float" office:value="0">
            <text:p>0</text:p>
          </table:table-cell>
          <table:table-cell table:style-name="ce40" table:formula="of:=1*MID(DEC2BIN([.Y6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63, 0x00, // .##...##........</text:p>
          </table:table-cell>
          <table:table-cell table:style-name="Default"/>
          <table:table-cell table:style-name="ce47" table:formula="of:=MID([.T6];3;2)" office:value-type="string" office:string-value="63">
            <text:p>63</text:p>
          </table:table-cell>
          <table:table-cell table:style-name="ce47" table:formula="of:=MID([.T6];9;2)" office:value-type="string" office:string-value="00">
            <text:p>00</text:p>
          </table:table-cell>
          <table:table-cell table:style-name="ce47" table:formula="of:=HEX2DEC([.V6])" office:value-type="float" office:value="99">
            <text:p>99</text:p>
          </table:table-cell>
          <table:table-cell table:style-name="ce47" table:formula="of:=HEX2DEC([.W6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7];8);1;1)" office:value-type="float" office:value="1">
            <text:p>1</text:p>
          </table:table-cell>
          <table:table-cell table:style-name="ce40" table:formula="of:=1*MID(DEC2BIN([.X7];8);2;1)" office:value-type="float" office:value="1">
            <text:p>1</text:p>
          </table:table-cell>
          <table:table-cell table:style-name="ce40" table:formula="of:=1*MID(DEC2BIN([.X7];8);3;1)" office:value-type="float" office:value="1">
            <text:p>1</text:p>
          </table:table-cell>
          <table:table-cell table:style-name="ce40" table:formula="of:=1*MID(DEC2BIN([.X7];8);4;1)" office:value-type="float" office:value="1">
            <text:p>1</text:p>
          </table:table-cell>
          <table:table-cell table:style-name="ce40" table:formula="of:=1*MID(DEC2BIN([.X7];8);5;1)" office:value-type="float" office:value="1">
            <text:p>1</text:p>
          </table:table-cell>
          <table:table-cell table:style-name="ce40" table:formula="of:=1*MID(DEC2BIN([.X7];8);6;1)" office:value-type="float" office:value="1">
            <text:p>1</text:p>
          </table:table-cell>
          <table:table-cell table:style-name="ce40" table:formula="of:=1*MID(DEC2BIN([.X7];8);7;1)" office:value-type="float" office:value="1">
            <text:p>1</text:p>
          </table:table-cell>
          <table:table-cell table:style-name="ce40" table:formula="of:=1*MID(DEC2BIN([.X7];8);8;1)" office:value-type="float" office:value="1">
            <text:p>1</text:p>
          </table:table-cell>
          <table:table-cell table:style-name="ce40" table:formula="of:=1*MID(DEC2BIN([.Y7];8);1;1)" office:value-type="float" office:value="1">
            <text:p>1</text:p>
          </table:table-cell>
          <table:table-cell table:style-name="ce40" table:formula="of:=1*MID(DEC2BIN([.Y7];8);2;1)" office:value-type="float" office:value="0">
            <text:p>0</text:p>
          </table:table-cell>
          <table:table-cell table:style-name="ce40" table:formula="of:=1*MID(DEC2BIN([.Y7];8);3;1)" office:value-type="float" office:value="0">
            <text:p>0</text:p>
          </table:table-cell>
          <table:table-cell table:style-name="ce40" table:formula="of:=1*MID(DEC2BIN([.Y7];8);4;1)" office:value-type="float" office:value="0">
            <text:p>0</text:p>
          </table:table-cell>
          <table:table-cell table:style-name="ce40" table:formula="of:=1*MID(DEC2BIN([.Y7];8);5;1)" office:value-type="float" office:value="0">
            <text:p>0</text:p>
          </table:table-cell>
          <table:table-cell table:style-name="ce40" table:formula="of:=1*MID(DEC2BIN([.Y7];8);6;1)" office:value-type="float" office:value="0">
            <text:p>0</text:p>
          </table:table-cell>
          <table:table-cell table:style-name="ce40" table:formula="of:=1*MID(DEC2BIN([.Y7];8);7;1)" office:value-type="float" office:value="0">
            <text:p>0</text:p>
          </table:table-cell>
          <table:table-cell table:style-name="ce40" table:formula="of:=1*MID(DEC2BIN([.Y7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FF, 0x80, // #########.......</text:p>
          </table:table-cell>
          <table:table-cell table:style-name="Default"/>
          <table:table-cell table:style-name="ce47" table:formula="of:=MID([.T7];3;2)" office:value-type="string" office:string-value="FF">
            <text:p>FF</text:p>
          </table:table-cell>
          <table:table-cell table:style-name="ce47" table:formula="of:=MID([.T7];9;2)" office:value-type="string" office:string-value="80">
            <text:p>80</text:p>
          </table:table-cell>
          <table:table-cell table:style-name="ce47" table:formula="of:=HEX2DEC([.V7])" office:value-type="float" office:value="255">
            <text:p>255</text:p>
          </table:table-cell>
          <table:table-cell table:style-name="ce47" table:formula="of:=HEX2DEC([.W7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8];8);1;1)" office:value-type="float" office:value="1">
            <text:p>1</text:p>
          </table:table-cell>
          <table:table-cell table:style-name="ce40" table:formula="of:=1*MID(DEC2BIN([.X8];8);2;1)" office:value-type="float" office:value="1">
            <text:p>1</text:p>
          </table:table-cell>
          <table:table-cell table:style-name="ce40" table:formula="of:=1*MID(DEC2BIN([.X8];8);3;1)" office:value-type="float" office:value="1">
            <text:p>1</text:p>
          </table:table-cell>
          <table:table-cell table:style-name="ce40" table:formula="of:=1*MID(DEC2BIN([.X8];8);4;1)" office:value-type="float" office:value="1">
            <text:p>1</text:p>
          </table:table-cell>
          <table:table-cell table:style-name="ce40" table:formula="of:=1*MID(DEC2BIN([.X8];8);5;1)" office:value-type="float" office:value="1">
            <text:p>1</text:p>
          </table:table-cell>
          <table:table-cell table:style-name="ce40" table:formula="of:=1*MID(DEC2BIN([.X8];8);6;1)" office:value-type="float" office:value="1">
            <text:p>1</text:p>
          </table:table-cell>
          <table:table-cell table:style-name="ce40" table:formula="of:=1*MID(DEC2BIN([.X8];8);7;1)" office:value-type="float" office:value="1">
            <text:p>1</text:p>
          </table:table-cell>
          <table:table-cell table:style-name="ce40" table:formula="of:=1*MID(DEC2BIN([.X8];8);8;1)" office:value-type="float" office:value="1">
            <text:p>1</text:p>
          </table:table-cell>
          <table:table-cell table:style-name="ce40" table:formula="of:=1*MID(DEC2BIN([.Y8];8);1;1)" office:value-type="float" office:value="1">
            <text:p>1</text:p>
          </table:table-cell>
          <table:table-cell table:style-name="ce40" table:formula="of:=1*MID(DEC2BIN([.Y8];8);2;1)" office:value-type="float" office:value="0">
            <text:p>0</text:p>
          </table:table-cell>
          <table:table-cell table:style-name="ce40" table:formula="of:=1*MID(DEC2BIN([.Y8];8);3;1)" office:value-type="float" office:value="0">
            <text:p>0</text:p>
          </table:table-cell>
          <table:table-cell table:style-name="ce40" table:formula="of:=1*MID(DEC2BIN([.Y8];8);4;1)" office:value-type="float" office:value="0">
            <text:p>0</text:p>
          </table:table-cell>
          <table:table-cell table:style-name="ce40" table:formula="of:=1*MID(DEC2BIN([.Y8];8);5;1)" office:value-type="float" office:value="0">
            <text:p>0</text:p>
          </table:table-cell>
          <table:table-cell table:style-name="ce40" table:formula="of:=1*MID(DEC2BIN([.Y8];8);6;1)" office:value-type="float" office:value="0">
            <text:p>0</text:p>
          </table:table-cell>
          <table:table-cell table:style-name="ce40" table:formula="of:=1*MID(DEC2BIN([.Y8];8);7;1)" office:value-type="float" office:value="0">
            <text:p>0</text:p>
          </table:table-cell>
          <table:table-cell table:style-name="ce40" table:formula="of:=1*MID(DEC2BIN([.Y8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FF, 0x80, // #########.......</text:p>
          </table:table-cell>
          <table:table-cell table:style-name="Default"/>
          <table:table-cell table:style-name="ce47" table:formula="of:=MID([.T8];3;2)" office:value-type="string" office:string-value="FF">
            <text:p>FF</text:p>
          </table:table-cell>
          <table:table-cell table:style-name="ce47" table:formula="of:=MID([.T8];9;2)" office:value-type="string" office:string-value="80">
            <text:p>80</text:p>
          </table:table-cell>
          <table:table-cell table:style-name="ce47" table:formula="of:=HEX2DEC([.V8])" office:value-type="float" office:value="255">
            <text:p>255</text:p>
          </table:table-cell>
          <table:table-cell table:style-name="ce47" table:formula="of:=HEX2DEC([.W8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9];8);1;1)" office:value-type="float" office:value="1">
            <text:p>1</text:p>
          </table:table-cell>
          <table:table-cell table:style-name="ce40" table:formula="of:=1*MID(DEC2BIN([.X9];8);2;1)" office:value-type="float" office:value="1">
            <text:p>1</text:p>
          </table:table-cell>
          <table:table-cell table:style-name="ce40" table:formula="of:=1*MID(DEC2BIN([.X9];8);3;1)" office:value-type="float" office:value="0">
            <text:p>0</text:p>
          </table:table-cell>
          <table:table-cell table:style-name="ce40" table:formula="of:=1*MID(DEC2BIN([.X9];8);4;1)" office:value-type="float" office:value="0">
            <text:p>0</text:p>
          </table:table-cell>
          <table:table-cell table:style-name="ce40" table:formula="of:=1*MID(DEC2BIN([.X9];8);5;1)" office:value-type="float" office:value="0">
            <text:p>0</text:p>
          </table:table-cell>
          <table:table-cell table:style-name="ce40" table:formula="of:=1*MID(DEC2BIN([.X9];8);6;1)" office:value-type="float" office:value="0">
            <text:p>0</text:p>
          </table:table-cell>
          <table:table-cell table:style-name="ce40" table:formula="of:=1*MID(DEC2BIN([.X9];8);7;1)" office:value-type="float" office:value="0">
            <text:p>0</text:p>
          </table:table-cell>
          <table:table-cell table:style-name="ce40" table:formula="of:=1*MID(DEC2BIN([.X9];8);8;1)" office:value-type="float" office:value="0">
            <text:p>0</text:p>
          </table:table-cell>
          <table:table-cell table:style-name="ce40" table:formula="of:=1*MID(DEC2BIN([.Y9];8);1;1)" office:value-type="float" office:value="0">
            <text:p>0</text:p>
          </table:table-cell>
          <table:table-cell table:style-name="ce40" table:formula="of:=1*MID(DEC2BIN([.Y9];8);2;1)" office:value-type="float" office:value="0">
            <text:p>0</text:p>
          </table:table-cell>
          <table:table-cell table:style-name="ce40" table:formula="of:=1*MID(DEC2BIN([.Y9];8);3;1)" office:value-type="float" office:value="0">
            <text:p>0</text:p>
          </table:table-cell>
          <table:table-cell table:style-name="ce40" table:formula="of:=1*MID(DEC2BIN([.Y9];8);4;1)" office:value-type="float" office:value="0">
            <text:p>0</text:p>
          </table:table-cell>
          <table:table-cell table:style-name="ce40" table:formula="of:=1*MID(DEC2BIN([.Y9];8);5;1)" office:value-type="float" office:value="0">
            <text:p>0</text:p>
          </table:table-cell>
          <table:table-cell table:style-name="ce40" table:formula="of:=1*MID(DEC2BIN([.Y9];8);6;1)" office:value-type="float" office:value="0">
            <text:p>0</text:p>
          </table:table-cell>
          <table:table-cell table:style-name="ce40" table:formula="of:=1*MID(DEC2BIN([.Y9];8);7;1)" office:value-type="float" office:value="0">
            <text:p>0</text:p>
          </table:table-cell>
          <table:table-cell table:style-name="ce40" table:formula="of:=1*MID(DEC2BIN([.Y9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C0, 0x00, // ##..............</text:p>
          </table:table-cell>
          <table:table-cell table:style-name="Default"/>
          <table:table-cell table:style-name="ce47" table:formula="of:=MID([.T9];3;2)" office:value-type="string" office:string-value="C0">
            <text:p>C0</text:p>
          </table:table-cell>
          <table:table-cell table:style-name="ce47" table:formula="of:=MID([.T9];9;2)" office:value-type="string" office:string-value="00">
            <text:p>00</text:p>
          </table:table-cell>
          <table:table-cell table:style-name="ce47" table:formula="of:=HEX2DEC([.V9])" office:value-type="float" office:value="192">
            <text:p>192</text:p>
          </table:table-cell>
          <table:table-cell table:style-name="ce47" table:formula="of:=HEX2DEC([.W9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10];8);1;1)" office:value-type="float" office:value="0">
            <text:p>0</text:p>
          </table:table-cell>
          <table:table-cell table:style-name="ce40" table:formula="of:=1*MID(DEC2BIN([.X10];8);2;1)" office:value-type="float" office:value="1">
            <text:p>1</text:p>
          </table:table-cell>
          <table:table-cell table:style-name="ce40" table:formula="of:=1*MID(DEC2BIN([.X10];8);3;1)" office:value-type="float" office:value="1">
            <text:p>1</text:p>
          </table:table-cell>
          <table:table-cell table:style-name="ce40" table:formula="of:=1*MID(DEC2BIN([.X10];8);4;1)" office:value-type="float" office:value="0">
            <text:p>0</text:p>
          </table:table-cell>
          <table:table-cell table:style-name="ce40" table:formula="of:=1*MID(DEC2BIN([.X10];8);5;1)" office:value-type="float" office:value="0">
            <text:p>0</text:p>
          </table:table-cell>
          <table:table-cell table:style-name="ce40" table:formula="of:=1*MID(DEC2BIN([.X10];8);6;1)" office:value-type="float" office:value="0">
            <text:p>0</text:p>
          </table:table-cell>
          <table:table-cell table:style-name="ce40" table:formula="of:=1*MID(DEC2BIN([.X10];8);7;1)" office:value-type="float" office:value="0">
            <text:p>0</text:p>
          </table:table-cell>
          <table:table-cell table:style-name="ce40" table:formula="of:=1*MID(DEC2BIN([.X10];8);8;1)" office:value-type="float" office:value="1">
            <text:p>1</text:p>
          </table:table-cell>
          <table:table-cell table:style-name="ce40" table:formula="of:=1*MID(DEC2BIN([.Y10];8);1;1)" office:value-type="float" office:value="1">
            <text:p>1</text:p>
          </table:table-cell>
          <table:table-cell table:style-name="ce40" table:formula="of:=1*MID(DEC2BIN([.Y10];8);2;1)" office:value-type="float" office:value="0">
            <text:p>0</text:p>
          </table:table-cell>
          <table:table-cell table:style-name="ce40" table:formula="of:=1*MID(DEC2BIN([.Y10];8);3;1)" office:value-type="float" office:value="0">
            <text:p>0</text:p>
          </table:table-cell>
          <table:table-cell table:style-name="ce40" table:formula="of:=1*MID(DEC2BIN([.Y10];8);4;1)" office:value-type="float" office:value="0">
            <text:p>0</text:p>
          </table:table-cell>
          <table:table-cell table:style-name="ce40" table:formula="of:=1*MID(DEC2BIN([.Y10];8);5;1)" office:value-type="float" office:value="0">
            <text:p>0</text:p>
          </table:table-cell>
          <table:table-cell table:style-name="ce40" table:formula="of:=1*MID(DEC2BIN([.Y10];8);6;1)" office:value-type="float" office:value="0">
            <text:p>0</text:p>
          </table:table-cell>
          <table:table-cell table:style-name="ce40" table:formula="of:=1*MID(DEC2BIN([.Y10];8);7;1)" office:value-type="float" office:value="0">
            <text:p>0</text:p>
          </table:table-cell>
          <table:table-cell table:style-name="ce40" table:formula="of:=1*MID(DEC2BIN([.Y10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61, 0x80, // .##....##.......</text:p>
          </table:table-cell>
          <table:table-cell table:style-name="Default"/>
          <table:table-cell table:style-name="ce47" table:formula="of:=MID([.T10];3;2)" office:value-type="string" office:string-value="61">
            <text:p>61</text:p>
          </table:table-cell>
          <table:table-cell table:style-name="ce47" table:formula="of:=MID([.T10];9;2)" office:value-type="string" office:string-value="80">
            <text:p>80</text:p>
          </table:table-cell>
          <table:table-cell table:style-name="ce47" table:formula="of:=HEX2DEC([.V10])" office:value-type="float" office:value="97">
            <text:p>97</text:p>
          </table:table-cell>
          <table:table-cell table:style-name="ce47" table:formula="of:=HEX2DEC([.W10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11];8);1;1)" office:value-type="float" office:value="0">
            <text:p>0</text:p>
          </table:table-cell>
          <table:table-cell table:style-name="ce40" table:formula="of:=1*MID(DEC2BIN([.X11];8);2;1)" office:value-type="float" office:value="1">
            <text:p>1</text:p>
          </table:table-cell>
          <table:table-cell table:style-name="ce40" table:formula="of:=1*MID(DEC2BIN([.X11];8);3;1)" office:value-type="float" office:value="1">
            <text:p>1</text:p>
          </table:table-cell>
          <table:table-cell table:style-name="ce40" table:formula="of:=1*MID(DEC2BIN([.X11];8);4;1)" office:value-type="float" office:value="1">
            <text:p>1</text:p>
          </table:table-cell>
          <table:table-cell table:style-name="ce40" table:formula="of:=1*MID(DEC2BIN([.X11];8);5;1)" office:value-type="float" office:value="1">
            <text:p>1</text:p>
          </table:table-cell>
          <table:table-cell table:style-name="ce40" table:formula="of:=1*MID(DEC2BIN([.X11];8);6;1)" office:value-type="float" office:value="1">
            <text:p>1</text:p>
          </table:table-cell>
          <table:table-cell table:style-name="ce40" table:formula="of:=1*MID(DEC2BIN([.X11];8);7;1)" office:value-type="float" office:value="1">
            <text:p>1</text:p>
          </table:table-cell>
          <table:table-cell table:style-name="ce40" table:formula="of:=1*MID(DEC2BIN([.X11];8);8;1)" office:value-type="float" office:value="1">
            <text:p>1</text:p>
          </table:table-cell>
          <table:table-cell table:style-name="ce40" table:formula="of:=1*MID(DEC2BIN([.Y11];8);1;1)" office:value-type="float" office:value="1">
            <text:p>1</text:p>
          </table:table-cell>
          <table:table-cell table:style-name="ce40" table:formula="of:=1*MID(DEC2BIN([.Y11];8);2;1)" office:value-type="float" office:value="0">
            <text:p>0</text:p>
          </table:table-cell>
          <table:table-cell table:style-name="ce40" table:formula="of:=1*MID(DEC2BIN([.Y11];8);3;1)" office:value-type="float" office:value="0">
            <text:p>0</text:p>
          </table:table-cell>
          <table:table-cell table:style-name="ce40" table:formula="of:=1*MID(DEC2BIN([.Y11];8);4;1)" office:value-type="float" office:value="0">
            <text:p>0</text:p>
          </table:table-cell>
          <table:table-cell table:style-name="ce40" table:formula="of:=1*MID(DEC2BIN([.Y11];8);5;1)" office:value-type="float" office:value="0">
            <text:p>0</text:p>
          </table:table-cell>
          <table:table-cell table:style-name="ce40" table:formula="of:=1*MID(DEC2BIN([.Y11];8);6;1)" office:value-type="float" office:value="0">
            <text:p>0</text:p>
          </table:table-cell>
          <table:table-cell table:style-name="ce40" table:formula="of:=1*MID(DEC2BIN([.Y11];8);7;1)" office:value-type="float" office:value="0">
            <text:p>0</text:p>
          </table:table-cell>
          <table:table-cell table:style-name="ce40" table:formula="of:=1*MID(DEC2BIN([.Y11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7F, 0x80, // .########.......</text:p>
          </table:table-cell>
          <table:table-cell table:style-name="Default"/>
          <table:table-cell table:style-name="ce47" table:formula="of:=MID([.T11];3;2)" office:value-type="string" office:string-value="7F">
            <text:p>7F</text:p>
          </table:table-cell>
          <table:table-cell table:style-name="ce47" table:formula="of:=MID([.T11];9;2)" office:value-type="string" office:string-value="80">
            <text:p>80</text:p>
          </table:table-cell>
          <table:table-cell table:style-name="ce47" table:formula="of:=HEX2DEC([.V11])" office:value-type="float" office:value="127">
            <text:p>127</text:p>
          </table:table-cell>
          <table:table-cell table:style-name="ce47" table:formula="of:=HEX2DEC([.W11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12];8);1;1)" office:value-type="float" office:value="0">
            <text:p>0</text:p>
          </table:table-cell>
          <table:table-cell table:style-name="ce40" table:formula="of:=1*MID(DEC2BIN([.X12];8);2;1)" office:value-type="float" office:value="0">
            <text:p>0</text:p>
          </table:table-cell>
          <table:table-cell table:style-name="ce40" table:formula="of:=1*MID(DEC2BIN([.X12];8);3;1)" office:value-type="float" office:value="0">
            <text:p>0</text:p>
          </table:table-cell>
          <table:table-cell table:style-name="ce40" table:formula="of:=1*MID(DEC2BIN([.X12];8);4;1)" office:value-type="float" office:value="1">
            <text:p>1</text:p>
          </table:table-cell>
          <table:table-cell table:style-name="ce40" table:formula="of:=1*MID(DEC2BIN([.X12];8);5;1)" office:value-type="float" office:value="1">
            <text:p>1</text:p>
          </table:table-cell>
          <table:table-cell table:style-name="ce40" table:formula="of:=1*MID(DEC2BIN([.X12];8);6;1)" office:value-type="float" office:value="1">
            <text:p>1</text:p>
          </table:table-cell>
          <table:table-cell table:style-name="ce40" table:formula="of:=1*MID(DEC2BIN([.X12];8);7;1)" office:value-type="float" office:value="1">
            <text:p>1</text:p>
          </table:table-cell>
          <table:table-cell table:style-name="ce40" table:formula="of:=1*MID(DEC2BIN([.X12];8);8;1)" office:value-type="float" office:value="0">
            <text:p>0</text:p>
          </table:table-cell>
          <table:table-cell table:style-name="ce40" table:formula="of:=1*MID(DEC2BIN([.Y12];8);1;1)" office:value-type="float" office:value="0">
            <text:p>0</text:p>
          </table:table-cell>
          <table:table-cell table:style-name="ce40" table:formula="of:=1*MID(DEC2BIN([.Y12];8);2;1)" office:value-type="float" office:value="0">
            <text:p>0</text:p>
          </table:table-cell>
          <table:table-cell table:style-name="ce40" table:formula="of:=1*MID(DEC2BIN([.Y12];8);3;1)" office:value-type="float" office:value="0">
            <text:p>0</text:p>
          </table:table-cell>
          <table:table-cell table:style-name="ce40" table:formula="of:=1*MID(DEC2BIN([.Y12];8);4;1)" office:value-type="float" office:value="0">
            <text:p>0</text:p>
          </table:table-cell>
          <table:table-cell table:style-name="ce40" table:formula="of:=1*MID(DEC2BIN([.Y12];8);5;1)" office:value-type="float" office:value="0">
            <text:p>0</text:p>
          </table:table-cell>
          <table:table-cell table:style-name="ce40" table:formula="of:=1*MID(DEC2BIN([.Y12];8);6;1)" office:value-type="float" office:value="0">
            <text:p>0</text:p>
          </table:table-cell>
          <table:table-cell table:style-name="ce40" table:formula="of:=1*MID(DEC2BIN([.Y12];8);7;1)" office:value-type="float" office:value="0">
            <text:p>0</text:p>
          </table:table-cell>
          <table:table-cell table:style-name="ce40" table:formula="of:=1*MID(DEC2BIN([.Y12];8);8;1)" office:value-type="float" office:value="0">
            <text:p>0</text:p>
          </table:table-cell>
          <table:table-cell table:style-name="ce6"/>
          <table:table-cell table:style-name="ce21"/>
          <table:table-cell table:style-name="ce43"/>
          <table:table-cell table:style-name="ce45" office:value-type="string">
            <text:p>0x1E, 0x00, // ...####.........</text:p>
          </table:table-cell>
          <table:table-cell table:style-name="Default"/>
          <table:table-cell table:style-name="ce47" table:formula="of:=MID([.T12];3;2)" office:value-type="string" office:string-value="1E">
            <text:p>1E</text:p>
          </table:table-cell>
          <table:table-cell table:style-name="ce47" table:formula="of:=MID([.T12];9;2)" office:value-type="string" office:string-value="00">
            <text:p>00</text:p>
          </table:table-cell>
          <table:table-cell table:style-name="ce47" table:formula="of:=HEX2DEC([.V12])" office:value-type="float" office:value="30">
            <text:p>30</text:p>
          </table:table-cell>
          <table:table-cell table:style-name="ce47" table:formula="of:=HEX2DEC([.W12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13];8);1;1)" office:value-type="float" office:value="0">
            <text:p>0</text:p>
          </table:table-cell>
          <table:table-cell table:style-name="ce40" table:formula="of:=1*MID(DEC2BIN([.X13];8);2;1)" office:value-type="float" office:value="0">
            <text:p>0</text:p>
          </table:table-cell>
          <table:table-cell table:style-name="ce40" table:formula="of:=1*MID(DEC2BIN([.X13];8);3;1)" office:value-type="float" office:value="0">
            <text:p>0</text:p>
          </table:table-cell>
          <table:table-cell table:style-name="ce40" table:formula="of:=1*MID(DEC2BIN([.X13];8);4;1)" office:value-type="float" office:value="0">
            <text:p>0</text:p>
          </table:table-cell>
          <table:table-cell table:style-name="ce40" table:formula="of:=1*MID(DEC2BIN([.X13];8);5;1)" office:value-type="float" office:value="0">
            <text:p>0</text:p>
          </table:table-cell>
          <table:table-cell table:style-name="ce40" table:formula="of:=1*MID(DEC2BIN([.X13];8);6;1)" office:value-type="float" office:value="0">
            <text:p>0</text:p>
          </table:table-cell>
          <table:table-cell table:style-name="ce40" table:formula="of:=1*MID(DEC2BIN([.X13];8);7;1)" office:value-type="float" office:value="0">
            <text:p>0</text:p>
          </table:table-cell>
          <table:table-cell table:style-name="ce40" table:formula="of:=1*MID(DEC2BIN([.X13];8);8;1)" office:value-type="float" office:value="0">
            <text:p>0</text:p>
          </table:table-cell>
          <table:table-cell table:style-name="ce40" table:formula="of:=1*MID(DEC2BIN([.Y13];8);1;1)" office:value-type="float" office:value="0">
            <text:p>0</text:p>
          </table:table-cell>
          <table:table-cell table:style-name="ce40" table:formula="of:=1*MID(DEC2BIN([.Y13];8);2;1)" office:value-type="float" office:value="0">
            <text:p>0</text:p>
          </table:table-cell>
          <table:table-cell table:style-name="ce40" table:formula="of:=1*MID(DEC2BIN([.Y13];8);3;1)" office:value-type="float" office:value="0">
            <text:p>0</text:p>
          </table:table-cell>
          <table:table-cell table:style-name="ce40" table:formula="of:=1*MID(DEC2BIN([.Y13];8);4;1)" office:value-type="float" office:value="0">
            <text:p>0</text:p>
          </table:table-cell>
          <table:table-cell table:style-name="ce40" table:formula="of:=1*MID(DEC2BIN([.Y13];8);5;1)" office:value-type="float" office:value="0">
            <text:p>0</text:p>
          </table:table-cell>
          <table:table-cell table:style-name="ce40" table:formula="of:=1*MID(DEC2BIN([.Y13];8);6;1)" office:value-type="float" office:value="0">
            <text:p>0</text:p>
          </table:table-cell>
          <table:table-cell table:style-name="ce40" table:formula="of:=1*MID(DEC2BIN([.Y13];8);7;1)" office:value-type="float" office:value="0">
            <text:p>0</text:p>
          </table:table-cell>
          <table:table-cell table:style-name="ce40" table:formula="of:=1*MID(DEC2BIN([.Y13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13];3;2)" office:value-type="string" office:string-value="00">
            <text:p>00</text:p>
          </table:table-cell>
          <table:table-cell table:style-name="ce47" table:formula="of:=MID([.T13];9;2)" office:value-type="string" office:string-value="00">
            <text:p>00</text:p>
          </table:table-cell>
          <table:table-cell table:style-name="ce47" table:formula="of:=HEX2DEC([.V13])" office:value-type="float" office:value="0">
            <text:p>0</text:p>
          </table:table-cell>
          <table:table-cell table:style-name="ce47" table:formula="of:=HEX2DEC([.W13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14];8);1;1)" office:value-type="float" office:value="0">
            <text:p>0</text:p>
          </table:table-cell>
          <table:table-cell table:style-name="ce40" table:formula="of:=1*MID(DEC2BIN([.X14];8);2;1)" office:value-type="float" office:value="0">
            <text:p>0</text:p>
          </table:table-cell>
          <table:table-cell table:style-name="ce40" table:formula="of:=1*MID(DEC2BIN([.X14];8);3;1)" office:value-type="float" office:value="0">
            <text:p>0</text:p>
          </table:table-cell>
          <table:table-cell table:style-name="ce40" table:formula="of:=1*MID(DEC2BIN([.X14];8);4;1)" office:value-type="float" office:value="0">
            <text:p>0</text:p>
          </table:table-cell>
          <table:table-cell table:style-name="ce40" table:formula="of:=1*MID(DEC2BIN([.X14];8);5;1)" office:value-type="float" office:value="0">
            <text:p>0</text:p>
          </table:table-cell>
          <table:table-cell table:style-name="ce40" table:formula="of:=1*MID(DEC2BIN([.X14];8);6;1)" office:value-type="float" office:value="0">
            <text:p>0</text:p>
          </table:table-cell>
          <table:table-cell table:style-name="ce40" table:formula="of:=1*MID(DEC2BIN([.X14];8);7;1)" office:value-type="float" office:value="0">
            <text:p>0</text:p>
          </table:table-cell>
          <table:table-cell table:style-name="ce40" table:formula="of:=1*MID(DEC2BIN([.X14];8);8;1)" office:value-type="float" office:value="0">
            <text:p>0</text:p>
          </table:table-cell>
          <table:table-cell table:style-name="ce40" table:formula="of:=1*MID(DEC2BIN([.Y14];8);1;1)" office:value-type="float" office:value="0">
            <text:p>0</text:p>
          </table:table-cell>
          <table:table-cell table:style-name="ce40" table:formula="of:=1*MID(DEC2BIN([.Y14];8);2;1)" office:value-type="float" office:value="0">
            <text:p>0</text:p>
          </table:table-cell>
          <table:table-cell table:style-name="ce40" table:formula="of:=1*MID(DEC2BIN([.Y14];8);3;1)" office:value-type="float" office:value="0">
            <text:p>0</text:p>
          </table:table-cell>
          <table:table-cell table:style-name="ce40" table:formula="of:=1*MID(DEC2BIN([.Y14];8);4;1)" office:value-type="float" office:value="0">
            <text:p>0</text:p>
          </table:table-cell>
          <table:table-cell table:style-name="ce40" table:formula="of:=1*MID(DEC2BIN([.Y14];8);5;1)" office:value-type="float" office:value="0">
            <text:p>0</text:p>
          </table:table-cell>
          <table:table-cell table:style-name="ce40" table:formula="of:=1*MID(DEC2BIN([.Y14];8);6;1)" office:value-type="float" office:value="0">
            <text:p>0</text:p>
          </table:table-cell>
          <table:table-cell table:style-name="ce40" table:formula="of:=1*MID(DEC2BIN([.Y14];8);7;1)" office:value-type="float" office:value="0">
            <text:p>0</text:p>
          </table:table-cell>
          <table:table-cell table:style-name="ce40" table:formula="of:=1*MID(DEC2BIN([.Y14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14];3;2)" office:value-type="string" office:string-value="00">
            <text:p>00</text:p>
          </table:table-cell>
          <table:table-cell table:style-name="ce47" table:formula="of:=MID([.T14];9;2)" office:value-type="string" office:string-value="00">
            <text:p>00</text:p>
          </table:table-cell>
          <table:table-cell table:style-name="ce47" table:formula="of:=HEX2DEC([.V14])" office:value-type="float" office:value="0">
            <text:p>0</text:p>
          </table:table-cell>
          <table:table-cell table:style-name="ce47" table:formula="of:=HEX2DEC([.W14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15];8);1;1)" office:value-type="float" office:value="0">
            <text:p>0</text:p>
          </table:table-cell>
          <table:table-cell table:style-name="ce40" table:formula="of:=1*MID(DEC2BIN([.X15];8);2;1)" office:value-type="float" office:value="0">
            <text:p>0</text:p>
          </table:table-cell>
          <table:table-cell table:style-name="ce40" table:formula="of:=1*MID(DEC2BIN([.X15];8);3;1)" office:value-type="float" office:value="0">
            <text:p>0</text:p>
          </table:table-cell>
          <table:table-cell table:style-name="ce40" table:formula="of:=1*MID(DEC2BIN([.X15];8);4;1)" office:value-type="float" office:value="0">
            <text:p>0</text:p>
          </table:table-cell>
          <table:table-cell table:style-name="ce40" table:formula="of:=1*MID(DEC2BIN([.X15];8);5;1)" office:value-type="float" office:value="0">
            <text:p>0</text:p>
          </table:table-cell>
          <table:table-cell table:style-name="ce40" table:formula="of:=1*MID(DEC2BIN([.X15];8);6;1)" office:value-type="float" office:value="0">
            <text:p>0</text:p>
          </table:table-cell>
          <table:table-cell table:style-name="ce40" table:formula="of:=1*MID(DEC2BIN([.X15];8);7;1)" office:value-type="float" office:value="0">
            <text:p>0</text:p>
          </table:table-cell>
          <table:table-cell table:style-name="ce40" table:formula="of:=1*MID(DEC2BIN([.X15];8);8;1)" office:value-type="float" office:value="0">
            <text:p>0</text:p>
          </table:table-cell>
          <table:table-cell table:style-name="ce40" table:formula="of:=1*MID(DEC2BIN([.Y15];8);1;1)" office:value-type="float" office:value="0">
            <text:p>0</text:p>
          </table:table-cell>
          <table:table-cell table:style-name="ce40" table:formula="of:=1*MID(DEC2BIN([.Y15];8);2;1)" office:value-type="float" office:value="0">
            <text:p>0</text:p>
          </table:table-cell>
          <table:table-cell table:style-name="ce40" table:formula="of:=1*MID(DEC2BIN([.Y15];8);3;1)" office:value-type="float" office:value="0">
            <text:p>0</text:p>
          </table:table-cell>
          <table:table-cell table:style-name="ce40" table:formula="of:=1*MID(DEC2BIN([.Y15];8);4;1)" office:value-type="float" office:value="0">
            <text:p>0</text:p>
          </table:table-cell>
          <table:table-cell table:style-name="ce40" table:formula="of:=1*MID(DEC2BIN([.Y15];8);5;1)" office:value-type="float" office:value="0">
            <text:p>0</text:p>
          </table:table-cell>
          <table:table-cell table:style-name="ce40" table:formula="of:=1*MID(DEC2BIN([.Y15];8);6;1)" office:value-type="float" office:value="0">
            <text:p>0</text:p>
          </table:table-cell>
          <table:table-cell table:style-name="ce40" table:formula="of:=1*MID(DEC2BIN([.Y15];8);7;1)" office:value-type="float" office:value="0">
            <text:p>0</text:p>
          </table:table-cell>
          <table:table-cell table:style-name="ce40" table:formula="of:=1*MID(DEC2BIN([.Y15];8);8;1)" office:value-type="float" office:value="0">
            <text:p>0</text:p>
          </table:table-cell>
          <table:table-cell table:style-name="ce17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15];3;2)" office:value-type="string" office:string-value="00">
            <text:p>00</text:p>
          </table:table-cell>
          <table:table-cell table:style-name="ce47" table:formula="of:=MID([.T15];9;2)" office:value-type="string" office:string-value="00">
            <text:p>00</text:p>
          </table:table-cell>
          <table:table-cell table:style-name="ce47" table:formula="of:=HEX2DEC([.V15])" office:value-type="float" office:value="0">
            <text:p>0</text:p>
          </table:table-cell>
          <table:table-cell table:style-name="ce47" table:formula="of:=HEX2DEC([.W15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3">
          <table:table-cell table:style-name="ce40" table:formula="of:=1*MID(DEC2BIN([.X16];8);1;1)" office:value-type="float" office:value="0">
            <text:p>0</text:p>
          </table:table-cell>
          <table:table-cell table:style-name="ce40" table:formula="of:=1*MID(DEC2BIN([.X16];8);2;1)" office:value-type="float" office:value="0">
            <text:p>0</text:p>
          </table:table-cell>
          <table:table-cell table:style-name="ce40" table:formula="of:=1*MID(DEC2BIN([.X16];8);3;1)" office:value-type="float" office:value="0">
            <text:p>0</text:p>
          </table:table-cell>
          <table:table-cell table:style-name="ce40" table:formula="of:=1*MID(DEC2BIN([.X16];8);4;1)" office:value-type="float" office:value="0">
            <text:p>0</text:p>
          </table:table-cell>
          <table:table-cell table:style-name="ce40" table:formula="of:=1*MID(DEC2BIN([.X16];8);5;1)" office:value-type="float" office:value="0">
            <text:p>0</text:p>
          </table:table-cell>
          <table:table-cell table:style-name="ce40" table:formula="of:=1*MID(DEC2BIN([.X16];8);6;1)" office:value-type="float" office:value="0">
            <text:p>0</text:p>
          </table:table-cell>
          <table:table-cell table:style-name="ce40" table:formula="of:=1*MID(DEC2BIN([.X16];8);7;1)" office:value-type="float" office:value="0">
            <text:p>0</text:p>
          </table:table-cell>
          <table:table-cell table:style-name="ce40" table:formula="of:=1*MID(DEC2BIN([.X16];8);8;1)" office:value-type="float" office:value="0">
            <text:p>0</text:p>
          </table:table-cell>
          <table:table-cell table:style-name="ce40" table:formula="of:=1*MID(DEC2BIN([.Y16];8);1;1)" office:value-type="float" office:value="0">
            <text:p>0</text:p>
          </table:table-cell>
          <table:table-cell table:style-name="ce40" table:formula="of:=1*MID(DEC2BIN([.Y16];8);2;1)" office:value-type="float" office:value="0">
            <text:p>0</text:p>
          </table:table-cell>
          <table:table-cell table:style-name="ce40" table:formula="of:=1*MID(DEC2BIN([.Y16];8);3;1)" office:value-type="float" office:value="0">
            <text:p>0</text:p>
          </table:table-cell>
          <table:table-cell table:style-name="ce40" table:formula="of:=1*MID(DEC2BIN([.Y16];8);4;1)" office:value-type="float" office:value="0">
            <text:p>0</text:p>
          </table:table-cell>
          <table:table-cell table:style-name="ce40" table:formula="of:=1*MID(DEC2BIN([.Y16];8);5;1)" office:value-type="float" office:value="0">
            <text:p>0</text:p>
          </table:table-cell>
          <table:table-cell table:style-name="ce40" table:formula="of:=1*MID(DEC2BIN([.Y16];8);6;1)" office:value-type="float" office:value="0">
            <text:p>0</text:p>
          </table:table-cell>
          <table:table-cell table:style-name="ce40" table:formula="of:=1*MID(DEC2BIN([.Y16];8);7;1)" office:value-type="float" office:value="0">
            <text:p>0</text:p>
          </table:table-cell>
          <table:table-cell table:style-name="ce40" table:formula="of:=1*MID(DEC2BIN([.Y16];8);8;1)" office:value-type="float" office:value="0">
            <text:p>0</text:p>
          </table:table-cell>
          <table:table-cell table:style-name="ce20"/>
          <table:table-cell table:style-name="ce21"/>
          <table:table-cell table:style-name="ce43"/>
          <table:table-cell table:style-name="ce45" office:value-type="string">
            <text:p>0x00, 0x00, // ................</text:p>
          </table:table-cell>
          <table:table-cell table:style-name="Default"/>
          <table:table-cell table:style-name="ce47" table:formula="of:=MID([.T16];3;2)" office:value-type="string" office:string-value="00">
            <text:p>00</text:p>
          </table:table-cell>
          <table:table-cell table:style-name="ce47" table:formula="of:=MID([.T16];9;2)" office:value-type="string" office:string-value="00">
            <text:p>00</text:p>
          </table:table-cell>
          <table:table-cell table:style-name="ce47" table:formula="of:=HEX2DEC([.V16])" office:value-type="float" office:value="0">
            <text:p>0</text:p>
          </table:table-cell>
          <table:table-cell table:style-name="ce47" table:formula="of:=HEX2DEC([.W16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5">
          <table:table-cell table:style-name="ce17" table:number-columns-repeated="5"/>
          <table:table-cell table:style-name="ce20" table:number-columns-repeated="5"/>
          <table:table-cell table:style-name="ce6" table:number-columns-repeated="7"/>
          <table:table-cell table:style-name="ce21"/>
          <table:table-cell table:style-name="ce44"/>
          <table:table-cell table:style-name="Default"/>
          <table:table-cell table:style-name="ce28"/>
          <table:table-cell table:style-name="ce6" table:number-columns-repeated="4"/>
          <table:table-cell table:number-columns-repeated="38"/>
          <table:table-cell table:style-name="ce6" table:number-columns-repeated="961"/>
        </table:table-row>
        <table:table-row table:style-name="ro5">
          <table:table-cell table:style-name="Default" table:number-columns-repeated="17"/>
          <table:table-cell table:style-name="ce22"/>
          <table:table-cell table:style-name="ce41"/>
          <table:table-cell table:style-name="Default" table:number-columns-repeated="6"/>
          <table:table-cell table:number-columns-repeated="38"/>
          <table:table-cell table:style-name="ce6" table:number-columns-repeated="961"/>
        </table:table-row>
        <table:table-row table:style-name="ro5">
          <table:table-cell table:style-name="ce41" office:value-type="string">
            <text:p><text:s/>0x00, 0x00, // <text:s text:c="11"/></text:p>
          </table:table-cell>
          <table:table-cell table:style-name="Default" table:number-columns-repeated="16"/>
          <table:table-cell table:style-name="ce22"/>
          <table:table-cell table:style-name="ce41"/>
          <table:table-cell table:style-name="ce45" table:formula="of:=RIGHT([.A19];LEN([.A19])-1)" office:value-type="string" office:string-value="0x00, 0x00, //            ">
            <text:p>0x00, 0x00, // <text:s text:c="11"/></text:p>
          </table:table-cell>
          <table:table-cell table:style-name="Default" table:number-columns-repeated="5"/>
          <table:table-cell table:number-columns-repeated="38"/>
          <table:table-cell table:style-name="ce6" table:number-columns-repeated="961"/>
        </table:table-row>
        <table:table-row table:style-name="ro5">
          <table:table-cell table:style-name="ce41" office:value-type="string">
            <text:p><text:s/>0x70, 0x00, // <text:s/>### <text:s text:c="6"/></text:p>
          </table:table-cell>
          <table:table-cell table:style-name="Default" table:number-columns-repeated="16"/>
          <table:table-cell table:style-name="ce22"/>
          <table:table-cell table:style-name="ce41"/>
          <table:table-cell table:style-name="ce45" table:formula="of:=RIGHT([.A20];LEN([.A20])-1)" office:value-type="string" office:string-value="0x70, 0x00, //  ###       ">
            <text:p>0x70, 0x00, // <text:s/>### <text:s text:c="6"/></text:p>
          </table:table-cell>
          <table:table-cell table:style-name="Default" table:number-columns-repeated="5"/>
          <table:table-cell table:number-columns-repeated="999"/>
        </table:table-row>
        <table:table-row table:style-name="ro5">
          <table:table-cell table:style-name="ce41" office:value-type="string">
            <text:p><text:s/>0x30, 0x00, // <text:s text:c="2"/>## <text:s text:c="6"/></text:p>
          </table:table-cell>
          <table:table-cell table:style-name="Default" table:number-columns-repeated="16"/>
          <table:table-cell table:style-name="ce22"/>
          <table:table-cell table:style-name="ce41"/>
          <table:table-cell table:style-name="ce45" table:formula="of:=RIGHT([.A21];LEN([.A21])-1)" office:value-type="string" office:string-value="0x30, 0x00, //   ##       ">
            <text:p>0x30, 0x00, // <text:s text:c="2"/>## <text:s text:c="6"/></text:p>
          </table:table-cell>
          <table:table-cell table:style-name="Default" table:number-columns-repeated="5"/>
          <table:table-cell table:number-columns-repeated="999"/>
        </table:table-row>
        <table:table-row table:style-name="ro5">
          <table:table-cell table:style-name="ce41" office:value-type="string">
            <text:p><text:s/>0x30, 0x00, // <text:s text:c="2"/>## <text:s text:c="6"/></text:p>
          </table:table-cell>
          <table:table-cell table:style-name="Default" table:number-columns-repeated="16"/>
          <table:table-cell table:style-name="ce22"/>
          <table:table-cell table:style-name="ce41"/>
          <table:table-cell table:style-name="ce45" table:formula="of:=RIGHT([.A22];LEN([.A22])-1)" office:value-type="string" office:string-value="0x30, 0x00, //   ##       ">
            <text:p>0x30, 0x00, // <text:s text:c="2"/>## <text:s text:c="6"/>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5">
          <table:table-cell table:style-name="ce42" office:value-type="string">
            <text:p><text:s/>0x37, 0x00, // <text:s text:c="2"/>## ### <text:s text:c="2"/></text:p>
          </table:table-cell>
          <table:table-cell table:style-name="Default" table:number-columns-repeated="16"/>
          <table:table-cell table:style-name="ce22"/>
          <table:table-cell table:style-name="ce41"/>
          <table:table-cell table:style-name="ce45" table:formula="of:=RIGHT([.A23];LEN([.A23])-1)" office:value-type="string" office:string-value="0x37, 0x00, //   ## ###   ">
            <text:p>0x37, 0x00, // <text:s text:c="2"/>## ### <text:s text:c="2"/>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5">
          <table:table-cell table:style-name="ce42" office:value-type="string">
            <text:p><text:s/>0x39, 0x80, // <text:s text:c="2"/>### <text:s/>## <text:s/></text:p>
          </table:table-cell>
          <table:table-cell table:number-columns-repeated="18"/>
          <table:table-cell table:style-name="ce45" table:formula="of:=RIGHT([.A24];LEN([.A24])-1)" office:value-type="string" office:string-value="0x39, 0x80, //   ###  ##  ">
            <text:p>0x39, 0x80, // <text:s text:c="2"/>### <text:s/>## <text:s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31, 0x80, // <text:s text:c="2"/>## <text:s text:c="2"/>## <text:s/></text:p>
          </table:table-cell>
          <table:table-cell table:number-columns-repeated="18"/>
          <table:table-cell table:style-name="ce45" table:formula="of:=RIGHT([.A25];LEN([.A25])-1)" office:value-type="string" office:string-value="0x31, 0x80, //   ##   ##  ">
            <text:p>0x31, 0x80, // <text:s text:c="2"/>## <text:s text:c="2"/>## <text:s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31, 0x80, // <text:s text:c="2"/>## <text:s text:c="2"/>## <text:s/></text:p>
          </table:table-cell>
          <table:table-cell table:number-columns-repeated="18"/>
          <table:table-cell table:style-name="ce45" table:formula="of:=RIGHT([.A26];LEN([.A26])-1)" office:value-type="string" office:string-value="0x31, 0x80, //   ##   ##  ">
            <text:p>0x31, 0x80, // <text:s text:c="2"/>## <text:s text:c="2"/>## <text:s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31, 0x80, // <text:s text:c="2"/>## <text:s text:c="2"/>## <text:s/></text:p>
          </table:table-cell>
          <table:table-cell table:number-columns-repeated="18"/>
          <table:table-cell table:style-name="ce45" table:formula="of:=RIGHT([.A27];LEN([.A27])-1)" office:value-type="string" office:string-value="0x31, 0x80, //   ##   ##  ">
            <text:p>0x31, 0x80, // <text:s text:c="2"/>## <text:s text:c="2"/>## <text:s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31, 0x80, // <text:s text:c="2"/>## <text:s text:c="2"/>## <text:s/></text:p>
          </table:table-cell>
          <table:table-cell table:number-columns-repeated="18"/>
          <table:table-cell table:style-name="ce45" table:formula="of:=RIGHT([.A28];LEN([.A28])-1)" office:value-type="string" office:string-value="0x31, 0x80, //   ##   ##  ">
            <text:p>0x31, 0x80, // <text:s text:c="2"/>## <text:s text:c="2"/>## <text:s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7B, 0xC0, // <text:s/>#### #### </text:p>
          </table:table-cell>
          <table:table-cell table:number-columns-repeated="18"/>
          <table:table-cell table:style-name="ce45" table:formula="of:=RIGHT([.A29];LEN([.A29])-1)" office:value-type="string" office:string-value="0x7B, 0xC0, //  #### #### ">
            <text:p>0x7B, 0xC0, // <text:s/>#### #### 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01, 0x80, // <text:s text:c="7"/>## <text:s/></text:p>
          </table:table-cell>
          <table:table-cell table:number-columns-repeated="18"/>
          <table:table-cell table:style-name="ce45" table:formula="of:=RIGHT([.A30];LEN([.A30])-1)" office:value-type="string" office:string-value="0x01, 0x80, //        ##  ">
            <text:p>0x01, 0x80, // <text:s text:c="7"/>## <text:s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01, 0x80, // <text:s text:c="7"/>## <text:s/></text:p>
          </table:table-cell>
          <table:table-cell table:number-columns-repeated="18"/>
          <table:table-cell table:style-name="ce45" table:formula="of:=RIGHT([.A31];LEN([.A31])-1)" office:value-type="string" office:string-value="0x01, 0x80, //        ##  ">
            <text:p>0x01, 0x80, // <text:s text:c="7"/>## <text:s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1F, 0x00, // <text:s text:c="3"/>##### <text:s text:c="2"/></text:p>
          </table:table-cell>
          <table:table-cell table:number-columns-repeated="18"/>
          <table:table-cell table:style-name="ce45" table:formula="of:=RIGHT([.A32];LEN([.A32])-1)" office:value-type="string" office:string-value="0x1F, 0x00, //    #####   ">
            <text:p>0x1F, 0x00, // <text:s text:c="3"/>##### <text:s text:c="2"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00, 0x00, // <text:s text:c="11"/></text:p>
          </table:table-cell>
          <table:table-cell table:number-columns-repeated="18"/>
          <table:table-cell table:style-name="ce45" table:formula="of:=RIGHT([.A33];LEN([.A33])-1)" office:value-type="string" office:string-value="0x00, 0x00, //            ">
            <text:p>0x00, 0x00, // <text:s text:c="11"/></text:p>
          </table:table-cell>
          <table:table-cell table:number-columns-repeated="1004"/>
        </table:table-row>
        <table:table-row table:style-name="ro5">
          <table:table-cell table:style-name="ce42" office:value-type="string">
            <text:p><text:s/>0x00, 0x00, // <text:s text:c="11"/></text:p>
          </table:table-cell>
          <table:table-cell table:number-columns-repeated="18"/>
          <table:table-cell table:style-name="ce45" table:formula="of:=RIGHT([.A34];LEN([.A34])-1)" office:value-type="string" office:string-value="0x00, 0x00, //            ">
            <text:p>0x00, 0x00, // <text:s text:c="11"/></text:p>
          </table:table-cell>
          <table:table-cell table:number-columns-repeated="1004"/>
        </table:table-row>
        <table:table-row table:style-name="ro5" table:number-rows-repeated="4">
          <table:table-cell table:style-name="Default" table:number-columns-repeated="25"/>
          <table:table-cell table:number-columns-repeated="38"/>
          <table:table-cell table:style-name="Default" table:number-columns-repeated="961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exwerte_5x8_2" table:style-name="ta1" table:print="false">
        <table:table-column table:style-name="co13" table:number-columns-repeated="5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15"/>
        <table:table-column table:style-name="co7" table:number-columns-repeated="1016" table:default-cell-style-name="ce3"/>
        <table:table-row table:style-name="ro4"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6"/>
          <table:table-cell table:style-name="ce6" table:formula="of:=128*[.A1]+64*[.B1]+32*[.C1]+16*[.D1]+8*[.E1]+4*[.A2]+2*[.B2]+[.C2]" office:value-type="float" office:value="41">
            <text:p>41</text:p>
          </table:table-cell>
          <table:table-cell table:style-name="ce35" table:formula="of:=DEC2HEX([.G1])" office:value-type="string" office:string-value="29">
            <text:p>29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/>
          <table:table-cell table:number-columns-repeated="3" table:style-name="ce33" office:value-type="float" office:value="1">
            <text:p>1</text:p>
          </table:table-cell>
          <table:table-cell table:style-name="ce6"/>
          <table:table-cell table:style-name="ce6" table:formula="of:=128*[.D2]+64*[.E2]+32*[.A3]+16*[.B3]+8*[.C3]+4*[.D3]+2*[.E3]+[.A4]" office:value-type="float" office:value="203">
            <text:p>203</text:p>
          </table:table-cell>
          <table:table-cell table:style-name="ce35" table:formula="of:=DEC2HEX([.G2])" office:value-type="string" office:string-value="CB">
            <text:p>CB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6"/>
          <table:table-cell table:style-name="ce6" table:formula="of:=128*[.B4]+64*[.C4]+32*[.D4]+16*[.E4]+8*[.A5]+4*[.B5]+2*[.C5]+[.D5]" office:value-type="float" office:value="42">
            <text:p>42</text:p>
          </table:table-cell>
          <table:table-cell table:style-name="ce35" table:formula="of:=DEC2HEX([.G3])" office:value-type="string" office:string-value="2A">
            <text:p>2A</text:p>
          </table:table-cell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6"/>
          <table:table-cell table:style-name="ce6" table:formula="of:=128*[.E5]+64*[.A6]+32*[.B6]+16*[.C6]+8*[.D6]+4*[.E6]+2*[.A7]+[.B7]" office:value-type="float" office:value="98">
            <text:p>98</text:p>
          </table:table-cell>
          <table:table-cell table:style-name="ce35" table:formula="of:=DEC2HEX([.G4])" office:value-type="string" office:string-value="62">
            <text:p>62</text:p>
          </table:table-cell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6"/>
          <table:table-cell table:style-name="ce6" table:formula="of:=128*[.C7]+64*[.D7]+32*[.E7]+16*[.A8]+8*[.B8]+4*[.C8]+2*[.D8]+[.E8]" office:value-type="float" office:value="146">
            <text:p>146</text:p>
          </table:table-cell>
          <table:table-cell table:style-name="ce35" table:formula="of:=DEC2HEX([.G5])" office:value-type="string" office:string-value="92">
            <text:p>92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 office:value-type="float" office:value="1">
            <text:p>1</text:p>
          </table:table-cell>
          <table:table-cell table:number-columns-repeated="3" table:style-name="ce33"/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2">
          <table:table-cell table:style-name="ce6" table:number-columns-repeated="7"/>
          <table:table-cell table:style-name="ce13"/>
          <table:table-cell table:style-name="ce6" table:number-columns-repeated="1016"/>
        </table:table-row>
        <table:table-row table:style-name="ro2">
          <table:table-cell table:style-name="ce34" table:formula="of:=&quot;0x&quot;&amp;TEXT([.H1];&quot;00&quot;)&amp;&quot;, 0x&quot;&amp;TEXT([.H2];&quot;00&quot;)&amp;&quot;, 0x&quot;&amp;TEXT([.H3];&quot;00&quot;)&amp;&quot;, 0x&quot;&amp;TEXT([.H4];&quot;00&quot;)&amp;&quot;, 0x&quot;&amp;TEXT([.H5];&quot;00&quot;)&amp;&quot;,&quot;" office:value-type="string" office:string-value="0x29, 0xCB, 0x2A, 0x62, 0x92,">
            <text:p>0x29, 0xCB, 0x2A, 0x62, 0x92,</text:p>
          </table:table-cell>
          <table:table-cell table:style-name="ce11" table:number-columns-repeated="6"/>
          <table:table-cell table:style-name="ce14"/>
          <table:table-cell table:style-name="ce6" table:number-columns-repeated="1016"/>
        </table:table-row>
        <table:table-row table:style-name="ro2">
          <table:table-cell table:style-name="ce6" table:number-columns-repeated="7"/>
          <table:table-cell table:style-name="ce13"/>
          <table:table-cell table:style-name="ce6"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 table:print="false">
        <table:table-column table:style-name="co22" table:default-cell-style-name="ce45"/>
        <table:table-column table:style-name="co23" table:default-cell-style-name="ce55"/>
        <table:table-column table:style-name="co24" table:default-cell-style-name="Default"/>
        <table:table-column table:style-name="co25" table:number-columns-repeated="4" table:default-cell-style-name="Default"/>
        <table:table-column table:style-name="co5" table:default-cell-style-name="Default"/>
        <table:table-column table:style-name="co25" table:number-columns-repeated="2" table:default-cell-style-name="Default"/>
        <table:table-column table:style-name="co5" table:default-cell-style-name="Default"/>
        <table:table-column table:style-name="co25" table:number-columns-repeated="2" table:default-cell-style-name="Default"/>
        <table:table-column table:style-name="co5" table:default-cell-style-name="Default"/>
        <table:table-column table:style-name="co26" table:number-columns-repeated="2" table:default-cell-style-name="Default"/>
        <table:table-column table:style-name="co5" table:default-cell-style-name="Default"/>
        <table:table-column table:style-name="co27" table:default-cell-style-name="Default"/>
        <table:table-row table:style-name="ro5">
          <table:table-cell office:value-type="string">
            <text:p><text:s/>//ASCII 32 ' ' (8 pixels wide)</text:p>
          </table:table-cell>
          <table:table-cell table:style-name="ce54" office:value-type="float" office:value="1">
            <text:p>1</text:p>
          </table:table-cell>
          <table:table-cell table:style-name="ce45" table:formula="of:=RIGHT([.A1];LEN([.A1])-1)" office:value-type="string" office:string-value="//ASCII 32 ' ' (8 pixels wide)">
            <text:p>//ASCII 32 ' ' (8 pixels wide)</text:p>
          </table:table-cell>
          <table:table-cell table:style-name="ce47" table:formula="of:=MID([.C1];3;2)" office:value-type="string" office:string-value="AS">
            <text:p>AS</text:p>
          </table:table-cell>
          <table:table-cell table:style-name="ce47" table:formula="of:=MID([.C1];9;2)" office:value-type="string" office:string-value="32">
            <text:p>32</text:p>
          </table:table-cell>
          <table:table-cell table:style-name="ce47" table:formula="of:=HEX2DEC([.D1])" office:value-type="float" office:value="0">
            <text:p>Err:502</text:p>
          </table:table-cell>
          <table:table-cell table:style-name="ce47" table:formula="of:=HEX2DEC([.E1])" office:value-type="float" office:value="50">
            <text:p>50</text:p>
          </table:table-cell>
          <table:table-cell/>
          <table:table-cell table:style-name="ce47" table:formula="of:=INT([.F1]/8)" office:value-type="float" office:value="0">
            <text:p>Err:502</text:p>
          </table:table-cell>
          <table:table-cell table:style-name="ce47" table:formula="of:=32*MOD([.F1];8)+INT([.G1]/8)" office:value-type="float" office:value="0">
            <text:p>Err:502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formula="of:=&quot;, // &quot;&amp;SUBSTITUTE(SUBSTITUTE(DEC2BIN(S#REF!;8);&quot;0&quot;;&quot;.&quot;);&quot;1&quot;;&quot;#&quot;)&amp;SUBSTITUTE(SUBSTITUTE(DEC2BIN(T#REF!;8);&quot;0&quot;;&quot;.&quot;);&quot;1&quot;;&quot;#&quot;)" office:value-type="float" office:value="0">
            <text:p>#NAME?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]" office:value-type="float" office:value="1">
            <text:p>1</text:p>
          </table:table-cell>
          <table:table-cell table:style-name="ce45" table:formula="of:=RIGHT([.A2];LEN([.A2])-1)" office:value-type="string" office:string-value="0x00, 0x00, //            ">
            <text:p>0x00, 0x00, // <text:s text:c="11"/></text:p>
          </table:table-cell>
          <table:table-cell table:style-name="ce47" table:formula="of:=MID([.C2];3;2)" office:value-type="string" office:string-value="00">
            <text:p>00</text:p>
          </table:table-cell>
          <table:table-cell table:style-name="ce47" table:formula="of:=MID([.C2];9;2)" office:value-type="string" office:string-value="00">
            <text:p>00</text:p>
          </table:table-cell>
          <table:table-cell table:style-name="ce47" table:formula="of:=HEX2DEC([.D2])" office:value-type="float" office:value="0">
            <text:p>0</text:p>
          </table:table-cell>
          <table:table-cell table:style-name="ce47" table:formula="of:=HEX2DEC([.E2])" office:value-type="float" office:value="0">
            <text:p>0</text:p>
          </table:table-cell>
          <table:table-cell/>
          <table:table-cell table:style-name="ce47" table:formula="of:=MOD([.F2]*8;256)+INT(([.F3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])" office:value-type="string" office:string-value="0">
            <text:p>0</text:p>
          </table:table-cell>
          <table:table-cell table:style-name="ce47" table:formula="of:=DEC2HEX([.J2])" office:value-type="string" office:string-value="0">
            <text:p>0</text:p>
          </table:table-cell>
          <table:table-cell/>
          <table:table-cell table:style-name="ce47" table:formula="of:=&quot; 0x&quot;&amp;IF(LEN([.L2])=1;&quot;0&quot;&amp;TEXT([.L2];&quot;0&quot;);[.L2])" office:value-type="string" office:string-value=" 0x00">
            <text:p><text:s/>0x00</text:p>
          </table:table-cell>
          <table:table-cell table:style-name="ce47" table:formula="of:=&quot; 0x&quot;&amp;IF(LEN([.M2])=1;&quot;0&quot;&amp;TEXT([.M2];&quot;0&quot;);[.M2])" office:value-type="string" office:string-value=" 0x00">
            <text:p><text:s/>0x00</text:p>
          </table:table-cell>
          <table:table-cell/>
          <table:table-cell table:formula="of:=&quot;, // &quot;&amp;SUBSTITUTE(SUBSTITUTE(DEC2BIN([.L2];8);&quot;0&quot;;&quot;.&quot;);&quot;1&quot;;&quot;#&quot;)&amp;SUBSTITUTE(SUBSTITUTE(DEC2BIN([.M2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]" office:value-type="float" office:value="1">
            <text:p>1</text:p>
          </table:table-cell>
          <table:table-cell table:style-name="ce45" table:formula="of:=RIGHT([.A3];LEN([.A3])-1)" office:value-type="string" office:string-value="0x00, 0x00, //            ">
            <text:p>0x00, 0x00, // <text:s text:c="11"/></text:p>
          </table:table-cell>
          <table:table-cell table:style-name="ce47" table:formula="of:=MID([.C3];3;2)" office:value-type="string" office:string-value="00">
            <text:p>00</text:p>
          </table:table-cell>
          <table:table-cell table:style-name="ce47" table:formula="of:=MID([.C3];9;2)" office:value-type="string" office:string-value="00">
            <text:p>00</text:p>
          </table:table-cell>
          <table:table-cell table:style-name="ce47" table:formula="of:=HEX2DEC([.D3])" office:value-type="float" office:value="0">
            <text:p>0</text:p>
          </table:table-cell>
          <table:table-cell table:style-name="ce47" table:formula="of:=HEX2DEC([.E3])" office:value-type="float" office:value="0">
            <text:p>0</text:p>
          </table:table-cell>
          <table:table-cell/>
          <table:table-cell table:style-name="ce47" table:formula="of:=MOD([.F3]*8;256)+INT(([.F4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])" office:value-type="string" office:string-value="0">
            <text:p>0</text:p>
          </table:table-cell>
          <table:table-cell table:style-name="ce47" table:formula="of:=DEC2HEX([.J3])" office:value-type="string" office:string-value="0">
            <text:p>0</text:p>
          </table:table-cell>
          <table:table-cell/>
          <table:table-cell table:style-name="ce47" table:formula="of:=&quot; 0x&quot;&amp;IF(LEN([.L3])=1;&quot;0&quot;&amp;TEXT([.L3];&quot;0&quot;);[.L3])" office:value-type="string" office:string-value=" 0x00">
            <text:p><text:s/>0x00</text:p>
          </table:table-cell>
          <table:table-cell table:style-name="ce47" table:formula="of:=&quot; 0x&quot;&amp;IF(LEN([.M3])=1;&quot;0&quot;&amp;TEXT([.M3];&quot;0&quot;);[.M3])" office:value-type="string" office:string-value=" 0x00">
            <text:p><text:s/>0x00</text:p>
          </table:table-cell>
          <table:table-cell/>
          <table:table-cell table:formula="of:=&quot;, // &quot;&amp;SUBSTITUTE(SUBSTITUTE(DEC2BIN([.L3];8);&quot;0&quot;;&quot;.&quot;);&quot;1&quot;;&quot;#&quot;)&amp;SUBSTITUTE(SUBSTITUTE(DEC2BIN([.M3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]" office:value-type="float" office:value="1">
            <text:p>1</text:p>
          </table:table-cell>
          <table:table-cell table:style-name="ce45" table:formula="of:=RIGHT([.A4];LEN([.A4])-1)" office:value-type="string" office:string-value="0x00, 0x00, //            ">
            <text:p>0x00, 0x00, // <text:s text:c="11"/></text:p>
          </table:table-cell>
          <table:table-cell table:style-name="ce47" table:formula="of:=MID([.C4];3;2)" office:value-type="string" office:string-value="00">
            <text:p>00</text:p>
          </table:table-cell>
          <table:table-cell table:style-name="ce47" table:formula="of:=MID([.C4];9;2)" office:value-type="string" office:string-value="00">
            <text:p>00</text:p>
          </table:table-cell>
          <table:table-cell table:style-name="ce47" table:formula="of:=HEX2DEC([.D4])" office:value-type="float" office:value="0">
            <text:p>0</text:p>
          </table:table-cell>
          <table:table-cell table:style-name="ce47" table:formula="of:=HEX2DEC([.E4])" office:value-type="float" office:value="0">
            <text:p>0</text:p>
          </table:table-cell>
          <table:table-cell/>
          <table:table-cell table:style-name="ce47" table:formula="of:=MOD([.F4]*8;256)+INT(([.F5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4])" office:value-type="string" office:string-value="0">
            <text:p>0</text:p>
          </table:table-cell>
          <table:table-cell table:style-name="ce47" table:formula="of:=DEC2HEX([.J4])" office:value-type="string" office:string-value="0">
            <text:p>0</text:p>
          </table:table-cell>
          <table:table-cell/>
          <table:table-cell table:style-name="ce47" table:formula="of:=&quot; 0x&quot;&amp;IF(LEN([.L4])=1;&quot;0&quot;&amp;TEXT([.L4];&quot;0&quot;);[.L4])" office:value-type="string" office:string-value=" 0x00">
            <text:p><text:s/>0x00</text:p>
          </table:table-cell>
          <table:table-cell table:style-name="ce47" table:formula="of:=&quot; 0x&quot;&amp;IF(LEN([.M4])=1;&quot;0&quot;&amp;TEXT([.M4];&quot;0&quot;);[.M4])" office:value-type="string" office:string-value=" 0x00">
            <text:p><text:s/>0x00</text:p>
          </table:table-cell>
          <table:table-cell/>
          <table:table-cell table:formula="of:=&quot;, // &quot;&amp;SUBSTITUTE(SUBSTITUTE(DEC2BIN([.L4];8);&quot;0&quot;;&quot;.&quot;);&quot;1&quot;;&quot;#&quot;)&amp;SUBSTITUTE(SUBSTITUTE(DEC2BIN([.M4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]" office:value-type="float" office:value="1">
            <text:p>1</text:p>
          </table:table-cell>
          <table:table-cell table:style-name="ce45" table:formula="of:=RIGHT([.A5];LEN([.A5])-1)" office:value-type="string" office:string-value="0x00, 0x00, //            ">
            <text:p>0x00, 0x00, // <text:s text:c="11"/></text:p>
          </table:table-cell>
          <table:table-cell table:style-name="ce47" table:formula="of:=MID([.C5];3;2)" office:value-type="string" office:string-value="00">
            <text:p>00</text:p>
          </table:table-cell>
          <table:table-cell table:style-name="ce47" table:formula="of:=MID([.C5];9;2)" office:value-type="string" office:string-value="00">
            <text:p>00</text:p>
          </table:table-cell>
          <table:table-cell table:style-name="ce47" table:formula="of:=HEX2DEC([.D5])" office:value-type="float" office:value="0">
            <text:p>0</text:p>
          </table:table-cell>
          <table:table-cell table:style-name="ce47" table:formula="of:=HEX2DEC([.E5])" office:value-type="float" office:value="0">
            <text:p>0</text:p>
          </table:table-cell>
          <table:table-cell/>
          <table:table-cell table:style-name="ce47" table:formula="of:=MOD([.F5]*8;256)+INT(([.F6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5])" office:value-type="string" office:string-value="0">
            <text:p>0</text:p>
          </table:table-cell>
          <table:table-cell table:style-name="ce47" table:formula="of:=DEC2HEX([.J5])" office:value-type="string" office:string-value="0">
            <text:p>0</text:p>
          </table:table-cell>
          <table:table-cell/>
          <table:table-cell table:style-name="ce47" table:formula="of:=&quot; 0x&quot;&amp;IF(LEN([.L5])=1;&quot;0&quot;&amp;TEXT([.L5];&quot;0&quot;);[.L5])" office:value-type="string" office:string-value=" 0x00">
            <text:p><text:s/>0x00</text:p>
          </table:table-cell>
          <table:table-cell table:style-name="ce47" table:formula="of:=&quot; 0x&quot;&amp;IF(LEN([.M5])=1;&quot;0&quot;&amp;TEXT([.M5];&quot;0&quot;);[.M5])" office:value-type="string" office:string-value=" 0x00">
            <text:p><text:s/>0x00</text:p>
          </table:table-cell>
          <table:table-cell/>
          <table:table-cell table:formula="of:=&quot;, // &quot;&amp;SUBSTITUTE(SUBSTITUTE(DEC2BIN([.L5];8);&quot;0&quot;;&quot;.&quot;);&quot;1&quot;;&quot;#&quot;)&amp;SUBSTITUTE(SUBSTITUTE(DEC2BIN([.M5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]" office:value-type="float" office:value="1">
            <text:p>1</text:p>
          </table:table-cell>
          <table:table-cell table:style-name="ce45" table:formula="of:=RIGHT([.A6];LEN([.A6])-1)" office:value-type="string" office:string-value="0x00, 0x00, //            ">
            <text:p>0x00, 0x00, // <text:s text:c="11"/></text:p>
          </table:table-cell>
          <table:table-cell table:style-name="ce47" table:formula="of:=MID([.C6];3;2)" office:value-type="string" office:string-value="00">
            <text:p>00</text:p>
          </table:table-cell>
          <table:table-cell table:style-name="ce47" table:formula="of:=MID([.C6];9;2)" office:value-type="string" office:string-value="00">
            <text:p>00</text:p>
          </table:table-cell>
          <table:table-cell table:style-name="ce47" table:formula="of:=HEX2DEC([.D6])" office:value-type="float" office:value="0">
            <text:p>0</text:p>
          </table:table-cell>
          <table:table-cell table:style-name="ce47" table:formula="of:=HEX2DEC([.E6])" office:value-type="float" office:value="0">
            <text:p>0</text:p>
          </table:table-cell>
          <table:table-cell/>
          <table:table-cell table:style-name="ce47" table:formula="of:=MOD([.F6]*8;256)+INT(([.F7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6])" office:value-type="string" office:string-value="0">
            <text:p>0</text:p>
          </table:table-cell>
          <table:table-cell table:style-name="ce47" table:formula="of:=DEC2HEX([.J6])" office:value-type="string" office:string-value="0">
            <text:p>0</text:p>
          </table:table-cell>
          <table:table-cell/>
          <table:table-cell table:style-name="ce47" table:formula="of:=&quot; 0x&quot;&amp;IF(LEN([.L6])=1;&quot;0&quot;&amp;TEXT([.L6];&quot;0&quot;);[.L6])" office:value-type="string" office:string-value=" 0x00">
            <text:p><text:s/>0x00</text:p>
          </table:table-cell>
          <table:table-cell table:style-name="ce47" table:formula="of:=&quot; 0x&quot;&amp;IF(LEN([.M6])=1;&quot;0&quot;&amp;TEXT([.M6];&quot;0&quot;);[.M6])" office:value-type="string" office:string-value=" 0x00">
            <text:p><text:s/>0x00</text:p>
          </table:table-cell>
          <table:table-cell/>
          <table:table-cell table:formula="of:=&quot;, // &quot;&amp;SUBSTITUTE(SUBSTITUTE(DEC2BIN([.L6];8);&quot;0&quot;;&quot;.&quot;);&quot;1&quot;;&quot;#&quot;)&amp;SUBSTITUTE(SUBSTITUTE(DEC2BIN([.M6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]" office:value-type="float" office:value="1">
            <text:p>1</text:p>
          </table:table-cell>
          <table:table-cell table:style-name="ce45" table:formula="of:=RIGHT([.A7];LEN([.A7])-1)" office:value-type="string" office:string-value="0x00, 0x00, //            ">
            <text:p>0x00, 0x00, // <text:s text:c="11"/></text:p>
          </table:table-cell>
          <table:table-cell table:style-name="ce47" table:formula="of:=MID([.C7];3;2)" office:value-type="string" office:string-value="00">
            <text:p>00</text:p>
          </table:table-cell>
          <table:table-cell table:style-name="ce47" table:formula="of:=MID([.C7];9;2)" office:value-type="string" office:string-value="00">
            <text:p>00</text:p>
          </table:table-cell>
          <table:table-cell table:style-name="ce47" table:formula="of:=HEX2DEC([.D7])" office:value-type="float" office:value="0">
            <text:p>0</text:p>
          </table:table-cell>
          <table:table-cell table:style-name="ce47" table:formula="of:=HEX2DEC([.E7])" office:value-type="float" office:value="0">
            <text:p>0</text:p>
          </table:table-cell>
          <table:table-cell/>
          <table:table-cell table:style-name="ce47" table:formula="of:=MOD([.F7]*8;256)+INT(([.F8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7])" office:value-type="string" office:string-value="0">
            <text:p>0</text:p>
          </table:table-cell>
          <table:table-cell table:style-name="ce47" table:formula="of:=DEC2HEX([.J7])" office:value-type="string" office:string-value="0">
            <text:p>0</text:p>
          </table:table-cell>
          <table:table-cell/>
          <table:table-cell table:style-name="ce47" table:formula="of:=&quot; 0x&quot;&amp;IF(LEN([.L7])=1;&quot;0&quot;&amp;TEXT([.L7];&quot;0&quot;);[.L7])" office:value-type="string" office:string-value=" 0x00">
            <text:p><text:s/>0x00</text:p>
          </table:table-cell>
          <table:table-cell table:style-name="ce47" table:formula="of:=&quot; 0x&quot;&amp;IF(LEN([.M7])=1;&quot;0&quot;&amp;TEXT([.M7];&quot;0&quot;);[.M7])" office:value-type="string" office:string-value=" 0x00">
            <text:p><text:s/>0x00</text:p>
          </table:table-cell>
          <table:table-cell/>
          <table:table-cell table:formula="of:=&quot;, // &quot;&amp;SUBSTITUTE(SUBSTITUTE(DEC2BIN([.L7];8);&quot;0&quot;;&quot;.&quot;);&quot;1&quot;;&quot;#&quot;)&amp;SUBSTITUTE(SUBSTITUTE(DEC2BIN([.M7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]" office:value-type="float" office:value="1">
            <text:p>1</text:p>
          </table:table-cell>
          <table:table-cell table:style-name="ce45" table:formula="of:=RIGHT([.A8];LEN([.A8])-1)" office:value-type="string" office:string-value="0x00, 0x00, //            ">
            <text:p>0x00, 0x00, // <text:s text:c="11"/></text:p>
          </table:table-cell>
          <table:table-cell table:style-name="ce47" table:formula="of:=MID([.C8];3;2)" office:value-type="string" office:string-value="00">
            <text:p>00</text:p>
          </table:table-cell>
          <table:table-cell table:style-name="ce47" table:formula="of:=MID([.C8];9;2)" office:value-type="string" office:string-value="00">
            <text:p>00</text:p>
          </table:table-cell>
          <table:table-cell table:style-name="ce47" table:formula="of:=HEX2DEC([.D8])" office:value-type="float" office:value="0">
            <text:p>0</text:p>
          </table:table-cell>
          <table:table-cell table:style-name="ce47" table:formula="of:=HEX2DEC([.E8])" office:value-type="float" office:value="0">
            <text:p>0</text:p>
          </table:table-cell>
          <table:table-cell/>
          <table:table-cell table:style-name="ce47" table:formula="of:=MOD([.F8]*8;256)+INT(([.F9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8])" office:value-type="string" office:string-value="0">
            <text:p>0</text:p>
          </table:table-cell>
          <table:table-cell table:style-name="ce47" table:formula="of:=DEC2HEX([.J8])" office:value-type="string" office:string-value="0">
            <text:p>0</text:p>
          </table:table-cell>
          <table:table-cell/>
          <table:table-cell table:style-name="ce47" table:formula="of:=&quot; 0x&quot;&amp;IF(LEN([.L8])=1;&quot;0&quot;&amp;TEXT([.L8];&quot;0&quot;);[.L8])" office:value-type="string" office:string-value=" 0x00">
            <text:p><text:s/>0x00</text:p>
          </table:table-cell>
          <table:table-cell table:style-name="ce47" table:formula="of:=&quot; 0x&quot;&amp;IF(LEN([.M8])=1;&quot;0&quot;&amp;TEXT([.M8];&quot;0&quot;);[.M8])" office:value-type="string" office:string-value=" 0x00">
            <text:p><text:s/>0x00</text:p>
          </table:table-cell>
          <table:table-cell/>
          <table:table-cell table:formula="of:=&quot;, // &quot;&amp;SUBSTITUTE(SUBSTITUTE(DEC2BIN([.L8];8);&quot;0&quot;;&quot;.&quot;);&quot;1&quot;;&quot;#&quot;)&amp;SUBSTITUTE(SUBSTITUTE(DEC2BIN([.M8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]" office:value-type="float" office:value="1">
            <text:p>1</text:p>
          </table:table-cell>
          <table:table-cell table:style-name="ce45" table:formula="of:=RIGHT([.A9];LEN([.A9])-1)" office:value-type="string" office:string-value="0x00, 0x00, //            ">
            <text:p>0x00, 0x00, // <text:s text:c="11"/></text:p>
          </table:table-cell>
          <table:table-cell table:style-name="ce47" table:formula="of:=MID([.C9];3;2)" office:value-type="string" office:string-value="00">
            <text:p>00</text:p>
          </table:table-cell>
          <table:table-cell table:style-name="ce47" table:formula="of:=MID([.C9];9;2)" office:value-type="string" office:string-value="00">
            <text:p>00</text:p>
          </table:table-cell>
          <table:table-cell table:style-name="ce47" table:formula="of:=HEX2DEC([.D9])" office:value-type="float" office:value="0">
            <text:p>0</text:p>
          </table:table-cell>
          <table:table-cell table:style-name="ce47" table:formula="of:=HEX2DEC([.E9])" office:value-type="float" office:value="0">
            <text:p>0</text:p>
          </table:table-cell>
          <table:table-cell/>
          <table:table-cell table:style-name="ce47" table:formula="of:=MOD([.F9]*8;256)+INT(([.F10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9])" office:value-type="string" office:string-value="0">
            <text:p>0</text:p>
          </table:table-cell>
          <table:table-cell table:style-name="ce47" table:formula="of:=DEC2HEX([.J9])" office:value-type="string" office:string-value="0">
            <text:p>0</text:p>
          </table:table-cell>
          <table:table-cell/>
          <table:table-cell table:style-name="ce47" table:formula="of:=&quot; 0x&quot;&amp;IF(LEN([.L9])=1;&quot;0&quot;&amp;TEXT([.L9];&quot;0&quot;);[.L9])" office:value-type="string" office:string-value=" 0x00">
            <text:p><text:s/>0x00</text:p>
          </table:table-cell>
          <table:table-cell table:style-name="ce47" table:formula="of:=&quot; 0x&quot;&amp;IF(LEN([.M9])=1;&quot;0&quot;&amp;TEXT([.M9];&quot;0&quot;);[.M9])" office:value-type="string" office:string-value=" 0x00">
            <text:p><text:s/>0x00</text:p>
          </table:table-cell>
          <table:table-cell/>
          <table:table-cell table:formula="of:=&quot;, // &quot;&amp;SUBSTITUTE(SUBSTITUTE(DEC2BIN([.L9];8);&quot;0&quot;;&quot;.&quot;);&quot;1&quot;;&quot;#&quot;)&amp;SUBSTITUTE(SUBSTITUTE(DEC2BIN([.M9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]" office:value-type="float" office:value="1">
            <text:p>1</text:p>
          </table:table-cell>
          <table:table-cell table:style-name="ce45" table:formula="of:=RIGHT([.A10];LEN([.A10])-1)" office:value-type="string" office:string-value="0x00, 0x00, //            ">
            <text:p>0x00, 0x00, // <text:s text:c="11"/></text:p>
          </table:table-cell>
          <table:table-cell table:style-name="ce47" table:formula="of:=MID([.C10];3;2)" office:value-type="string" office:string-value="00">
            <text:p>00</text:p>
          </table:table-cell>
          <table:table-cell table:style-name="ce47" table:formula="of:=MID([.C10];9;2)" office:value-type="string" office:string-value="00">
            <text:p>00</text:p>
          </table:table-cell>
          <table:table-cell table:style-name="ce47" table:formula="of:=HEX2DEC([.D10])" office:value-type="float" office:value="0">
            <text:p>0</text:p>
          </table:table-cell>
          <table:table-cell table:style-name="ce47" table:formula="of:=HEX2DEC([.E10])" office:value-type="float" office:value="0">
            <text:p>0</text:p>
          </table:table-cell>
          <table:table-cell/>
          <table:table-cell table:style-name="ce47" table:formula="of:=MOD([.F10]*8;256)+INT(([.F11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0])" office:value-type="string" office:string-value="0">
            <text:p>0</text:p>
          </table:table-cell>
          <table:table-cell table:style-name="ce47" table:formula="of:=DEC2HEX([.J10])" office:value-type="string" office:string-value="0">
            <text:p>0</text:p>
          </table:table-cell>
          <table:table-cell/>
          <table:table-cell table:style-name="ce47" table:formula="of:=&quot; 0x&quot;&amp;IF(LEN([.L10])=1;&quot;0&quot;&amp;TEXT([.L10];&quot;0&quot;);[.L10])" office:value-type="string" office:string-value=" 0x00">
            <text:p><text:s/>0x00</text:p>
          </table:table-cell>
          <table:table-cell table:style-name="ce47" table:formula="of:=&quot; 0x&quot;&amp;IF(LEN([.M10])=1;&quot;0&quot;&amp;TEXT([.M10];&quot;0&quot;);[.M10])" office:value-type="string" office:string-value=" 0x00">
            <text:p><text:s/>0x00</text:p>
          </table:table-cell>
          <table:table-cell/>
          <table:table-cell table:formula="of:=&quot;, // &quot;&amp;SUBSTITUTE(SUBSTITUTE(DEC2BIN([.L10];8);&quot;0&quot;;&quot;.&quot;);&quot;1&quot;;&quot;#&quot;)&amp;SUBSTITUTE(SUBSTITUTE(DEC2BIN([.M10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]" office:value-type="float" office:value="1">
            <text:p>1</text:p>
          </table:table-cell>
          <table:table-cell table:style-name="ce45" table:formula="of:=RIGHT([.A11];LEN([.A11])-1)" office:value-type="string" office:string-value="0x00, 0x00, //            ">
            <text:p>0x00, 0x00, // <text:s text:c="11"/></text:p>
          </table:table-cell>
          <table:table-cell table:style-name="ce47" table:formula="of:=MID([.C11];3;2)" office:value-type="string" office:string-value="00">
            <text:p>00</text:p>
          </table:table-cell>
          <table:table-cell table:style-name="ce47" table:formula="of:=MID([.C11];9;2)" office:value-type="string" office:string-value="00">
            <text:p>00</text:p>
          </table:table-cell>
          <table:table-cell table:style-name="ce47" table:formula="of:=HEX2DEC([.D11])" office:value-type="float" office:value="0">
            <text:p>0</text:p>
          </table:table-cell>
          <table:table-cell table:style-name="ce47" table:formula="of:=HEX2DEC([.E11])" office:value-type="float" office:value="0">
            <text:p>0</text:p>
          </table:table-cell>
          <table:table-cell/>
          <table:table-cell table:style-name="ce47" table:formula="of:=MOD([.F11]*8;256)+INT(([.F12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1])" office:value-type="string" office:string-value="0">
            <text:p>0</text:p>
          </table:table-cell>
          <table:table-cell table:style-name="ce47" table:formula="of:=DEC2HEX([.J11])" office:value-type="string" office:string-value="0">
            <text:p>0</text:p>
          </table:table-cell>
          <table:table-cell/>
          <table:table-cell table:style-name="ce47" table:formula="of:=&quot; 0x&quot;&amp;IF(LEN([.L11])=1;&quot;0&quot;&amp;TEXT([.L11];&quot;0&quot;);[.L11])" office:value-type="string" office:string-value=" 0x00">
            <text:p><text:s/>0x00</text:p>
          </table:table-cell>
          <table:table-cell table:style-name="ce47" table:formula="of:=&quot; 0x&quot;&amp;IF(LEN([.M11])=1;&quot;0&quot;&amp;TEXT([.M11];&quot;0&quot;);[.M11])" office:value-type="string" office:string-value=" 0x00">
            <text:p><text:s/>0x00</text:p>
          </table:table-cell>
          <table:table-cell/>
          <table:table-cell table:formula="of:=&quot;, // &quot;&amp;SUBSTITUTE(SUBSTITUTE(DEC2BIN([.L11];8);&quot;0&quot;;&quot;.&quot;);&quot;1&quot;;&quot;#&quot;)&amp;SUBSTITUTE(SUBSTITUTE(DEC2BIN([.M11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]" office:value-type="float" office:value="1">
            <text:p>1</text:p>
          </table:table-cell>
          <table:table-cell table:style-name="ce45" table:formula="of:=RIGHT([.A12];LEN([.A12])-1)" office:value-type="string" office:string-value="0x00, 0x00, //            ">
            <text:p>0x00, 0x00, // <text:s text:c="11"/></text:p>
          </table:table-cell>
          <table:table-cell table:style-name="ce47" table:formula="of:=MID([.C12];3;2)" office:value-type="string" office:string-value="00">
            <text:p>00</text:p>
          </table:table-cell>
          <table:table-cell table:style-name="ce47" table:formula="of:=MID([.C12];9;2)" office:value-type="string" office:string-value="00">
            <text:p>00</text:p>
          </table:table-cell>
          <table:table-cell table:style-name="ce47" table:formula="of:=HEX2DEC([.D12])" office:value-type="float" office:value="0">
            <text:p>0</text:p>
          </table:table-cell>
          <table:table-cell table:style-name="ce47" table:formula="of:=HEX2DEC([.E12])" office:value-type="float" office:value="0">
            <text:p>0</text:p>
          </table:table-cell>
          <table:table-cell/>
          <table:table-cell table:style-name="ce47" table:formula="of:=MOD([.F12]*8;256)+INT(([.F13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2])" office:value-type="string" office:string-value="0">
            <text:p>0</text:p>
          </table:table-cell>
          <table:table-cell table:style-name="ce47" table:formula="of:=DEC2HEX([.J12])" office:value-type="string" office:string-value="0">
            <text:p>0</text:p>
          </table:table-cell>
          <table:table-cell/>
          <table:table-cell table:style-name="ce47" table:formula="of:=&quot; 0x&quot;&amp;IF(LEN([.L12])=1;&quot;0&quot;&amp;TEXT([.L12];&quot;0&quot;);[.L12])" office:value-type="string" office:string-value=" 0x00">
            <text:p><text:s/>0x00</text:p>
          </table:table-cell>
          <table:table-cell table:style-name="ce47" table:formula="of:=&quot; 0x&quot;&amp;IF(LEN([.M12])=1;&quot;0&quot;&amp;TEXT([.M12];&quot;0&quot;);[.M12])" office:value-type="string" office:string-value=" 0x00">
            <text:p><text:s/>0x00</text:p>
          </table:table-cell>
          <table:table-cell/>
          <table:table-cell table:formula="of:=&quot;, // &quot;&amp;SUBSTITUTE(SUBSTITUTE(DEC2BIN([.L12];8);&quot;0&quot;;&quot;.&quot;);&quot;1&quot;;&quot;#&quot;)&amp;SUBSTITUTE(SUBSTITUTE(DEC2BIN([.M12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]" office:value-type="float" office:value="1">
            <text:p>1</text:p>
          </table:table-cell>
          <table:table-cell table:style-name="ce45" table:formula="of:=RIGHT([.A13];LEN([.A13])-1)" office:value-type="string" office:string-value="0x00, 0x00, //            ">
            <text:p>0x00, 0x00, // <text:s text:c="11"/></text:p>
          </table:table-cell>
          <table:table-cell table:style-name="ce47" table:formula="of:=MID([.C13];3;2)" office:value-type="string" office:string-value="00">
            <text:p>00</text:p>
          </table:table-cell>
          <table:table-cell table:style-name="ce47" table:formula="of:=MID([.C13];9;2)" office:value-type="string" office:string-value="00">
            <text:p>00</text:p>
          </table:table-cell>
          <table:table-cell table:style-name="ce47" table:formula="of:=HEX2DEC([.D13])" office:value-type="float" office:value="0">
            <text:p>0</text:p>
          </table:table-cell>
          <table:table-cell table:style-name="ce47" table:formula="of:=HEX2DEC([.E13])" office:value-type="float" office:value="0">
            <text:p>0</text:p>
          </table:table-cell>
          <table:table-cell/>
          <table:table-cell table:style-name="ce47" table:formula="of:=MOD([.F13]*8;256)+INT(([.F14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3])" office:value-type="string" office:string-value="0">
            <text:p>0</text:p>
          </table:table-cell>
          <table:table-cell table:style-name="ce47" table:formula="of:=DEC2HEX([.J13])" office:value-type="string" office:string-value="0">
            <text:p>0</text:p>
          </table:table-cell>
          <table:table-cell/>
          <table:table-cell table:style-name="ce47" table:formula="of:=&quot; 0x&quot;&amp;IF(LEN([.L13])=1;&quot;0&quot;&amp;TEXT([.L13];&quot;0&quot;);[.L13])" office:value-type="string" office:string-value=" 0x00">
            <text:p><text:s/>0x00</text:p>
          </table:table-cell>
          <table:table-cell table:style-name="ce47" table:formula="of:=&quot; 0x&quot;&amp;IF(LEN([.M13])=1;&quot;0&quot;&amp;TEXT([.M13];&quot;0&quot;);[.M13])" office:value-type="string" office:string-value=" 0x00">
            <text:p><text:s/>0x00</text:p>
          </table:table-cell>
          <table:table-cell/>
          <table:table-cell table:formula="of:=&quot;, // &quot;&amp;SUBSTITUTE(SUBSTITUTE(DEC2BIN([.L13];8);&quot;0&quot;;&quot;.&quot;);&quot;1&quot;;&quot;#&quot;)&amp;SUBSTITUTE(SUBSTITUTE(DEC2BIN([.M13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]" office:value-type="float" office:value="1">
            <text:p>1</text:p>
          </table:table-cell>
          <table:table-cell table:style-name="ce45" table:formula="of:=RIGHT([.A14];LEN([.A14])-1)" office:value-type="string" office:string-value="0x00, 0x00, //            ">
            <text:p>0x00, 0x00, // <text:s text:c="11"/></text:p>
          </table:table-cell>
          <table:table-cell table:style-name="ce47" table:formula="of:=MID([.C14];3;2)" office:value-type="string" office:string-value="00">
            <text:p>00</text:p>
          </table:table-cell>
          <table:table-cell table:style-name="ce47" table:formula="of:=MID([.C14];9;2)" office:value-type="string" office:string-value="00">
            <text:p>00</text:p>
          </table:table-cell>
          <table:table-cell table:style-name="ce47" table:formula="of:=HEX2DEC([.D14])" office:value-type="float" office:value="0">
            <text:p>0</text:p>
          </table:table-cell>
          <table:table-cell table:style-name="ce47" table:formula="of:=HEX2DEC([.E14])" office:value-type="float" office:value="0">
            <text:p>0</text:p>
          </table:table-cell>
          <table:table-cell/>
          <table:table-cell table:style-name="ce47" table:formula="of:=MOD([.F14]*8;256)+INT(([.F15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4])" office:value-type="string" office:string-value="0">
            <text:p>0</text:p>
          </table:table-cell>
          <table:table-cell table:style-name="ce47" table:formula="of:=DEC2HEX([.J14])" office:value-type="string" office:string-value="0">
            <text:p>0</text:p>
          </table:table-cell>
          <table:table-cell/>
          <table:table-cell table:style-name="ce47" table:formula="of:=&quot; 0x&quot;&amp;IF(LEN([.L14])=1;&quot;0&quot;&amp;TEXT([.L14];&quot;0&quot;);[.L14])" office:value-type="string" office:string-value=" 0x00">
            <text:p><text:s/>0x00</text:p>
          </table:table-cell>
          <table:table-cell table:style-name="ce47" table:formula="of:=&quot; 0x&quot;&amp;IF(LEN([.M14])=1;&quot;0&quot;&amp;TEXT([.M14];&quot;0&quot;);[.M14])" office:value-type="string" office:string-value=" 0x00">
            <text:p><text:s/>0x00</text:p>
          </table:table-cell>
          <table:table-cell/>
          <table:table-cell table:formula="of:=&quot;, // &quot;&amp;SUBSTITUTE(SUBSTITUTE(DEC2BIN([.L14];8);&quot;0&quot;;&quot;.&quot;);&quot;1&quot;;&quot;#&quot;)&amp;SUBSTITUTE(SUBSTITUTE(DEC2BIN([.M14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]" office:value-type="float" office:value="1">
            <text:p>1</text:p>
          </table:table-cell>
          <table:table-cell table:style-name="ce45" table:formula="of:=RIGHT([.A15];LEN([.A15])-1)" office:value-type="string" office:string-value="0x00, 0x00, //            ">
            <text:p>0x00, 0x00, // <text:s text:c="11"/></text:p>
          </table:table-cell>
          <table:table-cell table:style-name="ce47" table:formula="of:=MID([.C15];3;2)" office:value-type="string" office:string-value="00">
            <text:p>00</text:p>
          </table:table-cell>
          <table:table-cell table:style-name="ce47" table:formula="of:=MID([.C15];9;2)" office:value-type="string" office:string-value="00">
            <text:p>00</text:p>
          </table:table-cell>
          <table:table-cell table:style-name="ce47" table:formula="of:=HEX2DEC([.D15])" office:value-type="float" office:value="0">
            <text:p>0</text:p>
          </table:table-cell>
          <table:table-cell table:style-name="ce47" table:formula="of:=HEX2DEC([.E15])" office:value-type="float" office:value="0">
            <text:p>0</text:p>
          </table:table-cell>
          <table:table-cell/>
          <table:table-cell table:style-name="ce47" table:formula="of:=MOD([.F15]*8;256)+INT(([.F16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5])" office:value-type="string" office:string-value="0">
            <text:p>0</text:p>
          </table:table-cell>
          <table:table-cell table:style-name="ce47" table:formula="of:=DEC2HEX([.J15])" office:value-type="string" office:string-value="0">
            <text:p>0</text:p>
          </table:table-cell>
          <table:table-cell/>
          <table:table-cell table:style-name="ce47" table:formula="of:=&quot; 0x&quot;&amp;IF(LEN([.L15])=1;&quot;0&quot;&amp;TEXT([.L15];&quot;0&quot;);[.L15])" office:value-type="string" office:string-value=" 0x00">
            <text:p><text:s/>0x00</text:p>
          </table:table-cell>
          <table:table-cell table:style-name="ce47" table:formula="of:=&quot; 0x&quot;&amp;IF(LEN([.M15])=1;&quot;0&quot;&amp;TEXT([.M15];&quot;0&quot;);[.M15])" office:value-type="string" office:string-value=" 0x00">
            <text:p><text:s/>0x00</text:p>
          </table:table-cell>
          <table:table-cell/>
          <table:table-cell table:formula="of:=&quot;, // &quot;&amp;SUBSTITUTE(SUBSTITUTE(DEC2BIN([.L15];8);&quot;0&quot;;&quot;.&quot;);&quot;1&quot;;&quot;#&quot;)&amp;SUBSTITUTE(SUBSTITUTE(DEC2BIN([.M15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]" office:value-type="float" office:value="1">
            <text:p>1</text:p>
          </table:table-cell>
          <table:table-cell table:style-name="ce45" table:formula="of:=RIGHT([.A16];LEN([.A16])-1)" office:value-type="string" office:string-value="0x00, 0x00, //            ">
            <text:p>0x00, 0x00, // <text:s text:c="11"/></text:p>
          </table:table-cell>
          <table:table-cell table:style-name="ce47" table:formula="of:=MID([.C16];3;2)" office:value-type="string" office:string-value="00">
            <text:p>00</text:p>
          </table:table-cell>
          <table:table-cell table:style-name="ce47" table:formula="of:=MID([.C16];9;2)" office:value-type="string" office:string-value="00">
            <text:p>00</text:p>
          </table:table-cell>
          <table:table-cell table:style-name="ce47" table:formula="of:=HEX2DEC([.D16])" office:value-type="float" office:value="0">
            <text:p>0</text:p>
          </table:table-cell>
          <table:table-cell table:style-name="ce47" table:formula="of:=HEX2DEC([.E16])" office:value-type="float" office:value="0">
            <text:p>0</text:p>
          </table:table-cell>
          <table:table-cell/>
          <table:table-cell table:style-name="ce47" table:formula="of:=MOD([.F16]*8;256)+INT(([.F17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6])" office:value-type="string" office:string-value="0">
            <text:p>0</text:p>
          </table:table-cell>
          <table:table-cell table:style-name="ce47" table:formula="of:=DEC2HEX([.J16])" office:value-type="string" office:string-value="0">
            <text:p>0</text:p>
          </table:table-cell>
          <table:table-cell/>
          <table:table-cell table:style-name="ce47" table:formula="of:=&quot; 0x&quot;&amp;IF(LEN([.L16])=1;&quot;0&quot;&amp;TEXT([.L16];&quot;0&quot;);[.L16])" office:value-type="string" office:string-value=" 0x00">
            <text:p><text:s/>0x00</text:p>
          </table:table-cell>
          <table:table-cell table:style-name="ce47" table:formula="of:=&quot; 0x&quot;&amp;IF(LEN([.M16])=1;&quot;0&quot;&amp;TEXT([.M16];&quot;0&quot;);[.M16])" office:value-type="string" office:string-value=" 0x00">
            <text:p><text:s/>0x00</text:p>
          </table:table-cell>
          <table:table-cell/>
          <table:table-cell table:formula="of:=&quot;, // &quot;&amp;SUBSTITUTE(SUBSTITUTE(DEC2BIN([.L16];8);&quot;0&quot;;&quot;.&quot;);&quot;1&quot;;&quot;#&quot;)&amp;SUBSTITUTE(SUBSTITUTE(DEC2BIN([.M16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]" office:value-type="float" office:value="1">
            <text:p>1</text:p>
          </table:table-cell>
          <table:table-cell table:style-name="ce45" table:formula="of:=RIGHT([.A17];LEN([.A17])-1)" office:value-type="string" office:string-value="0x00, 0x00, //            ">
            <text:p>0x00, 0x00, // <text:s text:c="11"/></text:p>
          </table:table-cell>
          <table:table-cell table:style-name="ce47" table:formula="of:=MID([.C17];3;2)" office:value-type="string" office:string-value="00">
            <text:p>00</text:p>
          </table:table-cell>
          <table:table-cell table:style-name="ce47" table:formula="of:=MID([.C17];9;2)" office:value-type="string" office:string-value="00">
            <text:p>00</text:p>
          </table:table-cell>
          <table:table-cell table:style-name="ce47" table:formula="of:=HEX2DEC([.D17])" office:value-type="float" office:value="0">
            <text:p>0</text:p>
          </table:table-cell>
          <table:table-cell table:style-name="ce47" table:formula="of:=HEX2DEC([.E17])" office:value-type="float" office:value="0">
            <text:p>0</text:p>
          </table:table-cell>
          <table:table-cell/>
          <table:table-cell table:style-name="ce47" table:formula="of:=MOD([.F17]*8;256)+INT(([.F18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7])" office:value-type="string" office:string-value="0">
            <text:p>0</text:p>
          </table:table-cell>
          <table:table-cell table:style-name="ce47" table:formula="of:=DEC2HEX([.J17])" office:value-type="string" office:string-value="0">
            <text:p>0</text:p>
          </table:table-cell>
          <table:table-cell/>
          <table:table-cell table:style-name="ce47" table:formula="of:=&quot; 0x&quot;&amp;IF(LEN([.L17])=1;&quot;0&quot;&amp;TEXT([.L17];&quot;0&quot;);[.L17])" office:value-type="string" office:string-value=" 0x00">
            <text:p><text:s/>0x00</text:p>
          </table:table-cell>
          <table:table-cell table:style-name="ce47" table:formula="of:=&quot; 0x&quot;&amp;IF(LEN([.M17])=1;&quot;0&quot;&amp;TEXT([.M17];&quot;0&quot;);[.M17])" office:value-type="string" office:string-value=" 0x00">
            <text:p><text:s/>0x00</text:p>
          </table:table-cell>
          <table:table-cell/>
          <table:table-cell table:formula="of:=&quot;, // &quot;&amp;SUBSTITUTE(SUBSTITUTE(DEC2BIN([.L17];8);&quot;0&quot;;&quot;.&quot;);&quot;1&quot;;&quot;#&quot;)&amp;SUBSTITUTE(SUBSTITUTE(DEC2BIN([.M17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/>
          <table:table-cell table:formula="of:=[.B17]" office:value-type="float" office:value="1">
            <text:p>1</text:p>
          </table:table-cell>
          <table:table-cell table:style-name="ce45"/>
          <table:table-cell table:style-name="ce47" table:formula="of:=MID([.C18];3;2)">
            <text:p/>
          </table:table-cell>
          <table:table-cell table:style-name="ce47" table:formula="of:=MID([.C18];9;2)">
            <text:p/>
          </table:table-cell>
          <table:table-cell table:style-name="ce47" table:formula="of:=HEX2DEC([.D18])" office:value-type="float" office:value="0">
            <text:p>0</text:p>
          </table:table-cell>
          <table:table-cell table:style-name="ce47" table:formula="of:=HEX2DEC([.E18])" office:value-type="float" office:value="0">
            <text:p>0</text:p>
          </table:table-cell>
          <table:table-cell/>
          <table:table-cell table:style-name="ce47" table:formula="of:=MOD([.F18]*8;256)+INT(([.F19]*8)/256)" office:value-type="float" office:value="0">
            <text:p>Err:502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8])" office:value-type="float" office:value="0">
            <text:p>Err:502</text:p>
          </table:table-cell>
          <table:table-cell table:style-name="ce47" table:formula="of:=DEC2HEX([.J18])" office:value-type="string" office:string-value="0">
            <text:p>0</text:p>
          </table:table-cell>
          <table:table-cell/>
          <table:table-cell table:style-name="ce47" table:formula="of:=&quot; 0x&quot;&amp;IF(LEN([.L18])=1;&quot;0&quot;&amp;TEXT([.L18];&quot;0&quot;);[.L18])" office:value-type="float" office:value="0">
            <text:p>Err:502</text:p>
          </table:table-cell>
          <table:table-cell table:style-name="ce47" table:formula="of:=&quot; 0x&quot;&amp;IF(LEN([.M18])=1;&quot;0&quot;&amp;TEXT([.M18];&quot;0&quot;);[.M18])" office:value-type="string" office:string-value=" 0x00">
            <text:p><text:s/>0x00</text:p>
          </table:table-cell>
          <table:table-cell/>
          <table:table-cell table:formula="of:=&quot;, // &quot;&amp;SUBSTITUTE(SUBSTITUTE(DEC2BIN([.L18];8);&quot;0&quot;;&quot;.&quot;);&quot;1&quot;;&quot;#&quot;)&amp;SUBSTITUTE(SUBSTITUTE(DEC2BIN([.M18];8);&quot;0&quot;;&quot;.&quot;);&quot;1&quot;;&quot;#&quot;)" office:value-type="float" office:value="0">
            <text:p>Err:502</text:p>
          </table:table-cell>
        </table:table-row>
        <table:table-row table:style-name="ro5">
          <table:table-cell office:value-type="string">
            <text:p><text:s/>// @32 '!' (8 pixels wide)</text:p>
          </table:table-cell>
          <table:table-cell table:formula="of:=[.B1]+1" office:value-type="float" office:value="2">
            <text:p>2</text:p>
          </table:table-cell>
          <table:table-cell table:style-name="ce45" table:formula="of:=&quot;//ASCII &quot;&amp;(31+[.B19])&amp;&quot; '&quot;&amp;CHAR(31+[.B19])&amp;&quot;' (8 pixels wide)&quot;" office:value-type="string" office:string-value="//ASCII 33 '!' (8 pixels wide)">
            <text:p>//ASCII 33 '!' (8 pixels wide)</text:p>
          </table:table-cell>
          <table:table-cell table:style-name="ce47" table:formula="of:=MID([.C19];3;2)" office:value-type="string" office:string-value="AS">
            <text:p>AS</text:p>
          </table:table-cell>
          <table:table-cell table:style-name="ce47" table:formula="of:=MID([.C19];9;2)" office:value-type="string" office:string-value="33">
            <text:p>33</text:p>
          </table:table-cell>
          <table:table-cell table:style-name="ce47" table:formula="of:=HEX2DEC([.D19])" office:value-type="float" office:value="0">
            <text:p>Err:502</text:p>
          </table:table-cell>
          <table:table-cell table:style-name="ce47" table:formula="of:=HEX2DEC([.E19])" office:value-type="float" office:value="51">
            <text:p>51</text:p>
          </table:table-cell>
          <table:table-cell/>
          <table:table-cell table:style-name="ce47" table:formula="of:=MOD([.F19]*8;256)+INT(([.F20]*8)/256)" office:value-type="float" office:value="0">
            <text:p>Err:502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19])" office:value-type="float" office:value="0">
            <text:p>Err:502</text:p>
          </table:table-cell>
          <table:table-cell table:style-name="ce47" table:formula="of:=DEC2HEX([.J19])" office:value-type="string" office:string-value="0">
            <text:p>0</text:p>
          </table:table-cell>
          <table:table-cell/>
          <table:table-cell table:style-name="ce47" table:formula="of:=&quot; 0x&quot;&amp;IF(LEN([.L19])=1;&quot;0&quot;&amp;TEXT([.L19];&quot;0&quot;);[.L19])" office:value-type="float" office:value="0">
            <text:p>Err:502</text:p>
          </table:table-cell>
          <table:table-cell table:style-name="ce47" table:formula="of:=&quot; 0x&quot;&amp;IF(LEN([.M19])=1;&quot;0&quot;&amp;TEXT([.M19];&quot;0&quot;);[.M19])" office:value-type="string" office:string-value=" 0x00">
            <text:p><text:s/>0x00</text:p>
          </table:table-cell>
          <table:table-cell/>
          <table:table-cell table:formula="of:=&quot;, // &quot;&amp;SUBSTITUTE(SUBSTITUTE(DEC2BIN([.L19];8);&quot;0&quot;;&quot;.&quot;);&quot;1&quot;;&quot;#&quot;)&amp;SUBSTITUTE(SUBSTITUTE(DEC2BIN([.M19];8);&quot;0&quot;;&quot;.&quot;);&quot;1&quot;;&quot;#&quot;)" office:value-type="float" office:value="0">
            <text:p>Err:502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]" office:value-type="float" office:value="2">
            <text:p>2</text:p>
          </table:table-cell>
          <table:table-cell table:style-name="ce45" table:formula="of:=RIGHT([.A20];LEN([.A20])-1)" office:value-type="string" office:string-value="0x00, 0x00, //            ">
            <text:p>0x00, 0x00, // <text:s text:c="11"/></text:p>
          </table:table-cell>
          <table:table-cell table:style-name="ce47" table:formula="of:=MID([.C20];3;2)" office:value-type="string" office:string-value="00">
            <text:p>00</text:p>
          </table:table-cell>
          <table:table-cell table:style-name="ce47" table:formula="of:=MID([.C20];9;2)" office:value-type="string" office:string-value="00">
            <text:p>00</text:p>
          </table:table-cell>
          <table:table-cell table:style-name="ce47" table:formula="of:=HEX2DEC([.D20])" office:value-type="float" office:value="0">
            <text:p>0</text:p>
          </table:table-cell>
          <table:table-cell table:style-name="ce47" table:formula="of:=HEX2DEC([.E20])" office:value-type="float" office:value="0">
            <text:p>0</text:p>
          </table:table-cell>
          <table:table-cell/>
          <table:table-cell table:style-name="ce47" table:formula="of:=MOD([.F20]*8;256)+INT(([.F21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0])" office:value-type="string" office:string-value="0">
            <text:p>0</text:p>
          </table:table-cell>
          <table:table-cell table:style-name="ce47" table:formula="of:=DEC2HEX([.J20])" office:value-type="string" office:string-value="0">
            <text:p>0</text:p>
          </table:table-cell>
          <table:table-cell/>
          <table:table-cell table:style-name="ce47" table:formula="of:=&quot; 0x&quot;&amp;IF(LEN([.L20])=1;&quot;0&quot;&amp;TEXT([.L20];&quot;0&quot;);[.L20])" office:value-type="string" office:string-value=" 0x00">
            <text:p><text:s/>0x00</text:p>
          </table:table-cell>
          <table:table-cell table:style-name="ce47" table:formula="of:=&quot; 0x&quot;&amp;IF(LEN([.M20])=1;&quot;0&quot;&amp;TEXT([.M20];&quot;0&quot;);[.M20])" office:value-type="string" office:string-value=" 0x00">
            <text:p><text:s/>0x00</text:p>
          </table:table-cell>
          <table:table-cell/>
          <table:table-cell table:formula="of:=&quot;, // &quot;&amp;SUBSTITUTE(SUBSTITUTE(DEC2BIN([.L20];8);&quot;0&quot;;&quot;.&quot;);&quot;1&quot;;&quot;#&quot;)&amp;SUBSTITUTE(SUBSTITUTE(DEC2BIN([.M20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0]" office:value-type="float" office:value="2">
            <text:p>2</text:p>
          </table:table-cell>
          <table:table-cell table:style-name="ce45" table:formula="of:=RIGHT([.A21];LEN([.A21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1];3;2)" office:value-type="string" office:string-value="0C">
            <text:p>0C</text:p>
          </table:table-cell>
          <table:table-cell table:style-name="ce47" table:formula="of:=MID([.C21];9;2)" office:value-type="string" office:string-value="00">
            <text:p>00</text:p>
          </table:table-cell>
          <table:table-cell table:style-name="ce47" table:formula="of:=HEX2DEC([.D21])" office:value-type="float" office:value="12">
            <text:p>12</text:p>
          </table:table-cell>
          <table:table-cell table:style-name="ce47" table:formula="of:=HEX2DEC([.E21])" office:value-type="float" office:value="0">
            <text:p>0</text:p>
          </table:table-cell>
          <table:table-cell/>
          <table:table-cell table:style-name="ce47" table:formula="of:=MOD([.F21]*8;256)+INT(([.F22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1])" office:value-type="string" office:string-value="60">
            <text:p>60</text:p>
          </table:table-cell>
          <table:table-cell table:style-name="ce47" table:formula="of:=DEC2HEX([.J21])" office:value-type="string" office:string-value="0">
            <text:p>0</text:p>
          </table:table-cell>
          <table:table-cell/>
          <table:table-cell table:style-name="ce47" table:formula="of:=&quot; 0x&quot;&amp;IF(LEN([.L21])=1;&quot;0&quot;&amp;TEXT([.L21];&quot;0&quot;);[.L21])" office:value-type="string" office:string-value=" 0x60">
            <text:p><text:s/>0x60</text:p>
          </table:table-cell>
          <table:table-cell table:style-name="ce47" table:formula="of:=&quot; 0x&quot;&amp;IF(LEN([.M21])=1;&quot;0&quot;&amp;TEXT([.M21];&quot;0&quot;);[.M21])" office:value-type="string" office:string-value=" 0x00">
            <text:p><text:s/>0x00</text:p>
          </table:table-cell>
          <table:table-cell/>
          <table:table-cell table:formula="of:=&quot;, // &quot;&amp;SUBSTITUTE(SUBSTITUTE(DEC2BIN([.L21];8);&quot;0&quot;;&quot;.&quot;);&quot;1&quot;;&quot;#&quot;)&amp;SUBSTITUTE(SUBSTITUTE(DEC2BIN([.M21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1]" office:value-type="float" office:value="2">
            <text:p>2</text:p>
          </table:table-cell>
          <table:table-cell table:style-name="ce45" table:formula="of:=RIGHT([.A22];LEN([.A22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2];3;2)" office:value-type="string" office:string-value="0C">
            <text:p>0C</text:p>
          </table:table-cell>
          <table:table-cell table:style-name="ce47" table:formula="of:=MID([.C22];9;2)" office:value-type="string" office:string-value="00">
            <text:p>00</text:p>
          </table:table-cell>
          <table:table-cell table:style-name="ce47" table:formula="of:=HEX2DEC([.D22])" office:value-type="float" office:value="12">
            <text:p>12</text:p>
          </table:table-cell>
          <table:table-cell table:style-name="ce47" table:formula="of:=HEX2DEC([.E22])" office:value-type="float" office:value="0">
            <text:p>0</text:p>
          </table:table-cell>
          <table:table-cell/>
          <table:table-cell table:style-name="ce47" table:formula="of:=MOD([.F22]*8;256)+INT(([.F23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2])" office:value-type="string" office:string-value="60">
            <text:p>60</text:p>
          </table:table-cell>
          <table:table-cell table:style-name="ce47" table:formula="of:=DEC2HEX([.J22])" office:value-type="string" office:string-value="0">
            <text:p>0</text:p>
          </table:table-cell>
          <table:table-cell/>
          <table:table-cell table:style-name="ce47" table:formula="of:=&quot; 0x&quot;&amp;IF(LEN([.L22])=1;&quot;0&quot;&amp;TEXT([.L22];&quot;0&quot;);[.L22])" office:value-type="string" office:string-value=" 0x60">
            <text:p><text:s/>0x60</text:p>
          </table:table-cell>
          <table:table-cell table:style-name="ce47" table:formula="of:=&quot; 0x&quot;&amp;IF(LEN([.M22])=1;&quot;0&quot;&amp;TEXT([.M22];&quot;0&quot;);[.M22])" office:value-type="string" office:string-value=" 0x00">
            <text:p><text:s/>0x00</text:p>
          </table:table-cell>
          <table:table-cell/>
          <table:table-cell table:formula="of:=&quot;, // &quot;&amp;SUBSTITUTE(SUBSTITUTE(DEC2BIN([.L22];8);&quot;0&quot;;&quot;.&quot;);&quot;1&quot;;&quot;#&quot;)&amp;SUBSTITUTE(SUBSTITUTE(DEC2BIN([.M22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2]" office:value-type="float" office:value="2">
            <text:p>2</text:p>
          </table:table-cell>
          <table:table-cell table:style-name="ce45" table:formula="of:=RIGHT([.A23];LEN([.A23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3];3;2)" office:value-type="string" office:string-value="0C">
            <text:p>0C</text:p>
          </table:table-cell>
          <table:table-cell table:style-name="ce47" table:formula="of:=MID([.C23];9;2)" office:value-type="string" office:string-value="00">
            <text:p>00</text:p>
          </table:table-cell>
          <table:table-cell table:style-name="ce47" table:formula="of:=HEX2DEC([.D23])" office:value-type="float" office:value="12">
            <text:p>12</text:p>
          </table:table-cell>
          <table:table-cell table:style-name="ce47" table:formula="of:=HEX2DEC([.E23])" office:value-type="float" office:value="0">
            <text:p>0</text:p>
          </table:table-cell>
          <table:table-cell/>
          <table:table-cell table:style-name="ce47" table:formula="of:=MOD([.F23]*8;256)+INT(([.F24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3])" office:value-type="string" office:string-value="60">
            <text:p>60</text:p>
          </table:table-cell>
          <table:table-cell table:style-name="ce47" table:formula="of:=DEC2HEX([.J23])" office:value-type="string" office:string-value="0">
            <text:p>0</text:p>
          </table:table-cell>
          <table:table-cell/>
          <table:table-cell table:style-name="ce47" table:formula="of:=&quot; 0x&quot;&amp;IF(LEN([.L23])=1;&quot;0&quot;&amp;TEXT([.L23];&quot;0&quot;);[.L23])" office:value-type="string" office:string-value=" 0x60">
            <text:p><text:s/>0x60</text:p>
          </table:table-cell>
          <table:table-cell table:style-name="ce47" table:formula="of:=&quot; 0x&quot;&amp;IF(LEN([.M23])=1;&quot;0&quot;&amp;TEXT([.M23];&quot;0&quot;);[.M23])" office:value-type="string" office:string-value=" 0x00">
            <text:p><text:s/>0x00</text:p>
          </table:table-cell>
          <table:table-cell/>
          <table:table-cell table:formula="of:=&quot;, // &quot;&amp;SUBSTITUTE(SUBSTITUTE(DEC2BIN([.L23];8);&quot;0&quot;;&quot;.&quot;);&quot;1&quot;;&quot;#&quot;)&amp;SUBSTITUTE(SUBSTITUTE(DEC2BIN([.M23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3]" office:value-type="float" office:value="2">
            <text:p>2</text:p>
          </table:table-cell>
          <table:table-cell table:style-name="ce45" table:formula="of:=RIGHT([.A24];LEN([.A24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4];3;2)" office:value-type="string" office:string-value="0C">
            <text:p>0C</text:p>
          </table:table-cell>
          <table:table-cell table:style-name="ce47" table:formula="of:=MID([.C24];9;2)" office:value-type="string" office:string-value="00">
            <text:p>00</text:p>
          </table:table-cell>
          <table:table-cell table:style-name="ce47" table:formula="of:=HEX2DEC([.D24])" office:value-type="float" office:value="12">
            <text:p>12</text:p>
          </table:table-cell>
          <table:table-cell table:style-name="ce47" table:formula="of:=HEX2DEC([.E24])" office:value-type="float" office:value="0">
            <text:p>0</text:p>
          </table:table-cell>
          <table:table-cell/>
          <table:table-cell table:style-name="ce47" table:formula="of:=MOD([.F24]*8;256)+INT(([.F25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4])" office:value-type="string" office:string-value="60">
            <text:p>60</text:p>
          </table:table-cell>
          <table:table-cell table:style-name="ce47" table:formula="of:=DEC2HEX([.J24])" office:value-type="string" office:string-value="0">
            <text:p>0</text:p>
          </table:table-cell>
          <table:table-cell/>
          <table:table-cell table:style-name="ce47" table:formula="of:=&quot; 0x&quot;&amp;IF(LEN([.L24])=1;&quot;0&quot;&amp;TEXT([.L24];&quot;0&quot;);[.L24])" office:value-type="string" office:string-value=" 0x60">
            <text:p><text:s/>0x60</text:p>
          </table:table-cell>
          <table:table-cell table:style-name="ce47" table:formula="of:=&quot; 0x&quot;&amp;IF(LEN([.M24])=1;&quot;0&quot;&amp;TEXT([.M24];&quot;0&quot;);[.M24])" office:value-type="string" office:string-value=" 0x00">
            <text:p><text:s/>0x00</text:p>
          </table:table-cell>
          <table:table-cell/>
          <table:table-cell table:formula="of:=&quot;, // &quot;&amp;SUBSTITUTE(SUBSTITUTE(DEC2BIN([.L24];8);&quot;0&quot;;&quot;.&quot;);&quot;1&quot;;&quot;#&quot;)&amp;SUBSTITUTE(SUBSTITUTE(DEC2BIN([.M24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4]" office:value-type="float" office:value="2">
            <text:p>2</text:p>
          </table:table-cell>
          <table:table-cell table:style-name="ce45" table:formula="of:=RIGHT([.A25];LEN([.A25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5];3;2)" office:value-type="string" office:string-value="0C">
            <text:p>0C</text:p>
          </table:table-cell>
          <table:table-cell table:style-name="ce47" table:formula="of:=MID([.C25];9;2)" office:value-type="string" office:string-value="00">
            <text:p>00</text:p>
          </table:table-cell>
          <table:table-cell table:style-name="ce47" table:formula="of:=HEX2DEC([.D25])" office:value-type="float" office:value="12">
            <text:p>12</text:p>
          </table:table-cell>
          <table:table-cell table:style-name="ce47" table:formula="of:=HEX2DEC([.E25])" office:value-type="float" office:value="0">
            <text:p>0</text:p>
          </table:table-cell>
          <table:table-cell/>
          <table:table-cell table:style-name="ce47" table:formula="of:=MOD([.F25]*8;256)+INT(([.F26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5])" office:value-type="string" office:string-value="60">
            <text:p>60</text:p>
          </table:table-cell>
          <table:table-cell table:style-name="ce47" table:formula="of:=DEC2HEX([.J25])" office:value-type="string" office:string-value="0">
            <text:p>0</text:p>
          </table:table-cell>
          <table:table-cell/>
          <table:table-cell table:style-name="ce47" table:formula="of:=&quot; 0x&quot;&amp;IF(LEN([.L25])=1;&quot;0&quot;&amp;TEXT([.L25];&quot;0&quot;);[.L25])" office:value-type="string" office:string-value=" 0x60">
            <text:p><text:s/>0x60</text:p>
          </table:table-cell>
          <table:table-cell table:style-name="ce47" table:formula="of:=&quot; 0x&quot;&amp;IF(LEN([.M25])=1;&quot;0&quot;&amp;TEXT([.M25];&quot;0&quot;);[.M25])" office:value-type="string" office:string-value=" 0x00">
            <text:p><text:s/>0x00</text:p>
          </table:table-cell>
          <table:table-cell/>
          <table:table-cell table:formula="of:=&quot;, // &quot;&amp;SUBSTITUTE(SUBSTITUTE(DEC2BIN([.L25];8);&quot;0&quot;;&quot;.&quot;);&quot;1&quot;;&quot;#&quot;)&amp;SUBSTITUTE(SUBSTITUTE(DEC2BIN([.M25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5]" office:value-type="float" office:value="2">
            <text:p>2</text:p>
          </table:table-cell>
          <table:table-cell table:style-name="ce45" table:formula="of:=RIGHT([.A26];LEN([.A26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6];3;2)" office:value-type="string" office:string-value="0C">
            <text:p>0C</text:p>
          </table:table-cell>
          <table:table-cell table:style-name="ce47" table:formula="of:=MID([.C26];9;2)" office:value-type="string" office:string-value="00">
            <text:p>00</text:p>
          </table:table-cell>
          <table:table-cell table:style-name="ce47" table:formula="of:=HEX2DEC([.D26])" office:value-type="float" office:value="12">
            <text:p>12</text:p>
          </table:table-cell>
          <table:table-cell table:style-name="ce47" table:formula="of:=HEX2DEC([.E26])" office:value-type="float" office:value="0">
            <text:p>0</text:p>
          </table:table-cell>
          <table:table-cell/>
          <table:table-cell table:style-name="ce47" table:formula="of:=MOD([.F26]*8;256)+INT(([.F27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6])" office:value-type="string" office:string-value="60">
            <text:p>60</text:p>
          </table:table-cell>
          <table:table-cell table:style-name="ce47" table:formula="of:=DEC2HEX([.J26])" office:value-type="string" office:string-value="0">
            <text:p>0</text:p>
          </table:table-cell>
          <table:table-cell/>
          <table:table-cell table:style-name="ce47" table:formula="of:=&quot; 0x&quot;&amp;IF(LEN([.L26])=1;&quot;0&quot;&amp;TEXT([.L26];&quot;0&quot;);[.L26])" office:value-type="string" office:string-value=" 0x60">
            <text:p><text:s/>0x60</text:p>
          </table:table-cell>
          <table:table-cell table:style-name="ce47" table:formula="of:=&quot; 0x&quot;&amp;IF(LEN([.M26])=1;&quot;0&quot;&amp;TEXT([.M26];&quot;0&quot;);[.M26])" office:value-type="string" office:string-value=" 0x00">
            <text:p><text:s/>0x00</text:p>
          </table:table-cell>
          <table:table-cell/>
          <table:table-cell table:formula="of:=&quot;, // &quot;&amp;SUBSTITUTE(SUBSTITUTE(DEC2BIN([.L26];8);&quot;0&quot;;&quot;.&quot;);&quot;1&quot;;&quot;#&quot;)&amp;SUBSTITUTE(SUBSTITUTE(DEC2BIN([.M26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6]" office:value-type="float" office:value="2">
            <text:p>2</text:p>
          </table:table-cell>
          <table:table-cell table:style-name="ce45" table:formula="of:=RIGHT([.A27];LEN([.A27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7];3;2)" office:value-type="string" office:string-value="0C">
            <text:p>0C</text:p>
          </table:table-cell>
          <table:table-cell table:style-name="ce47" table:formula="of:=MID([.C27];9;2)" office:value-type="string" office:string-value="00">
            <text:p>00</text:p>
          </table:table-cell>
          <table:table-cell table:style-name="ce47" table:formula="of:=HEX2DEC([.D27])" office:value-type="float" office:value="12">
            <text:p>12</text:p>
          </table:table-cell>
          <table:table-cell table:style-name="ce47" table:formula="of:=HEX2DEC([.E27])" office:value-type="float" office:value="0">
            <text:p>0</text:p>
          </table:table-cell>
          <table:table-cell/>
          <table:table-cell table:style-name="ce47" table:formula="of:=MOD([.F27]*8;256)+INT(([.F28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7])" office:value-type="string" office:string-value="60">
            <text:p>60</text:p>
          </table:table-cell>
          <table:table-cell table:style-name="ce47" table:formula="of:=DEC2HEX([.J27])" office:value-type="string" office:string-value="0">
            <text:p>0</text:p>
          </table:table-cell>
          <table:table-cell/>
          <table:table-cell table:style-name="ce47" table:formula="of:=&quot; 0x&quot;&amp;IF(LEN([.L27])=1;&quot;0&quot;&amp;TEXT([.L27];&quot;0&quot;);[.L27])" office:value-type="string" office:string-value=" 0x60">
            <text:p><text:s/>0x60</text:p>
          </table:table-cell>
          <table:table-cell table:style-name="ce47" table:formula="of:=&quot; 0x&quot;&amp;IF(LEN([.M27])=1;&quot;0&quot;&amp;TEXT([.M27];&quot;0&quot;);[.M27])" office:value-type="string" office:string-value=" 0x00">
            <text:p><text:s/>0x00</text:p>
          </table:table-cell>
          <table:table-cell/>
          <table:table-cell table:formula="of:=&quot;, // &quot;&amp;SUBSTITUTE(SUBSTITUTE(DEC2BIN([.L27];8);&quot;0&quot;;&quot;.&quot;);&quot;1&quot;;&quot;#&quot;)&amp;SUBSTITUTE(SUBSTITUTE(DEC2BIN([.M27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7]" office:value-type="float" office:value="2">
            <text:p>2</text:p>
          </table:table-cell>
          <table:table-cell table:style-name="ce45" table:formula="of:=RIGHT([.A28];LEN([.A28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28];3;2)" office:value-type="string" office:string-value="0C">
            <text:p>0C</text:p>
          </table:table-cell>
          <table:table-cell table:style-name="ce47" table:formula="of:=MID([.C28];9;2)" office:value-type="string" office:string-value="00">
            <text:p>00</text:p>
          </table:table-cell>
          <table:table-cell table:style-name="ce47" table:formula="of:=HEX2DEC([.D28])" office:value-type="float" office:value="12">
            <text:p>12</text:p>
          </table:table-cell>
          <table:table-cell table:style-name="ce47" table:formula="of:=HEX2DEC([.E28])" office:value-type="float" office:value="0">
            <text:p>0</text:p>
          </table:table-cell>
          <table:table-cell/>
          <table:table-cell table:style-name="ce47" table:formula="of:=MOD([.F28]*8;256)+INT(([.F29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8])" office:value-type="string" office:string-value="60">
            <text:p>60</text:p>
          </table:table-cell>
          <table:table-cell table:style-name="ce47" table:formula="of:=DEC2HEX([.J28])" office:value-type="string" office:string-value="0">
            <text:p>0</text:p>
          </table:table-cell>
          <table:table-cell/>
          <table:table-cell table:style-name="ce47" table:formula="of:=&quot; 0x&quot;&amp;IF(LEN([.L28])=1;&quot;0&quot;&amp;TEXT([.L28];&quot;0&quot;);[.L28])" office:value-type="string" office:string-value=" 0x60">
            <text:p><text:s/>0x60</text:p>
          </table:table-cell>
          <table:table-cell table:style-name="ce47" table:formula="of:=&quot; 0x&quot;&amp;IF(LEN([.M28])=1;&quot;0&quot;&amp;TEXT([.M28];&quot;0&quot;);[.M28])" office:value-type="string" office:string-value=" 0x00">
            <text:p><text:s/>0x00</text:p>
          </table:table-cell>
          <table:table-cell/>
          <table:table-cell table:formula="of:=&quot;, // &quot;&amp;SUBSTITUTE(SUBSTITUTE(DEC2BIN([.L28];8);&quot;0&quot;;&quot;.&quot;);&quot;1&quot;;&quot;#&quot;)&amp;SUBSTITUTE(SUBSTITUTE(DEC2BIN([.M28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8]" office:value-type="float" office:value="2">
            <text:p>2</text:p>
          </table:table-cell>
          <table:table-cell table:style-name="ce45" table:formula="of:=RIGHT([.A29];LEN([.A29])-1)" office:value-type="string" office:string-value="0x00, 0x00, //            ">
            <text:p>0x00, 0x00, // <text:s text:c="11"/></text:p>
          </table:table-cell>
          <table:table-cell table:style-name="ce47" table:formula="of:=MID([.C29];3;2)" office:value-type="string" office:string-value="00">
            <text:p>00</text:p>
          </table:table-cell>
          <table:table-cell table:style-name="ce47" table:formula="of:=MID([.C29];9;2)" office:value-type="string" office:string-value="00">
            <text:p>00</text:p>
          </table:table-cell>
          <table:table-cell table:style-name="ce47" table:formula="of:=HEX2DEC([.D29])" office:value-type="float" office:value="0">
            <text:p>0</text:p>
          </table:table-cell>
          <table:table-cell table:style-name="ce47" table:formula="of:=HEX2DEC([.E29])" office:value-type="float" office:value="0">
            <text:p>0</text:p>
          </table:table-cell>
          <table:table-cell/>
          <table:table-cell table:style-name="ce47" table:formula="of:=MOD([.F29]*8;256)+INT(([.F30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29])" office:value-type="string" office:string-value="0">
            <text:p>0</text:p>
          </table:table-cell>
          <table:table-cell table:style-name="ce47" table:formula="of:=DEC2HEX([.J29])" office:value-type="string" office:string-value="0">
            <text:p>0</text:p>
          </table:table-cell>
          <table:table-cell/>
          <table:table-cell table:style-name="ce47" table:formula="of:=&quot; 0x&quot;&amp;IF(LEN([.L29])=1;&quot;0&quot;&amp;TEXT([.L29];&quot;0&quot;);[.L29])" office:value-type="string" office:string-value=" 0x00">
            <text:p><text:s/>0x00</text:p>
          </table:table-cell>
          <table:table-cell table:style-name="ce47" table:formula="of:=&quot; 0x&quot;&amp;IF(LEN([.M29])=1;&quot;0&quot;&amp;TEXT([.M29];&quot;0&quot;);[.M29])" office:value-type="string" office:string-value=" 0x00">
            <text:p><text:s/>0x00</text:p>
          </table:table-cell>
          <table:table-cell/>
          <table:table-cell table:formula="of:=&quot;, // &quot;&amp;SUBSTITUTE(SUBSTITUTE(DEC2BIN([.L29];8);&quot;0&quot;;&quot;.&quot;);&quot;1&quot;;&quot;#&quot;)&amp;SUBSTITUTE(SUBSTITUTE(DEC2BIN([.M29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9]" office:value-type="float" office:value="2">
            <text:p>2</text:p>
          </table:table-cell>
          <table:table-cell table:style-name="ce45" table:formula="of:=RIGHT([.A30];LEN([.A30])-1)" office:value-type="string" office:string-value="0x0C, 0x00, //     ##     ">
            <text:p>0x0C, 0x00, // <text:s text:c="4"/>## <text:s text:c="4"/></text:p>
          </table:table-cell>
          <table:table-cell table:style-name="ce47" table:formula="of:=MID([.C30];3;2)" office:value-type="string" office:string-value="0C">
            <text:p>0C</text:p>
          </table:table-cell>
          <table:table-cell table:style-name="ce47" table:formula="of:=MID([.C30];9;2)" office:value-type="string" office:string-value="00">
            <text:p>00</text:p>
          </table:table-cell>
          <table:table-cell table:style-name="ce47" table:formula="of:=HEX2DEC([.D30])" office:value-type="float" office:value="12">
            <text:p>12</text:p>
          </table:table-cell>
          <table:table-cell table:style-name="ce47" table:formula="of:=HEX2DEC([.E30])" office:value-type="float" office:value="0">
            <text:p>0</text:p>
          </table:table-cell>
          <table:table-cell/>
          <table:table-cell table:style-name="ce47" table:formula="of:=MOD([.F30]*8;256)+INT(([.F31]*8)/256)" office:value-type="float" office:value="96">
            <text:p>96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0])" office:value-type="string" office:string-value="60">
            <text:p>60</text:p>
          </table:table-cell>
          <table:table-cell table:style-name="ce47" table:formula="of:=DEC2HEX([.J30])" office:value-type="string" office:string-value="0">
            <text:p>0</text:p>
          </table:table-cell>
          <table:table-cell/>
          <table:table-cell table:style-name="ce47" table:formula="of:=&quot; 0x&quot;&amp;IF(LEN([.L30])=1;&quot;0&quot;&amp;TEXT([.L30];&quot;0&quot;);[.L30])" office:value-type="string" office:string-value=" 0x60">
            <text:p><text:s/>0x60</text:p>
          </table:table-cell>
          <table:table-cell table:style-name="ce47" table:formula="of:=&quot; 0x&quot;&amp;IF(LEN([.M30])=1;&quot;0&quot;&amp;TEXT([.M30];&quot;0&quot;);[.M30])" office:value-type="string" office:string-value=" 0x00">
            <text:p><text:s/>0x00</text:p>
          </table:table-cell>
          <table:table-cell/>
          <table:table-cell table:formula="of:=&quot;, // &quot;&amp;SUBSTITUTE(SUBSTITUTE(DEC2BIN([.L30];8);&quot;0&quot;;&quot;.&quot;);&quot;1&quot;;&quot;#&quot;)&amp;SUBSTITUTE(SUBSTITUTE(DEC2BIN([.M30];8);&quot;0&quot;;&quot;.&quot;);&quot;1&quot;;&quot;#&quot;)" office:value-type="string" office:string-value=", // ..####..........">
            <text:p>, // ..####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0]" office:value-type="float" office:value="2">
            <text:p>2</text:p>
          </table:table-cell>
          <table:table-cell table:style-name="ce45" table:formula="of:=RIGHT([.A31];LEN([.A31])-1)" office:value-type="string" office:string-value="0x00, 0x00, //            ">
            <text:p>0x00, 0x00, // <text:s text:c="11"/></text:p>
          </table:table-cell>
          <table:table-cell table:style-name="ce47" table:formula="of:=MID([.C31];3;2)" office:value-type="string" office:string-value="00">
            <text:p>00</text:p>
          </table:table-cell>
          <table:table-cell table:style-name="ce47" table:formula="of:=MID([.C31];9;2)" office:value-type="string" office:string-value="00">
            <text:p>00</text:p>
          </table:table-cell>
          <table:table-cell table:style-name="ce47" table:formula="of:=HEX2DEC([.D31])" office:value-type="float" office:value="0">
            <text:p>0</text:p>
          </table:table-cell>
          <table:table-cell table:style-name="ce47" table:formula="of:=HEX2DEC([.E31])" office:value-type="float" office:value="0">
            <text:p>0</text:p>
          </table:table-cell>
          <table:table-cell/>
          <table:table-cell table:style-name="ce47" table:formula="of:=MOD([.F31]*8;256)+INT(([.F32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1])" office:value-type="string" office:string-value="0">
            <text:p>0</text:p>
          </table:table-cell>
          <table:table-cell table:style-name="ce47" table:formula="of:=DEC2HEX([.J31])" office:value-type="string" office:string-value="0">
            <text:p>0</text:p>
          </table:table-cell>
          <table:table-cell/>
          <table:table-cell table:style-name="ce47" table:formula="of:=&quot; 0x&quot;&amp;IF(LEN([.L31])=1;&quot;0&quot;&amp;TEXT([.L31];&quot;0&quot;);[.L31])" office:value-type="string" office:string-value=" 0x00">
            <text:p><text:s/>0x00</text:p>
          </table:table-cell>
          <table:table-cell table:style-name="ce47" table:formula="of:=&quot; 0x&quot;&amp;IF(LEN([.M31])=1;&quot;0&quot;&amp;TEXT([.M31];&quot;0&quot;);[.M31])" office:value-type="string" office:string-value=" 0x00">
            <text:p><text:s/>0x00</text:p>
          </table:table-cell>
          <table:table-cell/>
          <table:table-cell table:formula="of:=&quot;, // &quot;&amp;SUBSTITUTE(SUBSTITUTE(DEC2BIN([.L31];8);&quot;0&quot;;&quot;.&quot;);&quot;1&quot;;&quot;#&quot;)&amp;SUBSTITUTE(SUBSTITUTE(DEC2BIN([.M31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1]" office:value-type="float" office:value="2">
            <text:p>2</text:p>
          </table:table-cell>
          <table:table-cell table:style-name="ce45" table:formula="of:=RIGHT([.A32];LEN([.A32])-1)" office:value-type="string" office:string-value="0x00, 0x00, //            ">
            <text:p>0x00, 0x00, // <text:s text:c="11"/></text:p>
          </table:table-cell>
          <table:table-cell table:style-name="ce47" table:formula="of:=MID([.C32];3;2)" office:value-type="string" office:string-value="00">
            <text:p>00</text:p>
          </table:table-cell>
          <table:table-cell table:style-name="ce47" table:formula="of:=MID([.C32];9;2)" office:value-type="string" office:string-value="00">
            <text:p>00</text:p>
          </table:table-cell>
          <table:table-cell table:style-name="ce47" table:formula="of:=HEX2DEC([.D32])" office:value-type="float" office:value="0">
            <text:p>0</text:p>
          </table:table-cell>
          <table:table-cell table:style-name="ce47" table:formula="of:=HEX2DEC([.E32])" office:value-type="float" office:value="0">
            <text:p>0</text:p>
          </table:table-cell>
          <table:table-cell/>
          <table:table-cell table:style-name="ce47" table:formula="of:=MOD([.F32]*8;256)+INT(([.F33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2])" office:value-type="string" office:string-value="0">
            <text:p>0</text:p>
          </table:table-cell>
          <table:table-cell table:style-name="ce47" table:formula="of:=DEC2HEX([.J32])" office:value-type="string" office:string-value="0">
            <text:p>0</text:p>
          </table:table-cell>
          <table:table-cell/>
          <table:table-cell table:style-name="ce47" table:formula="of:=&quot; 0x&quot;&amp;IF(LEN([.L32])=1;&quot;0&quot;&amp;TEXT([.L32];&quot;0&quot;);[.L32])" office:value-type="string" office:string-value=" 0x00">
            <text:p><text:s/>0x00</text:p>
          </table:table-cell>
          <table:table-cell table:style-name="ce47" table:formula="of:=&quot; 0x&quot;&amp;IF(LEN([.M32])=1;&quot;0&quot;&amp;TEXT([.M32];&quot;0&quot;);[.M32])" office:value-type="string" office:string-value=" 0x00">
            <text:p><text:s/>0x00</text:p>
          </table:table-cell>
          <table:table-cell/>
          <table:table-cell table:formula="of:=&quot;, // &quot;&amp;SUBSTITUTE(SUBSTITUTE(DEC2BIN([.L32];8);&quot;0&quot;;&quot;.&quot;);&quot;1&quot;;&quot;#&quot;)&amp;SUBSTITUTE(SUBSTITUTE(DEC2BIN([.M32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2]" office:value-type="float" office:value="2">
            <text:p>2</text:p>
          </table:table-cell>
          <table:table-cell table:style-name="ce45" table:formula="of:=RIGHT([.A33];LEN([.A33])-1)" office:value-type="string" office:string-value="0x00, 0x00, //            ">
            <text:p>0x00, 0x00, // <text:s text:c="11"/></text:p>
          </table:table-cell>
          <table:table-cell table:style-name="ce47" table:formula="of:=MID([.C33];3;2)" office:value-type="string" office:string-value="00">
            <text:p>00</text:p>
          </table:table-cell>
          <table:table-cell table:style-name="ce47" table:formula="of:=MID([.C33];9;2)" office:value-type="string" office:string-value="00">
            <text:p>00</text:p>
          </table:table-cell>
          <table:table-cell table:style-name="ce47" table:formula="of:=HEX2DEC([.D33])" office:value-type="float" office:value="0">
            <text:p>0</text:p>
          </table:table-cell>
          <table:table-cell table:style-name="ce47" table:formula="of:=HEX2DEC([.E33])" office:value-type="float" office:value="0">
            <text:p>0</text:p>
          </table:table-cell>
          <table:table-cell/>
          <table:table-cell table:style-name="ce47" table:formula="of:=MOD([.F33]*8;256)+INT(([.F34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3])" office:value-type="string" office:string-value="0">
            <text:p>0</text:p>
          </table:table-cell>
          <table:table-cell table:style-name="ce47" table:formula="of:=DEC2HEX([.J33])" office:value-type="string" office:string-value="0">
            <text:p>0</text:p>
          </table:table-cell>
          <table:table-cell/>
          <table:table-cell table:style-name="ce47" table:formula="of:=&quot; 0x&quot;&amp;IF(LEN([.L33])=1;&quot;0&quot;&amp;TEXT([.L33];&quot;0&quot;);[.L33])" office:value-type="string" office:string-value=" 0x00">
            <text:p><text:s/>0x00</text:p>
          </table:table-cell>
          <table:table-cell table:style-name="ce47" table:formula="of:=&quot; 0x&quot;&amp;IF(LEN([.M33])=1;&quot;0&quot;&amp;TEXT([.M33];&quot;0&quot;);[.M33])" office:value-type="string" office:string-value=" 0x00">
            <text:p><text:s/>0x00</text:p>
          </table:table-cell>
          <table:table-cell/>
          <table:table-cell table:formula="of:=&quot;, // &quot;&amp;SUBSTITUTE(SUBSTITUTE(DEC2BIN([.L33];8);&quot;0&quot;;&quot;.&quot;);&quot;1&quot;;&quot;#&quot;)&amp;SUBSTITUTE(SUBSTITUTE(DEC2BIN([.M33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3]" office:value-type="float" office:value="2">
            <text:p>2</text:p>
          </table:table-cell>
          <table:table-cell table:style-name="ce45" table:formula="of:=RIGHT([.A34];LEN([.A34])-1)" office:value-type="string" office:string-value="0x00, 0x00, //            ">
            <text:p>0x00, 0x00, // <text:s text:c="11"/></text:p>
          </table:table-cell>
          <table:table-cell table:style-name="ce47" table:formula="of:=MID([.C34];3;2)" office:value-type="string" office:string-value="00">
            <text:p>00</text:p>
          </table:table-cell>
          <table:table-cell table:style-name="ce47" table:formula="of:=MID([.C34];9;2)" office:value-type="string" office:string-value="00">
            <text:p>00</text:p>
          </table:table-cell>
          <table:table-cell table:style-name="ce47" table:formula="of:=HEX2DEC([.D34])" office:value-type="float" office:value="0">
            <text:p>0</text:p>
          </table:table-cell>
          <table:table-cell table:style-name="ce47" table:formula="of:=HEX2DEC([.E34])" office:value-type="float" office:value="0">
            <text:p>0</text:p>
          </table:table-cell>
          <table:table-cell/>
          <table:table-cell table:style-name="ce47" table:formula="of:=MOD([.F34]*8;256)+INT(([.F35]*8)/256)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4])" office:value-type="string" office:string-value="0">
            <text:p>0</text:p>
          </table:table-cell>
          <table:table-cell table:style-name="ce47" table:formula="of:=DEC2HEX([.J34])" office:value-type="string" office:string-value="0">
            <text:p>0</text:p>
          </table:table-cell>
          <table:table-cell/>
          <table:table-cell table:style-name="ce47" table:formula="of:=&quot; 0x&quot;&amp;IF(LEN([.L34])=1;&quot;0&quot;&amp;TEXT([.L34];&quot;0&quot;);[.L34])" office:value-type="string" office:string-value=" 0x00">
            <text:p><text:s/>0x00</text:p>
          </table:table-cell>
          <table:table-cell table:style-name="ce47" table:formula="of:=&quot; 0x&quot;&amp;IF(LEN([.M34])=1;&quot;0&quot;&amp;TEXT([.M34];&quot;0&quot;);[.M34])" office:value-type="string" office:string-value=" 0x00">
            <text:p><text:s/>0x00</text:p>
          </table:table-cell>
          <table:table-cell/>
          <table:table-cell table:formula="of:=&quot;, // &quot;&amp;SUBSTITUTE(SUBSTITUTE(DEC2BIN([.L34];8);&quot;0&quot;;&quot;.&quot;);&quot;1&quot;;&quot;#&quot;)&amp;SUBSTITUTE(SUBSTITUTE(DEC2BIN([.M34];8);&quot;0&quot;;&quot;.&quot;);&quot;1&quot;;&quot;#&quot;)" office:value-type="string" office:string-value=", // ................">
            <text:p>, // ................</text:p>
          </table:table-cell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4]" office:value-type="float" office:value="2">
            <text:p>2</text:p>
          </table:table-cell>
          <table:table-cell table:style-name="ce45" table:formula="of:=RIGHT([.A35];LEN([.A35])-1)" office:value-type="string" office:string-value="0x00, 0x00, //            ">
            <text:p>0x00, 0x00, // <text:s text:c="11"/></text:p>
          </table:table-cell>
          <table:table-cell table:style-name="ce47" table:formula="of:=MID([.C35];3;2)" office:value-type="string" office:string-value="00">
            <text:p>00</text:p>
          </table:table-cell>
          <table:table-cell table:style-name="ce47" table:formula="of:=MID([.C35];9;2)" office:value-type="string" office:string-value="00">
            <text:p>00</text:p>
          </table:table-cell>
          <table:table-cell table:style-name="ce47" table:formula="of:=HEX2DEC([.D35])" office:value-type="float" office:value="0">
            <text:p>0</text:p>
          </table:table-cell>
          <table:table-cell table:style-name="ce47" table:formula="of:=HEX2DEC([.E35])" office:value-type="float" office:value="0">
            <text:p>0</text:p>
          </table:table-cell>
          <table:table-cell/>
          <table:table-cell table:style-name="ce47" table:formula="of:=MOD([.F35]*8;256)+INT(([.F36]*8)/256)" office:value-type="float" office:value="0">
            <text:p>Err:502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5])" office:value-type="float" office:value="0">
            <text:p>Err:502</text:p>
          </table:table-cell>
          <table:table-cell table:style-name="ce47" table:formula="of:=DEC2HEX([.J35])" office:value-type="string" office:string-value="0">
            <text:p>0</text:p>
          </table:table-cell>
          <table:table-cell/>
          <table:table-cell table:style-name="ce47" table:formula="of:=&quot; 0x&quot;&amp;IF(LEN([.L35])=1;&quot;0&quot;&amp;TEXT([.L35];&quot;0&quot;);[.L35])" office:value-type="float" office:value="0">
            <text:p>Err:502</text:p>
          </table:table-cell>
          <table:table-cell table:style-name="ce47" table:formula="of:=&quot; 0x&quot;&amp;IF(LEN([.M35])=1;&quot;0&quot;&amp;TEXT([.M35];&quot;0&quot;);[.M35])" office:value-type="string" office:string-value=" 0x00">
            <text:p><text:s/>0x00</text:p>
          </table:table-cell>
          <table:table-cell/>
          <table:table-cell table:formula="of:=&quot;, // &quot;&amp;SUBSTITUTE(SUBSTITUTE(DEC2BIN([.L35];8);&quot;0&quot;;&quot;.&quot;);&quot;1&quot;;&quot;#&quot;)&amp;SUBSTITUTE(SUBSTITUTE(DEC2BIN([.M35];8);&quot;0&quot;;&quot;.&quot;);&quot;1&quot;;&quot;#&quot;)" office:value-type="float" office:value="0">
            <text:p>Err:502</text:p>
          </table:table-cell>
        </table:table-row>
        <table:table-row table:style-name="ro5">
          <table:table-cell/>
          <table:table-cell table:formula="of:=[.B35]" office:value-type="float" office:value="2">
            <text:p>2</text:p>
          </table:table-cell>
          <table:table-cell table:style-name="ce45" table:formula="of:=RIGHT([.A36];LEN([.A36])-1)" office:value-type="float" office:value="0">
            <text:p>Err:502</text:p>
          </table:table-cell>
          <table:table-cell table:style-name="ce47" table:formula="of:=MID([.C36];3;2)" office:value-type="float" office:value="0">
            <text:p>Err:502</text:p>
          </table:table-cell>
          <table:table-cell table:style-name="ce47" table:formula="of:=MID([.C36];9;2)" office:value-type="float" office:value="0">
            <text:p>Err:502</text:p>
          </table:table-cell>
          <table:table-cell table:style-name="ce47" table:formula="of:=HEX2DEC([.D36])" office:value-type="float" office:value="0">
            <text:p>Err:502</text:p>
          </table:table-cell>
          <table:table-cell table:style-name="ce47" table:formula="of:=HEX2DEC([.E36])" office:value-type="float" office:value="0">
            <text:p>Err:502</text:p>
          </table:table-cell>
          <table:table-cell/>
          <table:table-cell table:style-name="ce47" table:formula="of:=MOD([.F36]*8;256)+INT(([.F37]*8)/256)" office:value-type="float" office:value="0">
            <text:p>Err:502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formula="of:=DEC2HEX([.I36])" office:value-type="float" office:value="0">
            <text:p>Err:502</text:p>
          </table:table-cell>
          <table:table-cell table:style-name="ce47" table:formula="of:=DEC2HEX([.J36])" office:value-type="string" office:string-value="0">
            <text:p>0</text:p>
          </table:table-cell>
          <table:table-cell/>
          <table:table-cell table:style-name="ce47" table:formula="of:=&quot; 0x&quot;&amp;IF(LEN([.L36])=1;&quot;0&quot;&amp;TEXT([.L36];&quot;0&quot;);[.L36])" office:value-type="float" office:value="0">
            <text:p>Err:502</text:p>
          </table:table-cell>
          <table:table-cell table:style-name="ce47" table:formula="of:=&quot; 0x&quot;&amp;IF(LEN([.M36])=1;&quot;0&quot;&amp;TEXT([.M36];&quot;0&quot;);[.M36])" office:value-type="string" office:string-value=" 0x00">
            <text:p><text:s/>0x00</text:p>
          </table:table-cell>
          <table:table-cell/>
          <table:table-cell table:formula="of:=&quot;, // &quot;&amp;SUBSTITUTE(SUBSTITUTE(DEC2BIN([.L36];8);&quot;0&quot;;&quot;.&quot;);&quot;1&quot;;&quot;#&quot;)&amp;SUBSTITUTE(SUBSTITUTE(DEC2BIN([.M36];8);&quot;0&quot;;&quot;.&quot;);&quot;1&quot;;&quot;#&quot;)" office:value-type="float" office:value="0">
            <text:p>Err:502</text:p>
          </table:table-cell>
        </table:table-row>
        <table:table-row table:style-name="ro5">
          <table:table-cell office:value-type="string">
            <text:p><text:s/>// @64 '"' (8 pixels wide)</text:p>
          </table:table-cell>
          <table:table-cell table:formula="of:=[.B19]+1" office:value-type="float" office:value="3">
            <text:p>3</text:p>
          </table:table-cell>
          <table:table-cell table:style-name="ce45" table:formula="of:=&quot;//ASCII &quot;&amp;(31+[.B37])&amp;&quot; '&quot;&amp;CHAR(31+[.B37])&amp;&quot;' (8 pixels wide)&quot;" office:value-type="string" office:string-value="//ASCII 34 '&quot;' (8 pixels wide)">
            <text:p>//ASCII 34 '"' (8 pixels wide)</text:p>
          </table:table-cell>
          <table:table-cell table:style-name="ce47" table:formula="of:=MID([.C37];3;2)" office:value-type="string" office:string-value="AS">
            <text:p>AS</text:p>
          </table:table-cell>
          <table:table-cell table:style-name="ce47" table:formula="of:=MID([.C37];9;2)" office:value-type="string" office:string-value="34">
            <text:p>34</text:p>
          </table:table-cell>
          <table:table-cell table:style-name="ce47" table:formula="of:=HEX2DEC([.D37])" office:value-type="float" office:value="0">
            <text:p>Err:502</text:p>
          </table:table-cell>
          <table:table-cell table:style-name="ce47" table:formula="of:=HEX2DEC([.E37])" office:value-type="float" office:value="52">
            <text:p>52</text:p>
          </table:table-cell>
          <table:table-cell/>
          <table:table-cell table:style-name="ce47" table:formula="of:=MOD([.F37]*8;256)+INT(([.F38]*8)/256)" office:value-type="float" office:value="0">
            <text:p>Err:502</text:p>
          </table:table-cell>
          <table:table-cell table:style-name="ce47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7]" office:value-type="float" office:value="3">
            <text:p>3</text:p>
          </table:table-cell>
          <table:table-cell table:style-name="ce45" table:formula="of:=RIGHT([.A38];LEN([.A38])-1)" office:value-type="string" office:string-value="0x00, 0x00, //            ">
            <text:p>0x00, 0x00, // <text:s text:c="11"/></text:p>
          </table:table-cell>
          <table:table-cell table:style-name="ce47" table:formula="of:=MID([.C38];3;2)" office:value-type="string" office:string-value="00">
            <text:p>00</text:p>
          </table:table-cell>
          <table:table-cell table:style-name="ce47" table:formula="of:=MID([.C38];9;2)" office:value-type="string" office:string-value="00">
            <text:p>00</text:p>
          </table:table-cell>
          <table:table-cell table:style-name="ce47" table:formula="of:=HEX2DEC([.D38])" office:value-type="float" office:value="0">
            <text:p>0</text:p>
          </table:table-cell>
          <table:table-cell table:style-name="ce47" table:formula="of:=HEX2DEC([.E38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8]" office:value-type="float" office:value="3">
            <text:p>3</text:p>
          </table:table-cell>
          <table:table-cell table:style-name="ce45" table:formula="of:=RIGHT([.A39];LEN([.A39])-1)" office:value-type="string" office:string-value="0x00, 0x00, //            ">
            <text:p>0x00, 0x00, // <text:s text:c="11"/></text:p>
          </table:table-cell>
          <table:table-cell table:style-name="ce47" table:formula="of:=MID([.C39];3;2)" office:value-type="string" office:string-value="00">
            <text:p>00</text:p>
          </table:table-cell>
          <table:table-cell table:style-name="ce47" table:formula="of:=MID([.C39];9;2)" office:value-type="string" office:string-value="00">
            <text:p>00</text:p>
          </table:table-cell>
          <table:table-cell table:style-name="ce47" table:formula="of:=HEX2DEC([.D39])" office:value-type="float" office:value="0">
            <text:p>0</text:p>
          </table:table-cell>
          <table:table-cell table:style-name="ce47" table:formula="of:=HEX2DEC([.E39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D, 0xC0, // <text:s text:c="3"/>### ### </text:p>
          </table:table-cell>
          <table:table-cell table:formula="of:=[.B39]" office:value-type="float" office:value="3">
            <text:p>3</text:p>
          </table:table-cell>
          <table:table-cell table:style-name="ce45" table:formula="of:=RIGHT([.A40];LEN([.A40])-1)" office:value-type="string" office:string-value="0x1D, 0xC0, //    ### ### ">
            <text:p>0x1D, 0xC0, // <text:s text:c="3"/>### ### </text:p>
          </table:table-cell>
          <table:table-cell table:style-name="ce47" table:formula="of:=MID([.C40];3;2)" office:value-type="string" office:string-value="1D">
            <text:p>1D</text:p>
          </table:table-cell>
          <table:table-cell table:style-name="ce47" table:formula="of:=MID([.C40];9;2)" office:value-type="string" office:string-value="C0">
            <text:p>C0</text:p>
          </table:table-cell>
          <table:table-cell table:style-name="ce47" table:formula="of:=HEX2DEC([.D40])" office:value-type="float" office:value="29">
            <text:p>29</text:p>
          </table:table-cell>
          <table:table-cell table:style-name="ce47" table:formula="of:=HEX2DEC([.E40])" office:value-type="float" office:value="192">
            <text:p>192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D, 0xC0, // <text:s text:c="3"/>### ### </text:p>
          </table:table-cell>
          <table:table-cell table:formula="of:=[.B40]" office:value-type="float" office:value="3">
            <text:p>3</text:p>
          </table:table-cell>
          <table:table-cell table:style-name="ce45" table:formula="of:=RIGHT([.A41];LEN([.A41])-1)" office:value-type="string" office:string-value="0x1D, 0xC0, //    ### ### ">
            <text:p>0x1D, 0xC0, // <text:s text:c="3"/>### ### </text:p>
          </table:table-cell>
          <table:table-cell table:style-name="ce47" table:formula="of:=MID([.C41];3;2)" office:value-type="string" office:string-value="1D">
            <text:p>1D</text:p>
          </table:table-cell>
          <table:table-cell table:style-name="ce47" table:formula="of:=MID([.C41];9;2)" office:value-type="string" office:string-value="C0">
            <text:p>C0</text:p>
          </table:table-cell>
          <table:table-cell table:style-name="ce47" table:formula="of:=HEX2DEC([.D41])" office:value-type="float" office:value="29">
            <text:p>29</text:p>
          </table:table-cell>
          <table:table-cell table:style-name="ce47" table:formula="of:=HEX2DEC([.E41])" office:value-type="float" office:value="192">
            <text:p>192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8, 0x80, // <text:s text:c="4"/># <text:s text:c="2"/># <text:s/></text:p>
          </table:table-cell>
          <table:table-cell table:formula="of:=[.B41]" office:value-type="float" office:value="3">
            <text:p>3</text:p>
          </table:table-cell>
          <table:table-cell table:style-name="ce45" table:formula="of:=RIGHT([.A42];LEN([.A42])-1)" office:value-type="string" office:string-value="0x08, 0x80, //     #   #  ">
            <text:p>0x08, 0x80, // <text:s text:c="4"/># <text:s text:c="2"/># <text:s/></text:p>
          </table:table-cell>
          <table:table-cell table:style-name="ce47" table:formula="of:=MID([.C42];3;2)" office:value-type="string" office:string-value="08">
            <text:p>08</text:p>
          </table:table-cell>
          <table:table-cell table:style-name="ce47" table:formula="of:=MID([.C42];9;2)" office:value-type="string" office:string-value="80">
            <text:p>80</text:p>
          </table:table-cell>
          <table:table-cell table:style-name="ce47" table:formula="of:=HEX2DEC([.D42])" office:value-type="float" office:value="8">
            <text:p>8</text:p>
          </table:table-cell>
          <table:table-cell table:style-name="ce47" table:formula="of:=HEX2DEC([.E42])" office:value-type="float" office:value="128">
            <text:p>128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8, 0x80, // <text:s text:c="4"/># <text:s text:c="2"/># <text:s/></text:p>
          </table:table-cell>
          <table:table-cell table:formula="of:=[.B42]" office:value-type="float" office:value="3">
            <text:p>3</text:p>
          </table:table-cell>
          <table:table-cell table:style-name="ce45" table:formula="of:=RIGHT([.A43];LEN([.A43])-1)" office:value-type="string" office:string-value="0x08, 0x80, //     #   #  ">
            <text:p>0x08, 0x80, // <text:s text:c="4"/># <text:s text:c="2"/># <text:s/></text:p>
          </table:table-cell>
          <table:table-cell table:style-name="ce47" table:formula="of:=MID([.C43];3;2)" office:value-type="string" office:string-value="08">
            <text:p>08</text:p>
          </table:table-cell>
          <table:table-cell table:style-name="ce47" table:formula="of:=MID([.C43];9;2)" office:value-type="string" office:string-value="80">
            <text:p>80</text:p>
          </table:table-cell>
          <table:table-cell table:style-name="ce47" table:formula="of:=HEX2DEC([.D43])" office:value-type="float" office:value="8">
            <text:p>8</text:p>
          </table:table-cell>
          <table:table-cell table:style-name="ce47" table:formula="of:=HEX2DEC([.E43])" office:value-type="float" office:value="128">
            <text:p>128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8, 0x80, // <text:s text:c="4"/># <text:s text:c="2"/># <text:s/></text:p>
          </table:table-cell>
          <table:table-cell table:formula="of:=[.B43]" office:value-type="float" office:value="3">
            <text:p>3</text:p>
          </table:table-cell>
          <table:table-cell table:style-name="ce45" table:formula="of:=RIGHT([.A44];LEN([.A44])-1)" office:value-type="string" office:string-value="0x08, 0x80, //     #   #  ">
            <text:p>0x08, 0x80, // <text:s text:c="4"/># <text:s text:c="2"/># <text:s/></text:p>
          </table:table-cell>
          <table:table-cell table:style-name="ce47" table:formula="of:=MID([.C44];3;2)" office:value-type="string" office:string-value="08">
            <text:p>08</text:p>
          </table:table-cell>
          <table:table-cell table:style-name="ce47" table:formula="of:=MID([.C44];9;2)" office:value-type="string" office:string-value="80">
            <text:p>80</text:p>
          </table:table-cell>
          <table:table-cell table:style-name="ce47" table:formula="of:=HEX2DEC([.D44])" office:value-type="float" office:value="8">
            <text:p>8</text:p>
          </table:table-cell>
          <table:table-cell table:style-name="ce47" table:formula="of:=HEX2DEC([.E44])" office:value-type="float" office:value="128">
            <text:p>128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4]" office:value-type="float" office:value="3">
            <text:p>3</text:p>
          </table:table-cell>
          <table:table-cell table:style-name="ce45" table:formula="of:=RIGHT([.A45];LEN([.A45])-1)" office:value-type="string" office:string-value="0x00, 0x00, //            ">
            <text:p>0x00, 0x00, // <text:s text:c="11"/></text:p>
          </table:table-cell>
          <table:table-cell table:style-name="ce47" table:formula="of:=MID([.C45];3;2)" office:value-type="string" office:string-value="00">
            <text:p>00</text:p>
          </table:table-cell>
          <table:table-cell table:style-name="ce47" table:formula="of:=MID([.C45];9;2)" office:value-type="string" office:string-value="00">
            <text:p>00</text:p>
          </table:table-cell>
          <table:table-cell table:style-name="ce47" table:formula="of:=HEX2DEC([.D45])" office:value-type="float" office:value="0">
            <text:p>0</text:p>
          </table:table-cell>
          <table:table-cell table:style-name="ce47" table:formula="of:=HEX2DEC([.E45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5]" office:value-type="float" office:value="3">
            <text:p>3</text:p>
          </table:table-cell>
          <table:table-cell table:style-name="ce45" table:formula="of:=RIGHT([.A46];LEN([.A46])-1)" office:value-type="string" office:string-value="0x00, 0x00, //            ">
            <text:p>0x00, 0x00, // <text:s text:c="11"/></text:p>
          </table:table-cell>
          <table:table-cell table:style-name="ce47" table:formula="of:=MID([.C46];3;2)" office:value-type="string" office:string-value="00">
            <text:p>00</text:p>
          </table:table-cell>
          <table:table-cell table:style-name="ce47" table:formula="of:=MID([.C46];9;2)" office:value-type="string" office:string-value="00">
            <text:p>00</text:p>
          </table:table-cell>
          <table:table-cell table:style-name="ce47" table:formula="of:=HEX2DEC([.D46])" office:value-type="float" office:value="0">
            <text:p>0</text:p>
          </table:table-cell>
          <table:table-cell table:style-name="ce47" table:formula="of:=HEX2DEC([.E46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6]" office:value-type="float" office:value="3">
            <text:p>3</text:p>
          </table:table-cell>
          <table:table-cell table:style-name="ce45" table:formula="of:=RIGHT([.A47];LEN([.A47])-1)" office:value-type="string" office:string-value="0x00, 0x00, //            ">
            <text:p>0x00, 0x00, // <text:s text:c="11"/></text:p>
          </table:table-cell>
          <table:table-cell table:style-name="ce47" table:formula="of:=MID([.C47];3;2)" office:value-type="string" office:string-value="00">
            <text:p>00</text:p>
          </table:table-cell>
          <table:table-cell table:style-name="ce47" table:formula="of:=MID([.C47];9;2)" office:value-type="string" office:string-value="00">
            <text:p>00</text:p>
          </table:table-cell>
          <table:table-cell table:style-name="ce47" table:formula="of:=HEX2DEC([.D47])" office:value-type="float" office:value="0">
            <text:p>0</text:p>
          </table:table-cell>
          <table:table-cell table:style-name="ce47" table:formula="of:=HEX2DEC([.E47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7]" office:value-type="float" office:value="3">
            <text:p>3</text:p>
          </table:table-cell>
          <table:table-cell table:style-name="ce45" table:formula="of:=RIGHT([.A48];LEN([.A48])-1)" office:value-type="string" office:string-value="0x00, 0x00, //            ">
            <text:p>0x00, 0x00, // <text:s text:c="11"/></text:p>
          </table:table-cell>
          <table:table-cell table:style-name="ce47" table:formula="of:=MID([.C48];3;2)" office:value-type="string" office:string-value="00">
            <text:p>00</text:p>
          </table:table-cell>
          <table:table-cell table:style-name="ce47" table:formula="of:=MID([.C48];9;2)" office:value-type="string" office:string-value="00">
            <text:p>00</text:p>
          </table:table-cell>
          <table:table-cell table:style-name="ce47" table:formula="of:=HEX2DEC([.D48])" office:value-type="float" office:value="0">
            <text:p>0</text:p>
          </table:table-cell>
          <table:table-cell table:style-name="ce47" table:formula="of:=HEX2DEC([.E48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]" office:value-type="float" office:value="3">
            <text:p>3</text:p>
          </table:table-cell>
          <table:table-cell table:style-name="ce45" table:formula="of:=RIGHT([.A49];LEN([.A49])-1)" office:value-type="string" office:string-value="0x00, 0x00, //            ">
            <text:p>0x00, 0x00, // <text:s text:c="11"/></text:p>
          </table:table-cell>
          <table:table-cell table:style-name="ce47" table:formula="of:=MID([.C49];3;2)" office:value-type="string" office:string-value="00">
            <text:p>00</text:p>
          </table:table-cell>
          <table:table-cell table:style-name="ce47" table:formula="of:=MID([.C49];9;2)" office:value-type="string" office:string-value="00">
            <text:p>00</text:p>
          </table:table-cell>
          <table:table-cell table:style-name="ce47" table:formula="of:=HEX2DEC([.D49])" office:value-type="float" office:value="0">
            <text:p>0</text:p>
          </table:table-cell>
          <table:table-cell table:style-name="ce47" table:formula="of:=HEX2DEC([.E49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9]" office:value-type="float" office:value="3">
            <text:p>3</text:p>
          </table:table-cell>
          <table:table-cell table:style-name="ce45" table:formula="of:=RIGHT([.A50];LEN([.A50])-1)" office:value-type="string" office:string-value="0x00, 0x00, //            ">
            <text:p>0x00, 0x00, // <text:s text:c="11"/></text:p>
          </table:table-cell>
          <table:table-cell table:style-name="ce47" table:formula="of:=MID([.C50];3;2)" office:value-type="string" office:string-value="00">
            <text:p>00</text:p>
          </table:table-cell>
          <table:table-cell table:style-name="ce47" table:formula="of:=MID([.C50];9;2)" office:value-type="string" office:string-value="00">
            <text:p>00</text:p>
          </table:table-cell>
          <table:table-cell table:style-name="ce47" table:formula="of:=HEX2DEC([.D50])" office:value-type="float" office:value="0">
            <text:p>0</text:p>
          </table:table-cell>
          <table:table-cell table:style-name="ce47" table:formula="of:=HEX2DEC([.E50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0]" office:value-type="float" office:value="3">
            <text:p>3</text:p>
          </table:table-cell>
          <table:table-cell table:style-name="ce45" table:formula="of:=RIGHT([.A51];LEN([.A51])-1)" office:value-type="string" office:string-value="0x00, 0x00, //            ">
            <text:p>0x00, 0x00, // <text:s text:c="11"/></text:p>
          </table:table-cell>
          <table:table-cell table:style-name="ce47" table:formula="of:=MID([.C51];3;2)" office:value-type="string" office:string-value="00">
            <text:p>00</text:p>
          </table:table-cell>
          <table:table-cell table:style-name="ce47" table:formula="of:=MID([.C51];9;2)" office:value-type="string" office:string-value="00">
            <text:p>00</text:p>
          </table:table-cell>
          <table:table-cell table:style-name="ce47" table:formula="of:=HEX2DEC([.D51])" office:value-type="float" office:value="0">
            <text:p>0</text:p>
          </table:table-cell>
          <table:table-cell table:style-name="ce47" table:formula="of:=HEX2DEC([.E51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1]" office:value-type="float" office:value="3">
            <text:p>3</text:p>
          </table:table-cell>
          <table:table-cell table:style-name="ce45" table:formula="of:=RIGHT([.A52];LEN([.A52])-1)" office:value-type="string" office:string-value="0x00, 0x00, //            ">
            <text:p>0x00, 0x00, // <text:s text:c="11"/></text:p>
          </table:table-cell>
          <table:table-cell table:style-name="ce47" table:formula="of:=MID([.C52];3;2)" office:value-type="string" office:string-value="00">
            <text:p>00</text:p>
          </table:table-cell>
          <table:table-cell table:style-name="ce47" table:formula="of:=MID([.C52];9;2)" office:value-type="string" office:string-value="00">
            <text:p>00</text:p>
          </table:table-cell>
          <table:table-cell table:style-name="ce47" table:formula="of:=HEX2DEC([.D52])" office:value-type="float" office:value="0">
            <text:p>0</text:p>
          </table:table-cell>
          <table:table-cell table:style-name="ce47" table:formula="of:=HEX2DEC([.E52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]" office:value-type="float" office:value="3">
            <text:p>3</text:p>
          </table:table-cell>
          <table:table-cell table:style-name="ce45" table:formula="of:=RIGHT([.A53];LEN([.A53])-1)" office:value-type="string" office:string-value="0x00, 0x00, //            ">
            <text:p>0x00, 0x00, // <text:s text:c="11"/></text:p>
          </table:table-cell>
          <table:table-cell table:style-name="ce47" table:formula="of:=MID([.C53];3;2)" office:value-type="string" office:string-value="00">
            <text:p>00</text:p>
          </table:table-cell>
          <table:table-cell table:style-name="ce47" table:formula="of:=MID([.C53];9;2)" office:value-type="string" office:string-value="00">
            <text:p>00</text:p>
          </table:table-cell>
          <table:table-cell table:style-name="ce47" table:formula="of:=HEX2DEC([.D53])" office:value-type="float" office:value="0">
            <text:p>0</text:p>
          </table:table-cell>
          <table:table-cell table:style-name="ce47" table:formula="of:=HEX2DEC([.E53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/>
          <table:table-cell table:formula="of:=[.B53]" office:value-type="float" office:value="3">
            <text:p>3</text:p>
          </table:table-cell>
          <table:table-cell table:style-name="ce45" table:formula="of:=RIGHT([.A54];LEN([.A54])-1)" office:value-type="float" office:value="0">
            <text:p>Err:502</text:p>
          </table:table-cell>
          <table:table-cell table:style-name="ce47" table:formula="of:=MID([.C54];3;2)" office:value-type="float" office:value="0">
            <text:p>Err:502</text:p>
          </table:table-cell>
          <table:table-cell table:style-name="ce47" table:formula="of:=MID([.C54];9;2)" office:value-type="float" office:value="0">
            <text:p>Err:502</text:p>
          </table:table-cell>
          <table:table-cell table:style-name="ce47" table:formula="of:=HEX2DEC([.D54])" office:value-type="float" office:value="0">
            <text:p>Err:502</text:p>
          </table:table-cell>
          <table:table-cell table:style-name="ce47" table:formula="of:=HEX2DEC([.E54])" office:value-type="float" office:value="0">
            <text:p>Err:502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// @96 '#' (8 pixels wide)</text:p>
          </table:table-cell>
          <table:table-cell table:formula="of:=[.B37]+1" office:value-type="float" office:value="4">
            <text:p>4</text:p>
          </table:table-cell>
          <table:table-cell table:style-name="ce45" table:formula="of:=&quot;//ASCII &quot;&amp;(31+[.B55])&amp;&quot; '&quot;&amp;CHAR(31+[.B55])&amp;&quot;' (8 pixels wide)&quot;" office:value-type="string" office:string-value="//ASCII 35 '#' (8 pixels wide)">
            <text:p>//ASCII 35 '#' (8 pixels wide)</text:p>
          </table:table-cell>
          <table:table-cell table:style-name="ce47" table:formula="of:=MID([.C55];3;2)" office:value-type="string" office:string-value="AS">
            <text:p>AS</text:p>
          </table:table-cell>
          <table:table-cell table:style-name="ce47" table:formula="of:=MID([.C55];9;2)" office:value-type="string" office:string-value="35">
            <text:p>35</text:p>
          </table:table-cell>
          <table:table-cell table:style-name="ce47" table:formula="of:=HEX2DEC([.D55])" office:value-type="float" office:value="0">
            <text:p>Err:502</text:p>
          </table:table-cell>
          <table:table-cell table:style-name="ce47" table:formula="of:=HEX2DEC([.E55])" office:value-type="float" office:value="53">
            <text:p>53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5]" office:value-type="float" office:value="4">
            <text:p>4</text:p>
          </table:table-cell>
          <table:table-cell table:style-name="ce45" table:formula="of:=RIGHT([.A56];LEN([.A56])-1)" office:value-type="string" office:string-value="0x00, 0x00, //            ">
            <text:p>0x00, 0x00, // <text:s text:c="11"/></text:p>
          </table:table-cell>
          <table:table-cell table:style-name="ce47" table:formula="of:=MID([.C56];3;2)" office:value-type="string" office:string-value="00">
            <text:p>00</text:p>
          </table:table-cell>
          <table:table-cell table:style-name="ce47" table:formula="of:=MID([.C56];9;2)" office:value-type="string" office:string-value="00">
            <text:p>00</text:p>
          </table:table-cell>
          <table:table-cell table:style-name="ce47" table:formula="of:=HEX2DEC([.D56])" office:value-type="float" office:value="0">
            <text:p>0</text:p>
          </table:table-cell>
          <table:table-cell table:style-name="ce47" table:formula="of:=HEX2DEC([.E56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D, 0x80, // <text:s text:c="4"/>## ## <text:s/></text:p>
          </table:table-cell>
          <table:table-cell table:formula="of:=[.B56]" office:value-type="float" office:value="4">
            <text:p>4</text:p>
          </table:table-cell>
          <table:table-cell table:style-name="ce45" table:formula="of:=RIGHT([.A57];LEN([.A57])-1)" office:value-type="string" office:string-value="0x0D, 0x80, //     ## ##  ">
            <text:p>0x0D, 0x80, // <text:s text:c="4"/>## ## <text:s/></text:p>
          </table:table-cell>
          <table:table-cell table:style-name="ce47" table:formula="of:=MID([.C57];3;2)" office:value-type="string" office:string-value="0D">
            <text:p>0D</text:p>
          </table:table-cell>
          <table:table-cell table:style-name="ce47" table:formula="of:=MID([.C57];9;2)" office:value-type="string" office:string-value="80">
            <text:p>80</text:p>
          </table:table-cell>
          <table:table-cell table:style-name="ce47" table:formula="of:=HEX2DEC([.D57])" office:value-type="float" office:value="13">
            <text:p>13</text:p>
          </table:table-cell>
          <table:table-cell table:style-name="ce47" table:formula="of:=HEX2DEC([.E57])" office:value-type="float" office:value="128">
            <text:p>128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D, 0x80, // <text:s text:c="4"/>## ## <text:s/></text:p>
          </table:table-cell>
          <table:table-cell table:formula="of:=[.B57]" office:value-type="float" office:value="4">
            <text:p>4</text:p>
          </table:table-cell>
          <table:table-cell table:style-name="ce45" table:formula="of:=RIGHT([.A58];LEN([.A58])-1)" office:value-type="string" office:string-value="0x0D, 0x80, //     ## ##  ">
            <text:p>0x0D, 0x80, // <text:s text:c="4"/>## ## <text:s/></text:p>
          </table:table-cell>
          <table:table-cell table:style-name="ce47" table:formula="of:=MID([.C58];3;2)" office:value-type="string" office:string-value="0D">
            <text:p>0D</text:p>
          </table:table-cell>
          <table:table-cell table:style-name="ce47" table:formula="of:=MID([.C58];9;2)" office:value-type="string" office:string-value="80">
            <text:p>80</text:p>
          </table:table-cell>
          <table:table-cell table:style-name="ce47" table:formula="of:=HEX2DEC([.D58])" office:value-type="float" office:value="13">
            <text:p>13</text:p>
          </table:table-cell>
          <table:table-cell table:style-name="ce47" table:formula="of:=HEX2DEC([.E58])" office:value-type="float" office:value="128">
            <text:p>128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D, 0x80, // <text:s text:c="4"/>## ## <text:s/></text:p>
          </table:table-cell>
          <table:table-cell table:formula="of:=[.B58]" office:value-type="float" office:value="4">
            <text:p>4</text:p>
          </table:table-cell>
          <table:table-cell table:style-name="ce45" table:formula="of:=RIGHT([.A59];LEN([.A59])-1)" office:value-type="string" office:string-value="0x0D, 0x80, //     ## ##  ">
            <text:p>0x0D, 0x80, // <text:s text:c="4"/>## ## <text:s/></text:p>
          </table:table-cell>
          <table:table-cell table:style-name="ce47" table:formula="of:=MID([.C59];3;2)" office:value-type="string" office:string-value="0D">
            <text:p>0D</text:p>
          </table:table-cell>
          <table:table-cell table:style-name="ce47" table:formula="of:=MID([.C59];9;2)" office:value-type="string" office:string-value="80">
            <text:p>80</text:p>
          </table:table-cell>
          <table:table-cell table:style-name="ce47" table:formula="of:=HEX2DEC([.D59])" office:value-type="float" office:value="13">
            <text:p>13</text:p>
          </table:table-cell>
          <table:table-cell table:style-name="ce47" table:formula="of:=HEX2DEC([.E59])" office:value-type="float" office:value="128">
            <text:p>128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D, 0x80, // <text:s text:c="4"/>## ## <text:s/></text:p>
          </table:table-cell>
          <table:table-cell table:formula="of:=[.B59]" office:value-type="float" office:value="4">
            <text:p>4</text:p>
          </table:table-cell>
          <table:table-cell table:style-name="ce45" table:formula="of:=RIGHT([.A60];LEN([.A60])-1)" office:value-type="string" office:string-value="0x0D, 0x80, //     ## ##  ">
            <text:p>0x0D, 0x80, // <text:s text:c="4"/>## ## <text:s/></text:p>
          </table:table-cell>
          <table:table-cell table:style-name="ce47" table:formula="of:=MID([.C60];3;2)" office:value-type="string" office:string-value="0D">
            <text:p>0D</text:p>
          </table:table-cell>
          <table:table-cell table:style-name="ce47" table:formula="of:=MID([.C60];9;2)" office:value-type="string" office:string-value="80">
            <text:p>80</text:p>
          </table:table-cell>
          <table:table-cell table:style-name="ce47" table:formula="of:=HEX2DEC([.D60])" office:value-type="float" office:value="13">
            <text:p>13</text:p>
          </table:table-cell>
          <table:table-cell table:style-name="ce47" table:formula="of:=HEX2DEC([.E60])" office:value-type="float" office:value="128">
            <text:p>128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60]" office:value-type="float" office:value="4">
            <text:p>4</text:p>
          </table:table-cell>
          <table:table-cell table:style-name="ce45" table:formula="of:=RIGHT([.A61];LEN([.A61])-1)" office:value-type="string" office:string-value="0x3F, 0xC0, //   ######## ">
            <text:p>0x3F, 0xC0, // <text:s text:c="2"/>######## </text:p>
          </table:table-cell>
          <table:table-cell table:style-name="ce47" table:formula="of:=MID([.C61];3;2)" office:value-type="string" office:string-value="3F">
            <text:p>3F</text:p>
          </table:table-cell>
          <table:table-cell table:style-name="ce47" table:formula="of:=MID([.C61];9;2)" office:value-type="string" office:string-value="C0">
            <text:p>C0</text:p>
          </table:table-cell>
          <table:table-cell table:style-name="ce47" table:formula="of:=HEX2DEC([.D61])" office:value-type="float" office:value="63">
            <text:p>63</text:p>
          </table:table-cell>
          <table:table-cell table:style-name="ce47" table:formula="of:=HEX2DEC([.E61])" office:value-type="float" office:value="192">
            <text:p>192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61]" office:value-type="float" office:value="4">
            <text:p>4</text:p>
          </table:table-cell>
          <table:table-cell table:style-name="ce45" table:formula="of:=RIGHT([.A62];LEN([.A62])-1)" office:value-type="string" office:string-value="0x1B, 0x00, //    ## ##   ">
            <text:p>0x1B, 0x00, // <text:s text:c="3"/>## ## <text:s text:c="2"/></text:p>
          </table:table-cell>
          <table:table-cell table:style-name="ce47" table:formula="of:=MID([.C62];3;2)" office:value-type="string" office:string-value="1B">
            <text:p>1B</text:p>
          </table:table-cell>
          <table:table-cell table:style-name="ce47" table:formula="of:=MID([.C62];9;2)" office:value-type="string" office:string-value="00">
            <text:p>00</text:p>
          </table:table-cell>
          <table:table-cell table:style-name="ce47" table:formula="of:=HEX2DEC([.D62])" office:value-type="float" office:value="27">
            <text:p>27</text:p>
          </table:table-cell>
          <table:table-cell table:style-name="ce47" table:formula="of:=HEX2DEC([.E62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62]" office:value-type="float" office:value="4">
            <text:p>4</text:p>
          </table:table-cell>
          <table:table-cell table:style-name="ce45" table:formula="of:=RIGHT([.A63];LEN([.A63])-1)" office:value-type="string" office:string-value="0x3F, 0xC0, //   ######## ">
            <text:p>0x3F, 0xC0, // <text:s text:c="2"/>######## </text:p>
          </table:table-cell>
          <table:table-cell table:style-name="ce47" table:formula="of:=MID([.C63];3;2)" office:value-type="string" office:string-value="3F">
            <text:p>3F</text:p>
          </table:table-cell>
          <table:table-cell table:style-name="ce47" table:formula="of:=MID([.C63];9;2)" office:value-type="string" office:string-value="C0">
            <text:p>C0</text:p>
          </table:table-cell>
          <table:table-cell table:style-name="ce47" table:formula="of:=HEX2DEC([.D63])" office:value-type="float" office:value="63">
            <text:p>63</text:p>
          </table:table-cell>
          <table:table-cell table:style-name="ce47" table:formula="of:=HEX2DEC([.E63])" office:value-type="float" office:value="192">
            <text:p>192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63]" office:value-type="float" office:value="4">
            <text:p>4</text:p>
          </table:table-cell>
          <table:table-cell table:style-name="ce45" table:formula="of:=RIGHT([.A64];LEN([.A64])-1)" office:value-type="string" office:string-value="0x1B, 0x00, //    ## ##   ">
            <text:p>0x1B, 0x00, // <text:s text:c="3"/>## ## <text:s text:c="2"/></text:p>
          </table:table-cell>
          <table:table-cell table:style-name="ce47" table:formula="of:=MID([.C64];3;2)" office:value-type="string" office:string-value="1B">
            <text:p>1B</text:p>
          </table:table-cell>
          <table:table-cell table:style-name="ce47" table:formula="of:=MID([.C64];9;2)" office:value-type="string" office:string-value="00">
            <text:p>00</text:p>
          </table:table-cell>
          <table:table-cell table:style-name="ce47" table:formula="of:=HEX2DEC([.D64])" office:value-type="float" office:value="27">
            <text:p>27</text:p>
          </table:table-cell>
          <table:table-cell table:style-name="ce47" table:formula="of:=HEX2DEC([.E64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64]" office:value-type="float" office:value="4">
            <text:p>4</text:p>
          </table:table-cell>
          <table:table-cell table:style-name="ce45" table:formula="of:=RIGHT([.A65];LEN([.A65])-1)" office:value-type="string" office:string-value="0x1B, 0x00, //    ## ##   ">
            <text:p>0x1B, 0x00, // <text:s text:c="3"/>## ## <text:s text:c="2"/></text:p>
          </table:table-cell>
          <table:table-cell table:style-name="ce47" table:formula="of:=MID([.C65];3;2)" office:value-type="string" office:string-value="1B">
            <text:p>1B</text:p>
          </table:table-cell>
          <table:table-cell table:style-name="ce47" table:formula="of:=MID([.C65];9;2)" office:value-type="string" office:string-value="00">
            <text:p>00</text:p>
          </table:table-cell>
          <table:table-cell table:style-name="ce47" table:formula="of:=HEX2DEC([.D65])" office:value-type="float" office:value="27">
            <text:p>27</text:p>
          </table:table-cell>
          <table:table-cell table:style-name="ce47" table:formula="of:=HEX2DEC([.E65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65]" office:value-type="float" office:value="4">
            <text:p>4</text:p>
          </table:table-cell>
          <table:table-cell table:style-name="ce45" table:formula="of:=RIGHT([.A66];LEN([.A66])-1)" office:value-type="string" office:string-value="0x1B, 0x00, //    ## ##   ">
            <text:p>0x1B, 0x00, // <text:s text:c="3"/>## ## <text:s text:c="2"/></text:p>
          </table:table-cell>
          <table:table-cell table:style-name="ce47" table:formula="of:=MID([.C66];3;2)" office:value-type="string" office:string-value="1B">
            <text:p>1B</text:p>
          </table:table-cell>
          <table:table-cell table:style-name="ce47" table:formula="of:=MID([.C66];9;2)" office:value-type="string" office:string-value="00">
            <text:p>00</text:p>
          </table:table-cell>
          <table:table-cell table:style-name="ce47" table:formula="of:=HEX2DEC([.D66])" office:value-type="float" office:value="27">
            <text:p>27</text:p>
          </table:table-cell>
          <table:table-cell table:style-name="ce47" table:formula="of:=HEX2DEC([.E66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66]" office:value-type="float" office:value="4">
            <text:p>4</text:p>
          </table:table-cell>
          <table:table-cell table:style-name="ce45" table:formula="of:=RIGHT([.A67];LEN([.A67])-1)" office:value-type="string" office:string-value="0x1B, 0x00, //    ## ##   ">
            <text:p>0x1B, 0x00, // <text:s text:c="3"/>## ## <text:s text:c="2"/></text:p>
          </table:table-cell>
          <table:table-cell table:style-name="ce47" table:formula="of:=MID([.C67];3;2)" office:value-type="string" office:string-value="1B">
            <text:p>1B</text:p>
          </table:table-cell>
          <table:table-cell table:style-name="ce47" table:formula="of:=MID([.C67];9;2)" office:value-type="string" office:string-value="00">
            <text:p>00</text:p>
          </table:table-cell>
          <table:table-cell table:style-name="ce47" table:formula="of:=HEX2DEC([.D67])" office:value-type="float" office:value="27">
            <text:p>27</text:p>
          </table:table-cell>
          <table:table-cell table:style-name="ce47" table:formula="of:=HEX2DEC([.E67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7]" office:value-type="float" office:value="4">
            <text:p>4</text:p>
          </table:table-cell>
          <table:table-cell table:style-name="ce45" table:formula="of:=RIGHT([.A68];LEN([.A68])-1)" office:value-type="string" office:string-value="0x00, 0x00, //            ">
            <text:p>0x00, 0x00, // <text:s text:c="11"/></text:p>
          </table:table-cell>
          <table:table-cell table:style-name="ce47" table:formula="of:=MID([.C68];3;2)" office:value-type="string" office:string-value="00">
            <text:p>00</text:p>
          </table:table-cell>
          <table:table-cell table:style-name="ce47" table:formula="of:=MID([.C68];9;2)" office:value-type="string" office:string-value="00">
            <text:p>00</text:p>
          </table:table-cell>
          <table:table-cell table:style-name="ce47" table:formula="of:=HEX2DEC([.D68])" office:value-type="float" office:value="0">
            <text:p>0</text:p>
          </table:table-cell>
          <table:table-cell table:style-name="ce47" table:formula="of:=HEX2DEC([.E68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8]" office:value-type="float" office:value="4">
            <text:p>4</text:p>
          </table:table-cell>
          <table:table-cell table:style-name="ce45" table:formula="of:=RIGHT([.A69];LEN([.A69])-1)" office:value-type="string" office:string-value="0x00, 0x00, //            ">
            <text:p>0x00, 0x00, // <text:s text:c="11"/></text:p>
          </table:table-cell>
          <table:table-cell table:style-name="ce47" table:formula="of:=MID([.C69];3;2)" office:value-type="string" office:string-value="00">
            <text:p>00</text:p>
          </table:table-cell>
          <table:table-cell table:style-name="ce47" table:formula="of:=MID([.C69];9;2)" office:value-type="string" office:string-value="00">
            <text:p>00</text:p>
          </table:table-cell>
          <table:table-cell table:style-name="ce47" table:formula="of:=HEX2DEC([.D69])" office:value-type="float" office:value="0">
            <text:p>0</text:p>
          </table:table-cell>
          <table:table-cell table:style-name="ce47" table:formula="of:=HEX2DEC([.E69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9]" office:value-type="float" office:value="4">
            <text:p>4</text:p>
          </table:table-cell>
          <table:table-cell table:style-name="ce45" table:formula="of:=RIGHT([.A70];LEN([.A70])-1)" office:value-type="string" office:string-value="0x00, 0x00, //            ">
            <text:p>0x00, 0x00, // <text:s text:c="11"/></text:p>
          </table:table-cell>
          <table:table-cell table:style-name="ce47" table:formula="of:=MID([.C70];3;2)" office:value-type="string" office:string-value="00">
            <text:p>00</text:p>
          </table:table-cell>
          <table:table-cell table:style-name="ce47" table:formula="of:=MID([.C70];9;2)" office:value-type="string" office:string-value="00">
            <text:p>00</text:p>
          </table:table-cell>
          <table:table-cell table:style-name="ce47" table:formula="of:=HEX2DEC([.D70])" office:value-type="float" office:value="0">
            <text:p>0</text:p>
          </table:table-cell>
          <table:table-cell table:style-name="ce47" table:formula="of:=HEX2DEC([.E70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0]" office:value-type="float" office:value="4">
            <text:p>4</text:p>
          </table:table-cell>
          <table:table-cell table:style-name="ce45" table:formula="of:=RIGHT([.A71];LEN([.A71])-1)" office:value-type="string" office:string-value="0x00, 0x00, //            ">
            <text:p>0x00, 0x00, // <text:s text:c="11"/></text:p>
          </table:table-cell>
          <table:table-cell table:style-name="ce47" table:formula="of:=MID([.C71];3;2)" office:value-type="string" office:string-value="00">
            <text:p>00</text:p>
          </table:table-cell>
          <table:table-cell table:style-name="ce47" table:formula="of:=MID([.C71];9;2)" office:value-type="string" office:string-value="00">
            <text:p>00</text:p>
          </table:table-cell>
          <table:table-cell table:style-name="ce47" table:formula="of:=HEX2DEC([.D71])" office:value-type="float" office:value="0">
            <text:p>0</text:p>
          </table:table-cell>
          <table:table-cell table:style-name="ce47" table:formula="of:=HEX2DEC([.E71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/>
          <table:table-cell table:formula="of:=[.B71]" office:value-type="float" office:value="4">
            <text:p>4</text:p>
          </table:table-cell>
          <table:table-cell table:style-name="ce45" table:formula="of:=RIGHT([.A72];LEN([.A72])-1)" office:value-type="float" office:value="0">
            <text:p>Err:502</text:p>
          </table:table-cell>
          <table:table-cell table:style-name="ce47" table:formula="of:=MID([.C72];3;2)" office:value-type="float" office:value="0">
            <text:p>Err:502</text:p>
          </table:table-cell>
          <table:table-cell table:style-name="ce47" table:formula="of:=MID([.C72];9;2)" office:value-type="float" office:value="0">
            <text:p>Err:502</text:p>
          </table:table-cell>
          <table:table-cell table:style-name="ce47" table:formula="of:=HEX2DEC([.D72])" office:value-type="float" office:value="0">
            <text:p>Err:502</text:p>
          </table:table-cell>
          <table:table-cell table:style-name="ce47" table:formula="of:=HEX2DEC([.E72])" office:value-type="float" office:value="0">
            <text:p>Err:502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// @128 '$' (8 pixels wide)</text:p>
          </table:table-cell>
          <table:table-cell table:formula="of:=[.B55]+1" office:value-type="float" office:value="5">
            <text:p>5</text:p>
          </table:table-cell>
          <table:table-cell table:style-name="ce45" table:formula="of:=&quot;//ASCII &quot;&amp;(31+[.B73])&amp;&quot; '&quot;&amp;CHAR(31+[.B73])&amp;&quot;' (8 pixels wide)&quot;" office:value-type="string" office:string-value="//ASCII 36 '$' (8 pixels wide)">
            <text:p>//ASCII 36 '$' (8 pixels wide)</text:p>
          </table:table-cell>
          <table:table-cell table:style-name="ce47" table:formula="of:=MID([.C73];3;2)" office:value-type="string" office:string-value="AS">
            <text:p>AS</text:p>
          </table:table-cell>
          <table:table-cell table:style-name="ce47" table:formula="of:=MID([.C73];9;2)" office:value-type="string" office:string-value="36">
            <text:p>36</text:p>
          </table:table-cell>
          <table:table-cell table:style-name="ce47" table:formula="of:=HEX2DEC([.D73])" office:value-type="float" office:value="0">
            <text:p>Err:502</text:p>
          </table:table-cell>
          <table:table-cell table:style-name="ce47" table:formula="of:=HEX2DEC([.E73])" office:value-type="float" office:value="54">
            <text:p>54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73]" office:value-type="float" office:value="5">
            <text:p>5</text:p>
          </table:table-cell>
          <table:table-cell table:style-name="ce45" table:formula="of:=RIGHT([.A74];LEN([.A74])-1)" office:value-type="string" office:string-value="0x04, 0x00, //      #     ">
            <text:p>0x04, 0x00, // <text:s text:c="5"/># <text:s text:c="4"/></text:p>
          </table:table-cell>
          <table:table-cell table:style-name="ce47" table:formula="of:=MID([.C74];3;2)" office:value-type="string" office:string-value="04">
            <text:p>04</text:p>
          </table:table-cell>
          <table:table-cell table:style-name="ce47" table:formula="of:=MID([.C74];9;2)" office:value-type="string" office:string-value="00">
            <text:p>00</text:p>
          </table:table-cell>
          <table:table-cell table:style-name="ce47" table:formula="of:=HEX2DEC([.D74])" office:value-type="float" office:value="4">
            <text:p>4</text:p>
          </table:table-cell>
          <table:table-cell table:style-name="ce47" table:formula="of:=HEX2DEC([.E74])" office:value-type="float" office:value="0">
            <text:p>0</text:p>
          </table:table-cell>
          <table:table-cell/>
          <table:table-cell table:style-name="ce47" table:number-columns-repeated="2"/>
          <table:table-cell/>
          <table:table-cell table:style-name="ce47" table:number-columns-repeated="2"/>
          <table:table-cell/>
          <table:table-cell table:style-name="ce47" table:number-columns-repeated="2"/>
          <table:table-cell table:number-columns-repeated="2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74]" office:value-type="float" office:value="5">
            <text:p>5</text:p>
          </table:table-cell>
          <table:table-cell table:style-name="ce45" table:formula="of:=RIGHT([.A75];LEN([.A75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5]" office:value-type="float" office:value="5">
            <text:p>5</text:p>
          </table:table-cell>
          <table:table-cell table:style-name="ce45" table:formula="of:=RIGHT([.A76];LEN([.A7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6]" office:value-type="float" office:value="5">
            <text:p>5</text:p>
          </table:table-cell>
          <table:table-cell table:style-name="ce45" table:formula="of:=RIGHT([.A77];LEN([.A7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8, 0x00, // <text:s text:c="2"/>### <text:s text:c="5"/></text:p>
          </table:table-cell>
          <table:table-cell table:formula="of:=[.B77]" office:value-type="float" office:value="5">
            <text:p>5</text:p>
          </table:table-cell>
          <table:table-cell table:style-name="ce45" table:formula="of:=RIGHT([.A78];LEN([.A78])-1)" office:value-type="string" office:string-value="0x38, 0x00, //   ###      ">
            <text:p>0x38, 0x00, // <text:s text:c="2"/>#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E, 0x00, // <text:s text:c="3"/>#### <text:s text:c="3"/></text:p>
          </table:table-cell>
          <table:table-cell table:formula="of:=[.B78]" office:value-type="float" office:value="5">
            <text:p>5</text:p>
          </table:table-cell>
          <table:table-cell table:style-name="ce45" table:formula="of:=RIGHT([.A79];LEN([.A79])-1)" office:value-type="string" office:string-value="0x1E, 0x00, //    ####    ">
            <text:p>0x1E, 0x00, // <text:s text:c="3"/>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79]" office:value-type="float" office:value="5">
            <text:p>5</text:p>
          </table:table-cell>
          <table:table-cell table:style-name="ce45" table:formula="of:=RIGHT([.A80];LEN([.A80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80, // <text:s text:c="6"/>### <text:s/></text:p>
          </table:table-cell>
          <table:table-cell table:formula="of:=[.B80]" office:value-type="float" office:value="5">
            <text:p>5</text:p>
          </table:table-cell>
          <table:table-cell table:style-name="ce45" table:formula="of:=RIGHT([.A81];LEN([.A81])-1)" office:value-type="string" office:string-value="0x03, 0x80, //       ###  ">
            <text:p>0x03, 0x80, // <text:s text:c="6"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1]" office:value-type="float" office:value="5">
            <text:p>5</text:p>
          </table:table-cell>
          <table:table-cell table:style-name="ce45" table:formula="of:=RIGHT([.A82];LEN([.A82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2]" office:value-type="float" office:value="5">
            <text:p>5</text:p>
          </table:table-cell>
          <table:table-cell table:style-name="ce45" table:formula="of:=RIGHT([.A83];LEN([.A8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83]" office:value-type="float" office:value="5">
            <text:p>5</text:p>
          </table:table-cell>
          <table:table-cell table:style-name="ce45" table:formula="of:=RIGHT([.A84];LEN([.A84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84]" office:value-type="float" office:value="5">
            <text:p>5</text:p>
          </table:table-cell>
          <table:table-cell table:style-name="ce45" table:formula="of:=RIGHT([.A85];LEN([.A85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85]" office:value-type="float" office:value="5">
            <text:p>5</text:p>
          </table:table-cell>
          <table:table-cell table:style-name="ce45" table:formula="of:=RIGHT([.A86];LEN([.A86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6]" office:value-type="float" office:value="5">
            <text:p>5</text:p>
          </table:table-cell>
          <table:table-cell table:style-name="ce45" table:formula="of:=RIGHT([.A87];LEN([.A8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7]" office:value-type="float" office:value="5">
            <text:p>5</text:p>
          </table:table-cell>
          <table:table-cell table:style-name="ce45" table:formula="of:=RIGHT([.A88];LEN([.A8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8]" office:value-type="float" office:value="5">
            <text:p>5</text:p>
          </table:table-cell>
          <table:table-cell table:style-name="ce45" table:formula="of:=RIGHT([.A89];LEN([.A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89]" office:value-type="float" office:value="5">
            <text:p>5</text:p>
          </table:table-cell>
          <table:table-cell table:style-name="ce45" table:formula="of:=RIGHT([.A90];LEN([.A9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60 '%' (8 pixels wide)</text:p>
          </table:table-cell>
          <table:table-cell table:formula="of:=[.B73]+1" office:value-type="float" office:value="6">
            <text:p>6</text:p>
          </table:table-cell>
          <table:table-cell table:style-name="ce45" table:formula="of:=&quot;//ASCII &quot;&amp;(31+[.B91])&amp;&quot; '&quot;&amp;CHAR(31+[.B91])&amp;&quot;' (8 pixels wide)&quot;" office:value-type="string" office:string-value="//ASCII 37 '%' (8 pixels wide)">
            <text:p>//ASCII 37 '%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1]" office:value-type="float" office:value="6">
            <text:p>6</text:p>
          </table:table-cell>
          <table:table-cell table:style-name="ce45" table:formula="of:=RIGHT([.A92];LEN([.A9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92]" office:value-type="float" office:value="6">
            <text:p>6</text:p>
          </table:table-cell>
          <table:table-cell table:style-name="ce45" table:formula="of:=RIGHT([.A93];LEN([.A93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24, 0x00, // <text:s text:c="2"/># <text:s/># <text:s text:c="4"/></text:p>
          </table:table-cell>
          <table:table-cell table:formula="of:=[.B93]" office:value-type="float" office:value="6">
            <text:p>6</text:p>
          </table:table-cell>
          <table:table-cell table:style-name="ce45" table:formula="of:=RIGHT([.A94];LEN([.A94])-1)" office:value-type="string" office:string-value="0x24, 0x00, //   #  #     ">
            <text:p>0x24, 0x00, // <text:s text:c="2"/># <text:s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24, 0x00, // <text:s text:c="2"/># <text:s/># <text:s text:c="4"/></text:p>
          </table:table-cell>
          <table:table-cell table:formula="of:=[.B94]" office:value-type="float" office:value="6">
            <text:p>6</text:p>
          </table:table-cell>
          <table:table-cell table:style-name="ce45" table:formula="of:=RIGHT([.A95];LEN([.A95])-1)" office:value-type="string" office:string-value="0x24, 0x00, //   #  #     ">
            <text:p>0x24, 0x00, // <text:s text:c="2"/># <text:s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C0, // <text:s text:c="3"/>## <text:s text:c="2"/>## </text:p>
          </table:table-cell>
          <table:table-cell table:formula="of:=[.B95]" office:value-type="float" office:value="6">
            <text:p>6</text:p>
          </table:table-cell>
          <table:table-cell table:style-name="ce45" table:formula="of:=RIGHT([.A96];LEN([.A96])-1)" office:value-type="string" office:string-value="0x18, 0xC0, //    ##   ## ">
            <text:p>0x18, 0xC0, // <text:s text:c="3"/>## <text:s text:c="2"/>## </text:p>
          </table:table-cell>
          <table:table-cell table:number-columns-repeated="15"/>
        </table:table-row>
        <table:table-row table:style-name="ro5">
          <table:table-cell office:value-type="string">
            <text:p><text:s/>0x07, 0x80, // <text:s text:c="5"/>#### <text:s/></text:p>
          </table:table-cell>
          <table:table-cell table:formula="of:=[.B96]" office:value-type="float" office:value="6">
            <text:p>6</text:p>
          </table:table-cell>
          <table:table-cell table:style-name="ce45" table:formula="of:=RIGHT([.A97];LEN([.A97])-1)" office:value-type="string" office:string-value="0x07, 0x80, //      ####  ">
            <text:p>0x07, 0x80, // <text:s text:c="5"/>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E, 0x00, // <text:s text:c="3"/>#### <text:s text:c="3"/></text:p>
          </table:table-cell>
          <table:table-cell table:formula="of:=[.B97]" office:value-type="float" office:value="6">
            <text:p>6</text:p>
          </table:table-cell>
          <table:table-cell table:style-name="ce45" table:formula="of:=RIGHT([.A98];LEN([.A98])-1)" office:value-type="string" office:string-value="0x1E, 0x00, //    ####    ">
            <text:p>0x1E, 0x00, // <text:s text:c="3"/>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8]" office:value-type="float" office:value="6">
            <text:p>6</text:p>
          </table:table-cell>
          <table:table-cell table:style-name="ce45" table:formula="of:=RIGHT([.A99];LEN([.A9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2, 0x40, // <text:s text:c="6"/># <text:s/># </text:p>
          </table:table-cell>
          <table:table-cell table:formula="of:=[.B99]" office:value-type="float" office:value="6">
            <text:p>6</text:p>
          </table:table-cell>
          <table:table-cell table:style-name="ce45" table:formula="of:=RIGHT([.A100];LEN([.A100])-1)" office:value-type="string" office:string-value="0x02, 0x40, //       #  # ">
            <text:p>0x02, 0x40, // <text:s text:c="6"/># <text:s/># </text:p>
          </table:table-cell>
          <table:table-cell table:number-columns-repeated="15"/>
        </table:table-row>
        <table:table-row table:style-name="ro5">
          <table:table-cell office:value-type="string">
            <text:p><text:s/>0x02, 0x40, // <text:s text:c="6"/># <text:s/># </text:p>
          </table:table-cell>
          <table:table-cell table:formula="of:=[.B100]" office:value-type="float" office:value="6">
            <text:p>6</text:p>
          </table:table-cell>
          <table:table-cell table:style-name="ce45" table:formula="of:=RIGHT([.A101];LEN([.A101])-1)" office:value-type="string" office:string-value="0x02, 0x40, //       #  # ">
            <text:p>0x02, 0x40, // <text:s text:c="6"/># <text:s/># 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01]" office:value-type="float" office:value="6">
            <text:p>6</text:p>
          </table:table-cell>
          <table:table-cell table:style-name="ce45" table:formula="of:=RIGHT([.A102];LEN([.A102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]" office:value-type="float" office:value="6">
            <text:p>6</text:p>
          </table:table-cell>
          <table:table-cell table:style-name="ce45" table:formula="of:=RIGHT([.A103];LEN([.A1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3]" office:value-type="float" office:value="6">
            <text:p>6</text:p>
          </table:table-cell>
          <table:table-cell table:style-name="ce45" table:formula="of:=RIGHT([.A104];LEN([.A10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4]" office:value-type="float" office:value="6">
            <text:p>6</text:p>
          </table:table-cell>
          <table:table-cell table:style-name="ce45" table:formula="of:=RIGHT([.A105];LEN([.A1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5]" office:value-type="float" office:value="6">
            <text:p>6</text:p>
          </table:table-cell>
          <table:table-cell table:style-name="ce45" table:formula="of:=RIGHT([.A106];LEN([.A10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6]" office:value-type="float" office:value="6">
            <text:p>6</text:p>
          </table:table-cell>
          <table:table-cell table:style-name="ce45" table:formula="of:=RIGHT([.A107];LEN([.A1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07]" office:value-type="float" office:value="6">
            <text:p>6</text:p>
          </table:table-cell>
          <table:table-cell table:style-name="ce45" table:formula="of:=RIGHT([.A108];LEN([.A10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92 '&amp;' (8 pixels wide)</text:p>
          </table:table-cell>
          <table:table-cell table:formula="of:=[.B91]+1" office:value-type="float" office:value="7">
            <text:p>7</text:p>
          </table:table-cell>
          <table:table-cell table:style-name="ce45" table:formula="of:=&quot;//ASCII &quot;&amp;(31+[.B109])&amp;&quot; '&quot;&amp;CHAR(31+[.B109])&amp;&quot;' (8 pixels wide)&quot;" office:value-type="string" office:string-value="//ASCII 38 '&amp;' (8 pixels wide)">
            <text:p>//ASCII 38 '&amp;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9]" office:value-type="float" office:value="7">
            <text:p>7</text:p>
          </table:table-cell>
          <table:table-cell table:style-name="ce45" table:formula="of:=RIGHT([.A110];LEN([.A1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0]" office:value-type="float" office:value="7">
            <text:p>7</text:p>
          </table:table-cell>
          <table:table-cell table:style-name="ce45" table:formula="of:=RIGHT([.A111];LEN([.A1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111]" office:value-type="float" office:value="7">
            <text:p>7</text:p>
          </table:table-cell>
          <table:table-cell table:style-name="ce45" table:formula="of:=RIGHT([.A112];LEN([.A112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12]" office:value-type="float" office:value="7">
            <text:p>7</text:p>
          </table:table-cell>
          <table:table-cell table:style-name="ce45" table:formula="of:=RIGHT([.A113];LEN([.A113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13]" office:value-type="float" office:value="7">
            <text:p>7</text:p>
          </table:table-cell>
          <table:table-cell table:style-name="ce45" table:formula="of:=RIGHT([.A114];LEN([.A114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14]" office:value-type="float" office:value="7">
            <text:p>7</text:p>
          </table:table-cell>
          <table:table-cell table:style-name="ce45" table:formula="of:=RIGHT([.A115];LEN([.A115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15]" office:value-type="float" office:value="7">
            <text:p>7</text:p>
          </table:table-cell>
          <table:table-cell table:style-name="ce45" table:formula="of:=RIGHT([.A116];LEN([.A116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D, 0x80, // <text:s text:c="3"/>### ## <text:s/></text:p>
          </table:table-cell>
          <table:table-cell table:formula="of:=[.B116]" office:value-type="float" office:value="7">
            <text:p>7</text:p>
          </table:table-cell>
          <table:table-cell table:style-name="ce45" table:formula="of:=RIGHT([.A117];LEN([.A117])-1)" office:value-type="string" office:string-value="0x1D, 0x80, //    ### ##  ">
            <text:p>0x1D, 0x80, // <text:s text:c="3"/>##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7, 0x00, // <text:s text:c="2"/>## ### <text:s text:c="2"/></text:p>
          </table:table-cell>
          <table:table-cell table:formula="of:=[.B117]" office:value-type="float" office:value="7">
            <text:p>7</text:p>
          </table:table-cell>
          <table:table-cell table:style-name="ce45" table:formula="of:=RIGHT([.A118];LEN([.A118])-1)" office:value-type="string" office:string-value="0x37, 0x00, //   ## ###   ">
            <text:p>0x37, 0x00, // <text:s text:c="2"/>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3, 0x00, // <text:s text:c="2"/>## <text:s/>## <text:s text:c="2"/></text:p>
          </table:table-cell>
          <table:table-cell table:formula="of:=[.B118]" office:value-type="float" office:value="7">
            <text:p>7</text:p>
          </table:table-cell>
          <table:table-cell table:style-name="ce45" table:formula="of:=RIGHT([.A119];LEN([.A119])-1)" office:value-type="string" office:string-value="0x33, 0x00, //   ##  ##   ">
            <text:p>0x33, 0x00, // <text:s text:c="2"/>#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D, 0x80, // <text:s text:c="3"/>### ## <text:s/></text:p>
          </table:table-cell>
          <table:table-cell table:formula="of:=[.B119]" office:value-type="float" office:value="7">
            <text:p>7</text:p>
          </table:table-cell>
          <table:table-cell table:style-name="ce45" table:formula="of:=RIGHT([.A120];LEN([.A120])-1)" office:value-type="string" office:string-value="0x1D, 0x80, //    ### ##  ">
            <text:p>0x1D, 0x80, // <text:s text:c="3"/>##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]" office:value-type="float" office:value="7">
            <text:p>7</text:p>
          </table:table-cell>
          <table:table-cell table:style-name="ce45" table:formula="of:=RIGHT([.A121];LEN([.A1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1]" office:value-type="float" office:value="7">
            <text:p>7</text:p>
          </table:table-cell>
          <table:table-cell table:style-name="ce45" table:formula="of:=RIGHT([.A122];LEN([.A12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2]" office:value-type="float" office:value="7">
            <text:p>7</text:p>
          </table:table-cell>
          <table:table-cell table:style-name="ce45" table:formula="of:=RIGHT([.A123];LEN([.A1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3]" office:value-type="float" office:value="7">
            <text:p>7</text:p>
          </table:table-cell>
          <table:table-cell table:style-name="ce45" table:formula="of:=RIGHT([.A124];LEN([.A1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4]" office:value-type="float" office:value="7">
            <text:p>7</text:p>
          </table:table-cell>
          <table:table-cell table:style-name="ce45" table:formula="of:=RIGHT([.A125];LEN([.A1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25]" office:value-type="float" office:value="7">
            <text:p>7</text:p>
          </table:table-cell>
          <table:table-cell table:style-name="ce45" table:formula="of:=RIGHT([.A126];LEN([.A12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24 ''' (8 pixels wide)</text:p>
          </table:table-cell>
          <table:table-cell table:formula="of:=[.B109]+1" office:value-type="float" office:value="8">
            <text:p>8</text:p>
          </table:table-cell>
          <table:table-cell table:style-name="ce45" table:formula="of:=&quot;//ASCII &quot;&amp;(31+[.B127])&amp;&quot; '&quot;&amp;CHAR(31+[.B127])&amp;&quot;' (8 pixels wide)&quot;" office:value-type="string" office:string-value="//ASCII 39 ''' (8 pixels wide)">
            <text:p>//ASCII 39 ''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7]" office:value-type="float" office:value="8">
            <text:p>8</text:p>
          </table:table-cell>
          <table:table-cell table:style-name="ce45" table:formula="of:=RIGHT([.A128];LEN([.A1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8]" office:value-type="float" office:value="8">
            <text:p>8</text:p>
          </table:table-cell>
          <table:table-cell table:style-name="ce45" table:formula="of:=RIGHT([.A129];LEN([.A12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7, 0x00, // <text:s text:c="5"/>### <text:s text:c="2"/></text:p>
          </table:table-cell>
          <table:table-cell table:formula="of:=[.B129]" office:value-type="float" office:value="8">
            <text:p>8</text:p>
          </table:table-cell>
          <table:table-cell table:style-name="ce45" table:formula="of:=RIGHT([.A130];LEN([.A130])-1)" office:value-type="string" office:string-value="0x07, 0x00, //      ###   ">
            <text:p>0x07, 0x00, // <text:s text:c="5"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7, 0x00, // <text:s text:c="5"/>### <text:s text:c="2"/></text:p>
          </table:table-cell>
          <table:table-cell table:formula="of:=[.B130]" office:value-type="float" office:value="8">
            <text:p>8</text:p>
          </table:table-cell>
          <table:table-cell table:style-name="ce45" table:formula="of:=RIGHT([.A131];LEN([.A131])-1)" office:value-type="string" office:string-value="0x07, 0x00, //      ###   ">
            <text:p>0x07, 0x00, // <text:s text:c="5"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2, 0x00, // <text:s text:c="6"/># <text:s text:c="3"/></text:p>
          </table:table-cell>
          <table:table-cell table:formula="of:=[.B131]" office:value-type="float" office:value="8">
            <text:p>8</text:p>
          </table:table-cell>
          <table:table-cell table:style-name="ce45" table:formula="of:=RIGHT([.A132];LEN([.A132])-1)" office:value-type="string" office:string-value="0x02, 0x00, //       #    ">
            <text:p>0x02, 0x00, // <text:s text:c="6"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2, 0x00, // <text:s text:c="6"/># <text:s text:c="3"/></text:p>
          </table:table-cell>
          <table:table-cell table:formula="of:=[.B132]" office:value-type="float" office:value="8">
            <text:p>8</text:p>
          </table:table-cell>
          <table:table-cell table:style-name="ce45" table:formula="of:=RIGHT([.A133];LEN([.A133])-1)" office:value-type="string" office:string-value="0x02, 0x00, //       #    ">
            <text:p>0x02, 0x00, // <text:s text:c="6"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2, 0x00, // <text:s text:c="6"/># <text:s text:c="3"/></text:p>
          </table:table-cell>
          <table:table-cell table:formula="of:=[.B133]" office:value-type="float" office:value="8">
            <text:p>8</text:p>
          </table:table-cell>
          <table:table-cell table:style-name="ce45" table:formula="of:=RIGHT([.A134];LEN([.A134])-1)" office:value-type="string" office:string-value="0x02, 0x00, //       #    ">
            <text:p>0x02, 0x00, // <text:s text:c="6"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4]" office:value-type="float" office:value="8">
            <text:p>8</text:p>
          </table:table-cell>
          <table:table-cell table:style-name="ce45" table:formula="of:=RIGHT([.A135];LEN([.A13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5]" office:value-type="float" office:value="8">
            <text:p>8</text:p>
          </table:table-cell>
          <table:table-cell table:style-name="ce45" table:formula="of:=RIGHT([.A136];LEN([.A13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6]" office:value-type="float" office:value="8">
            <text:p>8</text:p>
          </table:table-cell>
          <table:table-cell table:style-name="ce45" table:formula="of:=RIGHT([.A137];LEN([.A1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7]" office:value-type="float" office:value="8">
            <text:p>8</text:p>
          </table:table-cell>
          <table:table-cell table:style-name="ce45" table:formula="of:=RIGHT([.A138];LEN([.A1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]" office:value-type="float" office:value="8">
            <text:p>8</text:p>
          </table:table-cell>
          <table:table-cell table:style-name="ce45" table:formula="of:=RIGHT([.A139];LEN([.A1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9]" office:value-type="float" office:value="8">
            <text:p>8</text:p>
          </table:table-cell>
          <table:table-cell table:style-name="ce45" table:formula="of:=RIGHT([.A140];LEN([.A1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]" office:value-type="float" office:value="8">
            <text:p>8</text:p>
          </table:table-cell>
          <table:table-cell table:style-name="ce45" table:formula="of:=RIGHT([.A141];LEN([.A1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1]" office:value-type="float" office:value="8">
            <text:p>8</text:p>
          </table:table-cell>
          <table:table-cell table:style-name="ce45" table:formula="of:=RIGHT([.A142];LEN([.A14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2]" office:value-type="float" office:value="8">
            <text:p>8</text:p>
          </table:table-cell>
          <table:table-cell table:style-name="ce45" table:formula="of:=RIGHT([.A143];LEN([.A1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43]" office:value-type="float" office:value="8">
            <text:p>8</text:p>
          </table:table-cell>
          <table:table-cell table:style-name="ce45" table:formula="of:=RIGHT([.A144];LEN([.A14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56 '(' (8 pixels wide)</text:p>
          </table:table-cell>
          <table:table-cell table:formula="of:=[.B127]+1" office:value-type="float" office:value="9">
            <text:p>9</text:p>
          </table:table-cell>
          <table:table-cell table:style-name="ce45" table:formula="of:=&quot;//ASCII &quot;&amp;(31+[.B145])&amp;&quot; '&quot;&amp;CHAR(31+[.B145])&amp;&quot;' (8 pixels wide)&quot;" office:value-type="string" office:string-value="//ASCII 40 '(' (8 pixels wide)">
            <text:p>//ASCII 40 '(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5]" office:value-type="float" office:value="9">
            <text:p>9</text:p>
          </table:table-cell>
          <table:table-cell table:style-name="ce45" table:formula="of:=RIGHT([.A146];LEN([.A1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46]" office:value-type="float" office:value="9">
            <text:p>9</text:p>
          </table:table-cell>
          <table:table-cell table:style-name="ce45" table:formula="of:=RIGHT([.A147];LEN([.A147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47]" office:value-type="float" office:value="9">
            <text:p>9</text:p>
          </table:table-cell>
          <table:table-cell table:style-name="ce45" table:formula="of:=RIGHT([.A148];LEN([.A148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48]" office:value-type="float" office:value="9">
            <text:p>9</text:p>
          </table:table-cell>
          <table:table-cell table:style-name="ce45" table:formula="of:=RIGHT([.A149];LEN([.A14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49]" office:value-type="float" office:value="9">
            <text:p>9</text:p>
          </table:table-cell>
          <table:table-cell table:style-name="ce45" table:formula="of:=RIGHT([.A150];LEN([.A150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50]" office:value-type="float" office:value="9">
            <text:p>9</text:p>
          </table:table-cell>
          <table:table-cell table:style-name="ce45" table:formula="of:=RIGHT([.A151];LEN([.A151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51]" office:value-type="float" office:value="9">
            <text:p>9</text:p>
          </table:table-cell>
          <table:table-cell table:style-name="ce45" table:formula="of:=RIGHT([.A152];LEN([.A152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52]" office:value-type="float" office:value="9">
            <text:p>9</text:p>
          </table:table-cell>
          <table:table-cell table:style-name="ce45" table:formula="of:=RIGHT([.A153];LEN([.A153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53]" office:value-type="float" office:value="9">
            <text:p>9</text:p>
          </table:table-cell>
          <table:table-cell table:style-name="ce45" table:formula="of:=RIGHT([.A154];LEN([.A15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54]" office:value-type="float" office:value="9">
            <text:p>9</text:p>
          </table:table-cell>
          <table:table-cell table:style-name="ce45" table:formula="of:=RIGHT([.A155];LEN([.A155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55]" office:value-type="float" office:value="9">
            <text:p>9</text:p>
          </table:table-cell>
          <table:table-cell table:style-name="ce45" table:formula="of:=RIGHT([.A156];LEN([.A15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56]" office:value-type="float" office:value="9">
            <text:p>9</text:p>
          </table:table-cell>
          <table:table-cell table:style-name="ce45" table:formula="of:=RIGHT([.A157];LEN([.A157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57]" office:value-type="float" office:value="9">
            <text:p>9</text:p>
          </table:table-cell>
          <table:table-cell table:style-name="ce45" table:formula="of:=RIGHT([.A158];LEN([.A158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]" office:value-type="float" office:value="9">
            <text:p>9</text:p>
          </table:table-cell>
          <table:table-cell table:style-name="ce45" table:formula="of:=RIGHT([.A159];LEN([.A1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9]" office:value-type="float" office:value="9">
            <text:p>9</text:p>
          </table:table-cell>
          <table:table-cell table:style-name="ce45" table:formula="of:=RIGHT([.A160];LEN([.A16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0]" office:value-type="float" office:value="9">
            <text:p>9</text:p>
          </table:table-cell>
          <table:table-cell table:style-name="ce45" table:formula="of:=RIGHT([.A161];LEN([.A1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61]" office:value-type="float" office:value="9">
            <text:p>9</text:p>
          </table:table-cell>
          <table:table-cell table:style-name="ce45" table:formula="of:=RIGHT([.A162];LEN([.A16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88 ')' (8 pixels wide)</text:p>
          </table:table-cell>
          <table:table-cell table:formula="of:=[.B145]+1" office:value-type="float" office:value="10">
            <text:p>10</text:p>
          </table:table-cell>
          <table:table-cell table:style-name="ce45" table:formula="of:=&quot;//ASCII &quot;&amp;(31+[.B163])&amp;&quot; '&quot;&amp;CHAR(31+[.B163])&amp;&quot;' (8 pixels wide)&quot;" office:value-type="string" office:string-value="//ASCII 41 ')' (8 pixels wide)">
            <text:p>//ASCII 41 ')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3]" office:value-type="float" office:value="10">
            <text:p>10</text:p>
          </table:table-cell>
          <table:table-cell table:style-name="ce45" table:formula="of:=RIGHT([.A164];LEN([.A16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64]" office:value-type="float" office:value="10">
            <text:p>10</text:p>
          </table:table-cell>
          <table:table-cell table:style-name="ce45" table:formula="of:=RIGHT([.A165];LEN([.A165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65]" office:value-type="float" office:value="10">
            <text:p>10</text:p>
          </table:table-cell>
          <table:table-cell table:style-name="ce45" table:formula="of:=RIGHT([.A166];LEN([.A166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6]" office:value-type="float" office:value="10">
            <text:p>10</text:p>
          </table:table-cell>
          <table:table-cell table:style-name="ce45" table:formula="of:=RIGHT([.A167];LEN([.A167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7]" office:value-type="float" office:value="10">
            <text:p>10</text:p>
          </table:table-cell>
          <table:table-cell table:style-name="ce45" table:formula="of:=RIGHT([.A168];LEN([.A16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8]" office:value-type="float" office:value="10">
            <text:p>10</text:p>
          </table:table-cell>
          <table:table-cell table:style-name="ce45" table:formula="of:=RIGHT([.A169];LEN([.A16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9]" office:value-type="float" office:value="10">
            <text:p>10</text:p>
          </table:table-cell>
          <table:table-cell table:style-name="ce45" table:formula="of:=RIGHT([.A170];LEN([.A170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70]" office:value-type="float" office:value="10">
            <text:p>10</text:p>
          </table:table-cell>
          <table:table-cell table:style-name="ce45" table:formula="of:=RIGHT([.A171];LEN([.A17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71]" office:value-type="float" office:value="10">
            <text:p>10</text:p>
          </table:table-cell>
          <table:table-cell table:style-name="ce45" table:formula="of:=RIGHT([.A172];LEN([.A17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72]" office:value-type="float" office:value="10">
            <text:p>10</text:p>
          </table:table-cell>
          <table:table-cell table:style-name="ce45" table:formula="of:=RIGHT([.A173];LEN([.A17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73]" office:value-type="float" office:value="10">
            <text:p>10</text:p>
          </table:table-cell>
          <table:table-cell table:style-name="ce45" table:formula="of:=RIGHT([.A174];LEN([.A17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C, 0x00, // <text:s text:c="3"/>### <text:s text:c="4"/></text:p>
          </table:table-cell>
          <table:table-cell table:formula="of:=[.B174]" office:value-type="float" office:value="10">
            <text:p>10</text:p>
          </table:table-cell>
          <table:table-cell table:style-name="ce45" table:formula="of:=RIGHT([.A175];LEN([.A175])-1)" office:value-type="string" office:string-value="0x1C, 0x00, //    ###     ">
            <text:p>0x1C, 0x00, // <text:s text:c="3"/>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75]" office:value-type="float" office:value="10">
            <text:p>10</text:p>
          </table:table-cell>
          <table:table-cell table:style-name="ce45" table:formula="of:=RIGHT([.A176];LEN([.A176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6]" office:value-type="float" office:value="10">
            <text:p>10</text:p>
          </table:table-cell>
          <table:table-cell table:style-name="ce45" table:formula="of:=RIGHT([.A177];LEN([.A17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7]" office:value-type="float" office:value="10">
            <text:p>10</text:p>
          </table:table-cell>
          <table:table-cell table:style-name="ce45" table:formula="of:=RIGHT([.A178];LEN([.A17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8]" office:value-type="float" office:value="10">
            <text:p>10</text:p>
          </table:table-cell>
          <table:table-cell table:style-name="ce45" table:formula="of:=RIGHT([.A179];LEN([.A17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79]" office:value-type="float" office:value="10">
            <text:p>10</text:p>
          </table:table-cell>
          <table:table-cell table:style-name="ce45" table:formula="of:=RIGHT([.A180];LEN([.A18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320 '*' (8 pixels wide)</text:p>
          </table:table-cell>
          <table:table-cell table:formula="of:=[.B163]+1" office:value-type="float" office:value="11">
            <text:p>11</text:p>
          </table:table-cell>
          <table:table-cell table:style-name="ce45" table:formula="of:=&quot;//ASCII &quot;&amp;(31+[.B181])&amp;&quot; '&quot;&amp;CHAR(31+[.B181])&amp;&quot;' (8 pixels wide)&quot;" office:value-type="string" office:string-value="//ASCII 42 '*' (8 pixels wide)">
            <text:p>//ASCII 42 '*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81]" office:value-type="float" office:value="11">
            <text:p>11</text:p>
          </table:table-cell>
          <table:table-cell table:style-name="ce45" table:formula="of:=RIGHT([.A182];LEN([.A18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82]" office:value-type="float" office:value="11">
            <text:p>11</text:p>
          </table:table-cell>
          <table:table-cell table:style-name="ce45" table:formula="of:=RIGHT([.A183];LEN([.A18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83]" office:value-type="float" office:value="11">
            <text:p>11</text:p>
          </table:table-cell>
          <table:table-cell table:style-name="ce45" table:formula="of:=RIGHT([.A184];LEN([.A18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184]" office:value-type="float" office:value="11">
            <text:p>11</text:p>
          </table:table-cell>
          <table:table-cell table:style-name="ce45" table:formula="of:=RIGHT([.A185];LEN([.A185])-1)" office:value-type="string" office:string-value="0x3F, 0xC0, //   ######## ">
            <text:p>0x3F, 0xC0, // <text:s text:c="2"/>######## </text:p>
          </table:table-cell>
          <table:table-cell table:number-columns-repeated="15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185]" office:value-type="float" office:value="11">
            <text:p>11</text:p>
          </table:table-cell>
          <table:table-cell table:style-name="ce45" table:formula="of:=RIGHT([.A186];LEN([.A186])-1)" office:value-type="string" office:string-value="0x3F, 0xC0, //   ######## ">
            <text:p>0x3F, 0xC0, // <text:s text:c="2"/>######## 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186]" office:value-type="float" office:value="11">
            <text:p>11</text:p>
          </table:table-cell>
          <table:table-cell table:style-name="ce45" table:formula="of:=RIGHT([.A187];LEN([.A187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187]" office:value-type="float" office:value="11">
            <text:p>11</text:p>
          </table:table-cell>
          <table:table-cell table:style-name="ce45" table:formula="of:=RIGHT([.A188];LEN([.A188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188]" office:value-type="float" office:value="11">
            <text:p>11</text:p>
          </table:table-cell>
          <table:table-cell table:style-name="ce45" table:formula="of:=RIGHT([.A189];LEN([.A189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89]" office:value-type="float" office:value="11">
            <text:p>11</text:p>
          </table:table-cell>
          <table:table-cell table:style-name="ce45" table:formula="of:=RIGHT([.A190];LEN([.A1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0]" office:value-type="float" office:value="11">
            <text:p>11</text:p>
          </table:table-cell>
          <table:table-cell table:style-name="ce45" table:formula="of:=RIGHT([.A191];LEN([.A1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1]" office:value-type="float" office:value="11">
            <text:p>11</text:p>
          </table:table-cell>
          <table:table-cell table:style-name="ce45" table:formula="of:=RIGHT([.A192];LEN([.A19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2]" office:value-type="float" office:value="11">
            <text:p>11</text:p>
          </table:table-cell>
          <table:table-cell table:style-name="ce45" table:formula="of:=RIGHT([.A193];LEN([.A19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3]" office:value-type="float" office:value="11">
            <text:p>11</text:p>
          </table:table-cell>
          <table:table-cell table:style-name="ce45" table:formula="of:=RIGHT([.A194];LEN([.A19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4]" office:value-type="float" office:value="11">
            <text:p>11</text:p>
          </table:table-cell>
          <table:table-cell table:style-name="ce45" table:formula="of:=RIGHT([.A195];LEN([.A19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5]" office:value-type="float" office:value="11">
            <text:p>11</text:p>
          </table:table-cell>
          <table:table-cell table:style-name="ce45" table:formula="of:=RIGHT([.A196];LEN([.A19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6]" office:value-type="float" office:value="11">
            <text:p>11</text:p>
          </table:table-cell>
          <table:table-cell table:style-name="ce45" table:formula="of:=RIGHT([.A197];LEN([.A1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97]" office:value-type="float" office:value="11">
            <text:p>11</text:p>
          </table:table-cell>
          <table:table-cell table:style-name="ce45" table:formula="of:=RIGHT([.A198];LEN([.A19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352 '+' (8 pixels wide)</text:p>
          </table:table-cell>
          <table:table-cell table:formula="of:=[.B181]+1" office:value-type="float" office:value="12">
            <text:p>12</text:p>
          </table:table-cell>
          <table:table-cell table:style-name="ce45" table:formula="of:=&quot;//ASCII &quot;&amp;(31+[.B199])&amp;&quot; '&quot;&amp;CHAR(31+[.B199])&amp;&quot;' (8 pixels wide)&quot;" office:value-type="string" office:string-value="//ASCII 43 '+' (8 pixels wide)">
            <text:p>//ASCII 43 '+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99]" office:value-type="float" office:value="12">
            <text:p>12</text:p>
          </table:table-cell>
          <table:table-cell table:style-name="ce45" table:formula="of:=RIGHT([.A200];LEN([.A20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00]" office:value-type="float" office:value="12">
            <text:p>12</text:p>
          </table:table-cell>
          <table:table-cell table:style-name="ce45" table:formula="of:=RIGHT([.A201];LEN([.A20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01]" office:value-type="float" office:value="12">
            <text:p>12</text:p>
          </table:table-cell>
          <table:table-cell table:style-name="ce45" table:formula="of:=RIGHT([.A202];LEN([.A20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202]" office:value-type="float" office:value="12">
            <text:p>12</text:p>
          </table:table-cell>
          <table:table-cell table:style-name="ce45" table:formula="of:=RIGHT([.A203];LEN([.A203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203]" office:value-type="float" office:value="12">
            <text:p>12</text:p>
          </table:table-cell>
          <table:table-cell table:style-name="ce45" table:formula="of:=RIGHT([.A204];LEN([.A204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204]" office:value-type="float" office:value="12">
            <text:p>12</text:p>
          </table:table-cell>
          <table:table-cell table:style-name="ce45" table:formula="of:=RIGHT([.A205];LEN([.A205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205]" office:value-type="float" office:value="12">
            <text:p>12</text:p>
          </table:table-cell>
          <table:table-cell table:style-name="ce45" table:formula="of:=RIGHT([.A206];LEN([.A206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206]" office:value-type="float" office:value="12">
            <text:p>12</text:p>
          </table:table-cell>
          <table:table-cell table:style-name="ce45" table:formula="of:=RIGHT([.A207];LEN([.A207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207]" office:value-type="float" office:value="12">
            <text:p>12</text:p>
          </table:table-cell>
          <table:table-cell table:style-name="ce45" table:formula="of:=RIGHT([.A208];LEN([.A208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208]" office:value-type="float" office:value="12">
            <text:p>12</text:p>
          </table:table-cell>
          <table:table-cell table:style-name="ce45" table:formula="of:=RIGHT([.A209];LEN([.A209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09]" office:value-type="float" office:value="12">
            <text:p>12</text:p>
          </table:table-cell>
          <table:table-cell table:style-name="ce45" table:formula="of:=RIGHT([.A210];LEN([.A2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0]" office:value-type="float" office:value="12">
            <text:p>12</text:p>
          </table:table-cell>
          <table:table-cell table:style-name="ce45" table:formula="of:=RIGHT([.A211];LEN([.A2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1]" office:value-type="float" office:value="12">
            <text:p>12</text:p>
          </table:table-cell>
          <table:table-cell table:style-name="ce45" table:formula="of:=RIGHT([.A212];LEN([.A21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2]" office:value-type="float" office:value="12">
            <text:p>12</text:p>
          </table:table-cell>
          <table:table-cell table:style-name="ce45" table:formula="of:=RIGHT([.A213];LEN([.A21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3]" office:value-type="float" office:value="12">
            <text:p>12</text:p>
          </table:table-cell>
          <table:table-cell table:style-name="ce45" table:formula="of:=RIGHT([.A214];LEN([.A21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4]" office:value-type="float" office:value="12">
            <text:p>12</text:p>
          </table:table-cell>
          <table:table-cell table:style-name="ce45" table:formula="of:=RIGHT([.A215];LEN([.A21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215]" office:value-type="float" office:value="12">
            <text:p>12</text:p>
          </table:table-cell>
          <table:table-cell table:style-name="ce45" table:formula="of:=RIGHT([.A216];LEN([.A21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384 ',' (8 pixels wide)</text:p>
          </table:table-cell>
          <table:table-cell table:formula="of:=[.B199]+1" office:value-type="float" office:value="13">
            <text:p>13</text:p>
          </table:table-cell>
          <table:table-cell table:style-name="ce45" table:formula="of:=&quot;//ASCII &quot;&amp;(31+[.B217])&amp;&quot; '&quot;&amp;CHAR(31+[.B217])&amp;&quot;' (8 pixels wide)&quot;" office:value-type="string" office:string-value="//ASCII 44 ',' (8 pixels wide)">
            <text:p>//ASCII 44 ',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7]" office:value-type="float" office:value="13">
            <text:p>13</text:p>
          </table:table-cell>
          <table:table-cell table:style-name="ce45" table:formula="of:=RIGHT([.A218];LEN([.A21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8]" office:value-type="float" office:value="13">
            <text:p>13</text:p>
          </table:table-cell>
          <table:table-cell table:style-name="ce45" table:formula="of:=RIGHT([.A219];LEN([.A2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19]" office:value-type="float" office:value="13">
            <text:p>13</text:p>
          </table:table-cell>
          <table:table-cell table:style-name="ce45" table:formula="of:=RIGHT([.A220];LEN([.A22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20]" office:value-type="float" office:value="13">
            <text:p>13</text:p>
          </table:table-cell>
          <table:table-cell table:style-name="ce45" table:formula="of:=RIGHT([.A221];LEN([.A2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21]" office:value-type="float" office:value="13">
            <text:p>13</text:p>
          </table:table-cell>
          <table:table-cell table:style-name="ce45" table:formula="of:=RIGHT([.A222];LEN([.A22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22]" office:value-type="float" office:value="13">
            <text:p>13</text:p>
          </table:table-cell>
          <table:table-cell table:style-name="ce45" table:formula="of:=RIGHT([.A223];LEN([.A2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23]" office:value-type="float" office:value="13">
            <text:p>13</text:p>
          </table:table-cell>
          <table:table-cell table:style-name="ce45" table:formula="of:=RIGHT([.A224];LEN([.A2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24]" office:value-type="float" office:value="13">
            <text:p>13</text:p>
          </table:table-cell>
          <table:table-cell table:style-name="ce45" table:formula="of:=RIGHT([.A225];LEN([.A2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25]" office:value-type="float" office:value="13">
            <text:p>13</text:p>
          </table:table-cell>
          <table:table-cell table:style-name="ce45" table:formula="of:=RIGHT([.A226];LEN([.A2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226]" office:value-type="float" office:value="13">
            <text:p>13</text:p>
          </table:table-cell>
          <table:table-cell table:style-name="ce45" table:formula="of:=RIGHT([.A227];LEN([.A22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227]" office:value-type="float" office:value="13">
            <text:p>13</text:p>
          </table:table-cell>
          <table:table-cell table:style-name="ce45" table:formula="of:=RIGHT([.A228];LEN([.A228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28]" office:value-type="float" office:value="13">
            <text:p>13</text:p>
          </table:table-cell>
          <table:table-cell table:style-name="ce45" table:formula="of:=RIGHT([.A229];LEN([.A229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8, 0x00, // <text:s text:c="4"/># <text:s text:c="5"/></text:p>
          </table:table-cell>
          <table:table-cell table:formula="of:=[.B229]" office:value-type="float" office:value="13">
            <text:p>13</text:p>
          </table:table-cell>
          <table:table-cell table:style-name="ce45" table:formula="of:=RIGHT([.A230];LEN([.A230])-1)" office:value-type="string" office:string-value="0x08, 0x00, //     #      ">
            <text:p>0x08, 0x00, // <text:s text:c="4"/>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8, 0x00, // <text:s text:c="4"/># <text:s text:c="5"/></text:p>
          </table:table-cell>
          <table:table-cell table:formula="of:=[.B230]" office:value-type="float" office:value="13">
            <text:p>13</text:p>
          </table:table-cell>
          <table:table-cell table:style-name="ce45" table:formula="of:=RIGHT([.A231];LEN([.A231])-1)" office:value-type="string" office:string-value="0x08, 0x00, //     #      ">
            <text:p>0x08, 0x00, // <text:s text:c="4"/>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31]" office:value-type="float" office:value="13">
            <text:p>13</text:p>
          </table:table-cell>
          <table:table-cell table:style-name="ce45" table:formula="of:=RIGHT([.A232];LEN([.A23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32]" office:value-type="float" office:value="13">
            <text:p>13</text:p>
          </table:table-cell>
          <table:table-cell table:style-name="ce45" table:formula="of:=RIGHT([.A233];LEN([.A2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233]" office:value-type="float" office:value="13">
            <text:p>13</text:p>
          </table:table-cell>
          <table:table-cell table:style-name="ce45" table:formula="of:=RIGHT([.A234];LEN([.A23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416 '-' (8 pixels wide)</text:p>
          </table:table-cell>
          <table:table-cell table:formula="of:=[.B217]+1" office:value-type="float" office:value="14">
            <text:p>14</text:p>
          </table:table-cell>
          <table:table-cell table:style-name="ce45" table:formula="of:=&quot;//ASCII &quot;&amp;(31+[.B235])&amp;&quot; '&quot;&amp;CHAR(31+[.B235])&amp;&quot;' (8 pixels wide)&quot;" office:value-type="string" office:string-value="//ASCII 45 '-' (8 pixels wide)">
            <text:p>//ASCII 45 '-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35]" office:value-type="float" office:value="14">
            <text:p>14</text:p>
          </table:table-cell>
          <table:table-cell table:style-name="ce45" table:formula="of:=RIGHT([.A236];LEN([.A23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36]" office:value-type="float" office:value="14">
            <text:p>14</text:p>
          </table:table-cell>
          <table:table-cell table:style-name="ce45" table:formula="of:=RIGHT([.A237];LEN([.A2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37]" office:value-type="float" office:value="14">
            <text:p>14</text:p>
          </table:table-cell>
          <table:table-cell table:style-name="ce45" table:formula="of:=RIGHT([.A238];LEN([.A2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38]" office:value-type="float" office:value="14">
            <text:p>14</text:p>
          </table:table-cell>
          <table:table-cell table:style-name="ce45" table:formula="of:=RIGHT([.A239];LEN([.A2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39]" office:value-type="float" office:value="14">
            <text:p>14</text:p>
          </table:table-cell>
          <table:table-cell table:style-name="ce45" table:formula="of:=RIGHT([.A240];LEN([.A2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0]" office:value-type="float" office:value="14">
            <text:p>14</text:p>
          </table:table-cell>
          <table:table-cell table:style-name="ce45" table:formula="of:=RIGHT([.A241];LEN([.A2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241]" office:value-type="float" office:value="14">
            <text:p>14</text:p>
          </table:table-cell>
          <table:table-cell table:style-name="ce45" table:formula="of:=RIGHT([.A242];LEN([.A242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2]" office:value-type="float" office:value="14">
            <text:p>14</text:p>
          </table:table-cell>
          <table:table-cell table:style-name="ce45" table:formula="of:=RIGHT([.A243];LEN([.A2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3]" office:value-type="float" office:value="14">
            <text:p>14</text:p>
          </table:table-cell>
          <table:table-cell table:style-name="ce45" table:formula="of:=RIGHT([.A244];LEN([.A2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4]" office:value-type="float" office:value="14">
            <text:p>14</text:p>
          </table:table-cell>
          <table:table-cell table:style-name="ce45" table:formula="of:=RIGHT([.A245];LEN([.A2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5]" office:value-type="float" office:value="14">
            <text:p>14</text:p>
          </table:table-cell>
          <table:table-cell table:style-name="ce45" table:formula="of:=RIGHT([.A246];LEN([.A2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6]" office:value-type="float" office:value="14">
            <text:p>14</text:p>
          </table:table-cell>
          <table:table-cell table:style-name="ce45" table:formula="of:=RIGHT([.A247];LEN([.A24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7]" office:value-type="float" office:value="14">
            <text:p>14</text:p>
          </table:table-cell>
          <table:table-cell table:style-name="ce45" table:formula="of:=RIGHT([.A248];LEN([.A24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8]" office:value-type="float" office:value="14">
            <text:p>14</text:p>
          </table:table-cell>
          <table:table-cell table:style-name="ce45" table:formula="of:=RIGHT([.A249];LEN([.A24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49]" office:value-type="float" office:value="14">
            <text:p>14</text:p>
          </table:table-cell>
          <table:table-cell table:style-name="ce45" table:formula="of:=RIGHT([.A250];LEN([.A25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0]" office:value-type="float" office:value="14">
            <text:p>14</text:p>
          </table:table-cell>
          <table:table-cell table:style-name="ce45" table:formula="of:=RIGHT([.A251];LEN([.A25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251]" office:value-type="float" office:value="14">
            <text:p>14</text:p>
          </table:table-cell>
          <table:table-cell table:style-name="ce45" table:formula="of:=RIGHT([.A252];LEN([.A25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448 '.' (8 pixels wide)</text:p>
          </table:table-cell>
          <table:table-cell table:formula="of:=[.B235]+1" office:value-type="float" office:value="15">
            <text:p>15</text:p>
          </table:table-cell>
          <table:table-cell table:style-name="ce45" table:formula="of:=&quot;//ASCII &quot;&amp;(31+[.B253])&amp;&quot; '&quot;&amp;CHAR(31+[.B253])&amp;&quot;' (8 pixels wide)&quot;" office:value-type="string" office:string-value="//ASCII 46 '.' (8 pixels wide)">
            <text:p>//ASCII 46 '.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3]" office:value-type="float" office:value="15">
            <text:p>15</text:p>
          </table:table-cell>
          <table:table-cell table:style-name="ce45" table:formula="of:=RIGHT([.A254];LEN([.A25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4]" office:value-type="float" office:value="15">
            <text:p>15</text:p>
          </table:table-cell>
          <table:table-cell table:style-name="ce45" table:formula="of:=RIGHT([.A255];LEN([.A25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5]" office:value-type="float" office:value="15">
            <text:p>15</text:p>
          </table:table-cell>
          <table:table-cell table:style-name="ce45" table:formula="of:=RIGHT([.A256];LEN([.A25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6]" office:value-type="float" office:value="15">
            <text:p>15</text:p>
          </table:table-cell>
          <table:table-cell table:style-name="ce45" table:formula="of:=RIGHT([.A257];LEN([.A2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7]" office:value-type="float" office:value="15">
            <text:p>15</text:p>
          </table:table-cell>
          <table:table-cell table:style-name="ce45" table:formula="of:=RIGHT([.A258];LEN([.A25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8]" office:value-type="float" office:value="15">
            <text:p>15</text:p>
          </table:table-cell>
          <table:table-cell table:style-name="ce45" table:formula="of:=RIGHT([.A259];LEN([.A2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59]" office:value-type="float" office:value="15">
            <text:p>15</text:p>
          </table:table-cell>
          <table:table-cell table:style-name="ce45" table:formula="of:=RIGHT([.A260];LEN([.A26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60]" office:value-type="float" office:value="15">
            <text:p>15</text:p>
          </table:table-cell>
          <table:table-cell table:style-name="ce45" table:formula="of:=RIGHT([.A261];LEN([.A2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61]" office:value-type="float" office:value="15">
            <text:p>15</text:p>
          </table:table-cell>
          <table:table-cell table:style-name="ce45" table:formula="of:=RIGHT([.A262];LEN([.A2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62]" office:value-type="float" office:value="15">
            <text:p>15</text:p>
          </table:table-cell>
          <table:table-cell table:style-name="ce45" table:formula="of:=RIGHT([.A263];LEN([.A263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63]" office:value-type="float" office:value="15">
            <text:p>15</text:p>
          </table:table-cell>
          <table:table-cell table:style-name="ce45" table:formula="of:=RIGHT([.A264];LEN([.A26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64]" office:value-type="float" office:value="15">
            <text:p>15</text:p>
          </table:table-cell>
          <table:table-cell table:style-name="ce45" table:formula="of:=RIGHT([.A265];LEN([.A26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65]" office:value-type="float" office:value="15">
            <text:p>15</text:p>
          </table:table-cell>
          <table:table-cell table:style-name="ce45" table:formula="of:=RIGHT([.A266];LEN([.A26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66]" office:value-type="float" office:value="15">
            <text:p>15</text:p>
          </table:table-cell>
          <table:table-cell table:style-name="ce45" table:formula="of:=RIGHT([.A267];LEN([.A26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67]" office:value-type="float" office:value="15">
            <text:p>15</text:p>
          </table:table-cell>
          <table:table-cell table:style-name="ce45" table:formula="of:=RIGHT([.A268];LEN([.A26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68]" office:value-type="float" office:value="15">
            <text:p>15</text:p>
          </table:table-cell>
          <table:table-cell table:style-name="ce45" table:formula="of:=RIGHT([.A269];LEN([.A26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269]" office:value-type="float" office:value="15">
            <text:p>15</text:p>
          </table:table-cell>
          <table:table-cell table:style-name="ce45" table:formula="of:=RIGHT([.A270];LEN([.A27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480 '/' (8 pixels wide)</text:p>
          </table:table-cell>
          <table:table-cell table:formula="of:=[.B253]+1" office:value-type="float" office:value="16">
            <text:p>16</text:p>
          </table:table-cell>
          <table:table-cell table:style-name="ce45" table:formula="of:=&quot;//ASCII &quot;&amp;(31+[.B271])&amp;&quot; '&quot;&amp;CHAR(31+[.B271])&amp;&quot;' (8 pixels wide)&quot;" office:value-type="string" office:string-value="//ASCII 47 '/' (8 pixels wide)">
            <text:p>//ASCII 47 '/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C0, // <text:s text:c="8"/>## </text:p>
          </table:table-cell>
          <table:table-cell table:formula="of:=[.B271]" office:value-type="float" office:value="16">
            <text:p>16</text:p>
          </table:table-cell>
          <table:table-cell table:style-name="ce45" table:formula="of:=RIGHT([.A272];LEN([.A272])-1)" office:value-type="string" office:string-value="0x00, 0xC0, //         ## ">
            <text:p>0x00, 0xC0, // <text:s text:c="8"/>## </text:p>
          </table:table-cell>
          <table:table-cell table:number-columns-repeated="15"/>
        </table:table-row>
        <table:table-row table:style-name="ro5">
          <table:table-cell office:value-type="string">
            <text:p><text:s/>0x00, 0xC0, // <text:s text:c="8"/>## </text:p>
          </table:table-cell>
          <table:table-cell table:formula="of:=[.B272]" office:value-type="float" office:value="16">
            <text:p>16</text:p>
          </table:table-cell>
          <table:table-cell table:style-name="ce45" table:formula="of:=RIGHT([.A273];LEN([.A273])-1)" office:value-type="string" office:string-value="0x00, 0xC0, //         ## ">
            <text:p>0x00, 0xC0, // <text:s text:c="8"/>## 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273]" office:value-type="float" office:value="16">
            <text:p>16</text:p>
          </table:table-cell>
          <table:table-cell table:style-name="ce45" table:formula="of:=RIGHT([.A274];LEN([.A274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274]" office:value-type="float" office:value="16">
            <text:p>16</text:p>
          </table:table-cell>
          <table:table-cell table:style-name="ce45" table:formula="of:=RIGHT([.A275];LEN([.A275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275]" office:value-type="float" office:value="16">
            <text:p>16</text:p>
          </table:table-cell>
          <table:table-cell table:style-name="ce45" table:formula="of:=RIGHT([.A276];LEN([.A276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276]" office:value-type="float" office:value="16">
            <text:p>16</text:p>
          </table:table-cell>
          <table:table-cell table:style-name="ce45" table:formula="of:=RIGHT([.A277];LEN([.A277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277]" office:value-type="float" office:value="16">
            <text:p>16</text:p>
          </table:table-cell>
          <table:table-cell table:style-name="ce45" table:formula="of:=RIGHT([.A278];LEN([.A27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78]" office:value-type="float" office:value="16">
            <text:p>16</text:p>
          </table:table-cell>
          <table:table-cell table:style-name="ce45" table:formula="of:=RIGHT([.A279];LEN([.A279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279]" office:value-type="float" office:value="16">
            <text:p>16</text:p>
          </table:table-cell>
          <table:table-cell table:style-name="ce45" table:formula="of:=RIGHT([.A280];LEN([.A280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280]" office:value-type="float" office:value="16">
            <text:p>16</text:p>
          </table:table-cell>
          <table:table-cell table:style-name="ce45" table:formula="of:=RIGHT([.A281];LEN([.A281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281]" office:value-type="float" office:value="16">
            <text:p>16</text:p>
          </table:table-cell>
          <table:table-cell table:style-name="ce45" table:formula="of:=RIGHT([.A282];LEN([.A282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282]" office:value-type="float" office:value="16">
            <text:p>16</text:p>
          </table:table-cell>
          <table:table-cell table:style-name="ce45" table:formula="of:=RIGHT([.A283];LEN([.A283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283]" office:value-type="float" office:value="16">
            <text:p>16</text:p>
          </table:table-cell>
          <table:table-cell table:style-name="ce45" table:formula="of:=RIGHT([.A284];LEN([.A284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84]" office:value-type="float" office:value="16">
            <text:p>16</text:p>
          </table:table-cell>
          <table:table-cell table:style-name="ce45" table:formula="of:=RIGHT([.A285];LEN([.A28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85]" office:value-type="float" office:value="16">
            <text:p>16</text:p>
          </table:table-cell>
          <table:table-cell table:style-name="ce45" table:formula="of:=RIGHT([.A286];LEN([.A28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86]" office:value-type="float" office:value="16">
            <text:p>16</text:p>
          </table:table-cell>
          <table:table-cell table:style-name="ce45" table:formula="of:=RIGHT([.A287];LEN([.A28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287]" office:value-type="float" office:value="16">
            <text:p>16</text:p>
          </table:table-cell>
          <table:table-cell table:style-name="ce45" table:formula="of:=RIGHT([.A288];LEN([.A28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512 '0' (8 pixels wide)</text:p>
          </table:table-cell>
          <table:table-cell table:formula="of:=[.B271]+1" office:value-type="float" office:value="17">
            <text:p>17</text:p>
          </table:table-cell>
          <table:table-cell table:style-name="ce45" table:formula="of:=&quot;//ASCII &quot;&amp;(31+[.B289])&amp;&quot; '&quot;&amp;CHAR(31+[.B289])&amp;&quot;' (8 pixels wide)&quot;" office:value-type="string" office:string-value="//ASCII 48 '0' (8 pixels wide)">
            <text:p>//ASCII 48 '0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289]" office:value-type="float" office:value="17">
            <text:p>17</text:p>
          </table:table-cell>
          <table:table-cell table:style-name="ce45" table:formula="of:=RIGHT([.A290];LEN([.A2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290]" office:value-type="float" office:value="17">
            <text:p>17</text:p>
          </table:table-cell>
          <table:table-cell table:style-name="ce45" table:formula="of:=RIGHT([.A291];LEN([.A291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291]" office:value-type="float" office:value="17">
            <text:p>17</text:p>
          </table:table-cell>
          <table:table-cell table:style-name="ce45" table:formula="of:=RIGHT([.A292];LEN([.A292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292]" office:value-type="float" office:value="17">
            <text:p>17</text:p>
          </table:table-cell>
          <table:table-cell table:style-name="ce45" table:formula="of:=RIGHT([.A293];LEN([.A29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293]" office:value-type="float" office:value="17">
            <text:p>17</text:p>
          </table:table-cell>
          <table:table-cell table:style-name="ce45" table:formula="of:=RIGHT([.A294];LEN([.A294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294]" office:value-type="float" office:value="17">
            <text:p>17</text:p>
          </table:table-cell>
          <table:table-cell table:style-name="ce45" table:formula="of:=RIGHT([.A295];LEN([.A29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295]" office:value-type="float" office:value="17">
            <text:p>17</text:p>
          </table:table-cell>
          <table:table-cell table:style-name="ce45" table:formula="of:=RIGHT([.A296];LEN([.A29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296]" office:value-type="float" office:value="17">
            <text:p>17</text:p>
          </table:table-cell>
          <table:table-cell table:style-name="ce45" table:formula="of:=RIGHT([.A297];LEN([.A29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297]" office:value-type="float" office:value="17">
            <text:p>17</text:p>
          </table:table-cell>
          <table:table-cell table:style-name="ce45" table:formula="of:=RIGHT([.A298];LEN([.A298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298]" office:value-type="float" office:value="17">
            <text:p>17</text:p>
          </table:table-cell>
          <table:table-cell table:style-name="ce45" table:formula="of:=RIGHT([.A299];LEN([.A299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299]" office:value-type="float" office:value="17">
            <text:p>17</text:p>
          </table:table-cell>
          <table:table-cell table:style-name="ce45" table:formula="of:=RIGHT([.A300];LEN([.A300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00]" office:value-type="float" office:value="17">
            <text:p>17</text:p>
          </table:table-cell>
          <table:table-cell table:style-name="ce45" table:formula="of:=RIGHT([.A301];LEN([.A30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01]" office:value-type="float" office:value="17">
            <text:p>17</text:p>
          </table:table-cell>
          <table:table-cell table:style-name="ce45" table:formula="of:=RIGHT([.A302];LEN([.A30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02]" office:value-type="float" office:value="17">
            <text:p>17</text:p>
          </table:table-cell>
          <table:table-cell table:style-name="ce45" table:formula="of:=RIGHT([.A303];LEN([.A3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03]" office:value-type="float" office:value="17">
            <text:p>17</text:p>
          </table:table-cell>
          <table:table-cell table:style-name="ce45" table:formula="of:=RIGHT([.A304];LEN([.A30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04]" office:value-type="float" office:value="17">
            <text:p>17</text:p>
          </table:table-cell>
          <table:table-cell table:style-name="ce45" table:formula="of:=RIGHT([.A305];LEN([.A3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305]" office:value-type="float" office:value="17">
            <text:p>17</text:p>
          </table:table-cell>
          <table:table-cell table:style-name="ce45" table:formula="of:=RIGHT([.A306];LEN([.A30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544 '1' (8 pixels wide)</text:p>
          </table:table-cell>
          <table:table-cell table:formula="of:=[.B289]+1" office:value-type="float" office:value="18">
            <text:p>18</text:p>
          </table:table-cell>
          <table:table-cell table:style-name="ce45" table:formula="of:=&quot;//ASCII &quot;&amp;(31+[.B307])&amp;&quot; '&quot;&amp;CHAR(31+[.B307])&amp;&quot;' (8 pixels wide)&quot;" office:value-type="string" office:string-value="//ASCII 49 '1' (8 pixels wide)">
            <text:p>//ASCII 49 '1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07]" office:value-type="float" office:value="18">
            <text:p>18</text:p>
          </table:table-cell>
          <table:table-cell table:style-name="ce45" table:formula="of:=RIGHT([.A308];LEN([.A30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08]" office:value-type="float" office:value="18">
            <text:p>18</text:p>
          </table:table-cell>
          <table:table-cell table:style-name="ce45" table:formula="of:=RIGHT([.A309];LEN([.A30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309]" office:value-type="float" office:value="18">
            <text:p>18</text:p>
          </table:table-cell>
          <table:table-cell table:style-name="ce45" table:formula="of:=RIGHT([.A310];LEN([.A310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10]" office:value-type="float" office:value="18">
            <text:p>18</text:p>
          </table:table-cell>
          <table:table-cell table:style-name="ce45" table:formula="of:=RIGHT([.A311];LEN([.A31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11]" office:value-type="float" office:value="18">
            <text:p>18</text:p>
          </table:table-cell>
          <table:table-cell table:style-name="ce45" table:formula="of:=RIGHT([.A312];LEN([.A31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12]" office:value-type="float" office:value="18">
            <text:p>18</text:p>
          </table:table-cell>
          <table:table-cell table:style-name="ce45" table:formula="of:=RIGHT([.A313];LEN([.A31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13]" office:value-type="float" office:value="18">
            <text:p>18</text:p>
          </table:table-cell>
          <table:table-cell table:style-name="ce45" table:formula="of:=RIGHT([.A314];LEN([.A31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14]" office:value-type="float" office:value="18">
            <text:p>18</text:p>
          </table:table-cell>
          <table:table-cell table:style-name="ce45" table:formula="of:=RIGHT([.A315];LEN([.A31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15]" office:value-type="float" office:value="18">
            <text:p>18</text:p>
          </table:table-cell>
          <table:table-cell table:style-name="ce45" table:formula="of:=RIGHT([.A316];LEN([.A31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16]" office:value-type="float" office:value="18">
            <text:p>18</text:p>
          </table:table-cell>
          <table:table-cell table:style-name="ce45" table:formula="of:=RIGHT([.A317];LEN([.A31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317]" office:value-type="float" office:value="18">
            <text:p>18</text:p>
          </table:table-cell>
          <table:table-cell table:style-name="ce45" table:formula="of:=RIGHT([.A318];LEN([.A318])-1)" office:value-type="string" office:string-value="0x3F, 0xC0, //   ######## ">
            <text:p>0x3F, 0xC0, // <text:s text:c="2"/>###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18]" office:value-type="float" office:value="18">
            <text:p>18</text:p>
          </table:table-cell>
          <table:table-cell table:style-name="ce45" table:formula="of:=RIGHT([.A319];LEN([.A3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19]" office:value-type="float" office:value="18">
            <text:p>18</text:p>
          </table:table-cell>
          <table:table-cell table:style-name="ce45" table:formula="of:=RIGHT([.A320];LEN([.A32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20]" office:value-type="float" office:value="18">
            <text:p>18</text:p>
          </table:table-cell>
          <table:table-cell table:style-name="ce45" table:formula="of:=RIGHT([.A321];LEN([.A3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21]" office:value-type="float" office:value="18">
            <text:p>18</text:p>
          </table:table-cell>
          <table:table-cell table:style-name="ce45" table:formula="of:=RIGHT([.A322];LEN([.A32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22]" office:value-type="float" office:value="18">
            <text:p>18</text:p>
          </table:table-cell>
          <table:table-cell table:style-name="ce45" table:formula="of:=RIGHT([.A323];LEN([.A3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323]" office:value-type="float" office:value="18">
            <text:p>18</text:p>
          </table:table-cell>
          <table:table-cell table:style-name="ce45" table:formula="of:=RIGHT([.A324];LEN([.A32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576 '2' (8 pixels wide)</text:p>
          </table:table-cell>
          <table:table-cell table:formula="of:=[.B307]+1" office:value-type="float" office:value="19">
            <text:p>19</text:p>
          </table:table-cell>
          <table:table-cell table:style-name="ce45" table:formula="of:=&quot;//ASCII &quot;&amp;(31+[.B325])&amp;&quot; '&quot;&amp;CHAR(31+[.B325])&amp;&quot;' (8 pixels wide)&quot;" office:value-type="string" office:string-value="//ASCII 50 '2' (8 pixels wide)">
            <text:p>//ASCII 50 '2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25]" office:value-type="float" office:value="19">
            <text:p>19</text:p>
          </table:table-cell>
          <table:table-cell table:style-name="ce45" table:formula="of:=RIGHT([.A326];LEN([.A3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326]" office:value-type="float" office:value="19">
            <text:p>19</text:p>
          </table:table-cell>
          <table:table-cell table:style-name="ce45" table:formula="of:=RIGHT([.A327];LEN([.A327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327]" office:value-type="float" office:value="19">
            <text:p>19</text:p>
          </table:table-cell>
          <table:table-cell table:style-name="ce45" table:formula="of:=RIGHT([.A328];LEN([.A328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328]" office:value-type="float" office:value="19">
            <text:p>19</text:p>
          </table:table-cell>
          <table:table-cell table:style-name="ce45" table:formula="of:=RIGHT([.A329];LEN([.A32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329]" office:value-type="float" office:value="19">
            <text:p>19</text:p>
          </table:table-cell>
          <table:table-cell table:style-name="ce45" table:formula="of:=RIGHT([.A330];LEN([.A33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330]" office:value-type="float" office:value="19">
            <text:p>19</text:p>
          </table:table-cell>
          <table:table-cell table:style-name="ce45" table:formula="of:=RIGHT([.A331];LEN([.A331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331]" office:value-type="float" office:value="19">
            <text:p>19</text:p>
          </table:table-cell>
          <table:table-cell table:style-name="ce45" table:formula="of:=RIGHT([.A332];LEN([.A33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332]" office:value-type="float" office:value="19">
            <text:p>19</text:p>
          </table:table-cell>
          <table:table-cell table:style-name="ce45" table:formula="of:=RIGHT([.A333];LEN([.A333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333]" office:value-type="float" office:value="19">
            <text:p>19</text:p>
          </table:table-cell>
          <table:table-cell table:style-name="ce45" table:formula="of:=RIGHT([.A334];LEN([.A334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334]" office:value-type="float" office:value="19">
            <text:p>19</text:p>
          </table:table-cell>
          <table:table-cell table:style-name="ce45" table:formula="of:=RIGHT([.A335];LEN([.A335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335]" office:value-type="float" office:value="19">
            <text:p>19</text:p>
          </table:table-cell>
          <table:table-cell table:style-name="ce45" table:formula="of:=RIGHT([.A336];LEN([.A336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36]" office:value-type="float" office:value="19">
            <text:p>19</text:p>
          </table:table-cell>
          <table:table-cell table:style-name="ce45" table:formula="of:=RIGHT([.A337];LEN([.A3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37]" office:value-type="float" office:value="19">
            <text:p>19</text:p>
          </table:table-cell>
          <table:table-cell table:style-name="ce45" table:formula="of:=RIGHT([.A338];LEN([.A3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38]" office:value-type="float" office:value="19">
            <text:p>19</text:p>
          </table:table-cell>
          <table:table-cell table:style-name="ce45" table:formula="of:=RIGHT([.A339];LEN([.A3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39]" office:value-type="float" office:value="19">
            <text:p>19</text:p>
          </table:table-cell>
          <table:table-cell table:style-name="ce45" table:formula="of:=RIGHT([.A340];LEN([.A3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40]" office:value-type="float" office:value="19">
            <text:p>19</text:p>
          </table:table-cell>
          <table:table-cell table:style-name="ce45" table:formula="of:=RIGHT([.A341];LEN([.A3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341]" office:value-type="float" office:value="19">
            <text:p>19</text:p>
          </table:table-cell>
          <table:table-cell table:style-name="ce45" table:formula="of:=RIGHT([.A342];LEN([.A34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608 '3' (8 pixels wide)</text:p>
          </table:table-cell>
          <table:table-cell table:formula="of:=[.B325]+1" office:value-type="float" office:value="20">
            <text:p>20</text:p>
          </table:table-cell>
          <table:table-cell table:style-name="ce45" table:formula="of:=&quot;//ASCII &quot;&amp;(31+[.B343])&amp;&quot; '&quot;&amp;CHAR(31+[.B343])&amp;&quot;' (8 pixels wide)&quot;" office:value-type="string" office:string-value="//ASCII 51 '3' (8 pixels wide)">
            <text:p>//ASCII 51 '3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43]" office:value-type="float" office:value="20">
            <text:p>20</text:p>
          </table:table-cell>
          <table:table-cell table:style-name="ce45" table:formula="of:=RIGHT([.A344];LEN([.A3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344]" office:value-type="float" office:value="20">
            <text:p>20</text:p>
          </table:table-cell>
          <table:table-cell table:style-name="ce45" table:formula="of:=RIGHT([.A345];LEN([.A345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345]" office:value-type="float" office:value="20">
            <text:p>20</text:p>
          </table:table-cell>
          <table:table-cell table:style-name="ce45" table:formula="of:=RIGHT([.A346];LEN([.A346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346]" office:value-type="float" office:value="20">
            <text:p>20</text:p>
          </table:table-cell>
          <table:table-cell table:style-name="ce45" table:formula="of:=RIGHT([.A347];LEN([.A347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347]" office:value-type="float" office:value="20">
            <text:p>20</text:p>
          </table:table-cell>
          <table:table-cell table:style-name="ce45" table:formula="of:=RIGHT([.A348];LEN([.A348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348]" office:value-type="float" office:value="20">
            <text:p>20</text:p>
          </table:table-cell>
          <table:table-cell table:style-name="ce45" table:formula="of:=RIGHT([.A349];LEN([.A349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80, // <text:s text:c="6"/>### <text:s/></text:p>
          </table:table-cell>
          <table:table-cell table:formula="of:=[.B349]" office:value-type="float" office:value="20">
            <text:p>20</text:p>
          </table:table-cell>
          <table:table-cell table:style-name="ce45" table:formula="of:=RIGHT([.A350];LEN([.A350])-1)" office:value-type="string" office:string-value="0x03, 0x80, //       ###  ">
            <text:p>0x03, 0x80, // <text:s text:c="6"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350]" office:value-type="float" office:value="20">
            <text:p>20</text:p>
          </table:table-cell>
          <table:table-cell table:style-name="ce45" table:formula="of:=RIGHT([.A351];LEN([.A351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351]" office:value-type="float" office:value="20">
            <text:p>20</text:p>
          </table:table-cell>
          <table:table-cell table:style-name="ce45" table:formula="of:=RIGHT([.A352];LEN([.A352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352]" office:value-type="float" office:value="20">
            <text:p>20</text:p>
          </table:table-cell>
          <table:table-cell table:style-name="ce45" table:formula="of:=RIGHT([.A353];LEN([.A353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353]" office:value-type="float" office:value="20">
            <text:p>20</text:p>
          </table:table-cell>
          <table:table-cell table:style-name="ce45" table:formula="of:=RIGHT([.A354];LEN([.A354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54]" office:value-type="float" office:value="20">
            <text:p>20</text:p>
          </table:table-cell>
          <table:table-cell table:style-name="ce45" table:formula="of:=RIGHT([.A355];LEN([.A35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55]" office:value-type="float" office:value="20">
            <text:p>20</text:p>
          </table:table-cell>
          <table:table-cell table:style-name="ce45" table:formula="of:=RIGHT([.A356];LEN([.A35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56]" office:value-type="float" office:value="20">
            <text:p>20</text:p>
          </table:table-cell>
          <table:table-cell table:style-name="ce45" table:formula="of:=RIGHT([.A357];LEN([.A3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57]" office:value-type="float" office:value="20">
            <text:p>20</text:p>
          </table:table-cell>
          <table:table-cell table:style-name="ce45" table:formula="of:=RIGHT([.A358];LEN([.A35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58]" office:value-type="float" office:value="20">
            <text:p>20</text:p>
          </table:table-cell>
          <table:table-cell table:style-name="ce45" table:formula="of:=RIGHT([.A359];LEN([.A3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359]" office:value-type="float" office:value="20">
            <text:p>20</text:p>
          </table:table-cell>
          <table:table-cell table:style-name="ce45" table:formula="of:=RIGHT([.A360];LEN([.A36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640 '4' (8 pixels wide)</text:p>
          </table:table-cell>
          <table:table-cell table:formula="of:=[.B343]+1" office:value-type="float" office:value="21">
            <text:p>21</text:p>
          </table:table-cell>
          <table:table-cell table:style-name="ce45" table:formula="of:=&quot;//ASCII &quot;&amp;(31+[.B361])&amp;&quot; '&quot;&amp;CHAR(31+[.B361])&amp;&quot;' (8 pixels wide)&quot;" office:value-type="string" office:string-value="//ASCII 52 '4' (8 pixels wide)">
            <text:p>//ASCII 52 '4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61]" office:value-type="float" office:value="21">
            <text:p>21</text:p>
          </table:table-cell>
          <table:table-cell table:style-name="ce45" table:formula="of:=RIGHT([.A362];LEN([.A3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7, 0x00, // <text:s text:c="5"/>### <text:s text:c="2"/></text:p>
          </table:table-cell>
          <table:table-cell table:formula="of:=[.B362]" office:value-type="float" office:value="21">
            <text:p>21</text:p>
          </table:table-cell>
          <table:table-cell table:style-name="ce45" table:formula="of:=RIGHT([.A363];LEN([.A363])-1)" office:value-type="string" office:string-value="0x07, 0x00, //      ###   ">
            <text:p>0x07, 0x00, // <text:s text:c="5"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7, 0x00, // <text:s text:c="5"/>### <text:s text:c="2"/></text:p>
          </table:table-cell>
          <table:table-cell table:formula="of:=[.B363]" office:value-type="float" office:value="21">
            <text:p>21</text:p>
          </table:table-cell>
          <table:table-cell table:style-name="ce45" table:formula="of:=RIGHT([.A364];LEN([.A364])-1)" office:value-type="string" office:string-value="0x07, 0x00, //      ###   ">
            <text:p>0x07, 0x00, // <text:s text:c="5"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364]" office:value-type="float" office:value="21">
            <text:p>21</text:p>
          </table:table-cell>
          <table:table-cell table:style-name="ce45" table:formula="of:=RIGHT([.A365];LEN([.A365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B, 0x00, // <text:s text:c="4"/># ## <text:s text:c="2"/></text:p>
          </table:table-cell>
          <table:table-cell table:formula="of:=[.B365]" office:value-type="float" office:value="21">
            <text:p>21</text:p>
          </table:table-cell>
          <table:table-cell table:style-name="ce45" table:formula="of:=RIGHT([.A366];LEN([.A366])-1)" office:value-type="string" office:string-value="0x0B, 0x00, //     # ##   ">
            <text:p>0x0B, 0x00, // <text:s text:c="4"/>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366]" office:value-type="float" office:value="21">
            <text:p>21</text:p>
          </table:table-cell>
          <table:table-cell table:style-name="ce45" table:formula="of:=RIGHT([.A367];LEN([.A367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3, 0x00, // <text:s text:c="3"/># <text:s/>## <text:s text:c="2"/></text:p>
          </table:table-cell>
          <table:table-cell table:formula="of:=[.B367]" office:value-type="float" office:value="21">
            <text:p>21</text:p>
          </table:table-cell>
          <table:table-cell table:style-name="ce45" table:formula="of:=RIGHT([.A368];LEN([.A368])-1)" office:value-type="string" office:string-value="0x13, 0x00, //    #  ##   ">
            <text:p>0x13, 0x00, // <text:s text:c="3"/>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3, 0x00, // <text:s text:c="2"/>## <text:s/>## <text:s text:c="2"/></text:p>
          </table:table-cell>
          <table:table-cell table:formula="of:=[.B368]" office:value-type="float" office:value="21">
            <text:p>21</text:p>
          </table:table-cell>
          <table:table-cell table:style-name="ce45" table:formula="of:=RIGHT([.A369];LEN([.A369])-1)" office:value-type="string" office:string-value="0x33, 0x00, //   ##  ##   ">
            <text:p>0x33, 0x00, // <text:s text:c="2"/>#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369]" office:value-type="float" office:value="21">
            <text:p>21</text:p>
          </table:table-cell>
          <table:table-cell table:style-name="ce45" table:formula="of:=RIGHT([.A370];LEN([.A370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370]" office:value-type="float" office:value="21">
            <text:p>21</text:p>
          </table:table-cell>
          <table:table-cell table:style-name="ce45" table:formula="of:=RIGHT([.A371];LEN([.A371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F, 0x80, // <text:s text:c="4"/>##### <text:s/></text:p>
          </table:table-cell>
          <table:table-cell table:formula="of:=[.B371]" office:value-type="float" office:value="21">
            <text:p>21</text:p>
          </table:table-cell>
          <table:table-cell table:style-name="ce45" table:formula="of:=RIGHT([.A372];LEN([.A372])-1)" office:value-type="string" office:string-value="0x0F, 0x80, //     #####  ">
            <text:p>0x0F, 0x80, // <text:s text:c="4"/>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72]" office:value-type="float" office:value="21">
            <text:p>21</text:p>
          </table:table-cell>
          <table:table-cell table:style-name="ce45" table:formula="of:=RIGHT([.A373];LEN([.A37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73]" office:value-type="float" office:value="21">
            <text:p>21</text:p>
          </table:table-cell>
          <table:table-cell table:style-name="ce45" table:formula="of:=RIGHT([.A374];LEN([.A37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74]" office:value-type="float" office:value="21">
            <text:p>21</text:p>
          </table:table-cell>
          <table:table-cell table:style-name="ce45" table:formula="of:=RIGHT([.A375];LEN([.A37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75]" office:value-type="float" office:value="21">
            <text:p>21</text:p>
          </table:table-cell>
          <table:table-cell table:style-name="ce45" table:formula="of:=RIGHT([.A376];LEN([.A37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76]" office:value-type="float" office:value="21">
            <text:p>21</text:p>
          </table:table-cell>
          <table:table-cell table:style-name="ce45" table:formula="of:=RIGHT([.A377];LEN([.A37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377]" office:value-type="float" office:value="21">
            <text:p>21</text:p>
          </table:table-cell>
          <table:table-cell table:style-name="ce45" table:formula="of:=RIGHT([.A378];LEN([.A37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672 '5' (8 pixels wide)</text:p>
          </table:table-cell>
          <table:table-cell table:formula="of:=[.B361]+1" office:value-type="float" office:value="22">
            <text:p>22</text:p>
          </table:table-cell>
          <table:table-cell table:style-name="ce45" table:formula="of:=&quot;//ASCII &quot;&amp;(31+[.B379])&amp;&quot; '&quot;&amp;CHAR(31+[.B379])&amp;&quot;' (8 pixels wide)&quot;" office:value-type="string" office:string-value="//ASCII 53 '5' (8 pixels wide)">
            <text:p>//ASCII 53 '5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79]" office:value-type="float" office:value="22">
            <text:p>22</text:p>
          </table:table-cell>
          <table:table-cell table:style-name="ce45" table:formula="of:=RIGHT([.A380];LEN([.A38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380]" office:value-type="float" office:value="22">
            <text:p>22</text:p>
          </table:table-cell>
          <table:table-cell table:style-name="ce45" table:formula="of:=RIGHT([.A381];LEN([.A381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381]" office:value-type="float" office:value="22">
            <text:p>22</text:p>
          </table:table-cell>
          <table:table-cell table:style-name="ce45" table:formula="of:=RIGHT([.A382];LEN([.A382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382]" office:value-type="float" office:value="22">
            <text:p>22</text:p>
          </table:table-cell>
          <table:table-cell table:style-name="ce45" table:formula="of:=RIGHT([.A383];LEN([.A383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383]" office:value-type="float" office:value="22">
            <text:p>22</text:p>
          </table:table-cell>
          <table:table-cell table:style-name="ce45" table:formula="of:=RIGHT([.A384];LEN([.A384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384]" office:value-type="float" office:value="22">
            <text:p>22</text:p>
          </table:table-cell>
          <table:table-cell table:style-name="ce45" table:formula="of:=RIGHT([.A385];LEN([.A385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1, 0x80, // <text:s text:c="3"/># <text:s text:c="2"/>## <text:s/></text:p>
          </table:table-cell>
          <table:table-cell table:formula="of:=[.B385]" office:value-type="float" office:value="22">
            <text:p>22</text:p>
          </table:table-cell>
          <table:table-cell table:style-name="ce45" table:formula="of:=RIGHT([.A386];LEN([.A386])-1)" office:value-type="string" office:string-value="0x11, 0x80, //    #   ##  ">
            <text:p>0x11, 0x80, // <text:s text:c="3"/>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386]" office:value-type="float" office:value="22">
            <text:p>22</text:p>
          </table:table-cell>
          <table:table-cell table:style-name="ce45" table:formula="of:=RIGHT([.A387];LEN([.A387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387]" office:value-type="float" office:value="22">
            <text:p>22</text:p>
          </table:table-cell>
          <table:table-cell table:style-name="ce45" table:formula="of:=RIGHT([.A388];LEN([.A388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21, 0x80, // <text:s text:c="2"/># <text:s text:c="3"/>## <text:s/></text:p>
          </table:table-cell>
          <table:table-cell table:formula="of:=[.B388]" office:value-type="float" office:value="22">
            <text:p>22</text:p>
          </table:table-cell>
          <table:table-cell table:style-name="ce45" table:formula="of:=RIGHT([.A389];LEN([.A389])-1)" office:value-type="string" office:string-value="0x21, 0x80, //   #    ##  ">
            <text:p>0x21, 0x80, // <text:s text:c="2"/>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389]" office:value-type="float" office:value="22">
            <text:p>22</text:p>
          </table:table-cell>
          <table:table-cell table:style-name="ce45" table:formula="of:=RIGHT([.A390];LEN([.A390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90]" office:value-type="float" office:value="22">
            <text:p>22</text:p>
          </table:table-cell>
          <table:table-cell table:style-name="ce45" table:formula="of:=RIGHT([.A391];LEN([.A3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91]" office:value-type="float" office:value="22">
            <text:p>22</text:p>
          </table:table-cell>
          <table:table-cell table:style-name="ce45" table:formula="of:=RIGHT([.A392];LEN([.A39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92]" office:value-type="float" office:value="22">
            <text:p>22</text:p>
          </table:table-cell>
          <table:table-cell table:style-name="ce45" table:formula="of:=RIGHT([.A393];LEN([.A39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93]" office:value-type="float" office:value="22">
            <text:p>22</text:p>
          </table:table-cell>
          <table:table-cell table:style-name="ce45" table:formula="of:=RIGHT([.A394];LEN([.A39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94]" office:value-type="float" office:value="22">
            <text:p>22</text:p>
          </table:table-cell>
          <table:table-cell table:style-name="ce45" table:formula="of:=RIGHT([.A395];LEN([.A39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395]" office:value-type="float" office:value="22">
            <text:p>22</text:p>
          </table:table-cell>
          <table:table-cell table:style-name="ce45" table:formula="of:=RIGHT([.A396];LEN([.A39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704 '6' (8 pixels wide)</text:p>
          </table:table-cell>
          <table:table-cell table:formula="of:=[.B379]+1" office:value-type="float" office:value="23">
            <text:p>23</text:p>
          </table:table-cell>
          <table:table-cell table:style-name="ce45" table:formula="of:=&quot;//ASCII &quot;&amp;(31+[.B397])&amp;&quot; '&quot;&amp;CHAR(31+[.B397])&amp;&quot;' (8 pixels wide)&quot;" office:value-type="string" office:string-value="//ASCII 54 '6' (8 pixels wide)">
            <text:p>//ASCII 54 '6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397]" office:value-type="float" office:value="23">
            <text:p>23</text:p>
          </table:table-cell>
          <table:table-cell table:style-name="ce45" table:formula="of:=RIGHT([.A398];LEN([.A39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7, 0x80, // <text:s text:c="5"/>#### <text:s/></text:p>
          </table:table-cell>
          <table:table-cell table:formula="of:=[.B398]" office:value-type="float" office:value="23">
            <text:p>23</text:p>
          </table:table-cell>
          <table:table-cell table:style-name="ce45" table:formula="of:=RIGHT([.A399];LEN([.A399])-1)" office:value-type="string" office:string-value="0x07, 0x80, //      ####  ">
            <text:p>0x07, 0x80, // <text:s text:c="5"/>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C, 0x00, // <text:s text:c="3"/>### <text:s text:c="4"/></text:p>
          </table:table-cell>
          <table:table-cell table:formula="of:=[.B399]" office:value-type="float" office:value="23">
            <text:p>23</text:p>
          </table:table-cell>
          <table:table-cell table:style-name="ce45" table:formula="of:=RIGHT([.A400];LEN([.A400])-1)" office:value-type="string" office:string-value="0x1C, 0x00, //    ###     ">
            <text:p>0x1C, 0x00, // <text:s text:c="3"/>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400]" office:value-type="float" office:value="23">
            <text:p>23</text:p>
          </table:table-cell>
          <table:table-cell table:style-name="ce45" table:formula="of:=RIGHT([.A401];LEN([.A401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401]" office:value-type="float" office:value="23">
            <text:p>23</text:p>
          </table:table-cell>
          <table:table-cell table:style-name="ce45" table:formula="of:=RIGHT([.A402];LEN([.A402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7, 0x00, // <text:s text:c="2"/>## ### <text:s text:c="2"/></text:p>
          </table:table-cell>
          <table:table-cell table:formula="of:=[.B402]" office:value-type="float" office:value="23">
            <text:p>23</text:p>
          </table:table-cell>
          <table:table-cell table:style-name="ce45" table:formula="of:=RIGHT([.A403];LEN([.A403])-1)" office:value-type="string" office:string-value="0x37, 0x00, //   ## ###   ">
            <text:p>0x37, 0x00, // <text:s text:c="2"/>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403]" office:value-type="float" office:value="23">
            <text:p>23</text:p>
          </table:table-cell>
          <table:table-cell table:style-name="ce45" table:formula="of:=RIGHT([.A404];LEN([.A404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04]" office:value-type="float" office:value="23">
            <text:p>23</text:p>
          </table:table-cell>
          <table:table-cell table:style-name="ce45" table:formula="of:=RIGHT([.A405];LEN([.A40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05]" office:value-type="float" office:value="23">
            <text:p>23</text:p>
          </table:table-cell>
          <table:table-cell table:style-name="ce45" table:formula="of:=RIGHT([.A406];LEN([.A40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406]" office:value-type="float" office:value="23">
            <text:p>23</text:p>
          </table:table-cell>
          <table:table-cell table:style-name="ce45" table:formula="of:=RIGHT([.A407];LEN([.A407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407]" office:value-type="float" office:value="23">
            <text:p>23</text:p>
          </table:table-cell>
          <table:table-cell table:style-name="ce45" table:formula="of:=RIGHT([.A408];LEN([.A408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08]" office:value-type="float" office:value="23">
            <text:p>23</text:p>
          </table:table-cell>
          <table:table-cell table:style-name="ce45" table:formula="of:=RIGHT([.A409];LEN([.A4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09]" office:value-type="float" office:value="23">
            <text:p>23</text:p>
          </table:table-cell>
          <table:table-cell table:style-name="ce45" table:formula="of:=RIGHT([.A410];LEN([.A4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10]" office:value-type="float" office:value="23">
            <text:p>23</text:p>
          </table:table-cell>
          <table:table-cell table:style-name="ce45" table:formula="of:=RIGHT([.A411];LEN([.A4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11]" office:value-type="float" office:value="23">
            <text:p>23</text:p>
          </table:table-cell>
          <table:table-cell table:style-name="ce45" table:formula="of:=RIGHT([.A412];LEN([.A41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12]" office:value-type="float" office:value="23">
            <text:p>23</text:p>
          </table:table-cell>
          <table:table-cell table:style-name="ce45" table:formula="of:=RIGHT([.A413];LEN([.A41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413]" office:value-type="float" office:value="23">
            <text:p>23</text:p>
          </table:table-cell>
          <table:table-cell table:style-name="ce45" table:formula="of:=RIGHT([.A414];LEN([.A41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736 '7' (8 pixels wide)</text:p>
          </table:table-cell>
          <table:table-cell table:formula="of:=[.B397]+1" office:value-type="float" office:value="24">
            <text:p>24</text:p>
          </table:table-cell>
          <table:table-cell table:style-name="ce45" table:formula="of:=&quot;//ASCII &quot;&amp;(31+[.B415])&amp;&quot; '&quot;&amp;CHAR(31+[.B415])&amp;&quot;' (8 pixels wide)&quot;" office:value-type="string" office:string-value="//ASCII 55 '7' (8 pixels wide)">
            <text:p>//ASCII 55 '7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15]" office:value-type="float" office:value="24">
            <text:p>24</text:p>
          </table:table-cell>
          <table:table-cell table:style-name="ce45" table:formula="of:=RIGHT([.A416];LEN([.A41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416]" office:value-type="float" office:value="24">
            <text:p>24</text:p>
          </table:table-cell>
          <table:table-cell table:style-name="ce45" table:formula="of:=RIGHT([.A417];LEN([.A417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43, 0x00, // <text:s/># <text:s text:c="3"/>## <text:s text:c="2"/></text:p>
          </table:table-cell>
          <table:table-cell table:formula="of:=[.B417]" office:value-type="float" office:value="24">
            <text:p>24</text:p>
          </table:table-cell>
          <table:table-cell table:style-name="ce45" table:formula="of:=RIGHT([.A418];LEN([.A418])-1)" office:value-type="string" office:string-value="0x43, 0x00, //  #    ##   ">
            <text:p>0x43, 0x00, // <text:s/># <text:s text:c="3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418]" office:value-type="float" office:value="24">
            <text:p>24</text:p>
          </table:table-cell>
          <table:table-cell table:style-name="ce45" table:formula="of:=RIGHT([.A419];LEN([.A419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419]" office:value-type="float" office:value="24">
            <text:p>24</text:p>
          </table:table-cell>
          <table:table-cell table:style-name="ce45" table:formula="of:=RIGHT([.A420];LEN([.A420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420]" office:value-type="float" office:value="24">
            <text:p>24</text:p>
          </table:table-cell>
          <table:table-cell table:style-name="ce45" table:formula="of:=RIGHT([.A421];LEN([.A42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421]" office:value-type="float" office:value="24">
            <text:p>24</text:p>
          </table:table-cell>
          <table:table-cell table:style-name="ce45" table:formula="of:=RIGHT([.A422];LEN([.A42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422]" office:value-type="float" office:value="24">
            <text:p>24</text:p>
          </table:table-cell>
          <table:table-cell table:style-name="ce45" table:formula="of:=RIGHT([.A423];LEN([.A42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423]" office:value-type="float" office:value="24">
            <text:p>24</text:p>
          </table:table-cell>
          <table:table-cell table:style-name="ce45" table:formula="of:=RIGHT([.A424];LEN([.A42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424]" office:value-type="float" office:value="24">
            <text:p>24</text:p>
          </table:table-cell>
          <table:table-cell table:style-name="ce45" table:formula="of:=RIGHT([.A425];LEN([.A425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425]" office:value-type="float" office:value="24">
            <text:p>24</text:p>
          </table:table-cell>
          <table:table-cell table:style-name="ce45" table:formula="of:=RIGHT([.A426];LEN([.A426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26]" office:value-type="float" office:value="24">
            <text:p>24</text:p>
          </table:table-cell>
          <table:table-cell table:style-name="ce45" table:formula="of:=RIGHT([.A427];LEN([.A4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27]" office:value-type="float" office:value="24">
            <text:p>24</text:p>
          </table:table-cell>
          <table:table-cell table:style-name="ce45" table:formula="of:=RIGHT([.A428];LEN([.A4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28]" office:value-type="float" office:value="24">
            <text:p>24</text:p>
          </table:table-cell>
          <table:table-cell table:style-name="ce45" table:formula="of:=RIGHT([.A429];LEN([.A42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29]" office:value-type="float" office:value="24">
            <text:p>24</text:p>
          </table:table-cell>
          <table:table-cell table:style-name="ce45" table:formula="of:=RIGHT([.A430];LEN([.A43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30]" office:value-type="float" office:value="24">
            <text:p>24</text:p>
          </table:table-cell>
          <table:table-cell table:style-name="ce45" table:formula="of:=RIGHT([.A431];LEN([.A43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431]" office:value-type="float" office:value="24">
            <text:p>24</text:p>
          </table:table-cell>
          <table:table-cell table:style-name="ce45" table:formula="of:=RIGHT([.A432];LEN([.A43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768 '8' (8 pixels wide)</text:p>
          </table:table-cell>
          <table:table-cell table:formula="of:=[.B415]+1" office:value-type="float" office:value="25">
            <text:p>25</text:p>
          </table:table-cell>
          <table:table-cell table:style-name="ce45" table:formula="of:=&quot;//ASCII &quot;&amp;(31+[.B433])&amp;&quot; '&quot;&amp;CHAR(31+[.B433])&amp;&quot;' (8 pixels wide)&quot;" office:value-type="string" office:string-value="//ASCII 56 '8' (8 pixels wide)">
            <text:p>//ASCII 56 '8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33]" office:value-type="float" office:value="25">
            <text:p>25</text:p>
          </table:table-cell>
          <table:table-cell table:style-name="ce45" table:formula="of:=RIGHT([.A434];LEN([.A43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434]" office:value-type="float" office:value="25">
            <text:p>25</text:p>
          </table:table-cell>
          <table:table-cell table:style-name="ce45" table:formula="of:=RIGHT([.A435];LEN([.A435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35]" office:value-type="float" office:value="25">
            <text:p>25</text:p>
          </table:table-cell>
          <table:table-cell table:style-name="ce45" table:formula="of:=RIGHT([.A436];LEN([.A43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36]" office:value-type="float" office:value="25">
            <text:p>25</text:p>
          </table:table-cell>
          <table:table-cell table:style-name="ce45" table:formula="of:=RIGHT([.A437];LEN([.A43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37]" office:value-type="float" office:value="25">
            <text:p>25</text:p>
          </table:table-cell>
          <table:table-cell table:style-name="ce45" table:formula="of:=RIGHT([.A438];LEN([.A438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438]" office:value-type="float" office:value="25">
            <text:p>25</text:p>
          </table:table-cell>
          <table:table-cell table:style-name="ce45" table:formula="of:=RIGHT([.A439];LEN([.A439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39]" office:value-type="float" office:value="25">
            <text:p>25</text:p>
          </table:table-cell>
          <table:table-cell table:style-name="ce45" table:formula="of:=RIGHT([.A440];LEN([.A44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40]" office:value-type="float" office:value="25">
            <text:p>25</text:p>
          </table:table-cell>
          <table:table-cell table:style-name="ce45" table:formula="of:=RIGHT([.A441];LEN([.A44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41]" office:value-type="float" office:value="25">
            <text:p>25</text:p>
          </table:table-cell>
          <table:table-cell table:style-name="ce45" table:formula="of:=RIGHT([.A442];LEN([.A442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42]" office:value-type="float" office:value="25">
            <text:p>25</text:p>
          </table:table-cell>
          <table:table-cell table:style-name="ce45" table:formula="of:=RIGHT([.A443];LEN([.A44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443]" office:value-type="float" office:value="25">
            <text:p>25</text:p>
          </table:table-cell>
          <table:table-cell table:style-name="ce45" table:formula="of:=RIGHT([.A444];LEN([.A444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44]" office:value-type="float" office:value="25">
            <text:p>25</text:p>
          </table:table-cell>
          <table:table-cell table:style-name="ce45" table:formula="of:=RIGHT([.A445];LEN([.A4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45]" office:value-type="float" office:value="25">
            <text:p>25</text:p>
          </table:table-cell>
          <table:table-cell table:style-name="ce45" table:formula="of:=RIGHT([.A446];LEN([.A4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46]" office:value-type="float" office:value="25">
            <text:p>25</text:p>
          </table:table-cell>
          <table:table-cell table:style-name="ce45" table:formula="of:=RIGHT([.A447];LEN([.A44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47]" office:value-type="float" office:value="25">
            <text:p>25</text:p>
          </table:table-cell>
          <table:table-cell table:style-name="ce45" table:formula="of:=RIGHT([.A448];LEN([.A44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48]" office:value-type="float" office:value="25">
            <text:p>25</text:p>
          </table:table-cell>
          <table:table-cell table:style-name="ce45" table:formula="of:=RIGHT([.A449];LEN([.A44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449]" office:value-type="float" office:value="25">
            <text:p>25</text:p>
          </table:table-cell>
          <table:table-cell table:style-name="ce45" table:formula="of:=RIGHT([.A450];LEN([.A45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800 '9' (8 pixels wide)</text:p>
          </table:table-cell>
          <table:table-cell table:formula="of:=[.B433]+1" office:value-type="float" office:value="26">
            <text:p>26</text:p>
          </table:table-cell>
          <table:table-cell table:style-name="ce45" table:formula="of:=&quot;//ASCII &quot;&amp;(31+[.B451])&amp;&quot; '&quot;&amp;CHAR(31+[.B451])&amp;&quot;' (8 pixels wide)&quot;" office:value-type="string" office:string-value="//ASCII 57 '9' (8 pixels wide)">
            <text:p>//ASCII 57 '9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51]" office:value-type="float" office:value="26">
            <text:p>26</text:p>
          </table:table-cell>
          <table:table-cell table:style-name="ce45" table:formula="of:=RIGHT([.A452];LEN([.A45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E, 0x00, // <text:s text:c="3"/>#### <text:s text:c="3"/></text:p>
          </table:table-cell>
          <table:table-cell table:formula="of:=[.B452]" office:value-type="float" office:value="26">
            <text:p>26</text:p>
          </table:table-cell>
          <table:table-cell table:style-name="ce45" table:formula="of:=RIGHT([.A453];LEN([.A453])-1)" office:value-type="string" office:string-value="0x1E, 0x00, //    ####    ">
            <text:p>0x1E, 0x00, // <text:s text:c="3"/>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3, 0x00, // <text:s text:c="2"/>## <text:s/>## <text:s text:c="2"/></text:p>
          </table:table-cell>
          <table:table-cell table:formula="of:=[.B453]" office:value-type="float" office:value="26">
            <text:p>26</text:p>
          </table:table-cell>
          <table:table-cell table:style-name="ce45" table:formula="of:=RIGHT([.A454];LEN([.A454])-1)" office:value-type="string" office:string-value="0x33, 0x00, //   ##  ##   ">
            <text:p>0x33, 0x00, // <text:s text:c="2"/>#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54]" office:value-type="float" office:value="26">
            <text:p>26</text:p>
          </table:table-cell>
          <table:table-cell table:style-name="ce45" table:formula="of:=RIGHT([.A455];LEN([.A45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455]" office:value-type="float" office:value="26">
            <text:p>26</text:p>
          </table:table-cell>
          <table:table-cell table:style-name="ce45" table:formula="of:=RIGHT([.A456];LEN([.A45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456]" office:value-type="float" office:value="26">
            <text:p>26</text:p>
          </table:table-cell>
          <table:table-cell table:style-name="ce45" table:formula="of:=RIGHT([.A457];LEN([.A457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D, 0x80, // <text:s text:c="3"/>### ## <text:s/></text:p>
          </table:table-cell>
          <table:table-cell table:formula="of:=[.B457]" office:value-type="float" office:value="26">
            <text:p>26</text:p>
          </table:table-cell>
          <table:table-cell table:style-name="ce45" table:formula="of:=RIGHT([.A458];LEN([.A458])-1)" office:value-type="string" office:string-value="0x1D, 0x80, //    ### ##  ">
            <text:p>0x1D, 0x80, // <text:s text:c="3"/>##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458]" office:value-type="float" office:value="26">
            <text:p>26</text:p>
          </table:table-cell>
          <table:table-cell table:style-name="ce45" table:formula="of:=RIGHT([.A459];LEN([.A459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459]" office:value-type="float" office:value="26">
            <text:p>26</text:p>
          </table:table-cell>
          <table:table-cell table:style-name="ce45" table:formula="of:=RIGHT([.A460];LEN([.A460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7, 0x00, // <text:s text:c="5"/>### <text:s text:c="2"/></text:p>
          </table:table-cell>
          <table:table-cell table:formula="of:=[.B460]" office:value-type="float" office:value="26">
            <text:p>26</text:p>
          </table:table-cell>
          <table:table-cell table:style-name="ce45" table:formula="of:=RIGHT([.A461];LEN([.A461])-1)" office:value-type="string" office:string-value="0x07, 0x00, //      ###   ">
            <text:p>0x07, 0x00, // <text:s text:c="5"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C, 0x00, // <text:s text:c="2"/>#### <text:s text:c="4"/></text:p>
          </table:table-cell>
          <table:table-cell table:formula="of:=[.B461]" office:value-type="float" office:value="26">
            <text:p>26</text:p>
          </table:table-cell>
          <table:table-cell table:style-name="ce45" table:formula="of:=RIGHT([.A462];LEN([.A462])-1)" office:value-type="string" office:string-value="0x3C, 0x00, //   ####     ">
            <text:p>0x3C, 0x00, // <text:s text:c="2"/>#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62]" office:value-type="float" office:value="26">
            <text:p>26</text:p>
          </table:table-cell>
          <table:table-cell table:style-name="ce45" table:formula="of:=RIGHT([.A463];LEN([.A46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63]" office:value-type="float" office:value="26">
            <text:p>26</text:p>
          </table:table-cell>
          <table:table-cell table:style-name="ce45" table:formula="of:=RIGHT([.A464];LEN([.A46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64]" office:value-type="float" office:value="26">
            <text:p>26</text:p>
          </table:table-cell>
          <table:table-cell table:style-name="ce45" table:formula="of:=RIGHT([.A465];LEN([.A46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65]" office:value-type="float" office:value="26">
            <text:p>26</text:p>
          </table:table-cell>
          <table:table-cell table:style-name="ce45" table:formula="of:=RIGHT([.A466];LEN([.A46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66]" office:value-type="float" office:value="26">
            <text:p>26</text:p>
          </table:table-cell>
          <table:table-cell table:style-name="ce45" table:formula="of:=RIGHT([.A467];LEN([.A46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467]" office:value-type="float" office:value="26">
            <text:p>26</text:p>
          </table:table-cell>
          <table:table-cell table:style-name="ce45" table:formula="of:=RIGHT([.A468];LEN([.A46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832 ':' (8 pixels wide)</text:p>
          </table:table-cell>
          <table:table-cell table:formula="of:=[.B451]+1" office:value-type="float" office:value="27">
            <text:p>27</text:p>
          </table:table-cell>
          <table:table-cell table:style-name="ce45" table:formula="of:=&quot;//ASCII &quot;&amp;(31+[.B469])&amp;&quot; '&quot;&amp;CHAR(31+[.B469])&amp;&quot;' (8 pixels wide)&quot;" office:value-type="string" office:string-value="//ASCII 58 ':' (8 pixels wide)">
            <text:p>//ASCII 58 ':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69]" office:value-type="float" office:value="27">
            <text:p>27</text:p>
          </table:table-cell>
          <table:table-cell table:style-name="ce45" table:formula="of:=RIGHT([.A470];LEN([.A47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70]" office:value-type="float" office:value="27">
            <text:p>27</text:p>
          </table:table-cell>
          <table:table-cell table:style-name="ce45" table:formula="of:=RIGHT([.A471];LEN([.A47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71]" office:value-type="float" office:value="27">
            <text:p>27</text:p>
          </table:table-cell>
          <table:table-cell table:style-name="ce45" table:formula="of:=RIGHT([.A472];LEN([.A47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72]" office:value-type="float" office:value="27">
            <text:p>27</text:p>
          </table:table-cell>
          <table:table-cell table:style-name="ce45" table:formula="of:=RIGHT([.A473];LEN([.A47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473]" office:value-type="float" office:value="27">
            <text:p>27</text:p>
          </table:table-cell>
          <table:table-cell table:style-name="ce45" table:formula="of:=RIGHT([.A474];LEN([.A47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474]" office:value-type="float" office:value="27">
            <text:p>27</text:p>
          </table:table-cell>
          <table:table-cell table:style-name="ce45" table:formula="of:=RIGHT([.A475];LEN([.A475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75]" office:value-type="float" office:value="27">
            <text:p>27</text:p>
          </table:table-cell>
          <table:table-cell table:style-name="ce45" table:formula="of:=RIGHT([.A476];LEN([.A47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76]" office:value-type="float" office:value="27">
            <text:p>27</text:p>
          </table:table-cell>
          <table:table-cell table:style-name="ce45" table:formula="of:=RIGHT([.A477];LEN([.A47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77]" office:value-type="float" office:value="27">
            <text:p>27</text:p>
          </table:table-cell>
          <table:table-cell table:style-name="ce45" table:formula="of:=RIGHT([.A478];LEN([.A47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478]" office:value-type="float" office:value="27">
            <text:p>27</text:p>
          </table:table-cell>
          <table:table-cell table:style-name="ce45" table:formula="of:=RIGHT([.A479];LEN([.A479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479]" office:value-type="float" office:value="27">
            <text:p>27</text:p>
          </table:table-cell>
          <table:table-cell table:style-name="ce45" table:formula="of:=RIGHT([.A480];LEN([.A480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0]" office:value-type="float" office:value="27">
            <text:p>27</text:p>
          </table:table-cell>
          <table:table-cell table:style-name="ce45" table:formula="of:=RIGHT([.A481];LEN([.A48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1]" office:value-type="float" office:value="27">
            <text:p>27</text:p>
          </table:table-cell>
          <table:table-cell table:style-name="ce45" table:formula="of:=RIGHT([.A482];LEN([.A48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2]" office:value-type="float" office:value="27">
            <text:p>27</text:p>
          </table:table-cell>
          <table:table-cell table:style-name="ce45" table:formula="of:=RIGHT([.A483];LEN([.A48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3]" office:value-type="float" office:value="27">
            <text:p>27</text:p>
          </table:table-cell>
          <table:table-cell table:style-name="ce45" table:formula="of:=RIGHT([.A484];LEN([.A48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4]" office:value-type="float" office:value="27">
            <text:p>27</text:p>
          </table:table-cell>
          <table:table-cell table:style-name="ce45" table:formula="of:=RIGHT([.A485];LEN([.A48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485]" office:value-type="float" office:value="27">
            <text:p>27</text:p>
          </table:table-cell>
          <table:table-cell table:style-name="ce45" table:formula="of:=RIGHT([.A486];LEN([.A48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864 ';' (8 pixels wide)</text:p>
          </table:table-cell>
          <table:table-cell table:formula="of:=[.B469]+1" office:value-type="float" office:value="28">
            <text:p>28</text:p>
          </table:table-cell>
          <table:table-cell table:style-name="ce45" table:formula="of:=&quot;//ASCII &quot;&amp;(31+[.B487])&amp;&quot; '&quot;&amp;CHAR(31+[.B487])&amp;&quot;' (8 pixels wide)&quot;" office:value-type="string" office:string-value="//ASCII 59 ';' (8 pixels wide)">
            <text:p>//ASCII 59 ';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7]" office:value-type="float" office:value="28">
            <text:p>28</text:p>
          </table:table-cell>
          <table:table-cell table:style-name="ce45" table:formula="of:=RIGHT([.A488];LEN([.A48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8]" office:value-type="float" office:value="28">
            <text:p>28</text:p>
          </table:table-cell>
          <table:table-cell table:style-name="ce45" table:formula="of:=RIGHT([.A489];LEN([.A4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89]" office:value-type="float" office:value="28">
            <text:p>28</text:p>
          </table:table-cell>
          <table:table-cell table:style-name="ce45" table:formula="of:=RIGHT([.A490];LEN([.A4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90]" office:value-type="float" office:value="28">
            <text:p>28</text:p>
          </table:table-cell>
          <table:table-cell table:style-name="ce45" table:formula="of:=RIGHT([.A491];LEN([.A4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491]" office:value-type="float" office:value="28">
            <text:p>28</text:p>
          </table:table-cell>
          <table:table-cell table:style-name="ce45" table:formula="of:=RIGHT([.A492];LEN([.A492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492]" office:value-type="float" office:value="28">
            <text:p>28</text:p>
          </table:table-cell>
          <table:table-cell table:style-name="ce45" table:formula="of:=RIGHT([.A493];LEN([.A493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93]" office:value-type="float" office:value="28">
            <text:p>28</text:p>
          </table:table-cell>
          <table:table-cell table:style-name="ce45" table:formula="of:=RIGHT([.A494];LEN([.A49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94]" office:value-type="float" office:value="28">
            <text:p>28</text:p>
          </table:table-cell>
          <table:table-cell table:style-name="ce45" table:formula="of:=RIGHT([.A495];LEN([.A49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495]" office:value-type="float" office:value="28">
            <text:p>28</text:p>
          </table:table-cell>
          <table:table-cell table:style-name="ce45" table:formula="of:=RIGHT([.A496];LEN([.A49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496]" office:value-type="float" office:value="28">
            <text:p>28</text:p>
          </table:table-cell>
          <table:table-cell table:style-name="ce45" table:formula="of:=RIGHT([.A497];LEN([.A49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497]" office:value-type="float" office:value="28">
            <text:p>28</text:p>
          </table:table-cell>
          <table:table-cell table:style-name="ce45" table:formula="of:=RIGHT([.A498];LEN([.A498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8, 0x00, // <text:s text:c="4"/># <text:s text:c="5"/></text:p>
          </table:table-cell>
          <table:table-cell table:formula="of:=[.B498]" office:value-type="float" office:value="28">
            <text:p>28</text:p>
          </table:table-cell>
          <table:table-cell table:style-name="ce45" table:formula="of:=RIGHT([.A499];LEN([.A499])-1)" office:value-type="string" office:string-value="0x08, 0x00, //     #      ">
            <text:p>0x08, 0x00, // <text:s text:c="4"/>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8, 0x00, // <text:s text:c="4"/># <text:s text:c="5"/></text:p>
          </table:table-cell>
          <table:table-cell table:formula="of:=[.B499]" office:value-type="float" office:value="28">
            <text:p>28</text:p>
          </table:table-cell>
          <table:table-cell table:style-name="ce45" table:formula="of:=RIGHT([.A500];LEN([.A500])-1)" office:value-type="string" office:string-value="0x08, 0x00, //     #      ">
            <text:p>0x08, 0x00, // <text:s text:c="4"/>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00]" office:value-type="float" office:value="28">
            <text:p>28</text:p>
          </table:table-cell>
          <table:table-cell table:style-name="ce45" table:formula="of:=RIGHT([.A501];LEN([.A50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01]" office:value-type="float" office:value="28">
            <text:p>28</text:p>
          </table:table-cell>
          <table:table-cell table:style-name="ce45" table:formula="of:=RIGHT([.A502];LEN([.A50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02]" office:value-type="float" office:value="28">
            <text:p>28</text:p>
          </table:table-cell>
          <table:table-cell table:style-name="ce45" table:formula="of:=RIGHT([.A503];LEN([.A5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503]" office:value-type="float" office:value="28">
            <text:p>28</text:p>
          </table:table-cell>
          <table:table-cell table:style-name="ce45" table:formula="of:=RIGHT([.A504];LEN([.A50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896 '&lt;' (8 pixels wide)</text:p>
          </table:table-cell>
          <table:table-cell table:formula="of:=[.B487]+1" office:value-type="float" office:value="29">
            <text:p>29</text:p>
          </table:table-cell>
          <table:table-cell table:style-name="ce45" table:formula="of:=&quot;//ASCII &quot;&amp;(31+[.B505])&amp;&quot; '&quot;&amp;CHAR(31+[.B505])&amp;&quot;' (8 pixels wide)&quot;" office:value-type="string" office:string-value="//ASCII 60 '&lt;' (8 pixels wide)">
            <text:p>//ASCII 60 '&lt;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05]" office:value-type="float" office:value="29">
            <text:p>29</text:p>
          </table:table-cell>
          <table:table-cell table:style-name="ce45" table:formula="of:=RIGHT([.A506];LEN([.A50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06]" office:value-type="float" office:value="29">
            <text:p>29</text:p>
          </table:table-cell>
          <table:table-cell table:style-name="ce45" table:formula="of:=RIGHT([.A507];LEN([.A5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C0, // <text:s text:c="8"/>## </text:p>
          </table:table-cell>
          <table:table-cell table:formula="of:=[.B507]" office:value-type="float" office:value="29">
            <text:p>29</text:p>
          </table:table-cell>
          <table:table-cell table:style-name="ce45" table:formula="of:=RIGHT([.A508];LEN([.A508])-1)" office:value-type="string" office:string-value="0x00, 0xC0, //         ## ">
            <text:p>0x00, 0xC0, // <text:s text:c="8"/>## 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508]" office:value-type="float" office:value="29">
            <text:p>29</text:p>
          </table:table-cell>
          <table:table-cell table:style-name="ce45" table:formula="of:=RIGHT([.A509];LEN([.A509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509]" office:value-type="float" office:value="29">
            <text:p>29</text:p>
          </table:table-cell>
          <table:table-cell table:style-name="ce45" table:formula="of:=RIGHT([.A510];LEN([.A510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510]" office:value-type="float" office:value="29">
            <text:p>29</text:p>
          </table:table-cell>
          <table:table-cell table:style-name="ce45" table:formula="of:=RIGHT([.A511];LEN([.A511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511]" office:value-type="float" office:value="29">
            <text:p>29</text:p>
          </table:table-cell>
          <table:table-cell table:style-name="ce45" table:formula="of:=RIGHT([.A512];LEN([.A512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512]" office:value-type="float" office:value="29">
            <text:p>29</text:p>
          </table:table-cell>
          <table:table-cell table:style-name="ce45" table:formula="of:=RIGHT([.A513];LEN([.A513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513]" office:value-type="float" office:value="29">
            <text:p>29</text:p>
          </table:table-cell>
          <table:table-cell table:style-name="ce45" table:formula="of:=RIGHT([.A514];LEN([.A514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514]" office:value-type="float" office:value="29">
            <text:p>29</text:p>
          </table:table-cell>
          <table:table-cell table:style-name="ce45" table:formula="of:=RIGHT([.A515];LEN([.A515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C0, // <text:s text:c="8"/>## </text:p>
          </table:table-cell>
          <table:table-cell table:formula="of:=[.B515]" office:value-type="float" office:value="29">
            <text:p>29</text:p>
          </table:table-cell>
          <table:table-cell table:style-name="ce45" table:formula="of:=RIGHT([.A516];LEN([.A516])-1)" office:value-type="string" office:string-value="0x00, 0xC0, //         ## ">
            <text:p>0x00, 0xC0, // <text:s text:c="8"/>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16]" office:value-type="float" office:value="29">
            <text:p>29</text:p>
          </table:table-cell>
          <table:table-cell table:style-name="ce45" table:formula="of:=RIGHT([.A517];LEN([.A51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17]" office:value-type="float" office:value="29">
            <text:p>29</text:p>
          </table:table-cell>
          <table:table-cell table:style-name="ce45" table:formula="of:=RIGHT([.A518];LEN([.A51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18]" office:value-type="float" office:value="29">
            <text:p>29</text:p>
          </table:table-cell>
          <table:table-cell table:style-name="ce45" table:formula="of:=RIGHT([.A519];LEN([.A5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19]" office:value-type="float" office:value="29">
            <text:p>29</text:p>
          </table:table-cell>
          <table:table-cell table:style-name="ce45" table:formula="of:=RIGHT([.A520];LEN([.A52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0]" office:value-type="float" office:value="29">
            <text:p>29</text:p>
          </table:table-cell>
          <table:table-cell table:style-name="ce45" table:formula="of:=RIGHT([.A521];LEN([.A5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521]" office:value-type="float" office:value="29">
            <text:p>29</text:p>
          </table:table-cell>
          <table:table-cell table:style-name="ce45" table:formula="of:=RIGHT([.A522];LEN([.A52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928 '=' (8 pixels wide)</text:p>
          </table:table-cell>
          <table:table-cell table:formula="of:=[.B505]+1" office:value-type="float" office:value="30">
            <text:p>30</text:p>
          </table:table-cell>
          <table:table-cell table:style-name="ce45" table:formula="of:=&quot;//ASCII &quot;&amp;(31+[.B523])&amp;&quot; '&quot;&amp;CHAR(31+[.B523])&amp;&quot;' (8 pixels wide)&quot;" office:value-type="string" office:string-value="//ASCII 61 '=' (8 pixels wide)">
            <text:p>//ASCII 61 '=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3]" office:value-type="float" office:value="30">
            <text:p>30</text:p>
          </table:table-cell>
          <table:table-cell table:style-name="ce45" table:formula="of:=RIGHT([.A524];LEN([.A5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4]" office:value-type="float" office:value="30">
            <text:p>30</text:p>
          </table:table-cell>
          <table:table-cell table:style-name="ce45" table:formula="of:=RIGHT([.A525];LEN([.A5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5]" office:value-type="float" office:value="30">
            <text:p>30</text:p>
          </table:table-cell>
          <table:table-cell table:style-name="ce45" table:formula="of:=RIGHT([.A526];LEN([.A5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6]" office:value-type="float" office:value="30">
            <text:p>30</text:p>
          </table:table-cell>
          <table:table-cell table:style-name="ce45" table:formula="of:=RIGHT([.A527];LEN([.A5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7]" office:value-type="float" office:value="30">
            <text:p>30</text:p>
          </table:table-cell>
          <table:table-cell table:style-name="ce45" table:formula="of:=RIGHT([.A528];LEN([.A5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C0, // <text:s/>######### </text:p>
          </table:table-cell>
          <table:table-cell table:formula="of:=[.B528]" office:value-type="float" office:value="30">
            <text:p>30</text:p>
          </table:table-cell>
          <table:table-cell table:style-name="ce45" table:formula="of:=RIGHT([.A529];LEN([.A529])-1)" office:value-type="string" office:string-value="0x7F, 0xC0, //  ######### ">
            <text:p>0x7F, 0xC0, // <text:s/>####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29]" office:value-type="float" office:value="30">
            <text:p>30</text:p>
          </table:table-cell>
          <table:table-cell table:style-name="ce45" table:formula="of:=RIGHT([.A530];LEN([.A53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C0, // <text:s/>######### </text:p>
          </table:table-cell>
          <table:table-cell table:formula="of:=[.B530]" office:value-type="float" office:value="30">
            <text:p>30</text:p>
          </table:table-cell>
          <table:table-cell table:style-name="ce45" table:formula="of:=RIGHT([.A531];LEN([.A531])-1)" office:value-type="string" office:string-value="0x7F, 0xC0, //  ######### ">
            <text:p>0x7F, 0xC0, // <text:s/>####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1]" office:value-type="float" office:value="30">
            <text:p>30</text:p>
          </table:table-cell>
          <table:table-cell table:style-name="ce45" table:formula="of:=RIGHT([.A532];LEN([.A53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2]" office:value-type="float" office:value="30">
            <text:p>30</text:p>
          </table:table-cell>
          <table:table-cell table:style-name="ce45" table:formula="of:=RIGHT([.A533];LEN([.A5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3]" office:value-type="float" office:value="30">
            <text:p>30</text:p>
          </table:table-cell>
          <table:table-cell table:style-name="ce45" table:formula="of:=RIGHT([.A534];LEN([.A53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4]" office:value-type="float" office:value="30">
            <text:p>30</text:p>
          </table:table-cell>
          <table:table-cell table:style-name="ce45" table:formula="of:=RIGHT([.A535];LEN([.A53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5]" office:value-type="float" office:value="30">
            <text:p>30</text:p>
          </table:table-cell>
          <table:table-cell table:style-name="ce45" table:formula="of:=RIGHT([.A536];LEN([.A53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6]" office:value-type="float" office:value="30">
            <text:p>30</text:p>
          </table:table-cell>
          <table:table-cell table:style-name="ce45" table:formula="of:=RIGHT([.A537];LEN([.A5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7]" office:value-type="float" office:value="30">
            <text:p>30</text:p>
          </table:table-cell>
          <table:table-cell table:style-name="ce45" table:formula="of:=RIGHT([.A538];LEN([.A5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38]" office:value-type="float" office:value="30">
            <text:p>30</text:p>
          </table:table-cell>
          <table:table-cell table:style-name="ce45" table:formula="of:=RIGHT([.A539];LEN([.A5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539]" office:value-type="float" office:value="30">
            <text:p>30</text:p>
          </table:table-cell>
          <table:table-cell table:style-name="ce45" table:formula="of:=RIGHT([.A540];LEN([.A54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960 '&gt;' (8 pixels wide)</text:p>
          </table:table-cell>
          <table:table-cell table:formula="of:=[.B523]+1" office:value-type="float" office:value="31">
            <text:p>31</text:p>
          </table:table-cell>
          <table:table-cell table:style-name="ce45" table:formula="of:=&quot;//ASCII &quot;&amp;(31+[.B541])&amp;&quot; '&quot;&amp;CHAR(31+[.B541])&amp;&quot;' (8 pixels wide)&quot;" office:value-type="string" office:string-value="//ASCII 62 '&gt;' (8 pixels wide)">
            <text:p>//ASCII 62 '&gt;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41]" office:value-type="float" office:value="31">
            <text:p>31</text:p>
          </table:table-cell>
          <table:table-cell table:style-name="ce45" table:formula="of:=RIGHT([.A542];LEN([.A54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42]" office:value-type="float" office:value="31">
            <text:p>31</text:p>
          </table:table-cell>
          <table:table-cell table:style-name="ce45" table:formula="of:=RIGHT([.A543];LEN([.A5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543]" office:value-type="float" office:value="31">
            <text:p>31</text:p>
          </table:table-cell>
          <table:table-cell table:style-name="ce45" table:formula="of:=RIGHT([.A544];LEN([.A544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544]" office:value-type="float" office:value="31">
            <text:p>31</text:p>
          </table:table-cell>
          <table:table-cell table:style-name="ce45" table:formula="of:=RIGHT([.A545];LEN([.A545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545]" office:value-type="float" office:value="31">
            <text:p>31</text:p>
          </table:table-cell>
          <table:table-cell table:style-name="ce45" table:formula="of:=RIGHT([.A546];LEN([.A546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546]" office:value-type="float" office:value="31">
            <text:p>31</text:p>
          </table:table-cell>
          <table:table-cell table:style-name="ce45" table:formula="of:=RIGHT([.A547];LEN([.A547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C0, // <text:s text:c="8"/>## </text:p>
          </table:table-cell>
          <table:table-cell table:formula="of:=[.B547]" office:value-type="float" office:value="31">
            <text:p>31</text:p>
          </table:table-cell>
          <table:table-cell table:style-name="ce45" table:formula="of:=RIGHT([.A548];LEN([.A548])-1)" office:value-type="string" office:string-value="0x00, 0xC0, //         ## ">
            <text:p>0x00, 0xC0, // <text:s text:c="8"/>## 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548]" office:value-type="float" office:value="31">
            <text:p>31</text:p>
          </table:table-cell>
          <table:table-cell table:style-name="ce45" table:formula="of:=RIGHT([.A549];LEN([.A549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549]" office:value-type="float" office:value="31">
            <text:p>31</text:p>
          </table:table-cell>
          <table:table-cell table:style-name="ce45" table:formula="of:=RIGHT([.A550];LEN([.A550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550]" office:value-type="float" office:value="31">
            <text:p>31</text:p>
          </table:table-cell>
          <table:table-cell table:style-name="ce45" table:formula="of:=RIGHT([.A551];LEN([.A551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551]" office:value-type="float" office:value="31">
            <text:p>31</text:p>
          </table:table-cell>
          <table:table-cell table:style-name="ce45" table:formula="of:=RIGHT([.A552];LEN([.A552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52]" office:value-type="float" office:value="31">
            <text:p>31</text:p>
          </table:table-cell>
          <table:table-cell table:style-name="ce45" table:formula="of:=RIGHT([.A553];LEN([.A55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53]" office:value-type="float" office:value="31">
            <text:p>31</text:p>
          </table:table-cell>
          <table:table-cell table:style-name="ce45" table:formula="of:=RIGHT([.A554];LEN([.A55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54]" office:value-type="float" office:value="31">
            <text:p>31</text:p>
          </table:table-cell>
          <table:table-cell table:style-name="ce45" table:formula="of:=RIGHT([.A555];LEN([.A55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55]" office:value-type="float" office:value="31">
            <text:p>31</text:p>
          </table:table-cell>
          <table:table-cell table:style-name="ce45" table:formula="of:=RIGHT([.A556];LEN([.A55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56]" office:value-type="float" office:value="31">
            <text:p>31</text:p>
          </table:table-cell>
          <table:table-cell table:style-name="ce45" table:formula="of:=RIGHT([.A557];LEN([.A5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557]" office:value-type="float" office:value="31">
            <text:p>31</text:p>
          </table:table-cell>
          <table:table-cell table:style-name="ce45" table:formula="of:=RIGHT([.A558];LEN([.A55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992 '?' (8 pixels wide)</text:p>
          </table:table-cell>
          <table:table-cell table:formula="of:=[.B541]+1" office:value-type="float" office:value="32">
            <text:p>32</text:p>
          </table:table-cell>
          <table:table-cell table:style-name="ce45" table:formula="of:=&quot;//ASCII &quot;&amp;(31+[.B559])&amp;&quot; '&quot;&amp;CHAR(31+[.B559])&amp;&quot;' (8 pixels wide)&quot;" office:value-type="string" office:string-value="//ASCII 63 '?' (8 pixels wide)">
            <text:p>//ASCII 63 '?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59]" office:value-type="float" office:value="32">
            <text:p>32</text:p>
          </table:table-cell>
          <table:table-cell table:style-name="ce45" table:formula="of:=RIGHT([.A560];LEN([.A56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60]" office:value-type="float" office:value="32">
            <text:p>32</text:p>
          </table:table-cell>
          <table:table-cell table:style-name="ce45" table:formula="of:=RIGHT([.A561];LEN([.A5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561]" office:value-type="float" office:value="32">
            <text:p>32</text:p>
          </table:table-cell>
          <table:table-cell table:style-name="ce45" table:formula="of:=RIGHT([.A562];LEN([.A562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562]" office:value-type="float" office:value="32">
            <text:p>32</text:p>
          </table:table-cell>
          <table:table-cell table:style-name="ce45" table:formula="of:=RIGHT([.A563];LEN([.A56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563]" office:value-type="float" office:value="32">
            <text:p>32</text:p>
          </table:table-cell>
          <table:table-cell table:style-name="ce45" table:formula="of:=RIGHT([.A564];LEN([.A564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564]" office:value-type="float" office:value="32">
            <text:p>32</text:p>
          </table:table-cell>
          <table:table-cell table:style-name="ce45" table:formula="of:=RIGHT([.A565];LEN([.A565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7, 0x00, // <text:s text:c="5"/>### <text:s text:c="2"/></text:p>
          </table:table-cell>
          <table:table-cell table:formula="of:=[.B565]" office:value-type="float" office:value="32">
            <text:p>32</text:p>
          </table:table-cell>
          <table:table-cell table:style-name="ce45" table:formula="of:=RIGHT([.A566];LEN([.A566])-1)" office:value-type="string" office:string-value="0x07, 0x00, //      ###   ">
            <text:p>0x07, 0x00, // <text:s text:c="5"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566]" office:value-type="float" office:value="32">
            <text:p>32</text:p>
          </table:table-cell>
          <table:table-cell table:style-name="ce45" table:formula="of:=RIGHT([.A567];LEN([.A567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567]" office:value-type="float" office:value="32">
            <text:p>32</text:p>
          </table:table-cell>
          <table:table-cell table:style-name="ce45" table:formula="of:=RIGHT([.A568];LEN([.A568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68]" office:value-type="float" office:value="32">
            <text:p>32</text:p>
          </table:table-cell>
          <table:table-cell table:style-name="ce45" table:formula="of:=RIGHT([.A569];LEN([.A56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569]" office:value-type="float" office:value="32">
            <text:p>32</text:p>
          </table:table-cell>
          <table:table-cell table:style-name="ce45" table:formula="of:=RIGHT([.A570];LEN([.A570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70]" office:value-type="float" office:value="32">
            <text:p>32</text:p>
          </table:table-cell>
          <table:table-cell table:style-name="ce45" table:formula="of:=RIGHT([.A571];LEN([.A57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71]" office:value-type="float" office:value="32">
            <text:p>32</text:p>
          </table:table-cell>
          <table:table-cell table:style-name="ce45" table:formula="of:=RIGHT([.A572];LEN([.A57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72]" office:value-type="float" office:value="32">
            <text:p>32</text:p>
          </table:table-cell>
          <table:table-cell table:style-name="ce45" table:formula="of:=RIGHT([.A573];LEN([.A57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73]" office:value-type="float" office:value="32">
            <text:p>32</text:p>
          </table:table-cell>
          <table:table-cell table:style-name="ce45" table:formula="of:=RIGHT([.A574];LEN([.A57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74]" office:value-type="float" office:value="32">
            <text:p>32</text:p>
          </table:table-cell>
          <table:table-cell table:style-name="ce45" table:formula="of:=RIGHT([.A575];LEN([.A57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575]" office:value-type="float" office:value="32">
            <text:p>32</text:p>
          </table:table-cell>
          <table:table-cell table:style-name="ce45" table:formula="of:=RIGHT([.A576];LEN([.A57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024 '@' (8 pixels wide)</text:p>
          </table:table-cell>
          <table:table-cell table:formula="of:=[.B559]+1" office:value-type="float" office:value="33">
            <text:p>33</text:p>
          </table:table-cell>
          <table:table-cell table:style-name="ce45" table:formula="of:=&quot;//ASCII &quot;&amp;(31+[.B577])&amp;&quot; '&quot;&amp;CHAR(31+[.B577])&amp;&quot;' (8 pixels wide)&quot;" office:value-type="string" office:string-value="//ASCII 64 '@' (8 pixels wide)">
            <text:p>//ASCII 64 '@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77]" office:value-type="float" office:value="33">
            <text:p>33</text:p>
          </table:table-cell>
          <table:table-cell table:style-name="ce45" table:formula="of:=RIGHT([.A578];LEN([.A57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578]" office:value-type="float" office:value="33">
            <text:p>33</text:p>
          </table:table-cell>
          <table:table-cell table:style-name="ce45" table:formula="of:=RIGHT([.A579];LEN([.A579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1, 0x00, // <text:s text:c="3"/># <text:s text:c="2"/># <text:s text:c="2"/></text:p>
          </table:table-cell>
          <table:table-cell table:formula="of:=[.B579]" office:value-type="float" office:value="33">
            <text:p>33</text:p>
          </table:table-cell>
          <table:table-cell table:style-name="ce45" table:formula="of:=RIGHT([.A580];LEN([.A580])-1)" office:value-type="string" office:string-value="0x11, 0x00, //    #   #   ">
            <text:p>0x11, 0x00, // <text:s text:c="3"/># <text:s text:c="2"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1, 0x00, // <text:s text:c="2"/># <text:s text:c="3"/># <text:s text:c="2"/></text:p>
          </table:table-cell>
          <table:table-cell table:formula="of:=[.B580]" office:value-type="float" office:value="33">
            <text:p>33</text:p>
          </table:table-cell>
          <table:table-cell table:style-name="ce45" table:formula="of:=RIGHT([.A581];LEN([.A581])-1)" office:value-type="string" office:string-value="0x21, 0x00, //   #    #   ">
            <text:p>0x21, 0x00, // <text:s text:c="2"/># <text:s text:c="3"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1, 0x00, // <text:s text:c="2"/># <text:s text:c="3"/># <text:s text:c="2"/></text:p>
          </table:table-cell>
          <table:table-cell table:formula="of:=[.B581]" office:value-type="float" office:value="33">
            <text:p>33</text:p>
          </table:table-cell>
          <table:table-cell table:style-name="ce45" table:formula="of:=RIGHT([.A582];LEN([.A582])-1)" office:value-type="string" office:string-value="0x21, 0x00, //   #    #   ">
            <text:p>0x21, 0x00, // <text:s text:c="2"/># <text:s text:c="3"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7, 0x00, // <text:s text:c="2"/># <text:s/>### <text:s text:c="2"/></text:p>
          </table:table-cell>
          <table:table-cell table:formula="of:=[.B582]" office:value-type="float" office:value="33">
            <text:p>33</text:p>
          </table:table-cell>
          <table:table-cell table:style-name="ce45" table:formula="of:=RIGHT([.A583];LEN([.A583])-1)" office:value-type="string" office:string-value="0x27, 0x00, //   #  ###   ">
            <text:p>0x27, 0x00, // <text:s text:c="2"/># <text:s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9, 0x00, // <text:s text:c="2"/># # <text:s/># <text:s text:c="2"/></text:p>
          </table:table-cell>
          <table:table-cell table:formula="of:=[.B583]" office:value-type="float" office:value="33">
            <text:p>33</text:p>
          </table:table-cell>
          <table:table-cell table:style-name="ce45" table:formula="of:=RIGHT([.A584];LEN([.A584])-1)" office:value-type="string" office:string-value="0x29, 0x00, //   # #  #   ">
            <text:p>0x29, 0x00, // <text:s text:c="2"/># # <text:s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9, 0x00, // <text:s text:c="2"/># # <text:s/># <text:s text:c="2"/></text:p>
          </table:table-cell>
          <table:table-cell table:formula="of:=[.B584]" office:value-type="float" office:value="33">
            <text:p>33</text:p>
          </table:table-cell>
          <table:table-cell table:style-name="ce45" table:formula="of:=RIGHT([.A585];LEN([.A585])-1)" office:value-type="string" office:string-value="0x29, 0x00, //   # #  #   ">
            <text:p>0x29, 0x00, // <text:s text:c="2"/># # <text:s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7, 0x00, // <text:s text:c="2"/># <text:s/>### <text:s text:c="2"/></text:p>
          </table:table-cell>
          <table:table-cell table:formula="of:=[.B585]" office:value-type="float" office:value="33">
            <text:p>33</text:p>
          </table:table-cell>
          <table:table-cell table:style-name="ce45" table:formula="of:=RIGHT([.A586];LEN([.A586])-1)" office:value-type="string" office:string-value="0x27, 0x00, //   #  ###   ">
            <text:p>0x27, 0x00, // <text:s text:c="2"/># <text:s/>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0, 0x00, // <text:s text:c="2"/># <text:s text:c="7"/></text:p>
          </table:table-cell>
          <table:table-cell table:formula="of:=[.B586]" office:value-type="float" office:value="33">
            <text:p>33</text:p>
          </table:table-cell>
          <table:table-cell table:style-name="ce45" table:formula="of:=RIGHT([.A587];LEN([.A587])-1)" office:value-type="string" office:string-value="0x20, 0x00, //   #        ">
            <text:p>0x20, 0x00, // <text:s text:c="2"/>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11, 0x00, // <text:s text:c="3"/># <text:s text:c="2"/># <text:s text:c="2"/></text:p>
          </table:table-cell>
          <table:table-cell table:formula="of:=[.B587]" office:value-type="float" office:value="33">
            <text:p>33</text:p>
          </table:table-cell>
          <table:table-cell table:style-name="ce45" table:formula="of:=RIGHT([.A588];LEN([.A588])-1)" office:value-type="string" office:string-value="0x11, 0x00, //    #   #   ">
            <text:p>0x11, 0x00, // <text:s text:c="3"/># <text:s text:c="2"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588]" office:value-type="float" office:value="33">
            <text:p>33</text:p>
          </table:table-cell>
          <table:table-cell table:style-name="ce45" table:formula="of:=RIGHT([.A589];LEN([.A589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89]" office:value-type="float" office:value="33">
            <text:p>33</text:p>
          </table:table-cell>
          <table:table-cell table:style-name="ce45" table:formula="of:=RIGHT([.A590];LEN([.A5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90]" office:value-type="float" office:value="33">
            <text:p>33</text:p>
          </table:table-cell>
          <table:table-cell table:style-name="ce45" table:formula="of:=RIGHT([.A591];LEN([.A5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91]" office:value-type="float" office:value="33">
            <text:p>33</text:p>
          </table:table-cell>
          <table:table-cell table:style-name="ce45" table:formula="of:=RIGHT([.A592];LEN([.A59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92]" office:value-type="float" office:value="33">
            <text:p>33</text:p>
          </table:table-cell>
          <table:table-cell table:style-name="ce45" table:formula="of:=RIGHT([.A593];LEN([.A59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593]" office:value-type="float" office:value="33">
            <text:p>33</text:p>
          </table:table-cell>
          <table:table-cell table:style-name="ce45" table:formula="of:=RIGHT([.A594];LEN([.A59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056 'A' (8 pixels wide)</text:p>
          </table:table-cell>
          <table:table-cell table:formula="of:=[.B577]+1" office:value-type="float" office:value="34">
            <text:p>34</text:p>
          </table:table-cell>
          <table:table-cell table:style-name="ce45" table:formula="of:=&quot;//ASCII &quot;&amp;(31+[.B595])&amp;&quot; '&quot;&amp;CHAR(31+[.B595])&amp;&quot;' (8 pixels wide)&quot;" office:value-type="string" office:string-value="//ASCII 65 'A' (8 pixels wide)">
            <text:p>//ASCII 65 'A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95]" office:value-type="float" office:value="34">
            <text:p>34</text:p>
          </table:table-cell>
          <table:table-cell table:style-name="ce45" table:formula="of:=RIGHT([.A596];LEN([.A59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596]" office:value-type="float" office:value="34">
            <text:p>34</text:p>
          </table:table-cell>
          <table:table-cell table:style-name="ce45" table:formula="of:=RIGHT([.A597];LEN([.A5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597]" office:value-type="float" office:value="34">
            <text:p>34</text:p>
          </table:table-cell>
          <table:table-cell table:style-name="ce45" table:formula="of:=RIGHT([.A598];LEN([.A598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598]" office:value-type="float" office:value="34">
            <text:p>34</text:p>
          </table:table-cell>
          <table:table-cell table:style-name="ce45" table:formula="of:=RIGHT([.A599];LEN([.A599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9, 0x00, // <text:s text:c="4"/># <text:s/># <text:s text:c="2"/></text:p>
          </table:table-cell>
          <table:table-cell table:formula="of:=[.B599]" office:value-type="float" office:value="34">
            <text:p>34</text:p>
          </table:table-cell>
          <table:table-cell table:style-name="ce45" table:formula="of:=RIGHT([.A600];LEN([.A600])-1)" office:value-type="string" office:string-value="0x09, 0x00, //     #  #   ">
            <text:p>0x09, 0x00, // <text:s text:c="4"/># <text:s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600]" office:value-type="float" office:value="34">
            <text:p>34</text:p>
          </table:table-cell>
          <table:table-cell table:style-name="ce45" table:formula="of:=RIGHT([.A601];LEN([.A601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601]" office:value-type="float" office:value="34">
            <text:p>34</text:p>
          </table:table-cell>
          <table:table-cell table:style-name="ce45" table:formula="of:=RIGHT([.A602];LEN([.A602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602]" office:value-type="float" office:value="34">
            <text:p>34</text:p>
          </table:table-cell>
          <table:table-cell table:style-name="ce45" table:formula="of:=RIGHT([.A603];LEN([.A603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03]" office:value-type="float" office:value="34">
            <text:p>34</text:p>
          </table:table-cell>
          <table:table-cell table:style-name="ce45" table:formula="of:=RIGHT([.A604];LEN([.A604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04]" office:value-type="float" office:value="34">
            <text:p>34</text:p>
          </table:table-cell>
          <table:table-cell table:style-name="ce45" table:formula="of:=RIGHT([.A605];LEN([.A605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79, 0xE0, // <text:s/>#### <text:s/>####</text:p>
          </table:table-cell>
          <table:table-cell table:formula="of:=[.B605]" office:value-type="float" office:value="34">
            <text:p>34</text:p>
          </table:table-cell>
          <table:table-cell table:style-name="ce45" table:formula="of:=RIGHT([.A606];LEN([.A606])-1)" office:value-type="string" office:string-value="0x79, 0xE0, //  ####  ####">
            <text:p>0x79, 0xE0, // <text:s/>#### <text:s/>####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06]" office:value-type="float" office:value="34">
            <text:p>34</text:p>
          </table:table-cell>
          <table:table-cell table:style-name="ce45" table:formula="of:=RIGHT([.A607];LEN([.A6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07]" office:value-type="float" office:value="34">
            <text:p>34</text:p>
          </table:table-cell>
          <table:table-cell table:style-name="ce45" table:formula="of:=RIGHT([.A608];LEN([.A60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08]" office:value-type="float" office:value="34">
            <text:p>34</text:p>
          </table:table-cell>
          <table:table-cell table:style-name="ce45" table:formula="of:=RIGHT([.A609];LEN([.A6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09]" office:value-type="float" office:value="34">
            <text:p>34</text:p>
          </table:table-cell>
          <table:table-cell table:style-name="ce45" table:formula="of:=RIGHT([.A610];LEN([.A6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10]" office:value-type="float" office:value="34">
            <text:p>34</text:p>
          </table:table-cell>
          <table:table-cell table:style-name="ce45" table:formula="of:=RIGHT([.A611];LEN([.A6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611]" office:value-type="float" office:value="34">
            <text:p>34</text:p>
          </table:table-cell>
          <table:table-cell table:style-name="ce45" table:formula="of:=RIGHT([.A612];LEN([.A61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088 'B' (8 pixels wide)</text:p>
          </table:table-cell>
          <table:table-cell table:formula="of:=[.B595]+1" office:value-type="float" office:value="35">
            <text:p>35</text:p>
          </table:table-cell>
          <table:table-cell table:style-name="ce45" table:formula="of:=&quot;//ASCII &quot;&amp;(31+[.B613])&amp;&quot; '&quot;&amp;CHAR(31+[.B613])&amp;&quot;' (8 pixels wide)&quot;" office:value-type="string" office:string-value="//ASCII 66 'B' (8 pixels wide)">
            <text:p>//ASCII 66 'B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13]" office:value-type="float" office:value="35">
            <text:p>35</text:p>
          </table:table-cell>
          <table:table-cell table:style-name="ce45" table:formula="of:=RIGHT([.A614];LEN([.A61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14]" office:value-type="float" office:value="35">
            <text:p>35</text:p>
          </table:table-cell>
          <table:table-cell table:style-name="ce45" table:formula="of:=RIGHT([.A615];LEN([.A61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615]" office:value-type="float" office:value="35">
            <text:p>35</text:p>
          </table:table-cell>
          <table:table-cell table:style-name="ce45" table:formula="of:=RIGHT([.A616];LEN([.A616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16]" office:value-type="float" office:value="35">
            <text:p>35</text:p>
          </table:table-cell>
          <table:table-cell table:style-name="ce45" table:formula="of:=RIGHT([.A617];LEN([.A61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17]" office:value-type="float" office:value="35">
            <text:p>35</text:p>
          </table:table-cell>
          <table:table-cell table:style-name="ce45" table:formula="of:=RIGHT([.A618];LEN([.A618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18]" office:value-type="float" office:value="35">
            <text:p>35</text:p>
          </table:table-cell>
          <table:table-cell table:style-name="ce45" table:formula="of:=RIGHT([.A619];LEN([.A61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619]" office:value-type="float" office:value="35">
            <text:p>35</text:p>
          </table:table-cell>
          <table:table-cell table:style-name="ce45" table:formula="of:=RIGHT([.A620];LEN([.A620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20]" office:value-type="float" office:value="35">
            <text:p>35</text:p>
          </table:table-cell>
          <table:table-cell table:style-name="ce45" table:formula="of:=RIGHT([.A621];LEN([.A62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21]" office:value-type="float" office:value="35">
            <text:p>35</text:p>
          </table:table-cell>
          <table:table-cell table:style-name="ce45" table:formula="of:=RIGHT([.A622];LEN([.A622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22]" office:value-type="float" office:value="35">
            <text:p>35</text:p>
          </table:table-cell>
          <table:table-cell table:style-name="ce45" table:formula="of:=RIGHT([.A623];LEN([.A62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623]" office:value-type="float" office:value="35">
            <text:p>35</text:p>
          </table:table-cell>
          <table:table-cell table:style-name="ce45" table:formula="of:=RIGHT([.A624];LEN([.A624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24]" office:value-type="float" office:value="35">
            <text:p>35</text:p>
          </table:table-cell>
          <table:table-cell table:style-name="ce45" table:formula="of:=RIGHT([.A625];LEN([.A6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25]" office:value-type="float" office:value="35">
            <text:p>35</text:p>
          </table:table-cell>
          <table:table-cell table:style-name="ce45" table:formula="of:=RIGHT([.A626];LEN([.A6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26]" office:value-type="float" office:value="35">
            <text:p>35</text:p>
          </table:table-cell>
          <table:table-cell table:style-name="ce45" table:formula="of:=RIGHT([.A627];LEN([.A6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27]" office:value-type="float" office:value="35">
            <text:p>35</text:p>
          </table:table-cell>
          <table:table-cell table:style-name="ce45" table:formula="of:=RIGHT([.A628];LEN([.A6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28]" office:value-type="float" office:value="35">
            <text:p>35</text:p>
          </table:table-cell>
          <table:table-cell table:style-name="ce45" table:formula="of:=RIGHT([.A629];LEN([.A62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629]" office:value-type="float" office:value="35">
            <text:p>35</text:p>
          </table:table-cell>
          <table:table-cell table:style-name="ce45" table:formula="of:=RIGHT([.A630];LEN([.A63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120 'C' (8 pixels wide)</text:p>
          </table:table-cell>
          <table:table-cell table:formula="of:=[.B613]+1" office:value-type="float" office:value="36">
            <text:p>36</text:p>
          </table:table-cell>
          <table:table-cell table:style-name="ce45" table:formula="of:=&quot;//ASCII &quot;&amp;(31+[.B631])&amp;&quot; '&quot;&amp;CHAR(31+[.B631])&amp;&quot;' (8 pixels wide)&quot;" office:value-type="string" office:string-value="//ASCII 67 'C' (8 pixels wide)">
            <text:p>//ASCII 67 'C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31]" office:value-type="float" office:value="36">
            <text:p>36</text:p>
          </table:table-cell>
          <table:table-cell table:style-name="ce45" table:formula="of:=RIGHT([.A632];LEN([.A63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32]" office:value-type="float" office:value="36">
            <text:p>36</text:p>
          </table:table-cell>
          <table:table-cell table:style-name="ce45" table:formula="of:=RIGHT([.A633];LEN([.A6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40, // <text:s text:c="3"/>##### # </text:p>
          </table:table-cell>
          <table:table-cell table:formula="of:=[.B633]" office:value-type="float" office:value="36">
            <text:p>36</text:p>
          </table:table-cell>
          <table:table-cell table:style-name="ce45" table:formula="of:=RIGHT([.A634];LEN([.A634])-1)" office:value-type="string" office:string-value="0x1F, 0x40, //    ##### # ">
            <text:p>0x1F, 0x40, // <text:s text:c="3"/>##### 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34]" office:value-type="float" office:value="36">
            <text:p>36</text:p>
          </table:table-cell>
          <table:table-cell table:style-name="ce45" table:formula="of:=RIGHT([.A635];LEN([.A635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40, // <text:s/>## <text:s text:c="5"/># </text:p>
          </table:table-cell>
          <table:table-cell table:formula="of:=[.B635]" office:value-type="float" office:value="36">
            <text:p>36</text:p>
          </table:table-cell>
          <table:table-cell table:style-name="ce45" table:formula="of:=RIGHT([.A636];LEN([.A636])-1)" office:value-type="string" office:string-value="0x60, 0x40, //  ##      # ">
            <text:p>0x60, 0x40, // <text:s/>## <text:s text:c="5"/># 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636]" office:value-type="float" office:value="36">
            <text:p>36</text:p>
          </table:table-cell>
          <table:table-cell table:style-name="ce45" table:formula="of:=RIGHT([.A637];LEN([.A637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637]" office:value-type="float" office:value="36">
            <text:p>36</text:p>
          </table:table-cell>
          <table:table-cell table:style-name="ce45" table:formula="of:=RIGHT([.A638];LEN([.A638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638]" office:value-type="float" office:value="36">
            <text:p>36</text:p>
          </table:table-cell>
          <table:table-cell table:style-name="ce45" table:formula="of:=RIGHT([.A639];LEN([.A639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60, 0x40, // <text:s/>## <text:s text:c="5"/># </text:p>
          </table:table-cell>
          <table:table-cell table:formula="of:=[.B639]" office:value-type="float" office:value="36">
            <text:p>36</text:p>
          </table:table-cell>
          <table:table-cell table:style-name="ce45" table:formula="of:=RIGHT([.A640];LEN([.A640])-1)" office:value-type="string" office:string-value="0x60, 0x40, //  ##      # ">
            <text:p>0x60, 0x40, // <text:s/>## <text:s text:c="5"/># </text:p>
          </table:table-cell>
          <table:table-cell table:number-columns-repeated="15"/>
        </table:table-row>
        <table:table-row table:style-name="ro5">
          <table:table-cell office:value-type="string">
            <text:p><text:s/>0x30, 0x80, // <text:s text:c="2"/>## <text:s text:c="3"/># <text:s/></text:p>
          </table:table-cell>
          <table:table-cell table:formula="of:=[.B640]" office:value-type="float" office:value="36">
            <text:p>36</text:p>
          </table:table-cell>
          <table:table-cell table:style-name="ce45" table:formula="of:=RIGHT([.A641];LEN([.A641])-1)" office:value-type="string" office:string-value="0x30, 0x80, //   ##    #  ">
            <text:p>0x30, 0x80, // <text:s text:c="2"/>## <text:s text:c="3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641]" office:value-type="float" office:value="36">
            <text:p>36</text:p>
          </table:table-cell>
          <table:table-cell table:style-name="ce45" table:formula="of:=RIGHT([.A642];LEN([.A642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42]" office:value-type="float" office:value="36">
            <text:p>36</text:p>
          </table:table-cell>
          <table:table-cell table:style-name="ce45" table:formula="of:=RIGHT([.A643];LEN([.A6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43]" office:value-type="float" office:value="36">
            <text:p>36</text:p>
          </table:table-cell>
          <table:table-cell table:style-name="ce45" table:formula="of:=RIGHT([.A644];LEN([.A6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44]" office:value-type="float" office:value="36">
            <text:p>36</text:p>
          </table:table-cell>
          <table:table-cell table:style-name="ce45" table:formula="of:=RIGHT([.A645];LEN([.A6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45]" office:value-type="float" office:value="36">
            <text:p>36</text:p>
          </table:table-cell>
          <table:table-cell table:style-name="ce45" table:formula="of:=RIGHT([.A646];LEN([.A6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46]" office:value-type="float" office:value="36">
            <text:p>36</text:p>
          </table:table-cell>
          <table:table-cell table:style-name="ce45" table:formula="of:=RIGHT([.A647];LEN([.A64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647]" office:value-type="float" office:value="36">
            <text:p>36</text:p>
          </table:table-cell>
          <table:table-cell table:style-name="ce45" table:formula="of:=RIGHT([.A648];LEN([.A64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152 'D' (8 pixels wide)</text:p>
          </table:table-cell>
          <table:table-cell table:formula="of:=[.B631]+1" office:value-type="float" office:value="37">
            <text:p>37</text:p>
          </table:table-cell>
          <table:table-cell table:style-name="ce45" table:formula="of:=&quot;//ASCII &quot;&amp;(31+[.B649])&amp;&quot; '&quot;&amp;CHAR(31+[.B649])&amp;&quot;' (8 pixels wide)&quot;" office:value-type="string" office:string-value="//ASCII 68 'D' (8 pixels wide)">
            <text:p>//ASCII 68 'D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49]" office:value-type="float" office:value="37">
            <text:p>37</text:p>
          </table:table-cell>
          <table:table-cell table:style-name="ce45" table:formula="of:=RIGHT([.A650];LEN([.A65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50]" office:value-type="float" office:value="37">
            <text:p>37</text:p>
          </table:table-cell>
          <table:table-cell table:style-name="ce45" table:formula="of:=RIGHT([.A651];LEN([.A65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651]" office:value-type="float" office:value="37">
            <text:p>37</text:p>
          </table:table-cell>
          <table:table-cell table:style-name="ce45" table:formula="of:=RIGHT([.A652];LEN([.A652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52]" office:value-type="float" office:value="37">
            <text:p>37</text:p>
          </table:table-cell>
          <table:table-cell table:style-name="ce45" table:formula="of:=RIGHT([.A653];LEN([.A65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53]" office:value-type="float" office:value="37">
            <text:p>37</text:p>
          </table:table-cell>
          <table:table-cell table:style-name="ce45" table:formula="of:=RIGHT([.A654];LEN([.A654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54]" office:value-type="float" office:value="37">
            <text:p>37</text:p>
          </table:table-cell>
          <table:table-cell table:style-name="ce45" table:formula="of:=RIGHT([.A655];LEN([.A655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55]" office:value-type="float" office:value="37">
            <text:p>37</text:p>
          </table:table-cell>
          <table:table-cell table:style-name="ce45" table:formula="of:=RIGHT([.A656];LEN([.A656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56]" office:value-type="float" office:value="37">
            <text:p>37</text:p>
          </table:table-cell>
          <table:table-cell table:style-name="ce45" table:formula="of:=RIGHT([.A657];LEN([.A657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657]" office:value-type="float" office:value="37">
            <text:p>37</text:p>
          </table:table-cell>
          <table:table-cell table:style-name="ce45" table:formula="of:=RIGHT([.A658];LEN([.A658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658]" office:value-type="float" office:value="37">
            <text:p>37</text:p>
          </table:table-cell>
          <table:table-cell table:style-name="ce45" table:formula="of:=RIGHT([.A659];LEN([.A65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659]" office:value-type="float" office:value="37">
            <text:p>37</text:p>
          </table:table-cell>
          <table:table-cell table:style-name="ce45" table:formula="of:=RIGHT([.A660];LEN([.A660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60]" office:value-type="float" office:value="37">
            <text:p>37</text:p>
          </table:table-cell>
          <table:table-cell table:style-name="ce45" table:formula="of:=RIGHT([.A661];LEN([.A6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61]" office:value-type="float" office:value="37">
            <text:p>37</text:p>
          </table:table-cell>
          <table:table-cell table:style-name="ce45" table:formula="of:=RIGHT([.A662];LEN([.A6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62]" office:value-type="float" office:value="37">
            <text:p>37</text:p>
          </table:table-cell>
          <table:table-cell table:style-name="ce45" table:formula="of:=RIGHT([.A663];LEN([.A66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63]" office:value-type="float" office:value="37">
            <text:p>37</text:p>
          </table:table-cell>
          <table:table-cell table:style-name="ce45" table:formula="of:=RIGHT([.A664];LEN([.A66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64]" office:value-type="float" office:value="37">
            <text:p>37</text:p>
          </table:table-cell>
          <table:table-cell table:style-name="ce45" table:formula="of:=RIGHT([.A665];LEN([.A66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665]" office:value-type="float" office:value="37">
            <text:p>37</text:p>
          </table:table-cell>
          <table:table-cell table:style-name="ce45" table:formula="of:=RIGHT([.A666];LEN([.A66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184 'E' (8 pixels wide)</text:p>
          </table:table-cell>
          <table:table-cell table:formula="of:=[.B649]+1" office:value-type="float" office:value="38">
            <text:p>38</text:p>
          </table:table-cell>
          <table:table-cell table:style-name="ce45" table:formula="of:=&quot;//ASCII &quot;&amp;(31+[.B667])&amp;&quot; '&quot;&amp;CHAR(31+[.B667])&amp;&quot;' (8 pixels wide)&quot;" office:value-type="string" office:string-value="//ASCII 69 'E' (8 pixels wide)">
            <text:p>//ASCII 69 'E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67]" office:value-type="float" office:value="38">
            <text:p>38</text:p>
          </table:table-cell>
          <table:table-cell table:style-name="ce45" table:formula="of:=RIGHT([.A668];LEN([.A66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68]" office:value-type="float" office:value="38">
            <text:p>38</text:p>
          </table:table-cell>
          <table:table-cell table:style-name="ce45" table:formula="of:=RIGHT([.A669];LEN([.A66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80, // <text:s/>######## <text:s/></text:p>
          </table:table-cell>
          <table:table-cell table:formula="of:=[.B669]" office:value-type="float" office:value="38">
            <text:p>38</text:p>
          </table:table-cell>
          <table:table-cell table:style-name="ce45" table:formula="of:=RIGHT([.A670];LEN([.A670])-1)" office:value-type="string" office:string-value="0x7F, 0x80, //  ########  ">
            <text:p>0x7F, 0x80, // <text:s/>#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80, // <text:s text:c="2"/>## <text:s text:c="3"/># <text:s/></text:p>
          </table:table-cell>
          <table:table-cell table:formula="of:=[.B670]" office:value-type="float" office:value="38">
            <text:p>38</text:p>
          </table:table-cell>
          <table:table-cell table:style-name="ce45" table:formula="of:=RIGHT([.A671];LEN([.A671])-1)" office:value-type="string" office:string-value="0x30, 0x80, //   ##    #  ">
            <text:p>0x30, 0x80, // <text:s text:c="2"/>## <text:s text:c="3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80, // <text:s text:c="2"/>## <text:s text:c="3"/># <text:s/></text:p>
          </table:table-cell>
          <table:table-cell table:formula="of:=[.B671]" office:value-type="float" office:value="38">
            <text:p>38</text:p>
          </table:table-cell>
          <table:table-cell table:style-name="ce45" table:formula="of:=RIGHT([.A672];LEN([.A672])-1)" office:value-type="string" office:string-value="0x30, 0x80, //   ##    #  ">
            <text:p>0x30, 0x80, // <text:s text:c="2"/>## <text:s text:c="3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2, 0x00, // <text:s text:c="2"/>## <text:s/># <text:s text:c="3"/></text:p>
          </table:table-cell>
          <table:table-cell table:formula="of:=[.B672]" office:value-type="float" office:value="38">
            <text:p>38</text:p>
          </table:table-cell>
          <table:table-cell table:style-name="ce45" table:formula="of:=RIGHT([.A673];LEN([.A673])-1)" office:value-type="string" office:string-value="0x32, 0x00, //   ##  #    ">
            <text:p>0x32, 0x00, // <text:s text:c="2"/>## <text:s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673]" office:value-type="float" office:value="38">
            <text:p>38</text:p>
          </table:table-cell>
          <table:table-cell table:style-name="ce45" table:formula="of:=RIGHT([.A674];LEN([.A674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2, 0x00, // <text:s text:c="2"/>## <text:s/># <text:s text:c="3"/></text:p>
          </table:table-cell>
          <table:table-cell table:formula="of:=[.B674]" office:value-type="float" office:value="38">
            <text:p>38</text:p>
          </table:table-cell>
          <table:table-cell table:style-name="ce45" table:formula="of:=RIGHT([.A675];LEN([.A675])-1)" office:value-type="string" office:string-value="0x32, 0x00, //   ##  #    ">
            <text:p>0x32, 0x00, // <text:s text:c="2"/>## <text:s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0, 0x80, // <text:s text:c="2"/>## <text:s text:c="3"/># <text:s/></text:p>
          </table:table-cell>
          <table:table-cell table:formula="of:=[.B675]" office:value-type="float" office:value="38">
            <text:p>38</text:p>
          </table:table-cell>
          <table:table-cell table:style-name="ce45" table:formula="of:=RIGHT([.A676];LEN([.A676])-1)" office:value-type="string" office:string-value="0x30, 0x80, //   ##    #  ">
            <text:p>0x30, 0x80, // <text:s text:c="2"/>## <text:s text:c="3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80, // <text:s text:c="2"/>## <text:s text:c="3"/># <text:s/></text:p>
          </table:table-cell>
          <table:table-cell table:formula="of:=[.B676]" office:value-type="float" office:value="38">
            <text:p>38</text:p>
          </table:table-cell>
          <table:table-cell table:style-name="ce45" table:formula="of:=RIGHT([.A677];LEN([.A677])-1)" office:value-type="string" office:string-value="0x30, 0x80, //   ##    #  ">
            <text:p>0x30, 0x80, // <text:s text:c="2"/>## <text:s text:c="3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F, 0x80, // <text:s/>######## <text:s/></text:p>
          </table:table-cell>
          <table:table-cell table:formula="of:=[.B677]" office:value-type="float" office:value="38">
            <text:p>38</text:p>
          </table:table-cell>
          <table:table-cell table:style-name="ce45" table:formula="of:=RIGHT([.A678];LEN([.A678])-1)" office:value-type="string" office:string-value="0x7F, 0x80, //  ########  ">
            <text:p>0x7F, 0x80, // <text:s/>#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78]" office:value-type="float" office:value="38">
            <text:p>38</text:p>
          </table:table-cell>
          <table:table-cell table:style-name="ce45" table:formula="of:=RIGHT([.A679];LEN([.A67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79]" office:value-type="float" office:value="38">
            <text:p>38</text:p>
          </table:table-cell>
          <table:table-cell table:style-name="ce45" table:formula="of:=RIGHT([.A680];LEN([.A68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80]" office:value-type="float" office:value="38">
            <text:p>38</text:p>
          </table:table-cell>
          <table:table-cell table:style-name="ce45" table:formula="of:=RIGHT([.A681];LEN([.A68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81]" office:value-type="float" office:value="38">
            <text:p>38</text:p>
          </table:table-cell>
          <table:table-cell table:style-name="ce45" table:formula="of:=RIGHT([.A682];LEN([.A68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82]" office:value-type="float" office:value="38">
            <text:p>38</text:p>
          </table:table-cell>
          <table:table-cell table:style-name="ce45" table:formula="of:=RIGHT([.A683];LEN([.A68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683]" office:value-type="float" office:value="38">
            <text:p>38</text:p>
          </table:table-cell>
          <table:table-cell table:style-name="ce45" table:formula="of:=RIGHT([.A684];LEN([.A68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216 'F' (8 pixels wide)</text:p>
          </table:table-cell>
          <table:table-cell table:formula="of:=[.B667]+1" office:value-type="float" office:value="39">
            <text:p>39</text:p>
          </table:table-cell>
          <table:table-cell table:style-name="ce45" table:formula="of:=&quot;//ASCII &quot;&amp;(31+[.B685])&amp;&quot; '&quot;&amp;CHAR(31+[.B685])&amp;&quot;' (8 pixels wide)&quot;" office:value-type="string" office:string-value="//ASCII 70 'F' (8 pixels wide)">
            <text:p>//ASCII 70 'F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85]" office:value-type="float" office:value="39">
            <text:p>39</text:p>
          </table:table-cell>
          <table:table-cell table:style-name="ce45" table:formula="of:=RIGHT([.A686];LEN([.A68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86]" office:value-type="float" office:value="39">
            <text:p>39</text:p>
          </table:table-cell>
          <table:table-cell table:style-name="ce45" table:formula="of:=RIGHT([.A687];LEN([.A68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C0, // <text:s/>######### </text:p>
          </table:table-cell>
          <table:table-cell table:formula="of:=[.B687]" office:value-type="float" office:value="39">
            <text:p>39</text:p>
          </table:table-cell>
          <table:table-cell table:style-name="ce45" table:formula="of:=RIGHT([.A688];LEN([.A688])-1)" office:value-type="string" office:string-value="0x7F, 0xC0, //  ######### ">
            <text:p>0x7F, 0xC0, // <text:s/>######### </text:p>
          </table:table-cell>
          <table:table-cell table:number-columns-repeated="15"/>
        </table:table-row>
        <table:table-row table:style-name="ro5">
          <table:table-cell office:value-type="string">
            <text:p><text:s/>0x30, 0x40, // <text:s text:c="2"/>## <text:s text:c="4"/># </text:p>
          </table:table-cell>
          <table:table-cell table:formula="of:=[.B688]" office:value-type="float" office:value="39">
            <text:p>39</text:p>
          </table:table-cell>
          <table:table-cell table:style-name="ce45" table:formula="of:=RIGHT([.A689];LEN([.A689])-1)" office:value-type="string" office:string-value="0x30, 0x40, //   ##     # ">
            <text:p>0x30, 0x40, // <text:s text:c="2"/>## <text:s text:c="4"/># </text:p>
          </table:table-cell>
          <table:table-cell table:number-columns-repeated="15"/>
        </table:table-row>
        <table:table-row table:style-name="ro5">
          <table:table-cell office:value-type="string">
            <text:p><text:s/>0x30, 0x40, // <text:s text:c="2"/>## <text:s text:c="4"/># </text:p>
          </table:table-cell>
          <table:table-cell table:formula="of:=[.B689]" office:value-type="float" office:value="39">
            <text:p>39</text:p>
          </table:table-cell>
          <table:table-cell table:style-name="ce45" table:formula="of:=RIGHT([.A690];LEN([.A690])-1)" office:value-type="string" office:string-value="0x30, 0x40, //   ##     # ">
            <text:p>0x30, 0x40, // <text:s text:c="2"/>## <text:s text:c="4"/># </text:p>
          </table:table-cell>
          <table:table-cell table:number-columns-repeated="15"/>
        </table:table-row>
        <table:table-row table:style-name="ro5">
          <table:table-cell office:value-type="string">
            <text:p><text:s/>0x32, 0x00, // <text:s text:c="2"/>## <text:s/># <text:s text:c="3"/></text:p>
          </table:table-cell>
          <table:table-cell table:formula="of:=[.B690]" office:value-type="float" office:value="39">
            <text:p>39</text:p>
          </table:table-cell>
          <table:table-cell table:style-name="ce45" table:formula="of:=RIGHT([.A691];LEN([.A691])-1)" office:value-type="string" office:string-value="0x32, 0x00, //   ##  #    ">
            <text:p>0x32, 0x00, // <text:s text:c="2"/>## <text:s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691]" office:value-type="float" office:value="39">
            <text:p>39</text:p>
          </table:table-cell>
          <table:table-cell table:style-name="ce45" table:formula="of:=RIGHT([.A692];LEN([.A692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2, 0x00, // <text:s text:c="2"/>## <text:s/># <text:s text:c="3"/></text:p>
          </table:table-cell>
          <table:table-cell table:formula="of:=[.B692]" office:value-type="float" office:value="39">
            <text:p>39</text:p>
          </table:table-cell>
          <table:table-cell table:style-name="ce45" table:formula="of:=RIGHT([.A693];LEN([.A693])-1)" office:value-type="string" office:string-value="0x32, 0x00, //   ##  #    ">
            <text:p>0x32, 0x00, // <text:s text:c="2"/>## <text:s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693]" office:value-type="float" office:value="39">
            <text:p>39</text:p>
          </table:table-cell>
          <table:table-cell table:style-name="ce45" table:formula="of:=RIGHT([.A694];LEN([.A694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694]" office:value-type="float" office:value="39">
            <text:p>39</text:p>
          </table:table-cell>
          <table:table-cell table:style-name="ce45" table:formula="of:=RIGHT([.A695];LEN([.A695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7C, 0x00, // <text:s/>##### <text:s text:c="4"/></text:p>
          </table:table-cell>
          <table:table-cell table:formula="of:=[.B695]" office:value-type="float" office:value="39">
            <text:p>39</text:p>
          </table:table-cell>
          <table:table-cell table:style-name="ce45" table:formula="of:=RIGHT([.A696];LEN([.A696])-1)" office:value-type="string" office:string-value="0x7C, 0x00, //  #####     ">
            <text:p>0x7C, 0x00, // <text:s/>##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96]" office:value-type="float" office:value="39">
            <text:p>39</text:p>
          </table:table-cell>
          <table:table-cell table:style-name="ce45" table:formula="of:=RIGHT([.A697];LEN([.A6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97]" office:value-type="float" office:value="39">
            <text:p>39</text:p>
          </table:table-cell>
          <table:table-cell table:style-name="ce45" table:formula="of:=RIGHT([.A698];LEN([.A69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98]" office:value-type="float" office:value="39">
            <text:p>39</text:p>
          </table:table-cell>
          <table:table-cell table:style-name="ce45" table:formula="of:=RIGHT([.A699];LEN([.A69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699]" office:value-type="float" office:value="39">
            <text:p>39</text:p>
          </table:table-cell>
          <table:table-cell table:style-name="ce45" table:formula="of:=RIGHT([.A700];LEN([.A70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00]" office:value-type="float" office:value="39">
            <text:p>39</text:p>
          </table:table-cell>
          <table:table-cell table:style-name="ce45" table:formula="of:=RIGHT([.A701];LEN([.A70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701]" office:value-type="float" office:value="39">
            <text:p>39</text:p>
          </table:table-cell>
          <table:table-cell table:style-name="ce45" table:formula="of:=RIGHT([.A702];LEN([.A70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248 'G' (8 pixels wide)</text:p>
          </table:table-cell>
          <table:table-cell table:formula="of:=[.B685]+1" office:value-type="float" office:value="40">
            <text:p>40</text:p>
          </table:table-cell>
          <table:table-cell table:style-name="ce45" table:formula="of:=&quot;//ASCII &quot;&amp;(31+[.B703])&amp;&quot; '&quot;&amp;CHAR(31+[.B703])&amp;&quot;' (8 pixels wide)&quot;" office:value-type="string" office:string-value="//ASCII 71 'G' (8 pixels wide)">
            <text:p>//ASCII 71 'G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03]" office:value-type="float" office:value="40">
            <text:p>40</text:p>
          </table:table-cell>
          <table:table-cell table:style-name="ce45" table:formula="of:=RIGHT([.A704];LEN([.A70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04]" office:value-type="float" office:value="40">
            <text:p>40</text:p>
          </table:table-cell>
          <table:table-cell table:style-name="ce45" table:formula="of:=RIGHT([.A705];LEN([.A7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E, 0x80, // <text:s text:c="3"/>#### # <text:s/></text:p>
          </table:table-cell>
          <table:table-cell table:formula="of:=[.B705]" office:value-type="float" office:value="40">
            <text:p>40</text:p>
          </table:table-cell>
          <table:table-cell table:style-name="ce45" table:formula="of:=RIGHT([.A706];LEN([.A706])-1)" office:value-type="string" office:string-value="0x1E, 0x80, //    #### #  ">
            <text:p>0x1E, 0x80, // <text:s text:c="3"/>#### 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06]" office:value-type="float" office:value="40">
            <text:p>40</text:p>
          </table:table-cell>
          <table:table-cell table:style-name="ce45" table:formula="of:=RIGHT([.A707];LEN([.A70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80, // <text:s/>## <text:s text:c="4"/># <text:s/></text:p>
          </table:table-cell>
          <table:table-cell table:formula="of:=[.B707]" office:value-type="float" office:value="40">
            <text:p>40</text:p>
          </table:table-cell>
          <table:table-cell table:style-name="ce45" table:formula="of:=RIGHT([.A708];LEN([.A708])-1)" office:value-type="string" office:string-value="0x60, 0x80, //  ##     #  ">
            <text:p>0x60, 0x80, // <text:s/>## <text:s text:c="4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708]" office:value-type="float" office:value="40">
            <text:p>40</text:p>
          </table:table-cell>
          <table:table-cell table:style-name="ce45" table:formula="of:=RIGHT([.A709];LEN([.A709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709]" office:value-type="float" office:value="40">
            <text:p>40</text:p>
          </table:table-cell>
          <table:table-cell table:style-name="ce45" table:formula="of:=RIGHT([.A710];LEN([.A710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67, 0xC0, // <text:s/>## <text:s/>##### </text:p>
          </table:table-cell>
          <table:table-cell table:formula="of:=[.B710]" office:value-type="float" office:value="40">
            <text:p>40</text:p>
          </table:table-cell>
          <table:table-cell table:style-name="ce45" table:formula="of:=RIGHT([.A711];LEN([.A711])-1)" office:value-type="string" office:string-value="0x67, 0xC0, //  ##  ##### ">
            <text:p>0x67, 0xC0, // <text:s/>## <text:s/>##### 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711]" office:value-type="float" office:value="40">
            <text:p>40</text:p>
          </table:table-cell>
          <table:table-cell table:style-name="ce45" table:formula="of:=RIGHT([.A712];LEN([.A712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12]" office:value-type="float" office:value="40">
            <text:p>40</text:p>
          </table:table-cell>
          <table:table-cell table:style-name="ce45" table:formula="of:=RIGHT([.A713];LEN([.A71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713]" office:value-type="float" office:value="40">
            <text:p>40</text:p>
          </table:table-cell>
          <table:table-cell table:style-name="ce45" table:formula="of:=RIGHT([.A714];LEN([.A714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14]" office:value-type="float" office:value="40">
            <text:p>40</text:p>
          </table:table-cell>
          <table:table-cell table:style-name="ce45" table:formula="of:=RIGHT([.A715];LEN([.A71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15]" office:value-type="float" office:value="40">
            <text:p>40</text:p>
          </table:table-cell>
          <table:table-cell table:style-name="ce45" table:formula="of:=RIGHT([.A716];LEN([.A71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16]" office:value-type="float" office:value="40">
            <text:p>40</text:p>
          </table:table-cell>
          <table:table-cell table:style-name="ce45" table:formula="of:=RIGHT([.A717];LEN([.A71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17]" office:value-type="float" office:value="40">
            <text:p>40</text:p>
          </table:table-cell>
          <table:table-cell table:style-name="ce45" table:formula="of:=RIGHT([.A718];LEN([.A71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18]" office:value-type="float" office:value="40">
            <text:p>40</text:p>
          </table:table-cell>
          <table:table-cell table:style-name="ce45" table:formula="of:=RIGHT([.A719];LEN([.A7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719]" office:value-type="float" office:value="40">
            <text:p>40</text:p>
          </table:table-cell>
          <table:table-cell table:style-name="ce45" table:formula="of:=RIGHT([.A720];LEN([.A72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280 'H' (8 pixels wide)</text:p>
          </table:table-cell>
          <table:table-cell table:formula="of:=[.B703]+1" office:value-type="float" office:value="41">
            <text:p>41</text:p>
          </table:table-cell>
          <table:table-cell table:style-name="ce45" table:formula="of:=&quot;//ASCII &quot;&amp;(31+[.B721])&amp;&quot; '&quot;&amp;CHAR(31+[.B721])&amp;&quot;' (8 pixels wide)&quot;" office:value-type="string" office:string-value="//ASCII 72 'H' (8 pixels wide)">
            <text:p>//ASCII 72 'H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21]" office:value-type="float" office:value="41">
            <text:p>41</text:p>
          </table:table-cell>
          <table:table-cell table:style-name="ce45" table:formula="of:=RIGHT([.A722];LEN([.A72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22]" office:value-type="float" office:value="41">
            <text:p>41</text:p>
          </table:table-cell>
          <table:table-cell table:style-name="ce45" table:formula="of:=RIGHT([.A723];LEN([.A7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723]" office:value-type="float" office:value="41">
            <text:p>41</text:p>
          </table:table-cell>
          <table:table-cell table:style-name="ce45" table:formula="of:=RIGHT([.A724];LEN([.A724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24]" office:value-type="float" office:value="41">
            <text:p>41</text:p>
          </table:table-cell>
          <table:table-cell table:style-name="ce45" table:formula="of:=RIGHT([.A725];LEN([.A72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25]" office:value-type="float" office:value="41">
            <text:p>41</text:p>
          </table:table-cell>
          <table:table-cell table:style-name="ce45" table:formula="of:=RIGHT([.A726];LEN([.A72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26]" office:value-type="float" office:value="41">
            <text:p>41</text:p>
          </table:table-cell>
          <table:table-cell table:style-name="ce45" table:formula="of:=RIGHT([.A727];LEN([.A72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727]" office:value-type="float" office:value="41">
            <text:p>41</text:p>
          </table:table-cell>
          <table:table-cell table:style-name="ce45" table:formula="of:=RIGHT([.A728];LEN([.A728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28]" office:value-type="float" office:value="41">
            <text:p>41</text:p>
          </table:table-cell>
          <table:table-cell table:style-name="ce45" table:formula="of:=RIGHT([.A729];LEN([.A72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29]" office:value-type="float" office:value="41">
            <text:p>41</text:p>
          </table:table-cell>
          <table:table-cell table:style-name="ce45" table:formula="of:=RIGHT([.A730];LEN([.A73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30]" office:value-type="float" office:value="41">
            <text:p>41</text:p>
          </table:table-cell>
          <table:table-cell table:style-name="ce45" table:formula="of:=RIGHT([.A731];LEN([.A73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731]" office:value-type="float" office:value="41">
            <text:p>41</text:p>
          </table:table-cell>
          <table:table-cell table:style-name="ce45" table:formula="of:=RIGHT([.A732];LEN([.A732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32]" office:value-type="float" office:value="41">
            <text:p>41</text:p>
          </table:table-cell>
          <table:table-cell table:style-name="ce45" table:formula="of:=RIGHT([.A733];LEN([.A7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33]" office:value-type="float" office:value="41">
            <text:p>41</text:p>
          </table:table-cell>
          <table:table-cell table:style-name="ce45" table:formula="of:=RIGHT([.A734];LEN([.A73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34]" office:value-type="float" office:value="41">
            <text:p>41</text:p>
          </table:table-cell>
          <table:table-cell table:style-name="ce45" table:formula="of:=RIGHT([.A735];LEN([.A73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35]" office:value-type="float" office:value="41">
            <text:p>41</text:p>
          </table:table-cell>
          <table:table-cell table:style-name="ce45" table:formula="of:=RIGHT([.A736];LEN([.A73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36]" office:value-type="float" office:value="41">
            <text:p>41</text:p>
          </table:table-cell>
          <table:table-cell table:style-name="ce45" table:formula="of:=RIGHT([.A737];LEN([.A7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737]" office:value-type="float" office:value="41">
            <text:p>41</text:p>
          </table:table-cell>
          <table:table-cell table:style-name="ce45" table:formula="of:=RIGHT([.A738];LEN([.A73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312 'I' (8 pixels wide)</text:p>
          </table:table-cell>
          <table:table-cell table:formula="of:=[.B721]+1" office:value-type="float" office:value="42">
            <text:p>42</text:p>
          </table:table-cell>
          <table:table-cell table:style-name="ce45" table:formula="of:=&quot;//ASCII &quot;&amp;(31+[.B739])&amp;&quot; '&quot;&amp;CHAR(31+[.B739])&amp;&quot;' (8 pixels wide)&quot;" office:value-type="string" office:string-value="//ASCII 73 'I' (8 pixels wide)">
            <text:p>//ASCII 73 'I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39]" office:value-type="float" office:value="42">
            <text:p>42</text:p>
          </table:table-cell>
          <table:table-cell table:style-name="ce45" table:formula="of:=RIGHT([.A740];LEN([.A7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40]" office:value-type="float" office:value="42">
            <text:p>42</text:p>
          </table:table-cell>
          <table:table-cell table:style-name="ce45" table:formula="of:=RIGHT([.A741];LEN([.A7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741]" office:value-type="float" office:value="42">
            <text:p>42</text:p>
          </table:table-cell>
          <table:table-cell table:style-name="ce45" table:formula="of:=RIGHT([.A742];LEN([.A742])-1)" office:value-type="string" office:string-value="0x3F, 0xC0, //   ######## ">
            <text:p>0x3F, 0xC0, // <text:s text:c="2"/>######## 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742]" office:value-type="float" office:value="42">
            <text:p>42</text:p>
          </table:table-cell>
          <table:table-cell table:style-name="ce45" table:formula="of:=RIGHT([.A743];LEN([.A74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743]" office:value-type="float" office:value="42">
            <text:p>42</text:p>
          </table:table-cell>
          <table:table-cell table:style-name="ce45" table:formula="of:=RIGHT([.A744];LEN([.A74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744]" office:value-type="float" office:value="42">
            <text:p>42</text:p>
          </table:table-cell>
          <table:table-cell table:style-name="ce45" table:formula="of:=RIGHT([.A745];LEN([.A74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745]" office:value-type="float" office:value="42">
            <text:p>42</text:p>
          </table:table-cell>
          <table:table-cell table:style-name="ce45" table:formula="of:=RIGHT([.A746];LEN([.A74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746]" office:value-type="float" office:value="42">
            <text:p>42</text:p>
          </table:table-cell>
          <table:table-cell table:style-name="ce45" table:formula="of:=RIGHT([.A747];LEN([.A74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747]" office:value-type="float" office:value="42">
            <text:p>42</text:p>
          </table:table-cell>
          <table:table-cell table:style-name="ce45" table:formula="of:=RIGHT([.A748];LEN([.A74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748]" office:value-type="float" office:value="42">
            <text:p>42</text:p>
          </table:table-cell>
          <table:table-cell table:style-name="ce45" table:formula="of:=RIGHT([.A749];LEN([.A74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749]" office:value-type="float" office:value="42">
            <text:p>42</text:p>
          </table:table-cell>
          <table:table-cell table:style-name="ce45" table:formula="of:=RIGHT([.A750];LEN([.A750])-1)" office:value-type="string" office:string-value="0x3F, 0xC0, //   ######## ">
            <text:p>0x3F, 0xC0, // <text:s text:c="2"/>###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50]" office:value-type="float" office:value="42">
            <text:p>42</text:p>
          </table:table-cell>
          <table:table-cell table:style-name="ce45" table:formula="of:=RIGHT([.A751];LEN([.A75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51]" office:value-type="float" office:value="42">
            <text:p>42</text:p>
          </table:table-cell>
          <table:table-cell table:style-name="ce45" table:formula="of:=RIGHT([.A752];LEN([.A75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52]" office:value-type="float" office:value="42">
            <text:p>42</text:p>
          </table:table-cell>
          <table:table-cell table:style-name="ce45" table:formula="of:=RIGHT([.A753];LEN([.A75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53]" office:value-type="float" office:value="42">
            <text:p>42</text:p>
          </table:table-cell>
          <table:table-cell table:style-name="ce45" table:formula="of:=RIGHT([.A754];LEN([.A75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54]" office:value-type="float" office:value="42">
            <text:p>42</text:p>
          </table:table-cell>
          <table:table-cell table:style-name="ce45" table:formula="of:=RIGHT([.A755];LEN([.A75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755]" office:value-type="float" office:value="42">
            <text:p>42</text:p>
          </table:table-cell>
          <table:table-cell table:style-name="ce45" table:formula="of:=RIGHT([.A756];LEN([.A75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344 'J' (8 pixels wide)</text:p>
          </table:table-cell>
          <table:table-cell table:formula="of:=[.B739]+1" office:value-type="float" office:value="43">
            <text:p>43</text:p>
          </table:table-cell>
          <table:table-cell table:style-name="ce45" table:formula="of:=&quot;//ASCII &quot;&amp;(31+[.B757])&amp;&quot; '&quot;&amp;CHAR(31+[.B757])&amp;&quot;' (8 pixels wide)&quot;" office:value-type="string" office:string-value="//ASCII 74 'J' (8 pixels wide)">
            <text:p>//ASCII 74 'J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57]" office:value-type="float" office:value="43">
            <text:p>43</text:p>
          </table:table-cell>
          <table:table-cell table:style-name="ce45" table:formula="of:=RIGHT([.A758];LEN([.A75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58]" office:value-type="float" office:value="43">
            <text:p>43</text:p>
          </table:table-cell>
          <table:table-cell table:style-name="ce45" table:formula="of:=RIGHT([.A759];LEN([.A7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C0, // <text:s text:c="3"/>####### </text:p>
          </table:table-cell>
          <table:table-cell table:formula="of:=[.B759]" office:value-type="float" office:value="43">
            <text:p>43</text:p>
          </table:table-cell>
          <table:table-cell table:style-name="ce45" table:formula="of:=RIGHT([.A760];LEN([.A760])-1)" office:value-type="string" office:string-value="0x1F, 0xC0, //    ####### ">
            <text:p>0x1F, 0xC0, // <text:s text:c="3"/>####### 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760]" office:value-type="float" office:value="43">
            <text:p>43</text:p>
          </table:table-cell>
          <table:table-cell table:style-name="ce45" table:formula="of:=RIGHT([.A761];LEN([.A761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761]" office:value-type="float" office:value="43">
            <text:p>43</text:p>
          </table:table-cell>
          <table:table-cell table:style-name="ce45" table:formula="of:=RIGHT([.A762];LEN([.A762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762]" office:value-type="float" office:value="43">
            <text:p>43</text:p>
          </table:table-cell>
          <table:table-cell table:style-name="ce45" table:formula="of:=RIGHT([.A763];LEN([.A763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763]" office:value-type="float" office:value="43">
            <text:p>43</text:p>
          </table:table-cell>
          <table:table-cell table:style-name="ce45" table:formula="of:=RIGHT([.A764];LEN([.A764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63, 0x00, // <text:s/>## <text:s text:c="2"/>## <text:s text:c="2"/></text:p>
          </table:table-cell>
          <table:table-cell table:formula="of:=[.B764]" office:value-type="float" office:value="43">
            <text:p>43</text:p>
          </table:table-cell>
          <table:table-cell table:style-name="ce45" table:formula="of:=RIGHT([.A765];LEN([.A765])-1)" office:value-type="string" office:string-value="0x63, 0x00, //  ##   ##   ">
            <text:p>0x63, 0x00, // <text:s/>## <text:s text:c="2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63, 0x00, // <text:s/>## <text:s text:c="2"/>## <text:s text:c="2"/></text:p>
          </table:table-cell>
          <table:table-cell table:formula="of:=[.B765]" office:value-type="float" office:value="43">
            <text:p>43</text:p>
          </table:table-cell>
          <table:table-cell table:style-name="ce45" table:formula="of:=RIGHT([.A766];LEN([.A766])-1)" office:value-type="string" office:string-value="0x63, 0x00, //  ##   ##   ">
            <text:p>0x63, 0x00, // <text:s/>## <text:s text:c="2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63, 0x00, // <text:s/>## <text:s text:c="2"/>## <text:s text:c="2"/></text:p>
          </table:table-cell>
          <table:table-cell table:formula="of:=[.B766]" office:value-type="float" office:value="43">
            <text:p>43</text:p>
          </table:table-cell>
          <table:table-cell table:style-name="ce45" table:formula="of:=RIGHT([.A767];LEN([.A767])-1)" office:value-type="string" office:string-value="0x63, 0x00, //  ##   ##   ">
            <text:p>0x63, 0x00, // <text:s/>## <text:s text:c="2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767]" office:value-type="float" office:value="43">
            <text:p>43</text:p>
          </table:table-cell>
          <table:table-cell table:style-name="ce45" table:formula="of:=RIGHT([.A768];LEN([.A768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68]" office:value-type="float" office:value="43">
            <text:p>43</text:p>
          </table:table-cell>
          <table:table-cell table:style-name="ce45" table:formula="of:=RIGHT([.A769];LEN([.A76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69]" office:value-type="float" office:value="43">
            <text:p>43</text:p>
          </table:table-cell>
          <table:table-cell table:style-name="ce45" table:formula="of:=RIGHT([.A770];LEN([.A77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70]" office:value-type="float" office:value="43">
            <text:p>43</text:p>
          </table:table-cell>
          <table:table-cell table:style-name="ce45" table:formula="of:=RIGHT([.A771];LEN([.A77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71]" office:value-type="float" office:value="43">
            <text:p>43</text:p>
          </table:table-cell>
          <table:table-cell table:style-name="ce45" table:formula="of:=RIGHT([.A772];LEN([.A77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72]" office:value-type="float" office:value="43">
            <text:p>43</text:p>
          </table:table-cell>
          <table:table-cell table:style-name="ce45" table:formula="of:=RIGHT([.A773];LEN([.A77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773]" office:value-type="float" office:value="43">
            <text:p>43</text:p>
          </table:table-cell>
          <table:table-cell table:style-name="ce45" table:formula="of:=RIGHT([.A774];LEN([.A77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376 'K' (8 pixels wide)</text:p>
          </table:table-cell>
          <table:table-cell table:formula="of:=[.B757]+1" office:value-type="float" office:value="44">
            <text:p>44</text:p>
          </table:table-cell>
          <table:table-cell table:style-name="ce45" table:formula="of:=&quot;//ASCII &quot;&amp;(31+[.B775])&amp;&quot; '&quot;&amp;CHAR(31+[.B775])&amp;&quot;' (8 pixels wide)&quot;" office:value-type="string" office:string-value="//ASCII 75 'K' (8 pixels wide)">
            <text:p>//ASCII 75 'K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75]" office:value-type="float" office:value="44">
            <text:p>44</text:p>
          </table:table-cell>
          <table:table-cell table:style-name="ce45" table:formula="of:=RIGHT([.A776];LEN([.A77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76]" office:value-type="float" office:value="44">
            <text:p>44</text:p>
          </table:table-cell>
          <table:table-cell table:style-name="ce45" table:formula="of:=RIGHT([.A777];LEN([.A77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777]" office:value-type="float" office:value="44">
            <text:p>44</text:p>
          </table:table-cell>
          <table:table-cell table:style-name="ce45" table:formula="of:=RIGHT([.A778];LEN([.A778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78]" office:value-type="float" office:value="44">
            <text:p>44</text:p>
          </table:table-cell>
          <table:table-cell table:style-name="ce45" table:formula="of:=RIGHT([.A779];LEN([.A77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00, // <text:s text:c="2"/>## <text:s/>## <text:s text:c="2"/></text:p>
          </table:table-cell>
          <table:table-cell table:formula="of:=[.B779]" office:value-type="float" office:value="44">
            <text:p>44</text:p>
          </table:table-cell>
          <table:table-cell table:style-name="ce45" table:formula="of:=RIGHT([.A780];LEN([.A780])-1)" office:value-type="string" office:string-value="0x33, 0x00, //   ##  ##   ">
            <text:p>0x33, 0x00, // <text:s text:c="2"/>#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6, 0x00, // <text:s text:c="2"/>## ## <text:s text:c="3"/></text:p>
          </table:table-cell>
          <table:table-cell table:formula="of:=[.B780]" office:value-type="float" office:value="44">
            <text:p>44</text:p>
          </table:table-cell>
          <table:table-cell table:style-name="ce45" table:formula="of:=RIGHT([.A781];LEN([.A781])-1)" office:value-type="string" office:string-value="0x36, 0x00, //   ## ##    ">
            <text:p>0x36, 0x00, // <text:s text:c="2"/>## 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C, 0x00, // <text:s text:c="2"/>#### <text:s text:c="4"/></text:p>
          </table:table-cell>
          <table:table-cell table:formula="of:=[.B781]" office:value-type="float" office:value="44">
            <text:p>44</text:p>
          </table:table-cell>
          <table:table-cell table:style-name="ce45" table:formula="of:=RIGHT([.A782];LEN([.A782])-1)" office:value-type="string" office:string-value="0x3C, 0x00, //   ####     ">
            <text:p>0x3C, 0x00, // <text:s text:c="2"/>#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782]" office:value-type="float" office:value="44">
            <text:p>44</text:p>
          </table:table-cell>
          <table:table-cell table:style-name="ce45" table:formula="of:=RIGHT([.A783];LEN([.A783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3, 0x00, // <text:s text:c="2"/>## <text:s/>## <text:s text:c="2"/></text:p>
          </table:table-cell>
          <table:table-cell table:formula="of:=[.B783]" office:value-type="float" office:value="44">
            <text:p>44</text:p>
          </table:table-cell>
          <table:table-cell table:style-name="ce45" table:formula="of:=RIGHT([.A784];LEN([.A784])-1)" office:value-type="string" office:string-value="0x33, 0x00, //   ##  ##   ">
            <text:p>0x33, 0x00, // <text:s text:c="2"/>#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784]" office:value-type="float" office:value="44">
            <text:p>44</text:p>
          </table:table-cell>
          <table:table-cell table:style-name="ce45" table:formula="of:=RIGHT([.A785];LEN([.A78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9, 0xC0, // <text:s/>#### <text:s/>### </text:p>
          </table:table-cell>
          <table:table-cell table:formula="of:=[.B785]" office:value-type="float" office:value="44">
            <text:p>44</text:p>
          </table:table-cell>
          <table:table-cell table:style-name="ce45" table:formula="of:=RIGHT([.A786];LEN([.A786])-1)" office:value-type="string" office:string-value="0x79, 0xC0, //  ####  ### ">
            <text:p>0x79, 0xC0, // <text:s/>#### <text:s/>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86]" office:value-type="float" office:value="44">
            <text:p>44</text:p>
          </table:table-cell>
          <table:table-cell table:style-name="ce45" table:formula="of:=RIGHT([.A787];LEN([.A78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87]" office:value-type="float" office:value="44">
            <text:p>44</text:p>
          </table:table-cell>
          <table:table-cell table:style-name="ce45" table:formula="of:=RIGHT([.A788];LEN([.A78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88]" office:value-type="float" office:value="44">
            <text:p>44</text:p>
          </table:table-cell>
          <table:table-cell table:style-name="ce45" table:formula="of:=RIGHT([.A789];LEN([.A7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89]" office:value-type="float" office:value="44">
            <text:p>44</text:p>
          </table:table-cell>
          <table:table-cell table:style-name="ce45" table:formula="of:=RIGHT([.A790];LEN([.A7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90]" office:value-type="float" office:value="44">
            <text:p>44</text:p>
          </table:table-cell>
          <table:table-cell table:style-name="ce45" table:formula="of:=RIGHT([.A791];LEN([.A7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791]" office:value-type="float" office:value="44">
            <text:p>44</text:p>
          </table:table-cell>
          <table:table-cell table:style-name="ce45" table:formula="of:=RIGHT([.A792];LEN([.A79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408 'L' (8 pixels wide)</text:p>
          </table:table-cell>
          <table:table-cell table:formula="of:=[.B775]+1" office:value-type="float" office:value="45">
            <text:p>45</text:p>
          </table:table-cell>
          <table:table-cell table:style-name="ce45" table:formula="of:=&quot;//ASCII &quot;&amp;(31+[.B793])&amp;&quot; '&quot;&amp;CHAR(31+[.B793])&amp;&quot;' (8 pixels wide)&quot;" office:value-type="string" office:string-value="//ASCII 76 'L' (8 pixels wide)">
            <text:p>//ASCII 76 'L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93]" office:value-type="float" office:value="45">
            <text:p>45</text:p>
          </table:table-cell>
          <table:table-cell table:style-name="ce45" table:formula="of:=RIGHT([.A794];LEN([.A79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794]" office:value-type="float" office:value="45">
            <text:p>45</text:p>
          </table:table-cell>
          <table:table-cell table:style-name="ce45" table:formula="of:=RIGHT([.A795];LEN([.A79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E, 0x00, // <text:s/>###### <text:s text:c="3"/></text:p>
          </table:table-cell>
          <table:table-cell table:formula="of:=[.B795]" office:value-type="float" office:value="45">
            <text:p>45</text:p>
          </table:table-cell>
          <table:table-cell table:style-name="ce45" table:formula="of:=RIGHT([.A796];LEN([.A796])-1)" office:value-type="string" office:string-value="0x7E, 0x00, //  ######    ">
            <text:p>0x7E, 0x00, // <text:s/>#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796]" office:value-type="float" office:value="45">
            <text:p>45</text:p>
          </table:table-cell>
          <table:table-cell table:style-name="ce45" table:formula="of:=RIGHT([.A797];LEN([.A797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797]" office:value-type="float" office:value="45">
            <text:p>45</text:p>
          </table:table-cell>
          <table:table-cell table:style-name="ce45" table:formula="of:=RIGHT([.A798];LEN([.A798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798]" office:value-type="float" office:value="45">
            <text:p>45</text:p>
          </table:table-cell>
          <table:table-cell table:style-name="ce45" table:formula="of:=RIGHT([.A799];LEN([.A799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799]" office:value-type="float" office:value="45">
            <text:p>45</text:p>
          </table:table-cell>
          <table:table-cell table:style-name="ce45" table:formula="of:=RIGHT([.A800];LEN([.A800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40, // <text:s text:c="3"/>## <text:s text:c="3"/># </text:p>
          </table:table-cell>
          <table:table-cell table:formula="of:=[.B800]" office:value-type="float" office:value="45">
            <text:p>45</text:p>
          </table:table-cell>
          <table:table-cell table:style-name="ce45" table:formula="of:=RIGHT([.A801];LEN([.A801])-1)" office:value-type="string" office:string-value="0x18, 0x40, //    ##    # ">
            <text:p>0x18, 0x40, // <text:s text:c="3"/>## <text:s text:c="3"/># </text:p>
          </table:table-cell>
          <table:table-cell table:number-columns-repeated="15"/>
        </table:table-row>
        <table:table-row table:style-name="ro5">
          <table:table-cell office:value-type="string">
            <text:p><text:s/>0x18, 0x40, // <text:s text:c="3"/>## <text:s text:c="3"/># </text:p>
          </table:table-cell>
          <table:table-cell table:formula="of:=[.B801]" office:value-type="float" office:value="45">
            <text:p>45</text:p>
          </table:table-cell>
          <table:table-cell table:style-name="ce45" table:formula="of:=RIGHT([.A802];LEN([.A802])-1)" office:value-type="string" office:string-value="0x18, 0x40, //    ##    # ">
            <text:p>0x18, 0x40, // <text:s text:c="3"/>## <text:s text:c="3"/># </text:p>
          </table:table-cell>
          <table:table-cell table:number-columns-repeated="15"/>
        </table:table-row>
        <table:table-row table:style-name="ro5">
          <table:table-cell office:value-type="string">
            <text:p><text:s/>0x18, 0x40, // <text:s text:c="3"/>## <text:s text:c="3"/># </text:p>
          </table:table-cell>
          <table:table-cell table:formula="of:=[.B802]" office:value-type="float" office:value="45">
            <text:p>45</text:p>
          </table:table-cell>
          <table:table-cell table:style-name="ce45" table:formula="of:=RIGHT([.A803];LEN([.A803])-1)" office:value-type="string" office:string-value="0x18, 0x40, //    ##    # ">
            <text:p>0x18, 0x40, // <text:s text:c="3"/>## <text:s text:c="3"/># </text:p>
          </table:table-cell>
          <table:table-cell table:number-columns-repeated="15"/>
        </table:table-row>
        <table:table-row table:style-name="ro5">
          <table:table-cell office:value-type="string">
            <text:p><text:s/>0x7F, 0xC0, // <text:s/>######### </text:p>
          </table:table-cell>
          <table:table-cell table:formula="of:=[.B803]" office:value-type="float" office:value="45">
            <text:p>45</text:p>
          </table:table-cell>
          <table:table-cell table:style-name="ce45" table:formula="of:=RIGHT([.A804];LEN([.A804])-1)" office:value-type="string" office:string-value="0x7F, 0xC0, //  ######### ">
            <text:p>0x7F, 0xC0, // <text:s/>####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04]" office:value-type="float" office:value="45">
            <text:p>45</text:p>
          </table:table-cell>
          <table:table-cell table:style-name="ce45" table:formula="of:=RIGHT([.A805];LEN([.A8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05]" office:value-type="float" office:value="45">
            <text:p>45</text:p>
          </table:table-cell>
          <table:table-cell table:style-name="ce45" table:formula="of:=RIGHT([.A806];LEN([.A80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06]" office:value-type="float" office:value="45">
            <text:p>45</text:p>
          </table:table-cell>
          <table:table-cell table:style-name="ce45" table:formula="of:=RIGHT([.A807];LEN([.A8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07]" office:value-type="float" office:value="45">
            <text:p>45</text:p>
          </table:table-cell>
          <table:table-cell table:style-name="ce45" table:formula="of:=RIGHT([.A808];LEN([.A80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08]" office:value-type="float" office:value="45">
            <text:p>45</text:p>
          </table:table-cell>
          <table:table-cell table:style-name="ce45" table:formula="of:=RIGHT([.A809];LEN([.A8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809]" office:value-type="float" office:value="45">
            <text:p>45</text:p>
          </table:table-cell>
          <table:table-cell table:style-name="ce45" table:formula="of:=RIGHT([.A810];LEN([.A81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440 'M' (8 pixels wide)</text:p>
          </table:table-cell>
          <table:table-cell table:formula="of:=[.B793]+1" office:value-type="float" office:value="46">
            <text:p>46</text:p>
          </table:table-cell>
          <table:table-cell table:style-name="ce45" table:formula="of:=&quot;//ASCII &quot;&amp;(31+[.B811])&amp;&quot; '&quot;&amp;CHAR(31+[.B811])&amp;&quot;' (8 pixels wide)&quot;" office:value-type="string" office:string-value="//ASCII 77 'M' (8 pixels wide)">
            <text:p>//ASCII 77 'M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11]" office:value-type="float" office:value="46">
            <text:p>46</text:p>
          </table:table-cell>
          <table:table-cell table:style-name="ce45" table:formula="of:=RIGHT([.A812];LEN([.A81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12]" office:value-type="float" office:value="46">
            <text:p>46</text:p>
          </table:table-cell>
          <table:table-cell table:style-name="ce45" table:formula="of:=RIGHT([.A813];LEN([.A81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E0, 0xE0, // ### <text:s text:c="4"/>###</text:p>
          </table:table-cell>
          <table:table-cell table:formula="of:=[.B813]" office:value-type="float" office:value="46">
            <text:p>46</text:p>
          </table:table-cell>
          <table:table-cell table:style-name="ce45" table:formula="of:=RIGHT([.A814];LEN([.A814])-1)" office:value-type="string" office:string-value="0xE0, 0xE0, // ###     ###">
            <text:p>0xE0, 0xE0, // ### <text:s text:c="4"/>###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14]" office:value-type="float" office:value="46">
            <text:p>46</text:p>
          </table:table-cell>
          <table:table-cell table:style-name="ce45" table:formula="of:=RIGHT([.A815];LEN([.A815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71, 0xC0, // <text:s/>### <text:s text:c="2"/>### </text:p>
          </table:table-cell>
          <table:table-cell table:formula="of:=[.B815]" office:value-type="float" office:value="46">
            <text:p>46</text:p>
          </table:table-cell>
          <table:table-cell table:style-name="ce45" table:formula="of:=RIGHT([.A816];LEN([.A816])-1)" office:value-type="string" office:string-value="0x71, 0xC0, //  ###   ### ">
            <text:p>0x71, 0xC0, // <text:s/>### <text:s text:c="2"/>### 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816]" office:value-type="float" office:value="46">
            <text:p>46</text:p>
          </table:table-cell>
          <table:table-cell table:style-name="ce45" table:formula="of:=RIGHT([.A817];LEN([.A817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6A, 0xC0, // <text:s/>## # # ## </text:p>
          </table:table-cell>
          <table:table-cell table:formula="of:=[.B817]" office:value-type="float" office:value="46">
            <text:p>46</text:p>
          </table:table-cell>
          <table:table-cell table:style-name="ce45" table:formula="of:=RIGHT([.A818];LEN([.A818])-1)" office:value-type="string" office:string-value="0x6A, 0xC0, //  ## # # ## ">
            <text:p>0x6A, 0xC0, // <text:s/>## # # ## </text:p>
          </table:table-cell>
          <table:table-cell table:number-columns-repeated="15"/>
        </table:table-row>
        <table:table-row table:style-name="ro5">
          <table:table-cell office:value-type="string">
            <text:p><text:s/>0x6E, 0xC0, // <text:s/>## ### ## </text:p>
          </table:table-cell>
          <table:table-cell table:formula="of:=[.B818]" office:value-type="float" office:value="46">
            <text:p>46</text:p>
          </table:table-cell>
          <table:table-cell table:style-name="ce45" table:formula="of:=RIGHT([.A819];LEN([.A819])-1)" office:value-type="string" office:string-value="0x6E, 0xC0, //  ## ### ## ">
            <text:p>0x6E, 0xC0, // <text:s/>## ### ## </text:p>
          </table:table-cell>
          <table:table-cell table:number-columns-repeated="15"/>
        </table:table-row>
        <table:table-row table:style-name="ro5">
          <table:table-cell office:value-type="string">
            <text:p><text:s/>0x64, 0xC0, // <text:s/>## <text:s/># <text:s/>## </text:p>
          </table:table-cell>
          <table:table-cell table:formula="of:=[.B819]" office:value-type="float" office:value="46">
            <text:p>46</text:p>
          </table:table-cell>
          <table:table-cell table:style-name="ce45" table:formula="of:=RIGHT([.A820];LEN([.A820])-1)" office:value-type="string" office:string-value="0x64, 0xC0, //  ##  #  ## ">
            <text:p>0x64, 0xC0, // <text:s/>## <text:s/># <text:s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20]" office:value-type="float" office:value="46">
            <text:p>46</text:p>
          </table:table-cell>
          <table:table-cell table:style-name="ce45" table:formula="of:=RIGHT([.A821];LEN([.A821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FB, 0xE0, // ##### #####</text:p>
          </table:table-cell>
          <table:table-cell table:formula="of:=[.B821]" office:value-type="float" office:value="46">
            <text:p>46</text:p>
          </table:table-cell>
          <table:table-cell table:style-name="ce45" table:formula="of:=RIGHT([.A822];LEN([.A822])-1)" office:value-type="string" office:string-value="0xFB, 0xE0, // ##### #####">
            <text:p>0xFB, 0xE0, // ##### #####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22]" office:value-type="float" office:value="46">
            <text:p>46</text:p>
          </table:table-cell>
          <table:table-cell table:style-name="ce45" table:formula="of:=RIGHT([.A823];LEN([.A8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23]" office:value-type="float" office:value="46">
            <text:p>46</text:p>
          </table:table-cell>
          <table:table-cell table:style-name="ce45" table:formula="of:=RIGHT([.A824];LEN([.A8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24]" office:value-type="float" office:value="46">
            <text:p>46</text:p>
          </table:table-cell>
          <table:table-cell table:style-name="ce45" table:formula="of:=RIGHT([.A825];LEN([.A8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25]" office:value-type="float" office:value="46">
            <text:p>46</text:p>
          </table:table-cell>
          <table:table-cell table:style-name="ce45" table:formula="of:=RIGHT([.A826];LEN([.A8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26]" office:value-type="float" office:value="46">
            <text:p>46</text:p>
          </table:table-cell>
          <table:table-cell table:style-name="ce45" table:formula="of:=RIGHT([.A827];LEN([.A8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827]" office:value-type="float" office:value="46">
            <text:p>46</text:p>
          </table:table-cell>
          <table:table-cell table:style-name="ce45" table:formula="of:=RIGHT([.A828];LEN([.A82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472 'N' (8 pixels wide)</text:p>
          </table:table-cell>
          <table:table-cell table:formula="of:=[.B811]+1" office:value-type="float" office:value="47">
            <text:p>47</text:p>
          </table:table-cell>
          <table:table-cell table:style-name="ce45" table:formula="of:=&quot;//ASCII &quot;&amp;(31+[.B829])&amp;&quot; '&quot;&amp;CHAR(31+[.B829])&amp;&quot;' (8 pixels wide)&quot;" office:value-type="string" office:string-value="//ASCII 78 'N' (8 pixels wide)">
            <text:p>//ASCII 78 'N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29]" office:value-type="float" office:value="47">
            <text:p>47</text:p>
          </table:table-cell>
          <table:table-cell table:style-name="ce45" table:formula="of:=RIGHT([.A830];LEN([.A83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30]" office:value-type="float" office:value="47">
            <text:p>47</text:p>
          </table:table-cell>
          <table:table-cell table:style-name="ce45" table:formula="of:=RIGHT([.A831];LEN([.A83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3, 0xC0, // <text:s/>### <text:s/>#### </text:p>
          </table:table-cell>
          <table:table-cell table:formula="of:=[.B831]" office:value-type="float" office:value="47">
            <text:p>47</text:p>
          </table:table-cell>
          <table:table-cell table:style-name="ce45" table:formula="of:=RIGHT([.A832];LEN([.A832])-1)" office:value-type="string" office:string-value="0x73, 0xC0, //  ###  #### ">
            <text:p>0x73, 0xC0, // <text:s/>### <text:s/>##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32]" office:value-type="float" office:value="47">
            <text:p>47</text:p>
          </table:table-cell>
          <table:table-cell table:style-name="ce45" table:formula="of:=RIGHT([.A833];LEN([.A83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833]" office:value-type="float" office:value="47">
            <text:p>47</text:p>
          </table:table-cell>
          <table:table-cell table:style-name="ce45" table:formula="of:=RIGHT([.A834];LEN([.A834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D, 0x80, // <text:s text:c="2"/>#### ## <text:s/></text:p>
          </table:table-cell>
          <table:table-cell table:formula="of:=[.B834]" office:value-type="float" office:value="47">
            <text:p>47</text:p>
          </table:table-cell>
          <table:table-cell table:style-name="ce45" table:formula="of:=RIGHT([.A835];LEN([.A835])-1)" office:value-type="string" office:string-value="0x3D, 0x80, //   #### ##  ">
            <text:p>0x3D, 0x80, // <text:s text:c="2"/>###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5, 0x80, // <text:s text:c="2"/>## # ## <text:s/></text:p>
          </table:table-cell>
          <table:table-cell table:formula="of:=[.B835]" office:value-type="float" office:value="47">
            <text:p>47</text:p>
          </table:table-cell>
          <table:table-cell table:style-name="ce45" table:formula="of:=RIGHT([.A836];LEN([.A836])-1)" office:value-type="string" office:string-value="0x35, 0x80, //   ## # ##  ">
            <text:p>0x35, 0x80, // <text:s text:c="2"/>## 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7, 0x80, // <text:s text:c="2"/>## #### <text:s/></text:p>
          </table:table-cell>
          <table:table-cell table:formula="of:=[.B836]" office:value-type="float" office:value="47">
            <text:p>47</text:p>
          </table:table-cell>
          <table:table-cell table:style-name="ce45" table:formula="of:=RIGHT([.A837];LEN([.A837])-1)" office:value-type="string" office:string-value="0x37, 0x80, //   ## ####  ">
            <text:p>0x37, 0x80, // <text:s text:c="2"/>## 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837]" office:value-type="float" office:value="47">
            <text:p>47</text:p>
          </table:table-cell>
          <table:table-cell table:style-name="ce45" table:formula="of:=RIGHT([.A838];LEN([.A838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38]" office:value-type="float" office:value="47">
            <text:p>47</text:p>
          </table:table-cell>
          <table:table-cell table:style-name="ce45" table:formula="of:=RIGHT([.A839];LEN([.A83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9, 0x80, // <text:s/>#### <text:s/>## <text:s/></text:p>
          </table:table-cell>
          <table:table-cell table:formula="of:=[.B839]" office:value-type="float" office:value="47">
            <text:p>47</text:p>
          </table:table-cell>
          <table:table-cell table:style-name="ce45" table:formula="of:=RIGHT([.A840];LEN([.A840])-1)" office:value-type="string" office:string-value="0x79, 0x80, //  ####  ##  ">
            <text:p>0x79, 0x80, // <text:s/>#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40]" office:value-type="float" office:value="47">
            <text:p>47</text:p>
          </table:table-cell>
          <table:table-cell table:style-name="ce45" table:formula="of:=RIGHT([.A841];LEN([.A8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41]" office:value-type="float" office:value="47">
            <text:p>47</text:p>
          </table:table-cell>
          <table:table-cell table:style-name="ce45" table:formula="of:=RIGHT([.A842];LEN([.A84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42]" office:value-type="float" office:value="47">
            <text:p>47</text:p>
          </table:table-cell>
          <table:table-cell table:style-name="ce45" table:formula="of:=RIGHT([.A843];LEN([.A8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43]" office:value-type="float" office:value="47">
            <text:p>47</text:p>
          </table:table-cell>
          <table:table-cell table:style-name="ce45" table:formula="of:=RIGHT([.A844];LEN([.A8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44]" office:value-type="float" office:value="47">
            <text:p>47</text:p>
          </table:table-cell>
          <table:table-cell table:style-name="ce45" table:formula="of:=RIGHT([.A845];LEN([.A8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845]" office:value-type="float" office:value="47">
            <text:p>47</text:p>
          </table:table-cell>
          <table:table-cell table:style-name="ce45" table:formula="of:=RIGHT([.A846];LEN([.A84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504 'O' (8 pixels wide)</text:p>
          </table:table-cell>
          <table:table-cell table:formula="of:=[.B829]+1" office:value-type="float" office:value="48">
            <text:p>48</text:p>
          </table:table-cell>
          <table:table-cell table:style-name="ce45" table:formula="of:=&quot;//ASCII &quot;&amp;(31+[.B847])&amp;&quot; '&quot;&amp;CHAR(31+[.B847])&amp;&quot;' (8 pixels wide)&quot;" office:value-type="string" office:string-value="//ASCII 79 'O' (8 pixels wide)">
            <text:p>//ASCII 79 'O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47]" office:value-type="float" office:value="48">
            <text:p>48</text:p>
          </table:table-cell>
          <table:table-cell table:style-name="ce45" table:formula="of:=RIGHT([.A848];LEN([.A84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48]" office:value-type="float" office:value="48">
            <text:p>48</text:p>
          </table:table-cell>
          <table:table-cell table:style-name="ce45" table:formula="of:=RIGHT([.A849];LEN([.A84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849]" office:value-type="float" office:value="48">
            <text:p>48</text:p>
          </table:table-cell>
          <table:table-cell table:style-name="ce45" table:formula="of:=RIGHT([.A850];LEN([.A850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50]" office:value-type="float" office:value="48">
            <text:p>48</text:p>
          </table:table-cell>
          <table:table-cell table:style-name="ce45" table:formula="of:=RIGHT([.A851];LEN([.A85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51]" office:value-type="float" office:value="48">
            <text:p>48</text:p>
          </table:table-cell>
          <table:table-cell table:style-name="ce45" table:formula="of:=RIGHT([.A852];LEN([.A852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52]" office:value-type="float" office:value="48">
            <text:p>48</text:p>
          </table:table-cell>
          <table:table-cell table:style-name="ce45" table:formula="of:=RIGHT([.A853];LEN([.A853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53]" office:value-type="float" office:value="48">
            <text:p>48</text:p>
          </table:table-cell>
          <table:table-cell table:style-name="ce45" table:formula="of:=RIGHT([.A854];LEN([.A854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54]" office:value-type="float" office:value="48">
            <text:p>48</text:p>
          </table:table-cell>
          <table:table-cell table:style-name="ce45" table:formula="of:=RIGHT([.A855];LEN([.A855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55]" office:value-type="float" office:value="48">
            <text:p>48</text:p>
          </table:table-cell>
          <table:table-cell table:style-name="ce45" table:formula="of:=RIGHT([.A856];LEN([.A856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56]" office:value-type="float" office:value="48">
            <text:p>48</text:p>
          </table:table-cell>
          <table:table-cell table:style-name="ce45" table:formula="of:=RIGHT([.A857];LEN([.A85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857]" office:value-type="float" office:value="48">
            <text:p>48</text:p>
          </table:table-cell>
          <table:table-cell table:style-name="ce45" table:formula="of:=RIGHT([.A858];LEN([.A858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58]" office:value-type="float" office:value="48">
            <text:p>48</text:p>
          </table:table-cell>
          <table:table-cell table:style-name="ce45" table:formula="of:=RIGHT([.A859];LEN([.A8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59]" office:value-type="float" office:value="48">
            <text:p>48</text:p>
          </table:table-cell>
          <table:table-cell table:style-name="ce45" table:formula="of:=RIGHT([.A860];LEN([.A86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60]" office:value-type="float" office:value="48">
            <text:p>48</text:p>
          </table:table-cell>
          <table:table-cell table:style-name="ce45" table:formula="of:=RIGHT([.A861];LEN([.A8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61]" office:value-type="float" office:value="48">
            <text:p>48</text:p>
          </table:table-cell>
          <table:table-cell table:style-name="ce45" table:formula="of:=RIGHT([.A862];LEN([.A8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62]" office:value-type="float" office:value="48">
            <text:p>48</text:p>
          </table:table-cell>
          <table:table-cell table:style-name="ce45" table:formula="of:=RIGHT([.A863];LEN([.A86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863]" office:value-type="float" office:value="48">
            <text:p>48</text:p>
          </table:table-cell>
          <table:table-cell table:style-name="ce45" table:formula="of:=RIGHT([.A864];LEN([.A86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536 'P' (8 pixels wide)</text:p>
          </table:table-cell>
          <table:table-cell table:formula="of:=[.B847]+1" office:value-type="float" office:value="49">
            <text:p>49</text:p>
          </table:table-cell>
          <table:table-cell table:style-name="ce45" table:formula="of:=&quot;//ASCII &quot;&amp;(31+[.B865])&amp;&quot; '&quot;&amp;CHAR(31+[.B865])&amp;&quot;' (8 pixels wide)&quot;" office:value-type="string" office:string-value="//ASCII 80 'P' (8 pixels wide)">
            <text:p>//ASCII 80 'P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65]" office:value-type="float" office:value="49">
            <text:p>49</text:p>
          </table:table-cell>
          <table:table-cell table:style-name="ce45" table:formula="of:=RIGHT([.A866];LEN([.A86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66]" office:value-type="float" office:value="49">
            <text:p>49</text:p>
          </table:table-cell>
          <table:table-cell table:style-name="ce45" table:formula="of:=RIGHT([.A867];LEN([.A86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867]" office:value-type="float" office:value="49">
            <text:p>49</text:p>
          </table:table-cell>
          <table:table-cell table:style-name="ce45" table:formula="of:=RIGHT([.A868];LEN([.A868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68]" office:value-type="float" office:value="49">
            <text:p>49</text:p>
          </table:table-cell>
          <table:table-cell table:style-name="ce45" table:formula="of:=RIGHT([.A869];LEN([.A86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69]" office:value-type="float" office:value="49">
            <text:p>49</text:p>
          </table:table-cell>
          <table:table-cell table:style-name="ce45" table:formula="of:=RIGHT([.A870];LEN([.A87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70]" office:value-type="float" office:value="49">
            <text:p>49</text:p>
          </table:table-cell>
          <table:table-cell table:style-name="ce45" table:formula="of:=RIGHT([.A871];LEN([.A87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71]" office:value-type="float" office:value="49">
            <text:p>49</text:p>
          </table:table-cell>
          <table:table-cell table:style-name="ce45" table:formula="of:=RIGHT([.A872];LEN([.A872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872]" office:value-type="float" office:value="49">
            <text:p>49</text:p>
          </table:table-cell>
          <table:table-cell table:style-name="ce45" table:formula="of:=RIGHT([.A873];LEN([.A873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873]" office:value-type="float" office:value="49">
            <text:p>49</text:p>
          </table:table-cell>
          <table:table-cell table:style-name="ce45" table:formula="of:=RIGHT([.A874];LEN([.A874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874]" office:value-type="float" office:value="49">
            <text:p>49</text:p>
          </table:table-cell>
          <table:table-cell table:style-name="ce45" table:formula="of:=RIGHT([.A875];LEN([.A875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7E, 0x00, // <text:s/>###### <text:s text:c="3"/></text:p>
          </table:table-cell>
          <table:table-cell table:formula="of:=[.B875]" office:value-type="float" office:value="49">
            <text:p>49</text:p>
          </table:table-cell>
          <table:table-cell table:style-name="ce45" table:formula="of:=RIGHT([.A876];LEN([.A876])-1)" office:value-type="string" office:string-value="0x7E, 0x00, //  ######    ">
            <text:p>0x7E, 0x00, // <text:s/>#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76]" office:value-type="float" office:value="49">
            <text:p>49</text:p>
          </table:table-cell>
          <table:table-cell table:style-name="ce45" table:formula="of:=RIGHT([.A877];LEN([.A87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77]" office:value-type="float" office:value="49">
            <text:p>49</text:p>
          </table:table-cell>
          <table:table-cell table:style-name="ce45" table:formula="of:=RIGHT([.A878];LEN([.A87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78]" office:value-type="float" office:value="49">
            <text:p>49</text:p>
          </table:table-cell>
          <table:table-cell table:style-name="ce45" table:formula="of:=RIGHT([.A879];LEN([.A87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79]" office:value-type="float" office:value="49">
            <text:p>49</text:p>
          </table:table-cell>
          <table:table-cell table:style-name="ce45" table:formula="of:=RIGHT([.A880];LEN([.A88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80]" office:value-type="float" office:value="49">
            <text:p>49</text:p>
          </table:table-cell>
          <table:table-cell table:style-name="ce45" table:formula="of:=RIGHT([.A881];LEN([.A88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881]" office:value-type="float" office:value="49">
            <text:p>49</text:p>
          </table:table-cell>
          <table:table-cell table:style-name="ce45" table:formula="of:=RIGHT([.A882];LEN([.A88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568 'Q' (8 pixels wide)</text:p>
          </table:table-cell>
          <table:table-cell table:formula="of:=[.B865]+1" office:value-type="float" office:value="50">
            <text:p>50</text:p>
          </table:table-cell>
          <table:table-cell table:style-name="ce45" table:formula="of:=&quot;//ASCII &quot;&amp;(31+[.B883])&amp;&quot; '&quot;&amp;CHAR(31+[.B883])&amp;&quot;' (8 pixels wide)&quot;" office:value-type="string" office:string-value="//ASCII 81 'Q' (8 pixels wide)">
            <text:p>//ASCII 81 'Q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83]" office:value-type="float" office:value="50">
            <text:p>50</text:p>
          </table:table-cell>
          <table:table-cell table:style-name="ce45" table:formula="of:=RIGHT([.A884];LEN([.A88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84]" office:value-type="float" office:value="50">
            <text:p>50</text:p>
          </table:table-cell>
          <table:table-cell table:style-name="ce45" table:formula="of:=RIGHT([.A885];LEN([.A88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885]" office:value-type="float" office:value="50">
            <text:p>50</text:p>
          </table:table-cell>
          <table:table-cell table:style-name="ce45" table:formula="of:=RIGHT([.A886];LEN([.A886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86]" office:value-type="float" office:value="50">
            <text:p>50</text:p>
          </table:table-cell>
          <table:table-cell table:style-name="ce45" table:formula="of:=RIGHT([.A887];LEN([.A88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87]" office:value-type="float" office:value="50">
            <text:p>50</text:p>
          </table:table-cell>
          <table:table-cell table:style-name="ce45" table:formula="of:=RIGHT([.A888];LEN([.A888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88]" office:value-type="float" office:value="50">
            <text:p>50</text:p>
          </table:table-cell>
          <table:table-cell table:style-name="ce45" table:formula="of:=RIGHT([.A889];LEN([.A889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89]" office:value-type="float" office:value="50">
            <text:p>50</text:p>
          </table:table-cell>
          <table:table-cell table:style-name="ce45" table:formula="of:=RIGHT([.A890];LEN([.A890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90]" office:value-type="float" office:value="50">
            <text:p>50</text:p>
          </table:table-cell>
          <table:table-cell table:style-name="ce45" table:formula="of:=RIGHT([.A891];LEN([.A891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891]" office:value-type="float" office:value="50">
            <text:p>50</text:p>
          </table:table-cell>
          <table:table-cell table:style-name="ce45" table:formula="of:=RIGHT([.A892];LEN([.A892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892]" office:value-type="float" office:value="50">
            <text:p>50</text:p>
          </table:table-cell>
          <table:table-cell table:style-name="ce45" table:formula="of:=RIGHT([.A893];LEN([.A89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893]" office:value-type="float" office:value="50">
            <text:p>50</text:p>
          </table:table-cell>
          <table:table-cell table:style-name="ce45" table:formula="of:=RIGHT([.A894];LEN([.A894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C, 0xC0, // <text:s text:c="4"/>## <text:s/>## </text:p>
          </table:table-cell>
          <table:table-cell table:formula="of:=[.B894]" office:value-type="float" office:value="50">
            <text:p>50</text:p>
          </table:table-cell>
          <table:table-cell table:style-name="ce45" table:formula="of:=RIGHT([.A895];LEN([.A895])-1)" office:value-type="string" office:string-value="0x0C, 0xC0, //     ##  ## ">
            <text:p>0x0C, 0xC0, // <text:s text:c="4"/>## <text:s/>## 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895]" office:value-type="float" office:value="50">
            <text:p>50</text:p>
          </table:table-cell>
          <table:table-cell table:style-name="ce45" table:formula="of:=RIGHT([.A896];LEN([.A896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96]" office:value-type="float" office:value="50">
            <text:p>50</text:p>
          </table:table-cell>
          <table:table-cell table:style-name="ce45" table:formula="of:=RIGHT([.A897];LEN([.A8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97]" office:value-type="float" office:value="50">
            <text:p>50</text:p>
          </table:table-cell>
          <table:table-cell table:style-name="ce45" table:formula="of:=RIGHT([.A898];LEN([.A89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898]" office:value-type="float" office:value="50">
            <text:p>50</text:p>
          </table:table-cell>
          <table:table-cell table:style-name="ce45" table:formula="of:=RIGHT([.A899];LEN([.A89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899]" office:value-type="float" office:value="50">
            <text:p>50</text:p>
          </table:table-cell>
          <table:table-cell table:style-name="ce45" table:formula="of:=RIGHT([.A900];LEN([.A90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600 'R' (8 pixels wide)</text:p>
          </table:table-cell>
          <table:table-cell table:formula="of:=[.B883]+1" office:value-type="float" office:value="51">
            <text:p>51</text:p>
          </table:table-cell>
          <table:table-cell table:style-name="ce45" table:formula="of:=&quot;//ASCII &quot;&amp;(31+[.B901])&amp;&quot; '&quot;&amp;CHAR(31+[.B901])&amp;&quot;' (8 pixels wide)&quot;" office:value-type="string" office:string-value="//ASCII 82 'R' (8 pixels wide)">
            <text:p>//ASCII 82 'R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01]" office:value-type="float" office:value="51">
            <text:p>51</text:p>
          </table:table-cell>
          <table:table-cell table:style-name="ce45" table:formula="of:=RIGHT([.A902];LEN([.A90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02]" office:value-type="float" office:value="51">
            <text:p>51</text:p>
          </table:table-cell>
          <table:table-cell table:style-name="ce45" table:formula="of:=RIGHT([.A903];LEN([.A9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903]" office:value-type="float" office:value="51">
            <text:p>51</text:p>
          </table:table-cell>
          <table:table-cell table:style-name="ce45" table:formula="of:=RIGHT([.A904];LEN([.A904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04]" office:value-type="float" office:value="51">
            <text:p>51</text:p>
          </table:table-cell>
          <table:table-cell table:style-name="ce45" table:formula="of:=RIGHT([.A905];LEN([.A90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05]" office:value-type="float" office:value="51">
            <text:p>51</text:p>
          </table:table-cell>
          <table:table-cell table:style-name="ce45" table:formula="of:=RIGHT([.A906];LEN([.A90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06]" office:value-type="float" office:value="51">
            <text:p>51</text:p>
          </table:table-cell>
          <table:table-cell table:style-name="ce45" table:formula="of:=RIGHT([.A907];LEN([.A90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907]" office:value-type="float" office:value="51">
            <text:p>51</text:p>
          </table:table-cell>
          <table:table-cell table:style-name="ce45" table:formula="of:=RIGHT([.A908];LEN([.A908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3, 0x00, // <text:s text:c="2"/>## <text:s/>## <text:s text:c="2"/></text:p>
          </table:table-cell>
          <table:table-cell table:formula="of:=[.B908]" office:value-type="float" office:value="51">
            <text:p>51</text:p>
          </table:table-cell>
          <table:table-cell table:style-name="ce45" table:formula="of:=RIGHT([.A909];LEN([.A909])-1)" office:value-type="string" office:string-value="0x33, 0x00, //   ##  ##   ">
            <text:p>0x33, 0x00, // <text:s text:c="2"/>#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09]" office:value-type="float" office:value="51">
            <text:p>51</text:p>
          </table:table-cell>
          <table:table-cell table:style-name="ce45" table:formula="of:=RIGHT([.A910];LEN([.A91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10]" office:value-type="float" office:value="51">
            <text:p>51</text:p>
          </table:table-cell>
          <table:table-cell table:style-name="ce45" table:formula="of:=RIGHT([.A911];LEN([.A91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C, 0xE0, // <text:s/>##### <text:s/>###</text:p>
          </table:table-cell>
          <table:table-cell table:formula="of:=[.B911]" office:value-type="float" office:value="51">
            <text:p>51</text:p>
          </table:table-cell>
          <table:table-cell table:style-name="ce45" table:formula="of:=RIGHT([.A912];LEN([.A912])-1)" office:value-type="string" office:string-value="0x7C, 0xE0, //  #####  ###">
            <text:p>0x7C, 0xE0, // <text:s/>##### <text:s/>###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12]" office:value-type="float" office:value="51">
            <text:p>51</text:p>
          </table:table-cell>
          <table:table-cell table:style-name="ce45" table:formula="of:=RIGHT([.A913];LEN([.A91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13]" office:value-type="float" office:value="51">
            <text:p>51</text:p>
          </table:table-cell>
          <table:table-cell table:style-name="ce45" table:formula="of:=RIGHT([.A914];LEN([.A91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14]" office:value-type="float" office:value="51">
            <text:p>51</text:p>
          </table:table-cell>
          <table:table-cell table:style-name="ce45" table:formula="of:=RIGHT([.A915];LEN([.A91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15]" office:value-type="float" office:value="51">
            <text:p>51</text:p>
          </table:table-cell>
          <table:table-cell table:style-name="ce45" table:formula="of:=RIGHT([.A916];LEN([.A91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16]" office:value-type="float" office:value="51">
            <text:p>51</text:p>
          </table:table-cell>
          <table:table-cell table:style-name="ce45" table:formula="of:=RIGHT([.A917];LEN([.A91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917]" office:value-type="float" office:value="51">
            <text:p>51</text:p>
          </table:table-cell>
          <table:table-cell table:style-name="ce45" table:formula="of:=RIGHT([.A918];LEN([.A91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632 'S' (8 pixels wide)</text:p>
          </table:table-cell>
          <table:table-cell table:formula="of:=[.B901]+1" office:value-type="float" office:value="52">
            <text:p>52</text:p>
          </table:table-cell>
          <table:table-cell table:style-name="ce45" table:formula="of:=&quot;//ASCII &quot;&amp;(31+[.B919])&amp;&quot; '&quot;&amp;CHAR(31+[.B919])&amp;&quot;' (8 pixels wide)&quot;" office:value-type="string" office:string-value="//ASCII 83 'S' (8 pixels wide)">
            <text:p>//ASCII 83 'S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19]" office:value-type="float" office:value="52">
            <text:p>52</text:p>
          </table:table-cell>
          <table:table-cell table:style-name="ce45" table:formula="of:=RIGHT([.A920];LEN([.A92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20]" office:value-type="float" office:value="52">
            <text:p>52</text:p>
          </table:table-cell>
          <table:table-cell table:style-name="ce45" table:formula="of:=RIGHT([.A921];LEN([.A9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921]" office:value-type="float" office:value="52">
            <text:p>52</text:p>
          </table:table-cell>
          <table:table-cell table:style-name="ce45" table:formula="of:=RIGHT([.A922];LEN([.A922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22]" office:value-type="float" office:value="52">
            <text:p>52</text:p>
          </table:table-cell>
          <table:table-cell table:style-name="ce45" table:formula="of:=RIGHT([.A923];LEN([.A92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23]" office:value-type="float" office:value="52">
            <text:p>52</text:p>
          </table:table-cell>
          <table:table-cell table:style-name="ce45" table:formula="of:=RIGHT([.A924];LEN([.A924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8, 0x00, // <text:s text:c="2"/>### <text:s text:c="5"/></text:p>
          </table:table-cell>
          <table:table-cell table:formula="of:=[.B924]" office:value-type="float" office:value="52">
            <text:p>52</text:p>
          </table:table-cell>
          <table:table-cell table:style-name="ce45" table:formula="of:=RIGHT([.A925];LEN([.A925])-1)" office:value-type="string" office:string-value="0x38, 0x00, //   ###      ">
            <text:p>0x38, 0x00, // <text:s text:c="2"/>#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925]" office:value-type="float" office:value="52">
            <text:p>52</text:p>
          </table:table-cell>
          <table:table-cell table:style-name="ce45" table:formula="of:=RIGHT([.A926];LEN([.A926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80, // <text:s text:c="6"/>### <text:s/></text:p>
          </table:table-cell>
          <table:table-cell table:formula="of:=[.B926]" office:value-type="float" office:value="52">
            <text:p>52</text:p>
          </table:table-cell>
          <table:table-cell table:style-name="ce45" table:formula="of:=RIGHT([.A927];LEN([.A927])-1)" office:value-type="string" office:string-value="0x03, 0x80, //       ###  ">
            <text:p>0x03, 0x80, // <text:s text:c="6"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27]" office:value-type="float" office:value="52">
            <text:p>52</text:p>
          </table:table-cell>
          <table:table-cell table:style-name="ce45" table:formula="of:=RIGHT([.A928];LEN([.A928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28]" office:value-type="float" office:value="52">
            <text:p>52</text:p>
          </table:table-cell>
          <table:table-cell table:style-name="ce45" table:formula="of:=RIGHT([.A929];LEN([.A92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929]" office:value-type="float" office:value="52">
            <text:p>52</text:p>
          </table:table-cell>
          <table:table-cell table:style-name="ce45" table:formula="of:=RIGHT([.A930];LEN([.A930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30]" office:value-type="float" office:value="52">
            <text:p>52</text:p>
          </table:table-cell>
          <table:table-cell table:style-name="ce45" table:formula="of:=RIGHT([.A931];LEN([.A93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31]" office:value-type="float" office:value="52">
            <text:p>52</text:p>
          </table:table-cell>
          <table:table-cell table:style-name="ce45" table:formula="of:=RIGHT([.A932];LEN([.A93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32]" office:value-type="float" office:value="52">
            <text:p>52</text:p>
          </table:table-cell>
          <table:table-cell table:style-name="ce45" table:formula="of:=RIGHT([.A933];LEN([.A9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33]" office:value-type="float" office:value="52">
            <text:p>52</text:p>
          </table:table-cell>
          <table:table-cell table:style-name="ce45" table:formula="of:=RIGHT([.A934];LEN([.A93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34]" office:value-type="float" office:value="52">
            <text:p>52</text:p>
          </table:table-cell>
          <table:table-cell table:style-name="ce45" table:formula="of:=RIGHT([.A935];LEN([.A93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935]" office:value-type="float" office:value="52">
            <text:p>52</text:p>
          </table:table-cell>
          <table:table-cell table:style-name="ce45" table:formula="of:=RIGHT([.A936];LEN([.A93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664 'T' (8 pixels wide)</text:p>
          </table:table-cell>
          <table:table-cell table:formula="of:=[.B919]+1" office:value-type="float" office:value="53">
            <text:p>53</text:p>
          </table:table-cell>
          <table:table-cell table:style-name="ce45" table:formula="of:=&quot;//ASCII &quot;&amp;(31+[.B937])&amp;&quot; '&quot;&amp;CHAR(31+[.B937])&amp;&quot;' (8 pixels wide)&quot;" office:value-type="string" office:string-value="//ASCII 84 'T' (8 pixels wide)">
            <text:p>//ASCII 84 'T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37]" office:value-type="float" office:value="53">
            <text:p>53</text:p>
          </table:table-cell>
          <table:table-cell table:style-name="ce45" table:formula="of:=RIGHT([.A938];LEN([.A9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38]" office:value-type="float" office:value="53">
            <text:p>53</text:p>
          </table:table-cell>
          <table:table-cell table:style-name="ce45" table:formula="of:=RIGHT([.A939];LEN([.A9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80, // <text:s/>######## <text:s/></text:p>
          </table:table-cell>
          <table:table-cell table:formula="of:=[.B939]" office:value-type="float" office:value="53">
            <text:p>53</text:p>
          </table:table-cell>
          <table:table-cell table:style-name="ce45" table:formula="of:=RIGHT([.A940];LEN([.A940])-1)" office:value-type="string" office:string-value="0x7F, 0x80, //  ########  ">
            <text:p>0x7F, 0x80, // <text:s/>#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4C, 0x80, // <text:s/># <text:s/>## <text:s/># <text:s/></text:p>
          </table:table-cell>
          <table:table-cell table:formula="of:=[.B940]" office:value-type="float" office:value="53">
            <text:p>53</text:p>
          </table:table-cell>
          <table:table-cell table:style-name="ce45" table:formula="of:=RIGHT([.A941];LEN([.A941])-1)" office:value-type="string" office:string-value="0x4C, 0x80, //  #  ##  #  ">
            <text:p>0x4C, 0x80, // <text:s/># <text:s/>## <text:s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4C, 0x80, // <text:s/># <text:s/>## <text:s/># <text:s/></text:p>
          </table:table-cell>
          <table:table-cell table:formula="of:=[.B941]" office:value-type="float" office:value="53">
            <text:p>53</text:p>
          </table:table-cell>
          <table:table-cell table:style-name="ce45" table:formula="of:=RIGHT([.A942];LEN([.A942])-1)" office:value-type="string" office:string-value="0x4C, 0x80, //  #  ##  #  ">
            <text:p>0x4C, 0x80, // <text:s/># <text:s/>## <text:s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4C, 0x80, // <text:s/># <text:s/>## <text:s/># <text:s/></text:p>
          </table:table-cell>
          <table:table-cell table:formula="of:=[.B942]" office:value-type="float" office:value="53">
            <text:p>53</text:p>
          </table:table-cell>
          <table:table-cell table:style-name="ce45" table:formula="of:=RIGHT([.A943];LEN([.A943])-1)" office:value-type="string" office:string-value="0x4C, 0x80, //  #  ##  #  ">
            <text:p>0x4C, 0x80, // <text:s/># <text:s/>## <text:s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943]" office:value-type="float" office:value="53">
            <text:p>53</text:p>
          </table:table-cell>
          <table:table-cell table:style-name="ce45" table:formula="of:=RIGHT([.A944];LEN([.A94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944]" office:value-type="float" office:value="53">
            <text:p>53</text:p>
          </table:table-cell>
          <table:table-cell table:style-name="ce45" table:formula="of:=RIGHT([.A945];LEN([.A945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945]" office:value-type="float" office:value="53">
            <text:p>53</text:p>
          </table:table-cell>
          <table:table-cell table:style-name="ce45" table:formula="of:=RIGHT([.A946];LEN([.A946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946]" office:value-type="float" office:value="53">
            <text:p>53</text:p>
          </table:table-cell>
          <table:table-cell table:style-name="ce45" table:formula="of:=RIGHT([.A947];LEN([.A947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947]" office:value-type="float" office:value="53">
            <text:p>53</text:p>
          </table:table-cell>
          <table:table-cell table:style-name="ce45" table:formula="of:=RIGHT([.A948];LEN([.A948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48]" office:value-type="float" office:value="53">
            <text:p>53</text:p>
          </table:table-cell>
          <table:table-cell table:style-name="ce45" table:formula="of:=RIGHT([.A949];LEN([.A94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49]" office:value-type="float" office:value="53">
            <text:p>53</text:p>
          </table:table-cell>
          <table:table-cell table:style-name="ce45" table:formula="of:=RIGHT([.A950];LEN([.A95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50]" office:value-type="float" office:value="53">
            <text:p>53</text:p>
          </table:table-cell>
          <table:table-cell table:style-name="ce45" table:formula="of:=RIGHT([.A951];LEN([.A95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51]" office:value-type="float" office:value="53">
            <text:p>53</text:p>
          </table:table-cell>
          <table:table-cell table:style-name="ce45" table:formula="of:=RIGHT([.A952];LEN([.A95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52]" office:value-type="float" office:value="53">
            <text:p>53</text:p>
          </table:table-cell>
          <table:table-cell table:style-name="ce45" table:formula="of:=RIGHT([.A953];LEN([.A95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953]" office:value-type="float" office:value="53">
            <text:p>53</text:p>
          </table:table-cell>
          <table:table-cell table:style-name="ce45" table:formula="of:=RIGHT([.A954];LEN([.A95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696 'U' (8 pixels wide)</text:p>
          </table:table-cell>
          <table:table-cell table:formula="of:=[.B937]+1" office:value-type="float" office:value="54">
            <text:p>54</text:p>
          </table:table-cell>
          <table:table-cell table:style-name="ce45" table:formula="of:=&quot;//ASCII &quot;&amp;(31+[.B955])&amp;&quot; '&quot;&amp;CHAR(31+[.B955])&amp;&quot;' (8 pixels wide)&quot;" office:value-type="string" office:string-value="//ASCII 85 'U' (8 pixels wide)">
            <text:p>//ASCII 85 'U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55]" office:value-type="float" office:value="54">
            <text:p>54</text:p>
          </table:table-cell>
          <table:table-cell table:style-name="ce45" table:formula="of:=RIGHT([.A956];LEN([.A95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56]" office:value-type="float" office:value="54">
            <text:p>54</text:p>
          </table:table-cell>
          <table:table-cell table:style-name="ce45" table:formula="of:=RIGHT([.A957];LEN([.A9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957]" office:value-type="float" office:value="54">
            <text:p>54</text:p>
          </table:table-cell>
          <table:table-cell table:style-name="ce45" table:formula="of:=RIGHT([.A958];LEN([.A958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58]" office:value-type="float" office:value="54">
            <text:p>54</text:p>
          </table:table-cell>
          <table:table-cell table:style-name="ce45" table:formula="of:=RIGHT([.A959];LEN([.A95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59]" office:value-type="float" office:value="54">
            <text:p>54</text:p>
          </table:table-cell>
          <table:table-cell table:style-name="ce45" table:formula="of:=RIGHT([.A960];LEN([.A96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60]" office:value-type="float" office:value="54">
            <text:p>54</text:p>
          </table:table-cell>
          <table:table-cell table:style-name="ce45" table:formula="of:=RIGHT([.A961];LEN([.A96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61]" office:value-type="float" office:value="54">
            <text:p>54</text:p>
          </table:table-cell>
          <table:table-cell table:style-name="ce45" table:formula="of:=RIGHT([.A962];LEN([.A962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62]" office:value-type="float" office:value="54">
            <text:p>54</text:p>
          </table:table-cell>
          <table:table-cell table:style-name="ce45" table:formula="of:=RIGHT([.A963];LEN([.A96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63]" office:value-type="float" office:value="54">
            <text:p>54</text:p>
          </table:table-cell>
          <table:table-cell table:style-name="ce45" table:formula="of:=RIGHT([.A964];LEN([.A964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64]" office:value-type="float" office:value="54">
            <text:p>54</text:p>
          </table:table-cell>
          <table:table-cell table:style-name="ce45" table:formula="of:=RIGHT([.A965];LEN([.A96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965]" office:value-type="float" office:value="54">
            <text:p>54</text:p>
          </table:table-cell>
          <table:table-cell table:style-name="ce45" table:formula="of:=RIGHT([.A966];LEN([.A966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66]" office:value-type="float" office:value="54">
            <text:p>54</text:p>
          </table:table-cell>
          <table:table-cell table:style-name="ce45" table:formula="of:=RIGHT([.A967];LEN([.A96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67]" office:value-type="float" office:value="54">
            <text:p>54</text:p>
          </table:table-cell>
          <table:table-cell table:style-name="ce45" table:formula="of:=RIGHT([.A968];LEN([.A96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68]" office:value-type="float" office:value="54">
            <text:p>54</text:p>
          </table:table-cell>
          <table:table-cell table:style-name="ce45" table:formula="of:=RIGHT([.A969];LEN([.A96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69]" office:value-type="float" office:value="54">
            <text:p>54</text:p>
          </table:table-cell>
          <table:table-cell table:style-name="ce45" table:formula="of:=RIGHT([.A970];LEN([.A97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70]" office:value-type="float" office:value="54">
            <text:p>54</text:p>
          </table:table-cell>
          <table:table-cell table:style-name="ce45" table:formula="of:=RIGHT([.A971];LEN([.A97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971]" office:value-type="float" office:value="54">
            <text:p>54</text:p>
          </table:table-cell>
          <table:table-cell table:style-name="ce45" table:formula="of:=RIGHT([.A972];LEN([.A97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728 'V' (8 pixels wide)</text:p>
          </table:table-cell>
          <table:table-cell table:formula="of:=[.B955]+1" office:value-type="float" office:value="55">
            <text:p>55</text:p>
          </table:table-cell>
          <table:table-cell table:style-name="ce45" table:formula="of:=&quot;//ASCII &quot;&amp;(31+[.B973])&amp;&quot; '&quot;&amp;CHAR(31+[.B973])&amp;&quot;' (8 pixels wide)&quot;" office:value-type="string" office:string-value="//ASCII 86 'V' (8 pixels wide)">
            <text:p>//ASCII 86 'V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73]" office:value-type="float" office:value="55">
            <text:p>55</text:p>
          </table:table-cell>
          <table:table-cell table:style-name="ce45" table:formula="of:=RIGHT([.A974];LEN([.A97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74]" office:value-type="float" office:value="55">
            <text:p>55</text:p>
          </table:table-cell>
          <table:table-cell table:style-name="ce45" table:formula="of:=RIGHT([.A975];LEN([.A97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975]" office:value-type="float" office:value="55">
            <text:p>55</text:p>
          </table:table-cell>
          <table:table-cell table:style-name="ce45" table:formula="of:=RIGHT([.A976];LEN([.A976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76]" office:value-type="float" office:value="55">
            <text:p>55</text:p>
          </table:table-cell>
          <table:table-cell table:style-name="ce45" table:formula="of:=RIGHT([.A977];LEN([.A97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977]" office:value-type="float" office:value="55">
            <text:p>55</text:p>
          </table:table-cell>
          <table:table-cell table:style-name="ce45" table:formula="of:=RIGHT([.A978];LEN([.A978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978]" office:value-type="float" office:value="55">
            <text:p>55</text:p>
          </table:table-cell>
          <table:table-cell table:style-name="ce45" table:formula="of:=RIGHT([.A979];LEN([.A979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979]" office:value-type="float" office:value="55">
            <text:p>55</text:p>
          </table:table-cell>
          <table:table-cell table:style-name="ce45" table:formula="of:=RIGHT([.A980];LEN([.A980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980]" office:value-type="float" office:value="55">
            <text:p>55</text:p>
          </table:table-cell>
          <table:table-cell table:style-name="ce45" table:formula="of:=RIGHT([.A981];LEN([.A981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A, 0x00, // <text:s text:c="4"/># # <text:s text:c="3"/></text:p>
          </table:table-cell>
          <table:table-cell table:formula="of:=[.B981]" office:value-type="float" office:value="55">
            <text:p>55</text:p>
          </table:table-cell>
          <table:table-cell table:style-name="ce45" table:formula="of:=RIGHT([.A982];LEN([.A982])-1)" office:value-type="string" office:string-value="0x0A, 0x00, //     # #    ">
            <text:p>0x0A, 0x00, // <text:s text:c="4"/># 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982]" office:value-type="float" office:value="55">
            <text:p>55</text:p>
          </table:table-cell>
          <table:table-cell table:style-name="ce45" table:formula="of:=RIGHT([.A983];LEN([.A983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983]" office:value-type="float" office:value="55">
            <text:p>55</text:p>
          </table:table-cell>
          <table:table-cell table:style-name="ce45" table:formula="of:=RIGHT([.A984];LEN([.A984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84]" office:value-type="float" office:value="55">
            <text:p>55</text:p>
          </table:table-cell>
          <table:table-cell table:style-name="ce45" table:formula="of:=RIGHT([.A985];LEN([.A98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85]" office:value-type="float" office:value="55">
            <text:p>55</text:p>
          </table:table-cell>
          <table:table-cell table:style-name="ce45" table:formula="of:=RIGHT([.A986];LEN([.A98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86]" office:value-type="float" office:value="55">
            <text:p>55</text:p>
          </table:table-cell>
          <table:table-cell table:style-name="ce45" table:formula="of:=RIGHT([.A987];LEN([.A98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87]" office:value-type="float" office:value="55">
            <text:p>55</text:p>
          </table:table-cell>
          <table:table-cell table:style-name="ce45" table:formula="of:=RIGHT([.A988];LEN([.A98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88]" office:value-type="float" office:value="55">
            <text:p>55</text:p>
          </table:table-cell>
          <table:table-cell table:style-name="ce45" table:formula="of:=RIGHT([.A989];LEN([.A9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989]" office:value-type="float" office:value="55">
            <text:p>55</text:p>
          </table:table-cell>
          <table:table-cell table:style-name="ce45" table:formula="of:=RIGHT([.A990];LEN([.A99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760 'W' (8 pixels wide)</text:p>
          </table:table-cell>
          <table:table-cell table:formula="of:=[.B973]+1" office:value-type="float" office:value="56">
            <text:p>56</text:p>
          </table:table-cell>
          <table:table-cell table:style-name="ce45" table:formula="of:=&quot;//ASCII &quot;&amp;(31+[.B991])&amp;&quot; '&quot;&amp;CHAR(31+[.B991])&amp;&quot;' (8 pixels wide)&quot;" office:value-type="string" office:string-value="//ASCII 87 'W' (8 pixels wide)">
            <text:p>//ASCII 87 'W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91]" office:value-type="float" office:value="56">
            <text:p>56</text:p>
          </table:table-cell>
          <table:table-cell table:style-name="ce45" table:formula="of:=RIGHT([.A992];LEN([.A99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992]" office:value-type="float" office:value="56">
            <text:p>56</text:p>
          </table:table-cell>
          <table:table-cell table:style-name="ce45" table:formula="of:=RIGHT([.A993];LEN([.A99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FB, 0xE0, // ##### #####</text:p>
          </table:table-cell>
          <table:table-cell table:formula="of:=[.B993]" office:value-type="float" office:value="56">
            <text:p>56</text:p>
          </table:table-cell>
          <table:table-cell table:style-name="ce45" table:formula="of:=RIGHT([.A994];LEN([.A994])-1)" office:value-type="string" office:string-value="0xFB, 0xE0, // ##### #####">
            <text:p>0xFB, 0xE0, // ##### #####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994]" office:value-type="float" office:value="56">
            <text:p>56</text:p>
          </table:table-cell>
          <table:table-cell table:style-name="ce45" table:formula="of:=RIGHT([.A995];LEN([.A995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4, 0xC0, // <text:s/>## <text:s/># <text:s/>## </text:p>
          </table:table-cell>
          <table:table-cell table:formula="of:=[.B995]" office:value-type="float" office:value="56">
            <text:p>56</text:p>
          </table:table-cell>
          <table:table-cell table:style-name="ce45" table:formula="of:=RIGHT([.A996];LEN([.A996])-1)" office:value-type="string" office:string-value="0x64, 0xC0, //  ##  #  ## ">
            <text:p>0x64, 0xC0, // <text:s/>## <text:s/># <text:s/>## </text:p>
          </table:table-cell>
          <table:table-cell table:number-columns-repeated="15"/>
        </table:table-row>
        <table:table-row table:style-name="ro5">
          <table:table-cell office:value-type="string">
            <text:p><text:s/>0x6E, 0xC0, // <text:s/>## ### ## </text:p>
          </table:table-cell>
          <table:table-cell table:formula="of:=[.B996]" office:value-type="float" office:value="56">
            <text:p>56</text:p>
          </table:table-cell>
          <table:table-cell table:style-name="ce45" table:formula="of:=RIGHT([.A997];LEN([.A997])-1)" office:value-type="string" office:string-value="0x6E, 0xC0, //  ## ### ## ">
            <text:p>0x6E, 0xC0, // <text:s/>## ### ## </text:p>
          </table:table-cell>
          <table:table-cell table:number-columns-repeated="15"/>
        </table:table-row>
        <table:table-row table:style-name="ro5">
          <table:table-cell office:value-type="string">
            <text:p><text:s/>0x6E, 0xC0, // <text:s/>## ### ## </text:p>
          </table:table-cell>
          <table:table-cell table:formula="of:=[.B997]" office:value-type="float" office:value="56">
            <text:p>56</text:p>
          </table:table-cell>
          <table:table-cell table:style-name="ce45" table:formula="of:=RIGHT([.A998];LEN([.A998])-1)" office:value-type="string" office:string-value="0x6E, 0xC0, //  ## ### ## ">
            <text:p>0x6E, 0xC0, // <text:s/>## ### ## </text:p>
          </table:table-cell>
          <table:table-cell table:number-columns-repeated="15"/>
        </table:table-row>
        <table:table-row table:style-name="ro5">
          <table:table-cell office:value-type="string">
            <text:p><text:s/>0x2A, 0x80, // <text:s text:c="2"/># # # # <text:s/></text:p>
          </table:table-cell>
          <table:table-cell table:formula="of:=[.B998]" office:value-type="float" office:value="56">
            <text:p>56</text:p>
          </table:table-cell>
          <table:table-cell table:style-name="ce45" table:formula="of:=RIGHT([.A999];LEN([.A999])-1)" office:value-type="string" office:string-value="0x2A, 0x80, //   # # # #  ">
            <text:p>0x2A, 0x80, // <text:s text:c="2"/># # # 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B, 0x80, // <text:s text:c="2"/>### ### <text:s/></text:p>
          </table:table-cell>
          <table:table-cell table:formula="of:=[.B999]" office:value-type="float" office:value="56">
            <text:p>56</text:p>
          </table:table-cell>
          <table:table-cell table:style-name="ce45" table:formula="of:=RIGHT([.A1000];LEN([.A1000])-1)" office:value-type="string" office:string-value="0x3B, 0x80, //   ### ###  ">
            <text:p>0x3B, 0x80, // <text:s text:c="2"/>### 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B, 0x80, // <text:s text:c="2"/>### ### <text:s/></text:p>
          </table:table-cell>
          <table:table-cell table:formula="of:=[.B1000]" office:value-type="float" office:value="56">
            <text:p>56</text:p>
          </table:table-cell>
          <table:table-cell table:style-name="ce45" table:formula="of:=RIGHT([.A1001];LEN([.A1001])-1)" office:value-type="string" office:string-value="0x3B, 0x80, //   ### ###  ">
            <text:p>0x3B, 0x80, // <text:s text:c="2"/>### 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001]" office:value-type="float" office:value="56">
            <text:p>56</text:p>
          </table:table-cell>
          <table:table-cell table:style-name="ce45" table:formula="of:=RIGHT([.A1002];LEN([.A1002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02]" office:value-type="float" office:value="56">
            <text:p>56</text:p>
          </table:table-cell>
          <table:table-cell table:style-name="ce45" table:formula="of:=RIGHT([.A1003];LEN([.A10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03]" office:value-type="float" office:value="56">
            <text:p>56</text:p>
          </table:table-cell>
          <table:table-cell table:style-name="ce45" table:formula="of:=RIGHT([.A1004];LEN([.A100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04]" office:value-type="float" office:value="56">
            <text:p>56</text:p>
          </table:table-cell>
          <table:table-cell table:style-name="ce45" table:formula="of:=RIGHT([.A1005];LEN([.A10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05]" office:value-type="float" office:value="56">
            <text:p>56</text:p>
          </table:table-cell>
          <table:table-cell table:style-name="ce45" table:formula="of:=RIGHT([.A1006];LEN([.A100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06]" office:value-type="float" office:value="56">
            <text:p>56</text:p>
          </table:table-cell>
          <table:table-cell table:style-name="ce45" table:formula="of:=RIGHT([.A1007];LEN([.A10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007]" office:value-type="float" office:value="56">
            <text:p>56</text:p>
          </table:table-cell>
          <table:table-cell table:style-name="ce45" table:formula="of:=RIGHT([.A1008];LEN([.A100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792 'X' (8 pixels wide)</text:p>
          </table:table-cell>
          <table:table-cell table:formula="of:=[.B991]+1" office:value-type="float" office:value="57">
            <text:p>57</text:p>
          </table:table-cell>
          <table:table-cell table:style-name="ce45" table:formula="of:=&quot;//ASCII &quot;&amp;(31+[.B1009])&amp;&quot; '&quot;&amp;CHAR(31+[.B1009])&amp;&quot;' (8 pixels wide)&quot;" office:value-type="string" office:string-value="//ASCII 88 'X' (8 pixels wide)">
            <text:p>//ASCII 88 'X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09]" office:value-type="float" office:value="57">
            <text:p>57</text:p>
          </table:table-cell>
          <table:table-cell table:style-name="ce45" table:formula="of:=RIGHT([.A1010];LEN([.A10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10]" office:value-type="float" office:value="57">
            <text:p>57</text:p>
          </table:table-cell>
          <table:table-cell table:style-name="ce45" table:formula="of:=RIGHT([.A1011];LEN([.A10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1011]" office:value-type="float" office:value="57">
            <text:p>57</text:p>
          </table:table-cell>
          <table:table-cell table:style-name="ce45" table:formula="of:=RIGHT([.A1012];LEN([.A1012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012]" office:value-type="float" office:value="57">
            <text:p>57</text:p>
          </table:table-cell>
          <table:table-cell table:style-name="ce45" table:formula="of:=RIGHT([.A1013];LEN([.A101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1013]" office:value-type="float" office:value="57">
            <text:p>57</text:p>
          </table:table-cell>
          <table:table-cell table:style-name="ce45" table:formula="of:=RIGHT([.A1014];LEN([.A1014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014]" office:value-type="float" office:value="57">
            <text:p>57</text:p>
          </table:table-cell>
          <table:table-cell table:style-name="ce45" table:formula="of:=RIGHT([.A1015];LEN([.A1015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015]" office:value-type="float" office:value="57">
            <text:p>57</text:p>
          </table:table-cell>
          <table:table-cell table:style-name="ce45" table:formula="of:=RIGHT([.A1016];LEN([.A1016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016]" office:value-type="float" office:value="57">
            <text:p>57</text:p>
          </table:table-cell>
          <table:table-cell table:style-name="ce45" table:formula="of:=RIGHT([.A1017];LEN([.A1017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1017]" office:value-type="float" office:value="57">
            <text:p>57</text:p>
          </table:table-cell>
          <table:table-cell table:style-name="ce45" table:formula="of:=RIGHT([.A1018];LEN([.A1018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018]" office:value-type="float" office:value="57">
            <text:p>57</text:p>
          </table:table-cell>
          <table:table-cell table:style-name="ce45" table:formula="of:=RIGHT([.A1019];LEN([.A101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1019]" office:value-type="float" office:value="57">
            <text:p>57</text:p>
          </table:table-cell>
          <table:table-cell table:style-name="ce45" table:formula="of:=RIGHT([.A1020];LEN([.A1020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0]" office:value-type="float" office:value="57">
            <text:p>57</text:p>
          </table:table-cell>
          <table:table-cell table:style-name="ce45" table:formula="of:=RIGHT([.A1021];LEN([.A10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1]" office:value-type="float" office:value="57">
            <text:p>57</text:p>
          </table:table-cell>
          <table:table-cell table:style-name="ce45" table:formula="of:=RIGHT([.A1022];LEN([.A102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2]" office:value-type="float" office:value="57">
            <text:p>57</text:p>
          </table:table-cell>
          <table:table-cell table:style-name="ce45" table:formula="of:=RIGHT([.A1023];LEN([.A10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3]" office:value-type="float" office:value="57">
            <text:p>57</text:p>
          </table:table-cell>
          <table:table-cell table:style-name="ce45" table:formula="of:=RIGHT([.A1024];LEN([.A10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4]" office:value-type="float" office:value="57">
            <text:p>57</text:p>
          </table:table-cell>
          <table:table-cell table:style-name="ce45" table:formula="of:=RIGHT([.A1025];LEN([.A10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025]" office:value-type="float" office:value="57">
            <text:p>57</text:p>
          </table:table-cell>
          <table:table-cell table:style-name="ce45" table:formula="of:=RIGHT([.A1026];LEN([.A102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824 'Y' (8 pixels wide)</text:p>
          </table:table-cell>
          <table:table-cell table:formula="of:=[.B1009]+1" office:value-type="float" office:value="58">
            <text:p>58</text:p>
          </table:table-cell>
          <table:table-cell table:style-name="ce45" table:formula="of:=&quot;//ASCII &quot;&amp;(31+[.B1027])&amp;&quot; '&quot;&amp;CHAR(31+[.B1027])&amp;&quot;' (8 pixels wide)&quot;" office:value-type="string" office:string-value="//ASCII 89 'Y' (8 pixels wide)">
            <text:p>//ASCII 89 'Y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7]" office:value-type="float" office:value="58">
            <text:p>58</text:p>
          </table:table-cell>
          <table:table-cell table:style-name="ce45" table:formula="of:=RIGHT([.A1028];LEN([.A10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28]" office:value-type="float" office:value="58">
            <text:p>58</text:p>
          </table:table-cell>
          <table:table-cell table:style-name="ce45" table:formula="of:=RIGHT([.A1029];LEN([.A102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9, 0xE0, // <text:s/>#### <text:s/>####</text:p>
          </table:table-cell>
          <table:table-cell table:formula="of:=[.B1029]" office:value-type="float" office:value="58">
            <text:p>58</text:p>
          </table:table-cell>
          <table:table-cell table:style-name="ce45" table:formula="of:=RIGHT([.A1030];LEN([.A1030])-1)" office:value-type="string" office:string-value="0x79, 0xE0, //  ####  ####">
            <text:p>0x79, 0xE0, // <text:s/>#### <text:s/>####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030]" office:value-type="float" office:value="58">
            <text:p>58</text:p>
          </table:table-cell>
          <table:table-cell table:style-name="ce45" table:formula="of:=RIGHT([.A1031];LEN([.A1031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1031]" office:value-type="float" office:value="58">
            <text:p>58</text:p>
          </table:table-cell>
          <table:table-cell table:style-name="ce45" table:formula="of:=RIGHT([.A1032];LEN([.A1032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1032]" office:value-type="float" office:value="58">
            <text:p>58</text:p>
          </table:table-cell>
          <table:table-cell table:style-name="ce45" table:formula="of:=RIGHT([.A1033];LEN([.A1033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33]" office:value-type="float" office:value="58">
            <text:p>58</text:p>
          </table:table-cell>
          <table:table-cell table:style-name="ce45" table:formula="of:=RIGHT([.A1034];LEN([.A103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34]" office:value-type="float" office:value="58">
            <text:p>58</text:p>
          </table:table-cell>
          <table:table-cell table:style-name="ce45" table:formula="of:=RIGHT([.A1035];LEN([.A103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35]" office:value-type="float" office:value="58">
            <text:p>58</text:p>
          </table:table-cell>
          <table:table-cell table:style-name="ce45" table:formula="of:=RIGHT([.A1036];LEN([.A103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36]" office:value-type="float" office:value="58">
            <text:p>58</text:p>
          </table:table-cell>
          <table:table-cell table:style-name="ce45" table:formula="of:=RIGHT([.A1037];LEN([.A103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1037]" office:value-type="float" office:value="58">
            <text:p>58</text:p>
          </table:table-cell>
          <table:table-cell table:style-name="ce45" table:formula="of:=RIGHT([.A1038];LEN([.A1038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38]" office:value-type="float" office:value="58">
            <text:p>58</text:p>
          </table:table-cell>
          <table:table-cell table:style-name="ce45" table:formula="of:=RIGHT([.A1039];LEN([.A10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39]" office:value-type="float" office:value="58">
            <text:p>58</text:p>
          </table:table-cell>
          <table:table-cell table:style-name="ce45" table:formula="of:=RIGHT([.A1040];LEN([.A10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40]" office:value-type="float" office:value="58">
            <text:p>58</text:p>
          </table:table-cell>
          <table:table-cell table:style-name="ce45" table:formula="of:=RIGHT([.A1041];LEN([.A10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41]" office:value-type="float" office:value="58">
            <text:p>58</text:p>
          </table:table-cell>
          <table:table-cell table:style-name="ce45" table:formula="of:=RIGHT([.A1042];LEN([.A104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42]" office:value-type="float" office:value="58">
            <text:p>58</text:p>
          </table:table-cell>
          <table:table-cell table:style-name="ce45" table:formula="of:=RIGHT([.A1043];LEN([.A10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043]" office:value-type="float" office:value="58">
            <text:p>58</text:p>
          </table:table-cell>
          <table:table-cell table:style-name="ce45" table:formula="of:=RIGHT([.A1044];LEN([.A104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856 'Z' (8 pixels wide)</text:p>
          </table:table-cell>
          <table:table-cell table:formula="of:=[.B1027]+1" office:value-type="float" office:value="59">
            <text:p>59</text:p>
          </table:table-cell>
          <table:table-cell table:style-name="ce45" table:formula="of:=&quot;//ASCII &quot;&amp;(31+[.B1045])&amp;&quot; '&quot;&amp;CHAR(31+[.B1045])&amp;&quot;' (8 pixels wide)&quot;" office:value-type="string" office:string-value="//ASCII 90 'Z' (8 pixels wide)">
            <text:p>//ASCII 90 'Z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45]" office:value-type="float" office:value="59">
            <text:p>59</text:p>
          </table:table-cell>
          <table:table-cell table:style-name="ce45" table:formula="of:=RIGHT([.A1046];LEN([.A10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46]" office:value-type="float" office:value="59">
            <text:p>59</text:p>
          </table:table-cell>
          <table:table-cell table:style-name="ce45" table:formula="of:=RIGHT([.A1047];LEN([.A104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1047]" office:value-type="float" office:value="59">
            <text:p>59</text:p>
          </table:table-cell>
          <table:table-cell table:style-name="ce45" table:formula="of:=RIGHT([.A1048];LEN([.A1048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21, 0x80, // <text:s text:c="2"/># <text:s text:c="3"/>## <text:s/></text:p>
          </table:table-cell>
          <table:table-cell table:formula="of:=[.B1048]" office:value-type="float" office:value="59">
            <text:p>59</text:p>
          </table:table-cell>
          <table:table-cell table:style-name="ce45" table:formula="of:=RIGHT([.A1049];LEN([.A1049])-1)" office:value-type="string" office:string-value="0x21, 0x80, //   #    ##  ">
            <text:p>0x21, 0x80, // <text:s text:c="2"/>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23, 0x00, // <text:s text:c="2"/># <text:s text:c="2"/>## <text:s text:c="2"/></text:p>
          </table:table-cell>
          <table:table-cell table:formula="of:=[.B1049]" office:value-type="float" office:value="59">
            <text:p>59</text:p>
          </table:table-cell>
          <table:table-cell table:style-name="ce45" table:formula="of:=RIGHT([.A1050];LEN([.A1050])-1)" office:value-type="string" office:string-value="0x23, 0x00, //   #   ##   ">
            <text:p>0x23, 0x00, // <text:s text:c="2"/># <text:s text:c="2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50]" office:value-type="float" office:value="59">
            <text:p>59</text:p>
          </table:table-cell>
          <table:table-cell table:style-name="ce45" table:formula="of:=RIGHT([.A1051];LEN([.A105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1051]" office:value-type="float" office:value="59">
            <text:p>59</text:p>
          </table:table-cell>
          <table:table-cell table:style-name="ce45" table:formula="of:=RIGHT([.A1052];LEN([.A1052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052]" office:value-type="float" office:value="59">
            <text:p>59</text:p>
          </table:table-cell>
          <table:table-cell table:style-name="ce45" table:formula="of:=RIGHT([.A1053];LEN([.A1053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80, // <text:s text:c="3"/>## <text:s text:c="2"/># <text:s/></text:p>
          </table:table-cell>
          <table:table-cell table:formula="of:=[.B1053]" office:value-type="float" office:value="59">
            <text:p>59</text:p>
          </table:table-cell>
          <table:table-cell table:style-name="ce45" table:formula="of:=RIGHT([.A1054];LEN([.A1054])-1)" office:value-type="string" office:string-value="0x18, 0x80, //    ##   #  ">
            <text:p>0x18, 0x80, // <text:s text:c="3"/>## <text:s text:c="2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80, // <text:s text:c="2"/>## <text:s text:c="3"/># <text:s/></text:p>
          </table:table-cell>
          <table:table-cell table:formula="of:=[.B1054]" office:value-type="float" office:value="59">
            <text:p>59</text:p>
          </table:table-cell>
          <table:table-cell table:style-name="ce45" table:formula="of:=RIGHT([.A1055];LEN([.A1055])-1)" office:value-type="string" office:string-value="0x30, 0x80, //   ##    #  ">
            <text:p>0x30, 0x80, // <text:s text:c="2"/>## <text:s text:c="3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1055]" office:value-type="float" office:value="59">
            <text:p>59</text:p>
          </table:table-cell>
          <table:table-cell table:style-name="ce45" table:formula="of:=RIGHT([.A1056];LEN([.A1056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56]" office:value-type="float" office:value="59">
            <text:p>59</text:p>
          </table:table-cell>
          <table:table-cell table:style-name="ce45" table:formula="of:=RIGHT([.A1057];LEN([.A10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57]" office:value-type="float" office:value="59">
            <text:p>59</text:p>
          </table:table-cell>
          <table:table-cell table:style-name="ce45" table:formula="of:=RIGHT([.A1058];LEN([.A105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58]" office:value-type="float" office:value="59">
            <text:p>59</text:p>
          </table:table-cell>
          <table:table-cell table:style-name="ce45" table:formula="of:=RIGHT([.A1059];LEN([.A10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59]" office:value-type="float" office:value="59">
            <text:p>59</text:p>
          </table:table-cell>
          <table:table-cell table:style-name="ce45" table:formula="of:=RIGHT([.A1060];LEN([.A106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60]" office:value-type="float" office:value="59">
            <text:p>59</text:p>
          </table:table-cell>
          <table:table-cell table:style-name="ce45" table:formula="of:=RIGHT([.A1061];LEN([.A10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061]" office:value-type="float" office:value="59">
            <text:p>59</text:p>
          </table:table-cell>
          <table:table-cell table:style-name="ce45" table:formula="of:=RIGHT([.A1062];LEN([.A106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888 '[' (8 pixels wide)</text:p>
          </table:table-cell>
          <table:table-cell table:formula="of:=[.B1045]+1" office:value-type="float" office:value="60">
            <text:p>60</text:p>
          </table:table-cell>
          <table:table-cell table:style-name="ce45" table:formula="of:=&quot;//ASCII &quot;&amp;(31+[.B1063])&amp;&quot; '&quot;&amp;CHAR(31+[.B1063])&amp;&quot;' (8 pixels wide)&quot;" office:value-type="string" office:string-value="//ASCII 91 '[' (8 pixels wide)">
            <text:p>//ASCII 91 '[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63]" office:value-type="float" office:value="60">
            <text:p>60</text:p>
          </table:table-cell>
          <table:table-cell table:style-name="ce45" table:formula="of:=RIGHT([.A1064];LEN([.A106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7, 0x80, // <text:s text:c="5"/>#### <text:s/></text:p>
          </table:table-cell>
          <table:table-cell table:formula="of:=[.B1064]" office:value-type="float" office:value="60">
            <text:p>60</text:p>
          </table:table-cell>
          <table:table-cell table:style-name="ce45" table:formula="of:=RIGHT([.A1065];LEN([.A1065])-1)" office:value-type="string" office:string-value="0x07, 0x80, //      ####  ">
            <text:p>0x07, 0x80, // <text:s text:c="5"/>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65]" office:value-type="float" office:value="60">
            <text:p>60</text:p>
          </table:table-cell>
          <table:table-cell table:style-name="ce45" table:formula="of:=RIGHT([.A1066];LEN([.A106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66]" office:value-type="float" office:value="60">
            <text:p>60</text:p>
          </table:table-cell>
          <table:table-cell table:style-name="ce45" table:formula="of:=RIGHT([.A1067];LEN([.A106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67]" office:value-type="float" office:value="60">
            <text:p>60</text:p>
          </table:table-cell>
          <table:table-cell table:style-name="ce45" table:formula="of:=RIGHT([.A1068];LEN([.A106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68]" office:value-type="float" office:value="60">
            <text:p>60</text:p>
          </table:table-cell>
          <table:table-cell table:style-name="ce45" table:formula="of:=RIGHT([.A1069];LEN([.A106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69]" office:value-type="float" office:value="60">
            <text:p>60</text:p>
          </table:table-cell>
          <table:table-cell table:style-name="ce45" table:formula="of:=RIGHT([.A1070];LEN([.A1070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70]" office:value-type="float" office:value="60">
            <text:p>60</text:p>
          </table:table-cell>
          <table:table-cell table:style-name="ce45" table:formula="of:=RIGHT([.A1071];LEN([.A107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71]" office:value-type="float" office:value="60">
            <text:p>60</text:p>
          </table:table-cell>
          <table:table-cell table:style-name="ce45" table:formula="of:=RIGHT([.A1072];LEN([.A107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72]" office:value-type="float" office:value="60">
            <text:p>60</text:p>
          </table:table-cell>
          <table:table-cell table:style-name="ce45" table:formula="of:=RIGHT([.A1073];LEN([.A107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73]" office:value-type="float" office:value="60">
            <text:p>60</text:p>
          </table:table-cell>
          <table:table-cell table:style-name="ce45" table:formula="of:=RIGHT([.A1074];LEN([.A107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74]" office:value-type="float" office:value="60">
            <text:p>60</text:p>
          </table:table-cell>
          <table:table-cell table:style-name="ce45" table:formula="of:=RIGHT([.A1075];LEN([.A107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7, 0x80, // <text:s text:c="5"/>#### <text:s/></text:p>
          </table:table-cell>
          <table:table-cell table:formula="of:=[.B1075]" office:value-type="float" office:value="60">
            <text:p>60</text:p>
          </table:table-cell>
          <table:table-cell table:style-name="ce45" table:formula="of:=RIGHT([.A1076];LEN([.A1076])-1)" office:value-type="string" office:string-value="0x07, 0x80, //      ####  ">
            <text:p>0x07, 0x80, // <text:s text:c="5"/>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76]" office:value-type="float" office:value="60">
            <text:p>60</text:p>
          </table:table-cell>
          <table:table-cell table:style-name="ce45" table:formula="of:=RIGHT([.A1077];LEN([.A107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77]" office:value-type="float" office:value="60">
            <text:p>60</text:p>
          </table:table-cell>
          <table:table-cell table:style-name="ce45" table:formula="of:=RIGHT([.A1078];LEN([.A107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78]" office:value-type="float" office:value="60">
            <text:p>60</text:p>
          </table:table-cell>
          <table:table-cell table:style-name="ce45" table:formula="of:=RIGHT([.A1079];LEN([.A107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079]" office:value-type="float" office:value="60">
            <text:p>60</text:p>
          </table:table-cell>
          <table:table-cell table:style-name="ce45" table:formula="of:=RIGHT([.A1080];LEN([.A108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920 '\' (8 pixels wide)</text:p>
          </table:table-cell>
          <table:table-cell table:formula="of:=[.B1063]+1" office:value-type="float" office:value="61">
            <text:p>61</text:p>
          </table:table-cell>
          <table:table-cell table:style-name="ce45" table:formula="of:=&quot;//ASCII &quot;&amp;(31+[.B1081])&amp;&quot; '&quot;&amp;CHAR(31+[.B1081])&amp;&quot;' (8 pixels wide)&quot;" office:value-type="string" office:string-value="//ASCII 92 '\' (8 pixels wide)">
            <text:p>//ASCII 92 '\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081]" office:value-type="float" office:value="61">
            <text:p>61</text:p>
          </table:table-cell>
          <table:table-cell table:style-name="ce45" table:formula="of:=RIGHT([.A1082];LEN([.A1082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082]" office:value-type="float" office:value="61">
            <text:p>61</text:p>
          </table:table-cell>
          <table:table-cell table:style-name="ce45" table:formula="of:=RIGHT([.A1083];LEN([.A1083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083]" office:value-type="float" office:value="61">
            <text:p>61</text:p>
          </table:table-cell>
          <table:table-cell table:style-name="ce45" table:formula="of:=RIGHT([.A1084];LEN([.A1084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084]" office:value-type="float" office:value="61">
            <text:p>61</text:p>
          </table:table-cell>
          <table:table-cell table:style-name="ce45" table:formula="of:=RIGHT([.A1085];LEN([.A1085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085]" office:value-type="float" office:value="61">
            <text:p>61</text:p>
          </table:table-cell>
          <table:table-cell table:style-name="ce45" table:formula="of:=RIGHT([.A1086];LEN([.A1086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086]" office:value-type="float" office:value="61">
            <text:p>61</text:p>
          </table:table-cell>
          <table:table-cell table:style-name="ce45" table:formula="of:=RIGHT([.A1087];LEN([.A1087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087]" office:value-type="float" office:value="61">
            <text:p>61</text:p>
          </table:table-cell>
          <table:table-cell table:style-name="ce45" table:formula="of:=RIGHT([.A1088];LEN([.A108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088]" office:value-type="float" office:value="61">
            <text:p>61</text:p>
          </table:table-cell>
          <table:table-cell table:style-name="ce45" table:formula="of:=RIGHT([.A1089];LEN([.A1089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089]" office:value-type="float" office:value="61">
            <text:p>61</text:p>
          </table:table-cell>
          <table:table-cell table:style-name="ce45" table:formula="of:=RIGHT([.A1090];LEN([.A1090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090]" office:value-type="float" office:value="61">
            <text:p>61</text:p>
          </table:table-cell>
          <table:table-cell table:style-name="ce45" table:formula="of:=RIGHT([.A1091];LEN([.A1091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091]" office:value-type="float" office:value="61">
            <text:p>61</text:p>
          </table:table-cell>
          <table:table-cell table:style-name="ce45" table:formula="of:=RIGHT([.A1092];LEN([.A1092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C0, // <text:s text:c="8"/>## </text:p>
          </table:table-cell>
          <table:table-cell table:formula="of:=[.B1092]" office:value-type="float" office:value="61">
            <text:p>61</text:p>
          </table:table-cell>
          <table:table-cell table:style-name="ce45" table:formula="of:=RIGHT([.A1093];LEN([.A1093])-1)" office:value-type="string" office:string-value="0x00, 0xC0, //         ## ">
            <text:p>0x00, 0xC0, // <text:s text:c="8"/>## </text:p>
          </table:table-cell>
          <table:table-cell table:number-columns-repeated="15"/>
        </table:table-row>
        <table:table-row table:style-name="ro5">
          <table:table-cell office:value-type="string">
            <text:p><text:s/>0x00, 0xC0, // <text:s text:c="8"/>## </text:p>
          </table:table-cell>
          <table:table-cell table:formula="of:=[.B1093]" office:value-type="float" office:value="61">
            <text:p>61</text:p>
          </table:table-cell>
          <table:table-cell table:style-name="ce45" table:formula="of:=RIGHT([.A1094];LEN([.A1094])-1)" office:value-type="string" office:string-value="0x00, 0xC0, //         ## ">
            <text:p>0x00, 0xC0, // <text:s text:c="8"/>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94]" office:value-type="float" office:value="61">
            <text:p>61</text:p>
          </table:table-cell>
          <table:table-cell table:style-name="ce45" table:formula="of:=RIGHT([.A1095];LEN([.A109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95]" office:value-type="float" office:value="61">
            <text:p>61</text:p>
          </table:table-cell>
          <table:table-cell table:style-name="ce45" table:formula="of:=RIGHT([.A1096];LEN([.A109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96]" office:value-type="float" office:value="61">
            <text:p>61</text:p>
          </table:table-cell>
          <table:table-cell table:style-name="ce45" table:formula="of:=RIGHT([.A1097];LEN([.A10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097]" office:value-type="float" office:value="61">
            <text:p>61</text:p>
          </table:table-cell>
          <table:table-cell table:style-name="ce45" table:formula="of:=RIGHT([.A1098];LEN([.A109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952 ']' (8 pixels wide)</text:p>
          </table:table-cell>
          <table:table-cell table:formula="of:=[.B1081]+1" office:value-type="float" office:value="62">
            <text:p>62</text:p>
          </table:table-cell>
          <table:table-cell table:style-name="ce45" table:formula="of:=&quot;//ASCII &quot;&amp;(31+[.B1099])&amp;&quot; '&quot;&amp;CHAR(31+[.B1099])&amp;&quot;' (8 pixels wide)&quot;" office:value-type="string" office:string-value="//ASCII 93 ']' (8 pixels wide)">
            <text:p>//ASCII 93 ']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099]" office:value-type="float" office:value="62">
            <text:p>62</text:p>
          </table:table-cell>
          <table:table-cell table:style-name="ce45" table:formula="of:=RIGHT([.A1100];LEN([.A110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E, 0x00, // <text:s text:c="3"/>#### <text:s text:c="3"/></text:p>
          </table:table-cell>
          <table:table-cell table:formula="of:=[.B1100]" office:value-type="float" office:value="62">
            <text:p>62</text:p>
          </table:table-cell>
          <table:table-cell table:style-name="ce45" table:formula="of:=RIGHT([.A1101];LEN([.A1101])-1)" office:value-type="string" office:string-value="0x1E, 0x00, //    ####    ">
            <text:p>0x1E, 0x00, // <text:s text:c="3"/>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1]" office:value-type="float" office:value="62">
            <text:p>62</text:p>
          </table:table-cell>
          <table:table-cell table:style-name="ce45" table:formula="of:=RIGHT([.A1102];LEN([.A110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2]" office:value-type="float" office:value="62">
            <text:p>62</text:p>
          </table:table-cell>
          <table:table-cell table:style-name="ce45" table:formula="of:=RIGHT([.A1103];LEN([.A110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3]" office:value-type="float" office:value="62">
            <text:p>62</text:p>
          </table:table-cell>
          <table:table-cell table:style-name="ce45" table:formula="of:=RIGHT([.A1104];LEN([.A110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4]" office:value-type="float" office:value="62">
            <text:p>62</text:p>
          </table:table-cell>
          <table:table-cell table:style-name="ce45" table:formula="of:=RIGHT([.A1105];LEN([.A110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5]" office:value-type="float" office:value="62">
            <text:p>62</text:p>
          </table:table-cell>
          <table:table-cell table:style-name="ce45" table:formula="of:=RIGHT([.A1106];LEN([.A110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6]" office:value-type="float" office:value="62">
            <text:p>62</text:p>
          </table:table-cell>
          <table:table-cell table:style-name="ce45" table:formula="of:=RIGHT([.A1107];LEN([.A110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7]" office:value-type="float" office:value="62">
            <text:p>62</text:p>
          </table:table-cell>
          <table:table-cell table:style-name="ce45" table:formula="of:=RIGHT([.A1108];LEN([.A110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8]" office:value-type="float" office:value="62">
            <text:p>62</text:p>
          </table:table-cell>
          <table:table-cell table:style-name="ce45" table:formula="of:=RIGHT([.A1109];LEN([.A110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09]" office:value-type="float" office:value="62">
            <text:p>62</text:p>
          </table:table-cell>
          <table:table-cell table:style-name="ce45" table:formula="of:=RIGHT([.A1110];LEN([.A1110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110]" office:value-type="float" office:value="62">
            <text:p>62</text:p>
          </table:table-cell>
          <table:table-cell table:style-name="ce45" table:formula="of:=RIGHT([.A1111];LEN([.A111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E, 0x00, // <text:s text:c="3"/>#### <text:s text:c="3"/></text:p>
          </table:table-cell>
          <table:table-cell table:formula="of:=[.B1111]" office:value-type="float" office:value="62">
            <text:p>62</text:p>
          </table:table-cell>
          <table:table-cell table:style-name="ce45" table:formula="of:=RIGHT([.A1112];LEN([.A1112])-1)" office:value-type="string" office:string-value="0x1E, 0x00, //    ####    ">
            <text:p>0x1E, 0x00, // <text:s text:c="3"/>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12]" office:value-type="float" office:value="62">
            <text:p>62</text:p>
          </table:table-cell>
          <table:table-cell table:style-name="ce45" table:formula="of:=RIGHT([.A1113];LEN([.A111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13]" office:value-type="float" office:value="62">
            <text:p>62</text:p>
          </table:table-cell>
          <table:table-cell table:style-name="ce45" table:formula="of:=RIGHT([.A1114];LEN([.A111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14]" office:value-type="float" office:value="62">
            <text:p>62</text:p>
          </table:table-cell>
          <table:table-cell table:style-name="ce45" table:formula="of:=RIGHT([.A1115];LEN([.A111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115]" office:value-type="float" office:value="62">
            <text:p>62</text:p>
          </table:table-cell>
          <table:table-cell table:style-name="ce45" table:formula="of:=RIGHT([.A1116];LEN([.A111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1984 '^' (8 pixels wide)</text:p>
          </table:table-cell>
          <table:table-cell table:formula="of:=[.B1099]+1" office:value-type="float" office:value="63">
            <text:p>63</text:p>
          </table:table-cell>
          <table:table-cell table:style-name="ce45" table:formula="of:=&quot;//ASCII &quot;&amp;(31+[.B1117])&amp;&quot; '&quot;&amp;CHAR(31+[.B1117])&amp;&quot;' (8 pixels wide)&quot;" office:value-type="string" office:string-value="//ASCII 94 '^' (8 pixels wide)">
            <text:p>//ASCII 94 '^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1117]" office:value-type="float" office:value="63">
            <text:p>63</text:p>
          </table:table-cell>
          <table:table-cell table:style-name="ce45" table:formula="of:=RIGHT([.A1118];LEN([.A1118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A, 0x00, // <text:s text:c="4"/># # <text:s text:c="3"/></text:p>
          </table:table-cell>
          <table:table-cell table:formula="of:=[.B1118]" office:value-type="float" office:value="63">
            <text:p>63</text:p>
          </table:table-cell>
          <table:table-cell table:style-name="ce45" table:formula="of:=RIGHT([.A1119];LEN([.A1119])-1)" office:value-type="string" office:string-value="0x0A, 0x00, //     # #    ">
            <text:p>0x0A, 0x00, // <text:s text:c="4"/># 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A, 0x00, // <text:s text:c="4"/># # <text:s text:c="3"/></text:p>
          </table:table-cell>
          <table:table-cell table:formula="of:=[.B1119]" office:value-type="float" office:value="63">
            <text:p>63</text:p>
          </table:table-cell>
          <table:table-cell table:style-name="ce45" table:formula="of:=RIGHT([.A1120];LEN([.A1120])-1)" office:value-type="string" office:string-value="0x0A, 0x00, //     # #    ">
            <text:p>0x0A, 0x00, // <text:s text:c="4"/># 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1, 0x00, // <text:s text:c="3"/># <text:s text:c="2"/># <text:s text:c="2"/></text:p>
          </table:table-cell>
          <table:table-cell table:formula="of:=[.B1120]" office:value-type="float" office:value="63">
            <text:p>63</text:p>
          </table:table-cell>
          <table:table-cell table:style-name="ce45" table:formula="of:=RIGHT([.A1121];LEN([.A1121])-1)" office:value-type="string" office:string-value="0x11, 0x00, //    #   #   ">
            <text:p>0x11, 0x00, // <text:s text:c="3"/># <text:s text:c="2"/>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20, 0x80, // <text:s text:c="2"/># <text:s text:c="4"/># <text:s/></text:p>
          </table:table-cell>
          <table:table-cell table:formula="of:=[.B1121]" office:value-type="float" office:value="63">
            <text:p>63</text:p>
          </table:table-cell>
          <table:table-cell table:style-name="ce45" table:formula="of:=RIGHT([.A1122];LEN([.A1122])-1)" office:value-type="string" office:string-value="0x20, 0x80, //   #     #  ">
            <text:p>0x20, 0x80, // <text:s text:c="2"/># <text:s text:c="4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20, 0x80, // <text:s text:c="2"/># <text:s text:c="4"/># <text:s/></text:p>
          </table:table-cell>
          <table:table-cell table:formula="of:=[.B1122]" office:value-type="float" office:value="63">
            <text:p>63</text:p>
          </table:table-cell>
          <table:table-cell table:style-name="ce45" table:formula="of:=RIGHT([.A1123];LEN([.A1123])-1)" office:value-type="string" office:string-value="0x20, 0x80, //   #     #  ">
            <text:p>0x20, 0x80, // <text:s text:c="2"/># <text:s text:c="4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23]" office:value-type="float" office:value="63">
            <text:p>63</text:p>
          </table:table-cell>
          <table:table-cell table:style-name="ce45" table:formula="of:=RIGHT([.A1124];LEN([.A11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24]" office:value-type="float" office:value="63">
            <text:p>63</text:p>
          </table:table-cell>
          <table:table-cell table:style-name="ce45" table:formula="of:=RIGHT([.A1125];LEN([.A11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25]" office:value-type="float" office:value="63">
            <text:p>63</text:p>
          </table:table-cell>
          <table:table-cell table:style-name="ce45" table:formula="of:=RIGHT([.A1126];LEN([.A11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26]" office:value-type="float" office:value="63">
            <text:p>63</text:p>
          </table:table-cell>
          <table:table-cell table:style-name="ce45" table:formula="of:=RIGHT([.A1127];LEN([.A11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27]" office:value-type="float" office:value="63">
            <text:p>63</text:p>
          </table:table-cell>
          <table:table-cell table:style-name="ce45" table:formula="of:=RIGHT([.A1128];LEN([.A11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28]" office:value-type="float" office:value="63">
            <text:p>63</text:p>
          </table:table-cell>
          <table:table-cell table:style-name="ce45" table:formula="of:=RIGHT([.A1129];LEN([.A112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29]" office:value-type="float" office:value="63">
            <text:p>63</text:p>
          </table:table-cell>
          <table:table-cell table:style-name="ce45" table:formula="of:=RIGHT([.A1130];LEN([.A113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0]" office:value-type="float" office:value="63">
            <text:p>63</text:p>
          </table:table-cell>
          <table:table-cell table:style-name="ce45" table:formula="of:=RIGHT([.A1131];LEN([.A113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1]" office:value-type="float" office:value="63">
            <text:p>63</text:p>
          </table:table-cell>
          <table:table-cell table:style-name="ce45" table:formula="of:=RIGHT([.A1132];LEN([.A113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2]" office:value-type="float" office:value="63">
            <text:p>63</text:p>
          </table:table-cell>
          <table:table-cell table:style-name="ce45" table:formula="of:=RIGHT([.A1133];LEN([.A11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133]" office:value-type="float" office:value="63">
            <text:p>63</text:p>
          </table:table-cell>
          <table:table-cell table:style-name="ce45" table:formula="of:=RIGHT([.A1134];LEN([.A113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016 '_' (8 pixels wide)</text:p>
          </table:table-cell>
          <table:table-cell table:formula="of:=[.B1117]+1" office:value-type="float" office:value="64">
            <text:p>64</text:p>
          </table:table-cell>
          <table:table-cell table:style-name="ce45" table:formula="of:=&quot;//ASCII &quot;&amp;(31+[.B1135])&amp;&quot; '&quot;&amp;CHAR(31+[.B1135])&amp;&quot;' (8 pixels wide)&quot;" office:value-type="string" office:string-value="//ASCII 95 '_' (8 pixels wide)">
            <text:p>//ASCII 95 '_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5]" office:value-type="float" office:value="64">
            <text:p>64</text:p>
          </table:table-cell>
          <table:table-cell table:style-name="ce45" table:formula="of:=RIGHT([.A1136];LEN([.A113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6]" office:value-type="float" office:value="64">
            <text:p>64</text:p>
          </table:table-cell>
          <table:table-cell table:style-name="ce45" table:formula="of:=RIGHT([.A1137];LEN([.A11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7]" office:value-type="float" office:value="64">
            <text:p>64</text:p>
          </table:table-cell>
          <table:table-cell table:style-name="ce45" table:formula="of:=RIGHT([.A1138];LEN([.A11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8]" office:value-type="float" office:value="64">
            <text:p>64</text:p>
          </table:table-cell>
          <table:table-cell table:style-name="ce45" table:formula="of:=RIGHT([.A1139];LEN([.A11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39]" office:value-type="float" office:value="64">
            <text:p>64</text:p>
          </table:table-cell>
          <table:table-cell table:style-name="ce45" table:formula="of:=RIGHT([.A1140];LEN([.A11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0]" office:value-type="float" office:value="64">
            <text:p>64</text:p>
          </table:table-cell>
          <table:table-cell table:style-name="ce45" table:formula="of:=RIGHT([.A1141];LEN([.A11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1]" office:value-type="float" office:value="64">
            <text:p>64</text:p>
          </table:table-cell>
          <table:table-cell table:style-name="ce45" table:formula="of:=RIGHT([.A1142];LEN([.A114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2]" office:value-type="float" office:value="64">
            <text:p>64</text:p>
          </table:table-cell>
          <table:table-cell table:style-name="ce45" table:formula="of:=RIGHT([.A1143];LEN([.A11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3]" office:value-type="float" office:value="64">
            <text:p>64</text:p>
          </table:table-cell>
          <table:table-cell table:style-name="ce45" table:formula="of:=RIGHT([.A1144];LEN([.A11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4]" office:value-type="float" office:value="64">
            <text:p>64</text:p>
          </table:table-cell>
          <table:table-cell table:style-name="ce45" table:formula="of:=RIGHT([.A1145];LEN([.A11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5]" office:value-type="float" office:value="64">
            <text:p>64</text:p>
          </table:table-cell>
          <table:table-cell table:style-name="ce45" table:formula="of:=RIGHT([.A1146];LEN([.A11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6]" office:value-type="float" office:value="64">
            <text:p>64</text:p>
          </table:table-cell>
          <table:table-cell table:style-name="ce45" table:formula="of:=RIGHT([.A1147];LEN([.A114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7]" office:value-type="float" office:value="64">
            <text:p>64</text:p>
          </table:table-cell>
          <table:table-cell table:style-name="ce45" table:formula="of:=RIGHT([.A1148];LEN([.A114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8]" office:value-type="float" office:value="64">
            <text:p>64</text:p>
          </table:table-cell>
          <table:table-cell table:style-name="ce45" table:formula="of:=RIGHT([.A1149];LEN([.A114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49]" office:value-type="float" office:value="64">
            <text:p>64</text:p>
          </table:table-cell>
          <table:table-cell table:style-name="ce45" table:formula="of:=RIGHT([.A1150];LEN([.A115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FF, 0xE0, // ###########</text:p>
          </table:table-cell>
          <table:table-cell table:formula="of:=[.B1150]" office:value-type="float" office:value="64">
            <text:p>64</text:p>
          </table:table-cell>
          <table:table-cell table:style-name="ce45" table:formula="of:=RIGHT([.A1151];LEN([.A1151])-1)" office:value-type="string" office:string-value="0xFF, 0xE0, // ###########">
            <text:p>0xFF, 0xE0, // ###########</text:p>
          </table:table-cell>
          <table:table-cell table:number-columns-repeated="15"/>
        </table:table-row>
        <table:table-row table:style-name="ro5">
          <table:table-cell/>
          <table:table-cell table:formula="of:=[.B1151]" office:value-type="float" office:value="64">
            <text:p>64</text:p>
          </table:table-cell>
          <table:table-cell table:style-name="ce45" table:formula="of:=RIGHT([.A1152];LEN([.A115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048 '`' (8 pixels wide)</text:p>
          </table:table-cell>
          <table:table-cell table:formula="of:=[.B1135]+1" office:value-type="float" office:value="65">
            <text:p>65</text:p>
          </table:table-cell>
          <table:table-cell table:style-name="ce45" table:formula="of:=&quot;//ASCII &quot;&amp;(31+[.B1153])&amp;&quot; '&quot;&amp;CHAR(31+[.B1153])&amp;&quot;' (8 pixels wide)&quot;" office:value-type="string" office:string-value="//ASCII 96 '`' (8 pixels wide)">
            <text:p>//ASCII 96 '`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8, 0x00, // <text:s text:c="4"/># <text:s text:c="5"/></text:p>
          </table:table-cell>
          <table:table-cell table:formula="of:=[.B1153]" office:value-type="float" office:value="65">
            <text:p>65</text:p>
          </table:table-cell>
          <table:table-cell table:style-name="ce45" table:formula="of:=RIGHT([.A1154];LEN([.A1154])-1)" office:value-type="string" office:string-value="0x08, 0x00, //     #      ">
            <text:p>0x08, 0x00, // <text:s text:c="4"/>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4, 0x00, // <text:s text:c="5"/># <text:s text:c="4"/></text:p>
          </table:table-cell>
          <table:table-cell table:formula="of:=[.B1154]" office:value-type="float" office:value="65">
            <text:p>65</text:p>
          </table:table-cell>
          <table:table-cell table:style-name="ce45" table:formula="of:=RIGHT([.A1155];LEN([.A1155])-1)" office:value-type="string" office:string-value="0x04, 0x00, //      #     ">
            <text:p>0x04, 0x00, // <text:s text:c="5"/>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2, 0x00, // <text:s text:c="6"/># <text:s text:c="3"/></text:p>
          </table:table-cell>
          <table:table-cell table:formula="of:=[.B1155]" office:value-type="float" office:value="65">
            <text:p>65</text:p>
          </table:table-cell>
          <table:table-cell table:style-name="ce45" table:formula="of:=RIGHT([.A1156];LEN([.A1156])-1)" office:value-type="string" office:string-value="0x02, 0x00, //       #    ">
            <text:p>0x02, 0x00, // <text:s text:c="6"/>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56]" office:value-type="float" office:value="65">
            <text:p>65</text:p>
          </table:table-cell>
          <table:table-cell table:style-name="ce45" table:formula="of:=RIGHT([.A1157];LEN([.A11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57]" office:value-type="float" office:value="65">
            <text:p>65</text:p>
          </table:table-cell>
          <table:table-cell table:style-name="ce45" table:formula="of:=RIGHT([.A1158];LEN([.A115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58]" office:value-type="float" office:value="65">
            <text:p>65</text:p>
          </table:table-cell>
          <table:table-cell table:style-name="ce45" table:formula="of:=RIGHT([.A1159];LEN([.A11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59]" office:value-type="float" office:value="65">
            <text:p>65</text:p>
          </table:table-cell>
          <table:table-cell table:style-name="ce45" table:formula="of:=RIGHT([.A1160];LEN([.A116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0]" office:value-type="float" office:value="65">
            <text:p>65</text:p>
          </table:table-cell>
          <table:table-cell table:style-name="ce45" table:formula="of:=RIGHT([.A1161];LEN([.A11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1]" office:value-type="float" office:value="65">
            <text:p>65</text:p>
          </table:table-cell>
          <table:table-cell table:style-name="ce45" table:formula="of:=RIGHT([.A1162];LEN([.A11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2]" office:value-type="float" office:value="65">
            <text:p>65</text:p>
          </table:table-cell>
          <table:table-cell table:style-name="ce45" table:formula="of:=RIGHT([.A1163];LEN([.A116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3]" office:value-type="float" office:value="65">
            <text:p>65</text:p>
          </table:table-cell>
          <table:table-cell table:style-name="ce45" table:formula="of:=RIGHT([.A1164];LEN([.A116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4]" office:value-type="float" office:value="65">
            <text:p>65</text:p>
          </table:table-cell>
          <table:table-cell table:style-name="ce45" table:formula="of:=RIGHT([.A1165];LEN([.A116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5]" office:value-type="float" office:value="65">
            <text:p>65</text:p>
          </table:table-cell>
          <table:table-cell table:style-name="ce45" table:formula="of:=RIGHT([.A1166];LEN([.A116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6]" office:value-type="float" office:value="65">
            <text:p>65</text:p>
          </table:table-cell>
          <table:table-cell table:style-name="ce45" table:formula="of:=RIGHT([.A1167];LEN([.A116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7]" office:value-type="float" office:value="65">
            <text:p>65</text:p>
          </table:table-cell>
          <table:table-cell table:style-name="ce45" table:formula="of:=RIGHT([.A1168];LEN([.A116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68]" office:value-type="float" office:value="65">
            <text:p>65</text:p>
          </table:table-cell>
          <table:table-cell table:style-name="ce45" table:formula="of:=RIGHT([.A1169];LEN([.A116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169]" office:value-type="float" office:value="65">
            <text:p>65</text:p>
          </table:table-cell>
          <table:table-cell table:style-name="ce45" table:formula="of:=RIGHT([.A1170];LEN([.A117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080 'a' (8 pixels wide)</text:p>
          </table:table-cell>
          <table:table-cell table:formula="of:=[.B1153]+1" office:value-type="float" office:value="66">
            <text:p>66</text:p>
          </table:table-cell>
          <table:table-cell table:style-name="ce45" table:formula="of:=&quot;//ASCII &quot;&amp;(31+[.B1171])&amp;&quot; '&quot;&amp;CHAR(31+[.B1171])&amp;&quot;' (8 pixels wide)&quot;" office:value-type="string" office:string-value="//ASCII 97 'a' (8 pixels wide)">
            <text:p>//ASCII 97 'a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71]" office:value-type="float" office:value="66">
            <text:p>66</text:p>
          </table:table-cell>
          <table:table-cell table:style-name="ce45" table:formula="of:=RIGHT([.A1172];LEN([.A117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72]" office:value-type="float" office:value="66">
            <text:p>66</text:p>
          </table:table-cell>
          <table:table-cell table:style-name="ce45" table:formula="of:=RIGHT([.A1173];LEN([.A117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73]" office:value-type="float" office:value="66">
            <text:p>66</text:p>
          </table:table-cell>
          <table:table-cell table:style-name="ce45" table:formula="of:=RIGHT([.A1174];LEN([.A117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74]" office:value-type="float" office:value="66">
            <text:p>66</text:p>
          </table:table-cell>
          <table:table-cell table:style-name="ce45" table:formula="of:=RIGHT([.A1175];LEN([.A117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1175]" office:value-type="float" office:value="66">
            <text:p>66</text:p>
          </table:table-cell>
          <table:table-cell table:style-name="ce45" table:formula="of:=RIGHT([.A1176];LEN([.A1176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176]" office:value-type="float" office:value="66">
            <text:p>66</text:p>
          </table:table-cell>
          <table:table-cell table:style-name="ce45" table:formula="of:=RIGHT([.A1177];LEN([.A1177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177]" office:value-type="float" office:value="66">
            <text:p>66</text:p>
          </table:table-cell>
          <table:table-cell table:style-name="ce45" table:formula="of:=RIGHT([.A1178];LEN([.A1178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1178]" office:value-type="float" office:value="66">
            <text:p>66</text:p>
          </table:table-cell>
          <table:table-cell table:style-name="ce45" table:formula="of:=RIGHT([.A1179];LEN([.A1179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179]" office:value-type="float" office:value="66">
            <text:p>66</text:p>
          </table:table-cell>
          <table:table-cell table:style-name="ce45" table:formula="of:=RIGHT([.A1180];LEN([.A118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180]" office:value-type="float" office:value="66">
            <text:p>66</text:p>
          </table:table-cell>
          <table:table-cell table:style-name="ce45" table:formula="of:=RIGHT([.A1181];LEN([.A1181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D, 0xC0, // <text:s text:c="3"/>### ### </text:p>
          </table:table-cell>
          <table:table-cell table:formula="of:=[.B1181]" office:value-type="float" office:value="66">
            <text:p>66</text:p>
          </table:table-cell>
          <table:table-cell table:style-name="ce45" table:formula="of:=RIGHT([.A1182];LEN([.A1182])-1)" office:value-type="string" office:string-value="0x1D, 0xC0, //    ### ### ">
            <text:p>0x1D, 0xC0, // <text:s text:c="3"/>### 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82]" office:value-type="float" office:value="66">
            <text:p>66</text:p>
          </table:table-cell>
          <table:table-cell table:style-name="ce45" table:formula="of:=RIGHT([.A1183];LEN([.A118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83]" office:value-type="float" office:value="66">
            <text:p>66</text:p>
          </table:table-cell>
          <table:table-cell table:style-name="ce45" table:formula="of:=RIGHT([.A1184];LEN([.A118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84]" office:value-type="float" office:value="66">
            <text:p>66</text:p>
          </table:table-cell>
          <table:table-cell table:style-name="ce45" table:formula="of:=RIGHT([.A1185];LEN([.A118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85]" office:value-type="float" office:value="66">
            <text:p>66</text:p>
          </table:table-cell>
          <table:table-cell table:style-name="ce45" table:formula="of:=RIGHT([.A1186];LEN([.A118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86]" office:value-type="float" office:value="66">
            <text:p>66</text:p>
          </table:table-cell>
          <table:table-cell table:style-name="ce45" table:formula="of:=RIGHT([.A1187];LEN([.A118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187]" office:value-type="float" office:value="66">
            <text:p>66</text:p>
          </table:table-cell>
          <table:table-cell table:style-name="ce45" table:formula="of:=RIGHT([.A1188];LEN([.A118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112 'b' (8 pixels wide)</text:p>
          </table:table-cell>
          <table:table-cell table:formula="of:=[.B1171]+1" office:value-type="float" office:value="67">
            <text:p>67</text:p>
          </table:table-cell>
          <table:table-cell table:style-name="ce45" table:formula="of:=&quot;//ASCII &quot;&amp;(31+[.B1189])&amp;&quot; '&quot;&amp;CHAR(31+[.B1189])&amp;&quot;' (8 pixels wide)&quot;" office:value-type="string" office:string-value="//ASCII 98 'b' (8 pixels wide)">
            <text:p>//ASCII 98 'b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189]" office:value-type="float" office:value="67">
            <text:p>67</text:p>
          </table:table-cell>
          <table:table-cell table:style-name="ce45" table:formula="of:=RIGHT([.A1190];LEN([.A11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0, 0x00, // <text:s/>### <text:s text:c="6"/></text:p>
          </table:table-cell>
          <table:table-cell table:formula="of:=[.B1190]" office:value-type="float" office:value="67">
            <text:p>67</text:p>
          </table:table-cell>
          <table:table-cell table:style-name="ce45" table:formula="of:=RIGHT([.A1191];LEN([.A1191])-1)" office:value-type="string" office:string-value="0x70, 0x00, //  ###       ">
            <text:p>0x70, 0x00, // <text:s/>#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191]" office:value-type="float" office:value="67">
            <text:p>67</text:p>
          </table:table-cell>
          <table:table-cell table:style-name="ce45" table:formula="of:=RIGHT([.A1192];LEN([.A1192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192]" office:value-type="float" office:value="67">
            <text:p>67</text:p>
          </table:table-cell>
          <table:table-cell table:style-name="ce45" table:formula="of:=RIGHT([.A1193];LEN([.A1193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7, 0x00, // <text:s text:c="2"/>## ### <text:s text:c="2"/></text:p>
          </table:table-cell>
          <table:table-cell table:formula="of:=[.B1193]" office:value-type="float" office:value="67">
            <text:p>67</text:p>
          </table:table-cell>
          <table:table-cell table:style-name="ce45" table:formula="of:=RIGHT([.A1194];LEN([.A1194])-1)" office:value-type="string" office:string-value="0x37, 0x00, //   ## ###   ">
            <text:p>0x37, 0x00, // <text:s text:c="2"/>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1194]" office:value-type="float" office:value="67">
            <text:p>67</text:p>
          </table:table-cell>
          <table:table-cell table:style-name="ce45" table:formula="of:=RIGHT([.A1195];LEN([.A1195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195]" office:value-type="float" office:value="67">
            <text:p>67</text:p>
          </table:table-cell>
          <table:table-cell table:style-name="ce45" table:formula="of:=RIGHT([.A1196];LEN([.A1196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196]" office:value-type="float" office:value="67">
            <text:p>67</text:p>
          </table:table-cell>
          <table:table-cell table:style-name="ce45" table:formula="of:=RIGHT([.A1197];LEN([.A1197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197]" office:value-type="float" office:value="67">
            <text:p>67</text:p>
          </table:table-cell>
          <table:table-cell table:style-name="ce45" table:formula="of:=RIGHT([.A1198];LEN([.A1198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1198]" office:value-type="float" office:value="67">
            <text:p>67</text:p>
          </table:table-cell>
          <table:table-cell table:style-name="ce45" table:formula="of:=RIGHT([.A1199];LEN([.A1199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7, 0x00, // <text:s/>### ### <text:s text:c="2"/></text:p>
          </table:table-cell>
          <table:table-cell table:formula="of:=[.B1199]" office:value-type="float" office:value="67">
            <text:p>67</text:p>
          </table:table-cell>
          <table:table-cell table:style-name="ce45" table:formula="of:=RIGHT([.A1200];LEN([.A1200])-1)" office:value-type="string" office:string-value="0x77, 0x00, //  ### ###   ">
            <text:p>0x77, 0x00, // <text:s/>#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0]" office:value-type="float" office:value="67">
            <text:p>67</text:p>
          </table:table-cell>
          <table:table-cell table:style-name="ce45" table:formula="of:=RIGHT([.A1201];LEN([.A120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1]" office:value-type="float" office:value="67">
            <text:p>67</text:p>
          </table:table-cell>
          <table:table-cell table:style-name="ce45" table:formula="of:=RIGHT([.A1202];LEN([.A120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2]" office:value-type="float" office:value="67">
            <text:p>67</text:p>
          </table:table-cell>
          <table:table-cell table:style-name="ce45" table:formula="of:=RIGHT([.A1203];LEN([.A12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3]" office:value-type="float" office:value="67">
            <text:p>67</text:p>
          </table:table-cell>
          <table:table-cell table:style-name="ce45" table:formula="of:=RIGHT([.A1204];LEN([.A120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4]" office:value-type="float" office:value="67">
            <text:p>67</text:p>
          </table:table-cell>
          <table:table-cell table:style-name="ce45" table:formula="of:=RIGHT([.A1205];LEN([.A12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205]" office:value-type="float" office:value="67">
            <text:p>67</text:p>
          </table:table-cell>
          <table:table-cell table:style-name="ce45" table:formula="of:=RIGHT([.A1206];LEN([.A120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144 'c' (8 pixels wide)</text:p>
          </table:table-cell>
          <table:table-cell table:formula="of:=[.B1189]+1" office:value-type="float" office:value="68">
            <text:p>68</text:p>
          </table:table-cell>
          <table:table-cell table:style-name="ce45" table:formula="of:=&quot;//ASCII &quot;&amp;(31+[.B1207])&amp;&quot; '&quot;&amp;CHAR(31+[.B1207])&amp;&quot;' (8 pixels wide)&quot;" office:value-type="string" office:string-value="//ASCII 99 'c' (8 pixels wide)">
            <text:p>//ASCII 99 'c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7]" office:value-type="float" office:value="68">
            <text:p>68</text:p>
          </table:table-cell>
          <table:table-cell table:style-name="ce45" table:formula="of:=RIGHT([.A1208];LEN([.A120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8]" office:value-type="float" office:value="68">
            <text:p>68</text:p>
          </table:table-cell>
          <table:table-cell table:style-name="ce45" table:formula="of:=RIGHT([.A1209];LEN([.A12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09]" office:value-type="float" office:value="68">
            <text:p>68</text:p>
          </table:table-cell>
          <table:table-cell table:style-name="ce45" table:formula="of:=RIGHT([.A1210];LEN([.A12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10]" office:value-type="float" office:value="68">
            <text:p>68</text:p>
          </table:table-cell>
          <table:table-cell table:style-name="ce45" table:formula="of:=RIGHT([.A1211];LEN([.A12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E, 0x80, // <text:s text:c="3"/>#### # <text:s/></text:p>
          </table:table-cell>
          <table:table-cell table:formula="of:=[.B1211]" office:value-type="float" office:value="68">
            <text:p>68</text:p>
          </table:table-cell>
          <table:table-cell table:style-name="ce45" table:formula="of:=RIGHT([.A1212];LEN([.A1212])-1)" office:value-type="string" office:string-value="0x1E, 0x80, //    #### #  ">
            <text:p>0x1E, 0x80, // <text:s text:c="3"/>#### 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212]" office:value-type="float" office:value="68">
            <text:p>68</text:p>
          </table:table-cell>
          <table:table-cell table:style-name="ce45" table:formula="of:=RIGHT([.A1213];LEN([.A121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80, // <text:s/>## <text:s text:c="4"/># <text:s/></text:p>
          </table:table-cell>
          <table:table-cell table:formula="of:=[.B1213]" office:value-type="float" office:value="68">
            <text:p>68</text:p>
          </table:table-cell>
          <table:table-cell table:style-name="ce45" table:formula="of:=RIGHT([.A1214];LEN([.A1214])-1)" office:value-type="string" office:string-value="0x60, 0x80, //  ##     #  ">
            <text:p>0x60, 0x80, // <text:s/>## <text:s text:c="4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1214]" office:value-type="float" office:value="68">
            <text:p>68</text:p>
          </table:table-cell>
          <table:table-cell table:style-name="ce45" table:formula="of:=RIGHT([.A1215];LEN([.A1215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60, 0x80, // <text:s/>## <text:s text:c="4"/># <text:s/></text:p>
          </table:table-cell>
          <table:table-cell table:formula="of:=[.B1215]" office:value-type="float" office:value="68">
            <text:p>68</text:p>
          </table:table-cell>
          <table:table-cell table:style-name="ce45" table:formula="of:=RIGHT([.A1216];LEN([.A1216])-1)" office:value-type="string" office:string-value="0x60, 0x80, //  ##     #  ">
            <text:p>0x60, 0x80, // <text:s/>## <text:s text:c="4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216]" office:value-type="float" office:value="68">
            <text:p>68</text:p>
          </table:table-cell>
          <table:table-cell table:style-name="ce45" table:formula="of:=RIGHT([.A1217];LEN([.A121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1217]" office:value-type="float" office:value="68">
            <text:p>68</text:p>
          </table:table-cell>
          <table:table-cell table:style-name="ce45" table:formula="of:=RIGHT([.A1218];LEN([.A1218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18]" office:value-type="float" office:value="68">
            <text:p>68</text:p>
          </table:table-cell>
          <table:table-cell table:style-name="ce45" table:formula="of:=RIGHT([.A1219];LEN([.A12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19]" office:value-type="float" office:value="68">
            <text:p>68</text:p>
          </table:table-cell>
          <table:table-cell table:style-name="ce45" table:formula="of:=RIGHT([.A1220];LEN([.A122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20]" office:value-type="float" office:value="68">
            <text:p>68</text:p>
          </table:table-cell>
          <table:table-cell table:style-name="ce45" table:formula="of:=RIGHT([.A1221];LEN([.A12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21]" office:value-type="float" office:value="68">
            <text:p>68</text:p>
          </table:table-cell>
          <table:table-cell table:style-name="ce45" table:formula="of:=RIGHT([.A1222];LEN([.A122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22]" office:value-type="float" office:value="68">
            <text:p>68</text:p>
          </table:table-cell>
          <table:table-cell table:style-name="ce45" table:formula="of:=RIGHT([.A1223];LEN([.A12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223]" office:value-type="float" office:value="68">
            <text:p>68</text:p>
          </table:table-cell>
          <table:table-cell table:style-name="ce45" table:formula="of:=RIGHT([.A1224];LEN([.A122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176 'd' (8 pixels wide)</text:p>
          </table:table-cell>
          <table:table-cell table:formula="of:=[.B1207]+1" office:value-type="float" office:value="69">
            <text:p>69</text:p>
          </table:table-cell>
          <table:table-cell table:style-name="ce45" table:formula="of:=&quot;//ASCII &quot;&amp;(31+[.B1225])&amp;&quot; '&quot;&amp;CHAR(31+[.B1225])&amp;&quot;' (8 pixels wide)&quot;" office:value-type="string" office:string-value="//ASCII 100 'd' (8 pixels wide)">
            <text:p>//ASCII 100 'd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25]" office:value-type="float" office:value="69">
            <text:p>69</text:p>
          </table:table-cell>
          <table:table-cell table:style-name="ce45" table:formula="of:=RIGHT([.A1226];LEN([.A12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3, 0x80, // <text:s text:c="6"/>### <text:s/></text:p>
          </table:table-cell>
          <table:table-cell table:formula="of:=[.B1226]" office:value-type="float" office:value="69">
            <text:p>69</text:p>
          </table:table-cell>
          <table:table-cell table:style-name="ce45" table:formula="of:=RIGHT([.A1227];LEN([.A1227])-1)" office:value-type="string" office:string-value="0x03, 0x80, //       ###  ">
            <text:p>0x03, 0x80, // <text:s text:c="6"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227]" office:value-type="float" office:value="69">
            <text:p>69</text:p>
          </table:table-cell>
          <table:table-cell table:style-name="ce45" table:formula="of:=RIGHT([.A1228];LEN([.A1228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228]" office:value-type="float" office:value="69">
            <text:p>69</text:p>
          </table:table-cell>
          <table:table-cell table:style-name="ce45" table:formula="of:=RIGHT([.A1229];LEN([.A1229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D, 0x80, // <text:s text:c="3"/>### ## <text:s/></text:p>
          </table:table-cell>
          <table:table-cell table:formula="of:=[.B1229]" office:value-type="float" office:value="69">
            <text:p>69</text:p>
          </table:table-cell>
          <table:table-cell table:style-name="ce45" table:formula="of:=RIGHT([.A1230];LEN([.A1230])-1)" office:value-type="string" office:string-value="0x1D, 0x80, //    ### ##  ">
            <text:p>0x1D, 0x80, // <text:s text:c="3"/>##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230]" office:value-type="float" office:value="69">
            <text:p>69</text:p>
          </table:table-cell>
          <table:table-cell table:style-name="ce45" table:formula="of:=RIGHT([.A1231];LEN([.A1231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231]" office:value-type="float" office:value="69">
            <text:p>69</text:p>
          </table:table-cell>
          <table:table-cell table:style-name="ce45" table:formula="of:=RIGHT([.A1232];LEN([.A1232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232]" office:value-type="float" office:value="69">
            <text:p>69</text:p>
          </table:table-cell>
          <table:table-cell table:style-name="ce45" table:formula="of:=RIGHT([.A1233];LEN([.A1233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233]" office:value-type="float" office:value="69">
            <text:p>69</text:p>
          </table:table-cell>
          <table:table-cell table:style-name="ce45" table:formula="of:=RIGHT([.A1234];LEN([.A1234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234]" office:value-type="float" office:value="69">
            <text:p>69</text:p>
          </table:table-cell>
          <table:table-cell table:style-name="ce45" table:formula="of:=RIGHT([.A1235];LEN([.A1235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D, 0xC0, // <text:s text:c="3"/>### ### </text:p>
          </table:table-cell>
          <table:table-cell table:formula="of:=[.B1235]" office:value-type="float" office:value="69">
            <text:p>69</text:p>
          </table:table-cell>
          <table:table-cell table:style-name="ce45" table:formula="of:=RIGHT([.A1236];LEN([.A1236])-1)" office:value-type="string" office:string-value="0x1D, 0xC0, //    ### ### ">
            <text:p>0x1D, 0xC0, // <text:s text:c="3"/>### 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36]" office:value-type="float" office:value="69">
            <text:p>69</text:p>
          </table:table-cell>
          <table:table-cell table:style-name="ce45" table:formula="of:=RIGHT([.A1237];LEN([.A12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37]" office:value-type="float" office:value="69">
            <text:p>69</text:p>
          </table:table-cell>
          <table:table-cell table:style-name="ce45" table:formula="of:=RIGHT([.A1238];LEN([.A12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38]" office:value-type="float" office:value="69">
            <text:p>69</text:p>
          </table:table-cell>
          <table:table-cell table:style-name="ce45" table:formula="of:=RIGHT([.A1239];LEN([.A12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39]" office:value-type="float" office:value="69">
            <text:p>69</text:p>
          </table:table-cell>
          <table:table-cell table:style-name="ce45" table:formula="of:=RIGHT([.A1240];LEN([.A12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40]" office:value-type="float" office:value="69">
            <text:p>69</text:p>
          </table:table-cell>
          <table:table-cell table:style-name="ce45" table:formula="of:=RIGHT([.A1241];LEN([.A124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241]" office:value-type="float" office:value="69">
            <text:p>69</text:p>
          </table:table-cell>
          <table:table-cell table:style-name="ce45" table:formula="of:=RIGHT([.A1242];LEN([.A124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208 'e' (8 pixels wide)</text:p>
          </table:table-cell>
          <table:table-cell table:formula="of:=[.B1225]+1" office:value-type="float" office:value="70">
            <text:p>70</text:p>
          </table:table-cell>
          <table:table-cell table:style-name="ce45" table:formula="of:=&quot;//ASCII &quot;&amp;(31+[.B1243])&amp;&quot; '&quot;&amp;CHAR(31+[.B1243])&amp;&quot;' (8 pixels wide)&quot;" office:value-type="string" office:string-value="//ASCII 101 'e' (8 pixels wide)">
            <text:p>//ASCII 101 'e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43]" office:value-type="float" office:value="70">
            <text:p>70</text:p>
          </table:table-cell>
          <table:table-cell table:style-name="ce45" table:formula="of:=RIGHT([.A1244];LEN([.A12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44]" office:value-type="float" office:value="70">
            <text:p>70</text:p>
          </table:table-cell>
          <table:table-cell table:style-name="ce45" table:formula="of:=RIGHT([.A1245];LEN([.A12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45]" office:value-type="float" office:value="70">
            <text:p>70</text:p>
          </table:table-cell>
          <table:table-cell table:style-name="ce45" table:formula="of:=RIGHT([.A1246];LEN([.A12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46]" office:value-type="float" office:value="70">
            <text:p>70</text:p>
          </table:table-cell>
          <table:table-cell table:style-name="ce45" table:formula="of:=RIGHT([.A1247];LEN([.A124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1247]" office:value-type="float" office:value="70">
            <text:p>70</text:p>
          </table:table-cell>
          <table:table-cell table:style-name="ce45" table:formula="of:=RIGHT([.A1248];LEN([.A1248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248]" office:value-type="float" office:value="70">
            <text:p>70</text:p>
          </table:table-cell>
          <table:table-cell table:style-name="ce45" table:formula="of:=RIGHT([.A1249];LEN([.A124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1249]" office:value-type="float" office:value="70">
            <text:p>70</text:p>
          </table:table-cell>
          <table:table-cell table:style-name="ce45" table:formula="of:=RIGHT([.A1250];LEN([.A1250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7F, 0xC0, // <text:s/>######### </text:p>
          </table:table-cell>
          <table:table-cell table:formula="of:=[.B1250]" office:value-type="float" office:value="70">
            <text:p>70</text:p>
          </table:table-cell>
          <table:table-cell table:style-name="ce45" table:formula="of:=RIGHT([.A1251];LEN([.A1251])-1)" office:value-type="string" office:string-value="0x7F, 0xC0, //  ######### ">
            <text:p>0x7F, 0xC0, // <text:s/>######### </text:p>
          </table:table-cell>
          <table:table-cell table:number-columns-repeated="15"/>
        </table:table-row>
        <table:table-row table:style-name="ro5">
          <table:table-cell office:value-type="string">
            <text:p><text:s/>0x60, 0x00, // <text:s/>## <text:s text:c="7"/></text:p>
          </table:table-cell>
          <table:table-cell table:formula="of:=[.B1251]" office:value-type="float" office:value="70">
            <text:p>70</text:p>
          </table:table-cell>
          <table:table-cell table:style-name="ce45" table:formula="of:=RIGHT([.A1252];LEN([.A1252])-1)" office:value-type="string" office:string-value="0x60, 0x00, //  ##        ">
            <text:p>0x60, 0x00, // <text:s/>## <text:s text:c="7"/>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252]" office:value-type="float" office:value="70">
            <text:p>70</text:p>
          </table:table-cell>
          <table:table-cell table:style-name="ce45" table:formula="of:=RIGHT([.A1253];LEN([.A1253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1253]" office:value-type="float" office:value="70">
            <text:p>70</text:p>
          </table:table-cell>
          <table:table-cell table:style-name="ce45" table:formula="of:=RIGHT([.A1254];LEN([.A1254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54]" office:value-type="float" office:value="70">
            <text:p>70</text:p>
          </table:table-cell>
          <table:table-cell table:style-name="ce45" table:formula="of:=RIGHT([.A1255];LEN([.A125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55]" office:value-type="float" office:value="70">
            <text:p>70</text:p>
          </table:table-cell>
          <table:table-cell table:style-name="ce45" table:formula="of:=RIGHT([.A1256];LEN([.A125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56]" office:value-type="float" office:value="70">
            <text:p>70</text:p>
          </table:table-cell>
          <table:table-cell table:style-name="ce45" table:formula="of:=RIGHT([.A1257];LEN([.A12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57]" office:value-type="float" office:value="70">
            <text:p>70</text:p>
          </table:table-cell>
          <table:table-cell table:style-name="ce45" table:formula="of:=RIGHT([.A1258];LEN([.A125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58]" office:value-type="float" office:value="70">
            <text:p>70</text:p>
          </table:table-cell>
          <table:table-cell table:style-name="ce45" table:formula="of:=RIGHT([.A1259];LEN([.A125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259]" office:value-type="float" office:value="70">
            <text:p>70</text:p>
          </table:table-cell>
          <table:table-cell table:style-name="ce45" table:formula="of:=RIGHT([.A1260];LEN([.A126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240 'f' (8 pixels wide)</text:p>
          </table:table-cell>
          <table:table-cell table:formula="of:=[.B1243]+1" office:value-type="float" office:value="71">
            <text:p>71</text:p>
          </table:table-cell>
          <table:table-cell table:style-name="ce45" table:formula="of:=&quot;//ASCII &quot;&amp;(31+[.B1261])&amp;&quot; '&quot;&amp;CHAR(31+[.B1261])&amp;&quot;' (8 pixels wide)&quot;" office:value-type="string" office:string-value="//ASCII 102 'f' (8 pixels wide)">
            <text:p>//ASCII 102 'f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61]" office:value-type="float" office:value="71">
            <text:p>71</text:p>
          </table:table-cell>
          <table:table-cell table:style-name="ce45" table:formula="of:=RIGHT([.A1262];LEN([.A12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7, 0xE0, // <text:s text:c="5"/>######</text:p>
          </table:table-cell>
          <table:table-cell table:formula="of:=[.B1262]" office:value-type="float" office:value="71">
            <text:p>71</text:p>
          </table:table-cell>
          <table:table-cell table:style-name="ce45" table:formula="of:=RIGHT([.A1263];LEN([.A1263])-1)" office:value-type="string" office:string-value="0x07, 0xE0, //      ######">
            <text:p>0x07, 0xE0, // <text:s text:c="5"/>######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263]" office:value-type="float" office:value="71">
            <text:p>71</text:p>
          </table:table-cell>
          <table:table-cell table:style-name="ce45" table:formula="of:=RIGHT([.A1264];LEN([.A126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264]" office:value-type="float" office:value="71">
            <text:p>71</text:p>
          </table:table-cell>
          <table:table-cell table:style-name="ce45" table:formula="of:=RIGHT([.A1265];LEN([.A1265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1265]" office:value-type="float" office:value="71">
            <text:p>71</text:p>
          </table:table-cell>
          <table:table-cell table:style-name="ce45" table:formula="of:=RIGHT([.A1266];LEN([.A1266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266]" office:value-type="float" office:value="71">
            <text:p>71</text:p>
          </table:table-cell>
          <table:table-cell table:style-name="ce45" table:formula="of:=RIGHT([.A1267];LEN([.A1267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267]" office:value-type="float" office:value="71">
            <text:p>71</text:p>
          </table:table-cell>
          <table:table-cell table:style-name="ce45" table:formula="of:=RIGHT([.A1268];LEN([.A1268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268]" office:value-type="float" office:value="71">
            <text:p>71</text:p>
          </table:table-cell>
          <table:table-cell table:style-name="ce45" table:formula="of:=RIGHT([.A1269];LEN([.A1269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269]" office:value-type="float" office:value="71">
            <text:p>71</text:p>
          </table:table-cell>
          <table:table-cell table:style-name="ce45" table:formula="of:=RIGHT([.A1270];LEN([.A1270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270]" office:value-type="float" office:value="71">
            <text:p>71</text:p>
          </table:table-cell>
          <table:table-cell table:style-name="ce45" table:formula="of:=RIGHT([.A1271];LEN([.A1271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1271]" office:value-type="float" office:value="71">
            <text:p>71</text:p>
          </table:table-cell>
          <table:table-cell table:style-name="ce45" table:formula="of:=RIGHT([.A1272];LEN([.A1272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72]" office:value-type="float" office:value="71">
            <text:p>71</text:p>
          </table:table-cell>
          <table:table-cell table:style-name="ce45" table:formula="of:=RIGHT([.A1273];LEN([.A127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73]" office:value-type="float" office:value="71">
            <text:p>71</text:p>
          </table:table-cell>
          <table:table-cell table:style-name="ce45" table:formula="of:=RIGHT([.A1274];LEN([.A127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74]" office:value-type="float" office:value="71">
            <text:p>71</text:p>
          </table:table-cell>
          <table:table-cell table:style-name="ce45" table:formula="of:=RIGHT([.A1275];LEN([.A127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75]" office:value-type="float" office:value="71">
            <text:p>71</text:p>
          </table:table-cell>
          <table:table-cell table:style-name="ce45" table:formula="of:=RIGHT([.A1276];LEN([.A127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76]" office:value-type="float" office:value="71">
            <text:p>71</text:p>
          </table:table-cell>
          <table:table-cell table:style-name="ce45" table:formula="of:=RIGHT([.A1277];LEN([.A127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277]" office:value-type="float" office:value="71">
            <text:p>71</text:p>
          </table:table-cell>
          <table:table-cell table:style-name="ce45" table:formula="of:=RIGHT([.A1278];LEN([.A127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272 'g' (8 pixels wide)</text:p>
          </table:table-cell>
          <table:table-cell table:formula="of:=[.B1261]+1" office:value-type="float" office:value="72">
            <text:p>72</text:p>
          </table:table-cell>
          <table:table-cell table:style-name="ce45" table:formula="of:=&quot;//ASCII &quot;&amp;(31+[.B1279])&amp;&quot; '&quot;&amp;CHAR(31+[.B1279])&amp;&quot;' (8 pixels wide)&quot;" office:value-type="string" office:string-value="//ASCII 103 'g' (8 pixels wide)">
            <text:p>//ASCII 103 'g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79]" office:value-type="float" office:value="72">
            <text:p>72</text:p>
          </table:table-cell>
          <table:table-cell table:style-name="ce45" table:formula="of:=RIGHT([.A1280];LEN([.A128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80]" office:value-type="float" office:value="72">
            <text:p>72</text:p>
          </table:table-cell>
          <table:table-cell table:style-name="ce45" table:formula="of:=RIGHT([.A1281];LEN([.A128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81]" office:value-type="float" office:value="72">
            <text:p>72</text:p>
          </table:table-cell>
          <table:table-cell table:style-name="ce45" table:formula="of:=RIGHT([.A1282];LEN([.A128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82]" office:value-type="float" office:value="72">
            <text:p>72</text:p>
          </table:table-cell>
          <table:table-cell table:style-name="ce45" table:formula="of:=RIGHT([.A1283];LEN([.A128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D, 0xC0, // <text:s text:c="3"/>### ### </text:p>
          </table:table-cell>
          <table:table-cell table:formula="of:=[.B1283]" office:value-type="float" office:value="72">
            <text:p>72</text:p>
          </table:table-cell>
          <table:table-cell table:style-name="ce45" table:formula="of:=RIGHT([.A1284];LEN([.A1284])-1)" office:value-type="string" office:string-value="0x1D, 0xC0, //    ### ### ">
            <text:p>0x1D, 0xC0, // <text:s text:c="3"/>### ### 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284]" office:value-type="float" office:value="72">
            <text:p>72</text:p>
          </table:table-cell>
          <table:table-cell table:style-name="ce45" table:formula="of:=RIGHT([.A1285];LEN([.A1285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285]" office:value-type="float" office:value="72">
            <text:p>72</text:p>
          </table:table-cell>
          <table:table-cell table:style-name="ce45" table:formula="of:=RIGHT([.A1286];LEN([.A1286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286]" office:value-type="float" office:value="72">
            <text:p>72</text:p>
          </table:table-cell>
          <table:table-cell table:style-name="ce45" table:formula="of:=RIGHT([.A1287];LEN([.A1287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287]" office:value-type="float" office:value="72">
            <text:p>72</text:p>
          </table:table-cell>
          <table:table-cell table:style-name="ce45" table:formula="of:=RIGHT([.A1288];LEN([.A1288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288]" office:value-type="float" office:value="72">
            <text:p>72</text:p>
          </table:table-cell>
          <table:table-cell table:style-name="ce45" table:formula="of:=RIGHT([.A1289];LEN([.A1289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D, 0x80, // <text:s text:c="3"/>### ## <text:s/></text:p>
          </table:table-cell>
          <table:table-cell table:formula="of:=[.B1289]" office:value-type="float" office:value="72">
            <text:p>72</text:p>
          </table:table-cell>
          <table:table-cell table:style-name="ce45" table:formula="of:=RIGHT([.A1290];LEN([.A1290])-1)" office:value-type="string" office:string-value="0x1D, 0x80, //    ### ##  ">
            <text:p>0x1D, 0x80, // <text:s text:c="3"/>##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290]" office:value-type="float" office:value="72">
            <text:p>72</text:p>
          </table:table-cell>
          <table:table-cell table:style-name="ce45" table:formula="of:=RIGHT([.A1291];LEN([.A1291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291]" office:value-type="float" office:value="72">
            <text:p>72</text:p>
          </table:table-cell>
          <table:table-cell table:style-name="ce45" table:formula="of:=RIGHT([.A1292];LEN([.A1292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1292]" office:value-type="float" office:value="72">
            <text:p>72</text:p>
          </table:table-cell>
          <table:table-cell table:style-name="ce45" table:formula="of:=RIGHT([.A1293];LEN([.A1293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93]" office:value-type="float" office:value="72">
            <text:p>72</text:p>
          </table:table-cell>
          <table:table-cell table:style-name="ce45" table:formula="of:=RIGHT([.A1294];LEN([.A129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94]" office:value-type="float" office:value="72">
            <text:p>72</text:p>
          </table:table-cell>
          <table:table-cell table:style-name="ce45" table:formula="of:=RIGHT([.A1295];LEN([.A129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295]" office:value-type="float" office:value="72">
            <text:p>72</text:p>
          </table:table-cell>
          <table:table-cell table:style-name="ce45" table:formula="of:=RIGHT([.A1296];LEN([.A129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304 'h' (8 pixels wide)</text:p>
          </table:table-cell>
          <table:table-cell table:formula="of:=[.B1279]+1" office:value-type="float" office:value="73">
            <text:p>73</text:p>
          </table:table-cell>
          <table:table-cell table:style-name="ce45" table:formula="of:=&quot;//ASCII &quot;&amp;(31+[.B1297])&amp;&quot; '&quot;&amp;CHAR(31+[.B1297])&amp;&quot;' (8 pixels wide)&quot;" office:value-type="string" office:string-value="//ASCII 104 'h' (8 pixels wide)">
            <text:p>//ASCII 104 'h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297]" office:value-type="float" office:value="73">
            <text:p>73</text:p>
          </table:table-cell>
          <table:table-cell table:style-name="ce45" table:formula="of:=RIGHT([.A1298];LEN([.A129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0, 0x00, // <text:s/>### <text:s text:c="6"/></text:p>
          </table:table-cell>
          <table:table-cell table:formula="of:=[.B1298]" office:value-type="float" office:value="73">
            <text:p>73</text:p>
          </table:table-cell>
          <table:table-cell table:style-name="ce45" table:formula="of:=RIGHT([.A1299];LEN([.A1299])-1)" office:value-type="string" office:string-value="0x70, 0x00, //  ###       ">
            <text:p>0x70, 0x00, // <text:s/>#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299]" office:value-type="float" office:value="73">
            <text:p>73</text:p>
          </table:table-cell>
          <table:table-cell table:style-name="ce45" table:formula="of:=RIGHT([.A1300];LEN([.A1300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300]" office:value-type="float" office:value="73">
            <text:p>73</text:p>
          </table:table-cell>
          <table:table-cell table:style-name="ce45" table:formula="of:=RIGHT([.A1301];LEN([.A1301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7, 0x00, // <text:s text:c="2"/>## ### <text:s text:c="2"/></text:p>
          </table:table-cell>
          <table:table-cell table:formula="of:=[.B1301]" office:value-type="float" office:value="73">
            <text:p>73</text:p>
          </table:table-cell>
          <table:table-cell table:style-name="ce45" table:formula="of:=RIGHT([.A1302];LEN([.A1302])-1)" office:value-type="string" office:string-value="0x37, 0x00, //   ## ###   ">
            <text:p>0x37, 0x00, // <text:s text:c="2"/>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1302]" office:value-type="float" office:value="73">
            <text:p>73</text:p>
          </table:table-cell>
          <table:table-cell table:style-name="ce45" table:formula="of:=RIGHT([.A1303];LEN([.A1303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303]" office:value-type="float" office:value="73">
            <text:p>73</text:p>
          </table:table-cell>
          <table:table-cell table:style-name="ce45" table:formula="of:=RIGHT([.A1304];LEN([.A1304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304]" office:value-type="float" office:value="73">
            <text:p>73</text:p>
          </table:table-cell>
          <table:table-cell table:style-name="ce45" table:formula="of:=RIGHT([.A1305];LEN([.A130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305]" office:value-type="float" office:value="73">
            <text:p>73</text:p>
          </table:table-cell>
          <table:table-cell table:style-name="ce45" table:formula="of:=RIGHT([.A1306];LEN([.A130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306]" office:value-type="float" office:value="73">
            <text:p>73</text:p>
          </table:table-cell>
          <table:table-cell table:style-name="ce45" table:formula="of:=RIGHT([.A1307];LEN([.A130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1307]" office:value-type="float" office:value="73">
            <text:p>73</text:p>
          </table:table-cell>
          <table:table-cell table:style-name="ce45" table:formula="of:=RIGHT([.A1308];LEN([.A1308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08]" office:value-type="float" office:value="73">
            <text:p>73</text:p>
          </table:table-cell>
          <table:table-cell table:style-name="ce45" table:formula="of:=RIGHT([.A1309];LEN([.A13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09]" office:value-type="float" office:value="73">
            <text:p>73</text:p>
          </table:table-cell>
          <table:table-cell table:style-name="ce45" table:formula="of:=RIGHT([.A1310];LEN([.A13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10]" office:value-type="float" office:value="73">
            <text:p>73</text:p>
          </table:table-cell>
          <table:table-cell table:style-name="ce45" table:formula="of:=RIGHT([.A1311];LEN([.A13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11]" office:value-type="float" office:value="73">
            <text:p>73</text:p>
          </table:table-cell>
          <table:table-cell table:style-name="ce45" table:formula="of:=RIGHT([.A1312];LEN([.A131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12]" office:value-type="float" office:value="73">
            <text:p>73</text:p>
          </table:table-cell>
          <table:table-cell table:style-name="ce45" table:formula="of:=RIGHT([.A1313];LEN([.A131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313]" office:value-type="float" office:value="73">
            <text:p>73</text:p>
          </table:table-cell>
          <table:table-cell table:style-name="ce45" table:formula="of:=RIGHT([.A1314];LEN([.A131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336 'i' (8 pixels wide)</text:p>
          </table:table-cell>
          <table:table-cell table:formula="of:=[.B1297]+1" office:value-type="float" office:value="74">
            <text:p>74</text:p>
          </table:table-cell>
          <table:table-cell table:style-name="ce45" table:formula="of:=&quot;//ASCII &quot;&amp;(31+[.B1315])&amp;&quot; '&quot;&amp;CHAR(31+[.B1315])&amp;&quot;' (8 pixels wide)&quot;" office:value-type="string" office:string-value="//ASCII 105 'i' (8 pixels wide)">
            <text:p>//ASCII 105 'i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15]" office:value-type="float" office:value="74">
            <text:p>74</text:p>
          </table:table-cell>
          <table:table-cell table:style-name="ce45" table:formula="of:=RIGHT([.A1316];LEN([.A131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16]" office:value-type="float" office:value="74">
            <text:p>74</text:p>
          </table:table-cell>
          <table:table-cell table:style-name="ce45" table:formula="of:=RIGHT([.A1317];LEN([.A131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17]" office:value-type="float" office:value="74">
            <text:p>74</text:p>
          </table:table-cell>
          <table:table-cell table:style-name="ce45" table:formula="of:=RIGHT([.A1318];LEN([.A131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18]" office:value-type="float" office:value="74">
            <text:p>74</text:p>
          </table:table-cell>
          <table:table-cell table:style-name="ce45" table:formula="of:=RIGHT([.A1319];LEN([.A13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E, 0x00, // <text:s text:c="3"/>#### <text:s text:c="3"/></text:p>
          </table:table-cell>
          <table:table-cell table:formula="of:=[.B1319]" office:value-type="float" office:value="74">
            <text:p>74</text:p>
          </table:table-cell>
          <table:table-cell table:style-name="ce45" table:formula="of:=RIGHT([.A1320];LEN([.A1320])-1)" office:value-type="string" office:string-value="0x1E, 0x00, //    ####    ">
            <text:p>0x1E, 0x00, // <text:s text:c="3"/>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20]" office:value-type="float" office:value="74">
            <text:p>74</text:p>
          </table:table-cell>
          <table:table-cell table:style-name="ce45" table:formula="of:=RIGHT([.A1321];LEN([.A132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21]" office:value-type="float" office:value="74">
            <text:p>74</text:p>
          </table:table-cell>
          <table:table-cell table:style-name="ce45" table:formula="of:=RIGHT([.A1322];LEN([.A132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22]" office:value-type="float" office:value="74">
            <text:p>74</text:p>
          </table:table-cell>
          <table:table-cell table:style-name="ce45" table:formula="of:=RIGHT([.A1323];LEN([.A132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23]" office:value-type="float" office:value="74">
            <text:p>74</text:p>
          </table:table-cell>
          <table:table-cell table:style-name="ce45" table:formula="of:=RIGHT([.A1324];LEN([.A132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24]" office:value-type="float" office:value="74">
            <text:p>74</text:p>
          </table:table-cell>
          <table:table-cell table:style-name="ce45" table:formula="of:=RIGHT([.A1325];LEN([.A132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1325]" office:value-type="float" office:value="74">
            <text:p>74</text:p>
          </table:table-cell>
          <table:table-cell table:style-name="ce45" table:formula="of:=RIGHT([.A1326];LEN([.A1326])-1)" office:value-type="string" office:string-value="0x3F, 0xC0, //   ######## ">
            <text:p>0x3F, 0xC0, // <text:s text:c="2"/>###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26]" office:value-type="float" office:value="74">
            <text:p>74</text:p>
          </table:table-cell>
          <table:table-cell table:style-name="ce45" table:formula="of:=RIGHT([.A1327];LEN([.A13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27]" office:value-type="float" office:value="74">
            <text:p>74</text:p>
          </table:table-cell>
          <table:table-cell table:style-name="ce45" table:formula="of:=RIGHT([.A1328];LEN([.A13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28]" office:value-type="float" office:value="74">
            <text:p>74</text:p>
          </table:table-cell>
          <table:table-cell table:style-name="ce45" table:formula="of:=RIGHT([.A1329];LEN([.A132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29]" office:value-type="float" office:value="74">
            <text:p>74</text:p>
          </table:table-cell>
          <table:table-cell table:style-name="ce45" table:formula="of:=RIGHT([.A1330];LEN([.A133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30]" office:value-type="float" office:value="74">
            <text:p>74</text:p>
          </table:table-cell>
          <table:table-cell table:style-name="ce45" table:formula="of:=RIGHT([.A1331];LEN([.A133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331]" office:value-type="float" office:value="74">
            <text:p>74</text:p>
          </table:table-cell>
          <table:table-cell table:style-name="ce45" table:formula="of:=RIGHT([.A1332];LEN([.A133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368 'j' (8 pixels wide)</text:p>
          </table:table-cell>
          <table:table-cell table:formula="of:=[.B1315]+1" office:value-type="float" office:value="75">
            <text:p>75</text:p>
          </table:table-cell>
          <table:table-cell table:style-name="ce45" table:formula="of:=&quot;//ASCII &quot;&amp;(31+[.B1333])&amp;&quot; '&quot;&amp;CHAR(31+[.B1333])&amp;&quot;' (8 pixels wide)&quot;" office:value-type="string" office:string-value="//ASCII 106 'j' (8 pixels wide)">
            <text:p>//ASCII 106 'j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33]" office:value-type="float" office:value="75">
            <text:p>75</text:p>
          </table:table-cell>
          <table:table-cell table:style-name="ce45" table:formula="of:=RIGHT([.A1334];LEN([.A133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34]" office:value-type="float" office:value="75">
            <text:p>75</text:p>
          </table:table-cell>
          <table:table-cell table:style-name="ce45" table:formula="of:=RIGHT([.A1335];LEN([.A133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35]" office:value-type="float" office:value="75">
            <text:p>75</text:p>
          </table:table-cell>
          <table:table-cell table:style-name="ce45" table:formula="of:=RIGHT([.A1336];LEN([.A133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36]" office:value-type="float" office:value="75">
            <text:p>75</text:p>
          </table:table-cell>
          <table:table-cell table:style-name="ce45" table:formula="of:=RIGHT([.A1337];LEN([.A13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1337]" office:value-type="float" office:value="75">
            <text:p>75</text:p>
          </table:table-cell>
          <table:table-cell table:style-name="ce45" table:formula="of:=RIGHT([.A1338];LEN([.A1338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38]" office:value-type="float" office:value="75">
            <text:p>75</text:p>
          </table:table-cell>
          <table:table-cell table:style-name="ce45" table:formula="of:=RIGHT([.A1339];LEN([.A1339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39]" office:value-type="float" office:value="75">
            <text:p>75</text:p>
          </table:table-cell>
          <table:table-cell table:style-name="ce45" table:formula="of:=RIGHT([.A1340];LEN([.A1340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40]" office:value-type="float" office:value="75">
            <text:p>75</text:p>
          </table:table-cell>
          <table:table-cell table:style-name="ce45" table:formula="of:=RIGHT([.A1341];LEN([.A1341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41]" office:value-type="float" office:value="75">
            <text:p>75</text:p>
          </table:table-cell>
          <table:table-cell table:style-name="ce45" table:formula="of:=RIGHT([.A1342];LEN([.A1342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42]" office:value-type="float" office:value="75">
            <text:p>75</text:p>
          </table:table-cell>
          <table:table-cell table:style-name="ce45" table:formula="of:=RIGHT([.A1343];LEN([.A1343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43]" office:value-type="float" office:value="75">
            <text:p>75</text:p>
          </table:table-cell>
          <table:table-cell table:style-name="ce45" table:formula="of:=RIGHT([.A1344];LEN([.A1344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44]" office:value-type="float" office:value="75">
            <text:p>75</text:p>
          </table:table-cell>
          <table:table-cell table:style-name="ce45" table:formula="of:=RIGHT([.A1345];LEN([.A1345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345]" office:value-type="float" office:value="75">
            <text:p>75</text:p>
          </table:table-cell>
          <table:table-cell table:style-name="ce45" table:formula="of:=RIGHT([.A1346];LEN([.A1346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1346]" office:value-type="float" office:value="75">
            <text:p>75</text:p>
          </table:table-cell>
          <table:table-cell table:style-name="ce45" table:formula="of:=RIGHT([.A1347];LEN([.A1347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47]" office:value-type="float" office:value="75">
            <text:p>75</text:p>
          </table:table-cell>
          <table:table-cell table:style-name="ce45" table:formula="of:=RIGHT([.A1348];LEN([.A134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48]" office:value-type="float" office:value="75">
            <text:p>75</text:p>
          </table:table-cell>
          <table:table-cell table:style-name="ce45" table:formula="of:=RIGHT([.A1349];LEN([.A134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349]" office:value-type="float" office:value="75">
            <text:p>75</text:p>
          </table:table-cell>
          <table:table-cell table:style-name="ce45" table:formula="of:=RIGHT([.A1350];LEN([.A135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400 'k' (8 pixels wide)</text:p>
          </table:table-cell>
          <table:table-cell table:formula="of:=[.B1333]+1" office:value-type="float" office:value="76">
            <text:p>76</text:p>
          </table:table-cell>
          <table:table-cell table:style-name="ce45" table:formula="of:=&quot;//ASCII &quot;&amp;(31+[.B1351])&amp;&quot; '&quot;&amp;CHAR(31+[.B1351])&amp;&quot;' (8 pixels wide)&quot;" office:value-type="string" office:string-value="//ASCII 107 'k' (8 pixels wide)">
            <text:p>//ASCII 107 'k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51]" office:value-type="float" office:value="76">
            <text:p>76</text:p>
          </table:table-cell>
          <table:table-cell table:style-name="ce45" table:formula="of:=RIGHT([.A1352];LEN([.A135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0, 0x00, // <text:s/>### <text:s text:c="6"/></text:p>
          </table:table-cell>
          <table:table-cell table:formula="of:=[.B1352]" office:value-type="float" office:value="76">
            <text:p>76</text:p>
          </table:table-cell>
          <table:table-cell table:style-name="ce45" table:formula="of:=RIGHT([.A1353];LEN([.A1353])-1)" office:value-type="string" office:string-value="0x70, 0x00, //  ###       ">
            <text:p>0x70, 0x00, // <text:s/>#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353]" office:value-type="float" office:value="76">
            <text:p>76</text:p>
          </table:table-cell>
          <table:table-cell table:style-name="ce45" table:formula="of:=RIGHT([.A1354];LEN([.A1354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354]" office:value-type="float" office:value="76">
            <text:p>76</text:p>
          </table:table-cell>
          <table:table-cell table:style-name="ce45" table:formula="of:=RIGHT([.A1355];LEN([.A1355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7, 0x80, // <text:s text:c="2"/>## #### <text:s/></text:p>
          </table:table-cell>
          <table:table-cell table:formula="of:=[.B1355]" office:value-type="float" office:value="76">
            <text:p>76</text:p>
          </table:table-cell>
          <table:table-cell table:style-name="ce45" table:formula="of:=RIGHT([.A1356];LEN([.A1356])-1)" office:value-type="string" office:string-value="0x37, 0x80, //   ## ####  ">
            <text:p>0x37, 0x80, // <text:s text:c="2"/>## 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6, 0x00, // <text:s text:c="2"/>## ## <text:s text:c="3"/></text:p>
          </table:table-cell>
          <table:table-cell table:formula="of:=[.B1356]" office:value-type="float" office:value="76">
            <text:p>76</text:p>
          </table:table-cell>
          <table:table-cell table:style-name="ce45" table:formula="of:=RIGHT([.A1357];LEN([.A1357])-1)" office:value-type="string" office:string-value="0x36, 0x00, //   ## ##    ">
            <text:p>0x36, 0x00, // <text:s text:c="2"/>## 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C, 0x00, // <text:s text:c="2"/>#### <text:s text:c="4"/></text:p>
          </table:table-cell>
          <table:table-cell table:formula="of:=[.B1357]" office:value-type="float" office:value="76">
            <text:p>76</text:p>
          </table:table-cell>
          <table:table-cell table:style-name="ce45" table:formula="of:=RIGHT([.A1358];LEN([.A1358])-1)" office:value-type="string" office:string-value="0x3C, 0x00, //   ####     ">
            <text:p>0x3C, 0x00, // <text:s text:c="2"/>#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C, 0x00, // <text:s text:c="2"/>#### <text:s text:c="4"/></text:p>
          </table:table-cell>
          <table:table-cell table:formula="of:=[.B1358]" office:value-type="float" office:value="76">
            <text:p>76</text:p>
          </table:table-cell>
          <table:table-cell table:style-name="ce45" table:formula="of:=RIGHT([.A1359];LEN([.A1359])-1)" office:value-type="string" office:string-value="0x3C, 0x00, //   ####     ">
            <text:p>0x3C, 0x00, // <text:s text:c="2"/>#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6, 0x00, // <text:s text:c="2"/>## ## <text:s text:c="3"/></text:p>
          </table:table-cell>
          <table:table-cell table:formula="of:=[.B1359]" office:value-type="float" office:value="76">
            <text:p>76</text:p>
          </table:table-cell>
          <table:table-cell table:style-name="ce45" table:formula="of:=RIGHT([.A1360];LEN([.A1360])-1)" office:value-type="string" office:string-value="0x36, 0x00, //   ## ##    ">
            <text:p>0x36, 0x00, // <text:s text:c="2"/>## 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3, 0x00, // <text:s text:c="2"/>## <text:s/>## <text:s text:c="2"/></text:p>
          </table:table-cell>
          <table:table-cell table:formula="of:=[.B1360]" office:value-type="float" office:value="76">
            <text:p>76</text:p>
          </table:table-cell>
          <table:table-cell table:style-name="ce45" table:formula="of:=RIGHT([.A1361];LEN([.A1361])-1)" office:value-type="string" office:string-value="0x33, 0x00, //   ##  ##   ">
            <text:p>0x33, 0x00, // <text:s text:c="2"/>## <text:s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77, 0xC0, // <text:s/>### ##### </text:p>
          </table:table-cell>
          <table:table-cell table:formula="of:=[.B1361]" office:value-type="float" office:value="76">
            <text:p>76</text:p>
          </table:table-cell>
          <table:table-cell table:style-name="ce45" table:formula="of:=RIGHT([.A1362];LEN([.A1362])-1)" office:value-type="string" office:string-value="0x77, 0xC0, //  ### ##### ">
            <text:p>0x77, 0xC0, // <text:s/>### 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62]" office:value-type="float" office:value="76">
            <text:p>76</text:p>
          </table:table-cell>
          <table:table-cell table:style-name="ce45" table:formula="of:=RIGHT([.A1363];LEN([.A136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63]" office:value-type="float" office:value="76">
            <text:p>76</text:p>
          </table:table-cell>
          <table:table-cell table:style-name="ce45" table:formula="of:=RIGHT([.A1364];LEN([.A136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64]" office:value-type="float" office:value="76">
            <text:p>76</text:p>
          </table:table-cell>
          <table:table-cell table:style-name="ce45" table:formula="of:=RIGHT([.A1365];LEN([.A136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65]" office:value-type="float" office:value="76">
            <text:p>76</text:p>
          </table:table-cell>
          <table:table-cell table:style-name="ce45" table:formula="of:=RIGHT([.A1366];LEN([.A136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66]" office:value-type="float" office:value="76">
            <text:p>76</text:p>
          </table:table-cell>
          <table:table-cell table:style-name="ce45" table:formula="of:=RIGHT([.A1367];LEN([.A136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367]" office:value-type="float" office:value="76">
            <text:p>76</text:p>
          </table:table-cell>
          <table:table-cell table:style-name="ce45" table:formula="of:=RIGHT([.A1368];LEN([.A136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432 'l' (8 pixels wide)</text:p>
          </table:table-cell>
          <table:table-cell table:formula="of:=[.B1351]+1" office:value-type="float" office:value="77">
            <text:p>77</text:p>
          </table:table-cell>
          <table:table-cell table:style-name="ce45" table:formula="of:=&quot;//ASCII &quot;&amp;(31+[.B1369])&amp;&quot; '&quot;&amp;CHAR(31+[.B1369])&amp;&quot;' (8 pixels wide)&quot;" office:value-type="string" office:string-value="//ASCII 108 'l' (8 pixels wide)">
            <text:p>//ASCII 108 'l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69]" office:value-type="float" office:value="77">
            <text:p>77</text:p>
          </table:table-cell>
          <table:table-cell table:style-name="ce45" table:formula="of:=RIGHT([.A1370];LEN([.A137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E, 0x00, // <text:s text:c="3"/>#### <text:s text:c="3"/></text:p>
          </table:table-cell>
          <table:table-cell table:formula="of:=[.B1370]" office:value-type="float" office:value="77">
            <text:p>77</text:p>
          </table:table-cell>
          <table:table-cell table:style-name="ce45" table:formula="of:=RIGHT([.A1371];LEN([.A1371])-1)" office:value-type="string" office:string-value="0x1E, 0x00, //    ####    ">
            <text:p>0x1E, 0x00, // <text:s text:c="3"/>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1]" office:value-type="float" office:value="77">
            <text:p>77</text:p>
          </table:table-cell>
          <table:table-cell table:style-name="ce45" table:formula="of:=RIGHT([.A1372];LEN([.A137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2]" office:value-type="float" office:value="77">
            <text:p>77</text:p>
          </table:table-cell>
          <table:table-cell table:style-name="ce45" table:formula="of:=RIGHT([.A1373];LEN([.A137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3]" office:value-type="float" office:value="77">
            <text:p>77</text:p>
          </table:table-cell>
          <table:table-cell table:style-name="ce45" table:formula="of:=RIGHT([.A1374];LEN([.A137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4]" office:value-type="float" office:value="77">
            <text:p>77</text:p>
          </table:table-cell>
          <table:table-cell table:style-name="ce45" table:formula="of:=RIGHT([.A1375];LEN([.A137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5]" office:value-type="float" office:value="77">
            <text:p>77</text:p>
          </table:table-cell>
          <table:table-cell table:style-name="ce45" table:formula="of:=RIGHT([.A1376];LEN([.A137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6]" office:value-type="float" office:value="77">
            <text:p>77</text:p>
          </table:table-cell>
          <table:table-cell table:style-name="ce45" table:formula="of:=RIGHT([.A1377];LEN([.A137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7]" office:value-type="float" office:value="77">
            <text:p>77</text:p>
          </table:table-cell>
          <table:table-cell table:style-name="ce45" table:formula="of:=RIGHT([.A1378];LEN([.A137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378]" office:value-type="float" office:value="77">
            <text:p>77</text:p>
          </table:table-cell>
          <table:table-cell table:style-name="ce45" table:formula="of:=RIGHT([.A1379];LEN([.A137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3F, 0xC0, // <text:s text:c="2"/>######## </text:p>
          </table:table-cell>
          <table:table-cell table:formula="of:=[.B1379]" office:value-type="float" office:value="77">
            <text:p>77</text:p>
          </table:table-cell>
          <table:table-cell table:style-name="ce45" table:formula="of:=RIGHT([.A1380];LEN([.A1380])-1)" office:value-type="string" office:string-value="0x3F, 0xC0, //   ######## ">
            <text:p>0x3F, 0xC0, // <text:s text:c="2"/>###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0]" office:value-type="float" office:value="77">
            <text:p>77</text:p>
          </table:table-cell>
          <table:table-cell table:style-name="ce45" table:formula="of:=RIGHT([.A1381];LEN([.A138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1]" office:value-type="float" office:value="77">
            <text:p>77</text:p>
          </table:table-cell>
          <table:table-cell table:style-name="ce45" table:formula="of:=RIGHT([.A1382];LEN([.A138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2]" office:value-type="float" office:value="77">
            <text:p>77</text:p>
          </table:table-cell>
          <table:table-cell table:style-name="ce45" table:formula="of:=RIGHT([.A1383];LEN([.A138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3]" office:value-type="float" office:value="77">
            <text:p>77</text:p>
          </table:table-cell>
          <table:table-cell table:style-name="ce45" table:formula="of:=RIGHT([.A1384];LEN([.A138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4]" office:value-type="float" office:value="77">
            <text:p>77</text:p>
          </table:table-cell>
          <table:table-cell table:style-name="ce45" table:formula="of:=RIGHT([.A1385];LEN([.A138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385]" office:value-type="float" office:value="77">
            <text:p>77</text:p>
          </table:table-cell>
          <table:table-cell table:style-name="ce45" table:formula="of:=RIGHT([.A1386];LEN([.A138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464 'm' (8 pixels wide)</text:p>
          </table:table-cell>
          <table:table-cell table:formula="of:=[.B1369]+1" office:value-type="float" office:value="78">
            <text:p>78</text:p>
          </table:table-cell>
          <table:table-cell table:style-name="ce45" table:formula="of:=&quot;//ASCII &quot;&amp;(31+[.B1387])&amp;&quot; '&quot;&amp;CHAR(31+[.B1387])&amp;&quot;' (8 pixels wide)&quot;" office:value-type="string" office:string-value="//ASCII 109 'm' (8 pixels wide)">
            <text:p>//ASCII 109 'm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7]" office:value-type="float" office:value="78">
            <text:p>78</text:p>
          </table:table-cell>
          <table:table-cell table:style-name="ce45" table:formula="of:=RIGHT([.A1388];LEN([.A138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8]" office:value-type="float" office:value="78">
            <text:p>78</text:p>
          </table:table-cell>
          <table:table-cell table:style-name="ce45" table:formula="of:=RIGHT([.A1389];LEN([.A13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89]" office:value-type="float" office:value="78">
            <text:p>78</text:p>
          </table:table-cell>
          <table:table-cell table:style-name="ce45" table:formula="of:=RIGHT([.A1390];LEN([.A13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90]" office:value-type="float" office:value="78">
            <text:p>78</text:p>
          </table:table-cell>
          <table:table-cell table:style-name="ce45" table:formula="of:=RIGHT([.A1391];LEN([.A13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F, 0x80, // <text:s/>######## <text:s/></text:p>
          </table:table-cell>
          <table:table-cell table:formula="of:=[.B1391]" office:value-type="float" office:value="78">
            <text:p>78</text:p>
          </table:table-cell>
          <table:table-cell table:style-name="ce45" table:formula="of:=RIGHT([.A1392];LEN([.A1392])-1)" office:value-type="string" office:string-value="0x7F, 0x80, //  ########  ">
            <text:p>0x7F, 0x80, // <text:s/>#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6, 0xC0, // <text:s text:c="2"/>## ## ## </text:p>
          </table:table-cell>
          <table:table-cell table:formula="of:=[.B1392]" office:value-type="float" office:value="78">
            <text:p>78</text:p>
          </table:table-cell>
          <table:table-cell table:style-name="ce45" table:formula="of:=RIGHT([.A1393];LEN([.A1393])-1)" office:value-type="string" office:string-value="0x36, 0xC0, //   ## ## ## ">
            <text:p>0x36, 0xC0, // <text:s text:c="2"/>## ## ## </text:p>
          </table:table-cell>
          <table:table-cell table:number-columns-repeated="15"/>
        </table:table-row>
        <table:table-row table:style-name="ro5">
          <table:table-cell office:value-type="string">
            <text:p><text:s/>0x36, 0xC0, // <text:s text:c="2"/>## ## ## </text:p>
          </table:table-cell>
          <table:table-cell table:formula="of:=[.B1393]" office:value-type="float" office:value="78">
            <text:p>78</text:p>
          </table:table-cell>
          <table:table-cell table:style-name="ce45" table:formula="of:=RIGHT([.A1394];LEN([.A1394])-1)" office:value-type="string" office:string-value="0x36, 0xC0, //   ## ## ## ">
            <text:p>0x36, 0xC0, // <text:s text:c="2"/>## ## ## </text:p>
          </table:table-cell>
          <table:table-cell table:number-columns-repeated="15"/>
        </table:table-row>
        <table:table-row table:style-name="ro5">
          <table:table-cell office:value-type="string">
            <text:p><text:s/>0x36, 0xC0, // <text:s text:c="2"/>## ## ## </text:p>
          </table:table-cell>
          <table:table-cell table:formula="of:=[.B1394]" office:value-type="float" office:value="78">
            <text:p>78</text:p>
          </table:table-cell>
          <table:table-cell table:style-name="ce45" table:formula="of:=RIGHT([.A1395];LEN([.A1395])-1)" office:value-type="string" office:string-value="0x36, 0xC0, //   ## ## ## ">
            <text:p>0x36, 0xC0, // <text:s text:c="2"/>## ## ## </text:p>
          </table:table-cell>
          <table:table-cell table:number-columns-repeated="15"/>
        </table:table-row>
        <table:table-row table:style-name="ro5">
          <table:table-cell office:value-type="string">
            <text:p><text:s/>0x36, 0xC0, // <text:s text:c="2"/>## ## ## </text:p>
          </table:table-cell>
          <table:table-cell table:formula="of:=[.B1395]" office:value-type="float" office:value="78">
            <text:p>78</text:p>
          </table:table-cell>
          <table:table-cell table:style-name="ce45" table:formula="of:=RIGHT([.A1396];LEN([.A1396])-1)" office:value-type="string" office:string-value="0x36, 0xC0, //   ## ## ## ">
            <text:p>0x36, 0xC0, // <text:s text:c="2"/>## ## ## </text:p>
          </table:table-cell>
          <table:table-cell table:number-columns-repeated="15"/>
        </table:table-row>
        <table:table-row table:style-name="ro5">
          <table:table-cell office:value-type="string">
            <text:p><text:s/>0x36, 0xC0, // <text:s text:c="2"/>## ## ## </text:p>
          </table:table-cell>
          <table:table-cell table:formula="of:=[.B1396]" office:value-type="float" office:value="78">
            <text:p>78</text:p>
          </table:table-cell>
          <table:table-cell table:style-name="ce45" table:formula="of:=RIGHT([.A1397];LEN([.A1397])-1)" office:value-type="string" office:string-value="0x36, 0xC0, //   ## ## ## ">
            <text:p>0x36, 0xC0, // <text:s text:c="2"/>## ## ## </text:p>
          </table:table-cell>
          <table:table-cell table:number-columns-repeated="15"/>
        </table:table-row>
        <table:table-row table:style-name="ro5">
          <table:table-cell office:value-type="string">
            <text:p><text:s/>0x76, 0xE0, // <text:s/>### ## ###</text:p>
          </table:table-cell>
          <table:table-cell table:formula="of:=[.B1397]" office:value-type="float" office:value="78">
            <text:p>78</text:p>
          </table:table-cell>
          <table:table-cell table:style-name="ce45" table:formula="of:=RIGHT([.A1398];LEN([.A1398])-1)" office:value-type="string" office:string-value="0x76, 0xE0, //  ### ## ###">
            <text:p>0x76, 0xE0, // <text:s/>### ## ###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98]" office:value-type="float" office:value="78">
            <text:p>78</text:p>
          </table:table-cell>
          <table:table-cell table:style-name="ce45" table:formula="of:=RIGHT([.A1399];LEN([.A139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399]" office:value-type="float" office:value="78">
            <text:p>78</text:p>
          </table:table-cell>
          <table:table-cell table:style-name="ce45" table:formula="of:=RIGHT([.A1400];LEN([.A140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0]" office:value-type="float" office:value="78">
            <text:p>78</text:p>
          </table:table-cell>
          <table:table-cell table:style-name="ce45" table:formula="of:=RIGHT([.A1401];LEN([.A140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1]" office:value-type="float" office:value="78">
            <text:p>78</text:p>
          </table:table-cell>
          <table:table-cell table:style-name="ce45" table:formula="of:=RIGHT([.A1402];LEN([.A140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2]" office:value-type="float" office:value="78">
            <text:p>78</text:p>
          </table:table-cell>
          <table:table-cell table:style-name="ce45" table:formula="of:=RIGHT([.A1403];LEN([.A14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403]" office:value-type="float" office:value="78">
            <text:p>78</text:p>
          </table:table-cell>
          <table:table-cell table:style-name="ce45" table:formula="of:=RIGHT([.A1404];LEN([.A140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496 'n' (8 pixels wide)</text:p>
          </table:table-cell>
          <table:table-cell table:formula="of:=[.B1387]+1" office:value-type="float" office:value="79">
            <text:p>79</text:p>
          </table:table-cell>
          <table:table-cell table:style-name="ce45" table:formula="of:=&quot;//ASCII &quot;&amp;(31+[.B1405])&amp;&quot; '&quot;&amp;CHAR(31+[.B1405])&amp;&quot;' (8 pixels wide)&quot;" office:value-type="string" office:string-value="//ASCII 110 'n' (8 pixels wide)">
            <text:p>//ASCII 110 'n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5]" office:value-type="float" office:value="79">
            <text:p>79</text:p>
          </table:table-cell>
          <table:table-cell table:style-name="ce45" table:formula="of:=RIGHT([.A1406];LEN([.A140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6]" office:value-type="float" office:value="79">
            <text:p>79</text:p>
          </table:table-cell>
          <table:table-cell table:style-name="ce45" table:formula="of:=RIGHT([.A1407];LEN([.A14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7]" office:value-type="float" office:value="79">
            <text:p>79</text:p>
          </table:table-cell>
          <table:table-cell table:style-name="ce45" table:formula="of:=RIGHT([.A1408];LEN([.A140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08]" office:value-type="float" office:value="79">
            <text:p>79</text:p>
          </table:table-cell>
          <table:table-cell table:style-name="ce45" table:formula="of:=RIGHT([.A1409];LEN([.A14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7, 0x00, // <text:s/>### ### <text:s text:c="2"/></text:p>
          </table:table-cell>
          <table:table-cell table:formula="of:=[.B1409]" office:value-type="float" office:value="79">
            <text:p>79</text:p>
          </table:table-cell>
          <table:table-cell table:style-name="ce45" table:formula="of:=RIGHT([.A1410];LEN([.A1410])-1)" office:value-type="string" office:string-value="0x77, 0x00, //  ### ###   ">
            <text:p>0x77, 0x00, // <text:s/>#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1410]" office:value-type="float" office:value="79">
            <text:p>79</text:p>
          </table:table-cell>
          <table:table-cell table:style-name="ce45" table:formula="of:=RIGHT([.A1411];LEN([.A1411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411]" office:value-type="float" office:value="79">
            <text:p>79</text:p>
          </table:table-cell>
          <table:table-cell table:style-name="ce45" table:formula="of:=RIGHT([.A1412];LEN([.A1412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412]" office:value-type="float" office:value="79">
            <text:p>79</text:p>
          </table:table-cell>
          <table:table-cell table:style-name="ce45" table:formula="of:=RIGHT([.A1413];LEN([.A141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413]" office:value-type="float" office:value="79">
            <text:p>79</text:p>
          </table:table-cell>
          <table:table-cell table:style-name="ce45" table:formula="of:=RIGHT([.A1414];LEN([.A1414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414]" office:value-type="float" office:value="79">
            <text:p>79</text:p>
          </table:table-cell>
          <table:table-cell table:style-name="ce45" table:formula="of:=RIGHT([.A1415];LEN([.A141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1415]" office:value-type="float" office:value="79">
            <text:p>79</text:p>
          </table:table-cell>
          <table:table-cell table:style-name="ce45" table:formula="of:=RIGHT([.A1416];LEN([.A1416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16]" office:value-type="float" office:value="79">
            <text:p>79</text:p>
          </table:table-cell>
          <table:table-cell table:style-name="ce45" table:formula="of:=RIGHT([.A1417];LEN([.A141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17]" office:value-type="float" office:value="79">
            <text:p>79</text:p>
          </table:table-cell>
          <table:table-cell table:style-name="ce45" table:formula="of:=RIGHT([.A1418];LEN([.A141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18]" office:value-type="float" office:value="79">
            <text:p>79</text:p>
          </table:table-cell>
          <table:table-cell table:style-name="ce45" table:formula="of:=RIGHT([.A1419];LEN([.A14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19]" office:value-type="float" office:value="79">
            <text:p>79</text:p>
          </table:table-cell>
          <table:table-cell table:style-name="ce45" table:formula="of:=RIGHT([.A1420];LEN([.A142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20]" office:value-type="float" office:value="79">
            <text:p>79</text:p>
          </table:table-cell>
          <table:table-cell table:style-name="ce45" table:formula="of:=RIGHT([.A1421];LEN([.A142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421]" office:value-type="float" office:value="79">
            <text:p>79</text:p>
          </table:table-cell>
          <table:table-cell table:style-name="ce45" table:formula="of:=RIGHT([.A1422];LEN([.A142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528 'o' (8 pixels wide)</text:p>
          </table:table-cell>
          <table:table-cell table:formula="of:=[.B1405]+1" office:value-type="float" office:value="80">
            <text:p>80</text:p>
          </table:table-cell>
          <table:table-cell table:style-name="ce45" table:formula="of:=&quot;//ASCII &quot;&amp;(31+[.B1423])&amp;&quot; '&quot;&amp;CHAR(31+[.B1423])&amp;&quot;' (8 pixels wide)&quot;" office:value-type="string" office:string-value="//ASCII 111 'o' (8 pixels wide)">
            <text:p>//ASCII 111 'o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23]" office:value-type="float" office:value="80">
            <text:p>80</text:p>
          </table:table-cell>
          <table:table-cell table:style-name="ce45" table:formula="of:=RIGHT([.A1424];LEN([.A14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24]" office:value-type="float" office:value="80">
            <text:p>80</text:p>
          </table:table-cell>
          <table:table-cell table:style-name="ce45" table:formula="of:=RIGHT([.A1425];LEN([.A14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25]" office:value-type="float" office:value="80">
            <text:p>80</text:p>
          </table:table-cell>
          <table:table-cell table:style-name="ce45" table:formula="of:=RIGHT([.A1426];LEN([.A14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26]" office:value-type="float" office:value="80">
            <text:p>80</text:p>
          </table:table-cell>
          <table:table-cell table:style-name="ce45" table:formula="of:=RIGHT([.A1427];LEN([.A14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1427]" office:value-type="float" office:value="80">
            <text:p>80</text:p>
          </table:table-cell>
          <table:table-cell table:style-name="ce45" table:formula="of:=RIGHT([.A1428];LEN([.A1428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428]" office:value-type="float" office:value="80">
            <text:p>80</text:p>
          </table:table-cell>
          <table:table-cell table:style-name="ce45" table:formula="of:=RIGHT([.A1429];LEN([.A142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1429]" office:value-type="float" office:value="80">
            <text:p>80</text:p>
          </table:table-cell>
          <table:table-cell table:style-name="ce45" table:formula="of:=RIGHT([.A1430];LEN([.A1430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1430]" office:value-type="float" office:value="80">
            <text:p>80</text:p>
          </table:table-cell>
          <table:table-cell table:style-name="ce45" table:formula="of:=RIGHT([.A1431];LEN([.A1431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1431]" office:value-type="float" office:value="80">
            <text:p>80</text:p>
          </table:table-cell>
          <table:table-cell table:style-name="ce45" table:formula="of:=RIGHT([.A1432];LEN([.A1432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432]" office:value-type="float" office:value="80">
            <text:p>80</text:p>
          </table:table-cell>
          <table:table-cell table:style-name="ce45" table:formula="of:=RIGHT([.A1433];LEN([.A1433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1433]" office:value-type="float" office:value="80">
            <text:p>80</text:p>
          </table:table-cell>
          <table:table-cell table:style-name="ce45" table:formula="of:=RIGHT([.A1434];LEN([.A1434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34]" office:value-type="float" office:value="80">
            <text:p>80</text:p>
          </table:table-cell>
          <table:table-cell table:style-name="ce45" table:formula="of:=RIGHT([.A1435];LEN([.A143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35]" office:value-type="float" office:value="80">
            <text:p>80</text:p>
          </table:table-cell>
          <table:table-cell table:style-name="ce45" table:formula="of:=RIGHT([.A1436];LEN([.A143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36]" office:value-type="float" office:value="80">
            <text:p>80</text:p>
          </table:table-cell>
          <table:table-cell table:style-name="ce45" table:formula="of:=RIGHT([.A1437];LEN([.A14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37]" office:value-type="float" office:value="80">
            <text:p>80</text:p>
          </table:table-cell>
          <table:table-cell table:style-name="ce45" table:formula="of:=RIGHT([.A1438];LEN([.A143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38]" office:value-type="float" office:value="80">
            <text:p>80</text:p>
          </table:table-cell>
          <table:table-cell table:style-name="ce45" table:formula="of:=RIGHT([.A1439];LEN([.A143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439]" office:value-type="float" office:value="80">
            <text:p>80</text:p>
          </table:table-cell>
          <table:table-cell table:style-name="ce45" table:formula="of:=RIGHT([.A1440];LEN([.A144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560 'p' (8 pixels wide)</text:p>
          </table:table-cell>
          <table:table-cell table:formula="of:=[.B1423]+1" office:value-type="float" office:value="81">
            <text:p>81</text:p>
          </table:table-cell>
          <table:table-cell table:style-name="ce45" table:formula="of:=&quot;//ASCII &quot;&amp;(31+[.B1441])&amp;&quot; '&quot;&amp;CHAR(31+[.B1441])&amp;&quot;' (8 pixels wide)&quot;" office:value-type="string" office:string-value="//ASCII 112 'p' (8 pixels wide)">
            <text:p>//ASCII 112 'p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41]" office:value-type="float" office:value="81">
            <text:p>81</text:p>
          </table:table-cell>
          <table:table-cell table:style-name="ce45" table:formula="of:=RIGHT([.A1442];LEN([.A144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42]" office:value-type="float" office:value="81">
            <text:p>81</text:p>
          </table:table-cell>
          <table:table-cell table:style-name="ce45" table:formula="of:=RIGHT([.A1443];LEN([.A14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43]" office:value-type="float" office:value="81">
            <text:p>81</text:p>
          </table:table-cell>
          <table:table-cell table:style-name="ce45" table:formula="of:=RIGHT([.A1444];LEN([.A14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44]" office:value-type="float" office:value="81">
            <text:p>81</text:p>
          </table:table-cell>
          <table:table-cell table:style-name="ce45" table:formula="of:=RIGHT([.A1445];LEN([.A14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7, 0x00, // <text:s/>### ### <text:s text:c="2"/></text:p>
          </table:table-cell>
          <table:table-cell table:formula="of:=[.B1445]" office:value-type="float" office:value="81">
            <text:p>81</text:p>
          </table:table-cell>
          <table:table-cell table:style-name="ce45" table:formula="of:=RIGHT([.A1446];LEN([.A1446])-1)" office:value-type="string" office:string-value="0x77, 0x00, //  ### ###   ">
            <text:p>0x77, 0x00, // <text:s/>#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1446]" office:value-type="float" office:value="81">
            <text:p>81</text:p>
          </table:table-cell>
          <table:table-cell table:style-name="ce45" table:formula="of:=RIGHT([.A1447];LEN([.A1447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447]" office:value-type="float" office:value="81">
            <text:p>81</text:p>
          </table:table-cell>
          <table:table-cell table:style-name="ce45" table:formula="of:=RIGHT([.A1448];LEN([.A1448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448]" office:value-type="float" office:value="81">
            <text:p>81</text:p>
          </table:table-cell>
          <table:table-cell table:style-name="ce45" table:formula="of:=RIGHT([.A1449];LEN([.A1449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449]" office:value-type="float" office:value="81">
            <text:p>81</text:p>
          </table:table-cell>
          <table:table-cell table:style-name="ce45" table:formula="of:=RIGHT([.A1450];LEN([.A1450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39, 0x80, // <text:s text:c="2"/>### <text:s/>## <text:s/></text:p>
          </table:table-cell>
          <table:table-cell table:formula="of:=[.B1450]" office:value-type="float" office:value="81">
            <text:p>81</text:p>
          </table:table-cell>
          <table:table-cell table:style-name="ce45" table:formula="of:=RIGHT([.A1451];LEN([.A1451])-1)" office:value-type="string" office:string-value="0x39, 0x80, //   ###  ##  ">
            <text:p>0x39, 0x80, // <text:s text:c="2"/>#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7, 0x00, // <text:s text:c="2"/>## ### <text:s text:c="2"/></text:p>
          </table:table-cell>
          <table:table-cell table:formula="of:=[.B1451]" office:value-type="float" office:value="81">
            <text:p>81</text:p>
          </table:table-cell>
          <table:table-cell table:style-name="ce45" table:formula="of:=RIGHT([.A1452];LEN([.A1452])-1)" office:value-type="string" office:string-value="0x37, 0x00, //   ## ###   ">
            <text:p>0x37, 0x00, // <text:s text:c="2"/>## 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452]" office:value-type="float" office:value="81">
            <text:p>81</text:p>
          </table:table-cell>
          <table:table-cell table:style-name="ce45" table:formula="of:=RIGHT([.A1453];LEN([.A1453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30, 0x00, // <text:s text:c="2"/>## <text:s text:c="6"/></text:p>
          </table:table-cell>
          <table:table-cell table:formula="of:=[.B1453]" office:value-type="float" office:value="81">
            <text:p>81</text:p>
          </table:table-cell>
          <table:table-cell table:style-name="ce45" table:formula="of:=RIGHT([.A1454];LEN([.A1454])-1)" office:value-type="string" office:string-value="0x30, 0x00, //   ##       ">
            <text:p>0x30, 0x00, // <text:s text:c="2"/>## <text:s text:c="6"/></text:p>
          </table:table-cell>
          <table:table-cell table:number-columns-repeated="15"/>
        </table:table-row>
        <table:table-row table:style-name="ro5">
          <table:table-cell office:value-type="string">
            <text:p><text:s/>0x7C, 0x00, // <text:s/>##### <text:s text:c="4"/></text:p>
          </table:table-cell>
          <table:table-cell table:formula="of:=[.B1454]" office:value-type="float" office:value="81">
            <text:p>81</text:p>
          </table:table-cell>
          <table:table-cell table:style-name="ce45" table:formula="of:=RIGHT([.A1455];LEN([.A1455])-1)" office:value-type="string" office:string-value="0x7C, 0x00, //  #####     ">
            <text:p>0x7C, 0x00, // <text:s/>##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55]" office:value-type="float" office:value="81">
            <text:p>81</text:p>
          </table:table-cell>
          <table:table-cell table:style-name="ce45" table:formula="of:=RIGHT([.A1456];LEN([.A145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56]" office:value-type="float" office:value="81">
            <text:p>81</text:p>
          </table:table-cell>
          <table:table-cell table:style-name="ce45" table:formula="of:=RIGHT([.A1457];LEN([.A145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457]" office:value-type="float" office:value="81">
            <text:p>81</text:p>
          </table:table-cell>
          <table:table-cell table:style-name="ce45" table:formula="of:=RIGHT([.A1458];LEN([.A145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592 'q' (8 pixels wide)</text:p>
          </table:table-cell>
          <table:table-cell table:formula="of:=[.B1441]+1" office:value-type="float" office:value="82">
            <text:p>82</text:p>
          </table:table-cell>
          <table:table-cell table:style-name="ce45" table:formula="of:=&quot;//ASCII &quot;&amp;(31+[.B1459])&amp;&quot; '&quot;&amp;CHAR(31+[.B1459])&amp;&quot;' (8 pixels wide)&quot;" office:value-type="string" office:string-value="//ASCII 113 'q' (8 pixels wide)">
            <text:p>//ASCII 113 'q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59]" office:value-type="float" office:value="82">
            <text:p>82</text:p>
          </table:table-cell>
          <table:table-cell table:style-name="ce45" table:formula="of:=RIGHT([.A1460];LEN([.A146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60]" office:value-type="float" office:value="82">
            <text:p>82</text:p>
          </table:table-cell>
          <table:table-cell table:style-name="ce45" table:formula="of:=RIGHT([.A1461];LEN([.A14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61]" office:value-type="float" office:value="82">
            <text:p>82</text:p>
          </table:table-cell>
          <table:table-cell table:style-name="ce45" table:formula="of:=RIGHT([.A1462];LEN([.A14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62]" office:value-type="float" office:value="82">
            <text:p>82</text:p>
          </table:table-cell>
          <table:table-cell table:style-name="ce45" table:formula="of:=RIGHT([.A1463];LEN([.A146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D, 0xC0, // <text:s text:c="3"/>### ### </text:p>
          </table:table-cell>
          <table:table-cell table:formula="of:=[.B1463]" office:value-type="float" office:value="82">
            <text:p>82</text:p>
          </table:table-cell>
          <table:table-cell table:style-name="ce45" table:formula="of:=RIGHT([.A1464];LEN([.A1464])-1)" office:value-type="string" office:string-value="0x1D, 0xC0, //    ### ### ">
            <text:p>0x1D, 0xC0, // <text:s text:c="3"/>### ### 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464]" office:value-type="float" office:value="82">
            <text:p>82</text:p>
          </table:table-cell>
          <table:table-cell table:style-name="ce45" table:formula="of:=RIGHT([.A1465];LEN([.A1465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465]" office:value-type="float" office:value="82">
            <text:p>82</text:p>
          </table:table-cell>
          <table:table-cell table:style-name="ce45" table:formula="of:=RIGHT([.A1466];LEN([.A1466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466]" office:value-type="float" office:value="82">
            <text:p>82</text:p>
          </table:table-cell>
          <table:table-cell table:style-name="ce45" table:formula="of:=RIGHT([.A1467];LEN([.A1467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61, 0x80, // <text:s/>## <text:s text:c="3"/>## <text:s/></text:p>
          </table:table-cell>
          <table:table-cell table:formula="of:=[.B1467]" office:value-type="float" office:value="82">
            <text:p>82</text:p>
          </table:table-cell>
          <table:table-cell table:style-name="ce45" table:formula="of:=RIGHT([.A1468];LEN([.A1468])-1)" office:value-type="string" office:string-value="0x61, 0x80, //  ##    ##  ">
            <text:p>0x61, 0x80, // <text:s/>#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468]" office:value-type="float" office:value="82">
            <text:p>82</text:p>
          </table:table-cell>
          <table:table-cell table:style-name="ce45" table:formula="of:=RIGHT([.A1469];LEN([.A1469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D, 0x80, // <text:s text:c="3"/>### ## <text:s/></text:p>
          </table:table-cell>
          <table:table-cell table:formula="of:=[.B1469]" office:value-type="float" office:value="82">
            <text:p>82</text:p>
          </table:table-cell>
          <table:table-cell table:style-name="ce45" table:formula="of:=RIGHT([.A1470];LEN([.A1470])-1)" office:value-type="string" office:string-value="0x1D, 0x80, //    ### ##  ">
            <text:p>0x1D, 0x80, // <text:s text:c="3"/>### 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470]" office:value-type="float" office:value="82">
            <text:p>82</text:p>
          </table:table-cell>
          <table:table-cell table:style-name="ce45" table:formula="of:=RIGHT([.A1471];LEN([.A1471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1, 0x80, // <text:s text:c="7"/>## <text:s/></text:p>
          </table:table-cell>
          <table:table-cell table:formula="of:=[.B1471]" office:value-type="float" office:value="82">
            <text:p>82</text:p>
          </table:table-cell>
          <table:table-cell table:style-name="ce45" table:formula="of:=RIGHT([.A1472];LEN([.A1472])-1)" office:value-type="string" office:string-value="0x01, 0x80, //        ##  ">
            <text:p>0x01, 0x80, // <text:s text:c="7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7, 0xC0, // <text:s text:c="5"/>##### </text:p>
          </table:table-cell>
          <table:table-cell table:formula="of:=[.B1472]" office:value-type="float" office:value="82">
            <text:p>82</text:p>
          </table:table-cell>
          <table:table-cell table:style-name="ce45" table:formula="of:=RIGHT([.A1473];LEN([.A1473])-1)" office:value-type="string" office:string-value="0x07, 0xC0, //      ##### ">
            <text:p>0x07, 0xC0, // <text:s text:c="5"/>#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73]" office:value-type="float" office:value="82">
            <text:p>82</text:p>
          </table:table-cell>
          <table:table-cell table:style-name="ce45" table:formula="of:=RIGHT([.A1474];LEN([.A147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74]" office:value-type="float" office:value="82">
            <text:p>82</text:p>
          </table:table-cell>
          <table:table-cell table:style-name="ce45" table:formula="of:=RIGHT([.A1475];LEN([.A147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475]" office:value-type="float" office:value="82">
            <text:p>82</text:p>
          </table:table-cell>
          <table:table-cell table:style-name="ce45" table:formula="of:=RIGHT([.A1476];LEN([.A147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624 'r' (8 pixels wide)</text:p>
          </table:table-cell>
          <table:table-cell table:formula="of:=[.B1459]+1" office:value-type="float" office:value="83">
            <text:p>83</text:p>
          </table:table-cell>
          <table:table-cell table:style-name="ce45" table:formula="of:=&quot;//ASCII &quot;&amp;(31+[.B1477])&amp;&quot; '&quot;&amp;CHAR(31+[.B1477])&amp;&quot;' (8 pixels wide)&quot;" office:value-type="string" office:string-value="//ASCII 114 'r' (8 pixels wide)">
            <text:p>//ASCII 114 'r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77]" office:value-type="float" office:value="83">
            <text:p>83</text:p>
          </table:table-cell>
          <table:table-cell table:style-name="ce45" table:formula="of:=RIGHT([.A1478];LEN([.A147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78]" office:value-type="float" office:value="83">
            <text:p>83</text:p>
          </table:table-cell>
          <table:table-cell table:style-name="ce45" table:formula="of:=RIGHT([.A1479];LEN([.A147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79]" office:value-type="float" office:value="83">
            <text:p>83</text:p>
          </table:table-cell>
          <table:table-cell table:style-name="ce45" table:formula="of:=RIGHT([.A1480];LEN([.A148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80]" office:value-type="float" office:value="83">
            <text:p>83</text:p>
          </table:table-cell>
          <table:table-cell table:style-name="ce45" table:formula="of:=RIGHT([.A1481];LEN([.A148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80, // <text:s/>#### ### <text:s/></text:p>
          </table:table-cell>
          <table:table-cell table:formula="of:=[.B1481]" office:value-type="float" office:value="83">
            <text:p>83</text:p>
          </table:table-cell>
          <table:table-cell table:style-name="ce45" table:formula="of:=RIGHT([.A1482];LEN([.A1482])-1)" office:value-type="string" office:string-value="0x7B, 0x80, //  #### ###  ">
            <text:p>0x7B, 0x80, // <text:s/>#### 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C, 0xC0, // <text:s text:c="3"/>### <text:s/>## </text:p>
          </table:table-cell>
          <table:table-cell table:formula="of:=[.B1482]" office:value-type="float" office:value="83">
            <text:p>83</text:p>
          </table:table-cell>
          <table:table-cell table:style-name="ce45" table:formula="of:=RIGHT([.A1483];LEN([.A1483])-1)" office:value-type="string" office:string-value="0x1C, 0xC0, //    ###  ## ">
            <text:p>0x1C, 0xC0, // <text:s text:c="3"/>### <text:s/>## 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483]" office:value-type="float" office:value="83">
            <text:p>83</text:p>
          </table:table-cell>
          <table:table-cell table:style-name="ce45" table:formula="of:=RIGHT([.A1484];LEN([.A1484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484]" office:value-type="float" office:value="83">
            <text:p>83</text:p>
          </table:table-cell>
          <table:table-cell table:style-name="ce45" table:formula="of:=RIGHT([.A1485];LEN([.A1485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485]" office:value-type="float" office:value="83">
            <text:p>83</text:p>
          </table:table-cell>
          <table:table-cell table:style-name="ce45" table:formula="of:=RIGHT([.A1486];LEN([.A1486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486]" office:value-type="float" office:value="83">
            <text:p>83</text:p>
          </table:table-cell>
          <table:table-cell table:style-name="ce45" table:formula="of:=RIGHT([.A1487];LEN([.A1487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1487]" office:value-type="float" office:value="83">
            <text:p>83</text:p>
          </table:table-cell>
          <table:table-cell table:style-name="ce45" table:formula="of:=RIGHT([.A1488];LEN([.A1488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88]" office:value-type="float" office:value="83">
            <text:p>83</text:p>
          </table:table-cell>
          <table:table-cell table:style-name="ce45" table:formula="of:=RIGHT([.A1489];LEN([.A14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89]" office:value-type="float" office:value="83">
            <text:p>83</text:p>
          </table:table-cell>
          <table:table-cell table:style-name="ce45" table:formula="of:=RIGHT([.A1490];LEN([.A14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90]" office:value-type="float" office:value="83">
            <text:p>83</text:p>
          </table:table-cell>
          <table:table-cell table:style-name="ce45" table:formula="of:=RIGHT([.A1491];LEN([.A14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91]" office:value-type="float" office:value="83">
            <text:p>83</text:p>
          </table:table-cell>
          <table:table-cell table:style-name="ce45" table:formula="of:=RIGHT([.A1492];LEN([.A149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92]" office:value-type="float" office:value="83">
            <text:p>83</text:p>
          </table:table-cell>
          <table:table-cell table:style-name="ce45" table:formula="of:=RIGHT([.A1493];LEN([.A149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493]" office:value-type="float" office:value="83">
            <text:p>83</text:p>
          </table:table-cell>
          <table:table-cell table:style-name="ce45" table:formula="of:=RIGHT([.A1494];LEN([.A149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656 's' (8 pixels wide)</text:p>
          </table:table-cell>
          <table:table-cell table:formula="of:=[.B1477]+1" office:value-type="float" office:value="84">
            <text:p>84</text:p>
          </table:table-cell>
          <table:table-cell table:style-name="ce45" table:formula="of:=&quot;//ASCII &quot;&amp;(31+[.B1495])&amp;&quot; '&quot;&amp;CHAR(31+[.B1495])&amp;&quot;' (8 pixels wide)&quot;" office:value-type="string" office:string-value="//ASCII 115 's' (8 pixels wide)">
            <text:p>//ASCII 115 's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95]" office:value-type="float" office:value="84">
            <text:p>84</text:p>
          </table:table-cell>
          <table:table-cell table:style-name="ce45" table:formula="of:=RIGHT([.A1496];LEN([.A149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96]" office:value-type="float" office:value="84">
            <text:p>84</text:p>
          </table:table-cell>
          <table:table-cell table:style-name="ce45" table:formula="of:=RIGHT([.A1497];LEN([.A14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97]" office:value-type="float" office:value="84">
            <text:p>84</text:p>
          </table:table-cell>
          <table:table-cell table:style-name="ce45" table:formula="of:=RIGHT([.A1498];LEN([.A149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498]" office:value-type="float" office:value="84">
            <text:p>84</text:p>
          </table:table-cell>
          <table:table-cell table:style-name="ce45" table:formula="of:=RIGHT([.A1499];LEN([.A149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F, 0x80, // <text:s text:c="3"/>###### <text:s/></text:p>
          </table:table-cell>
          <table:table-cell table:formula="of:=[.B1499]" office:value-type="float" office:value="84">
            <text:p>84</text:p>
          </table:table-cell>
          <table:table-cell table:style-name="ce45" table:formula="of:=RIGHT([.A1500];LEN([.A1500])-1)" office:value-type="string" office:string-value="0x1F, 0x80, //    ######  ">
            <text:p>0x1F, 0x80, // <text:s text:c="3"/>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00]" office:value-type="float" office:value="84">
            <text:p>84</text:p>
          </table:table-cell>
          <table:table-cell table:style-name="ce45" table:formula="of:=RIGHT([.A1501];LEN([.A1501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C, 0x00, // <text:s text:c="2"/>#### <text:s text:c="4"/></text:p>
          </table:table-cell>
          <table:table-cell table:formula="of:=[.B1501]" office:value-type="float" office:value="84">
            <text:p>84</text:p>
          </table:table-cell>
          <table:table-cell table:style-name="ce45" table:formula="of:=RIGHT([.A1502];LEN([.A1502])-1)" office:value-type="string" office:string-value="0x3C, 0x00, //   ####     ">
            <text:p>0x3C, 0x00, // <text:s text:c="2"/>##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F, 0x00, // <text:s text:c="3"/>##### <text:s text:c="2"/></text:p>
          </table:table-cell>
          <table:table-cell table:formula="of:=[.B1502]" office:value-type="float" office:value="84">
            <text:p>84</text:p>
          </table:table-cell>
          <table:table-cell table:style-name="ce45" table:formula="of:=RIGHT([.A1503];LEN([.A1503])-1)" office:value-type="string" office:string-value="0x1F, 0x00, //    #####   ">
            <text:p>0x1F, 0x00, // <text:s text:c="3"/>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3, 0x80, // <text:s text:c="6"/>### <text:s/></text:p>
          </table:table-cell>
          <table:table-cell table:formula="of:=[.B1503]" office:value-type="float" office:value="84">
            <text:p>84</text:p>
          </table:table-cell>
          <table:table-cell table:style-name="ce45" table:formula="of:=RIGHT([.A1504];LEN([.A1504])-1)" office:value-type="string" office:string-value="0x03, 0x80, //       ###  ">
            <text:p>0x03, 0x80, // <text:s text:c="6"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04]" office:value-type="float" office:value="84">
            <text:p>84</text:p>
          </table:table-cell>
          <table:table-cell table:style-name="ce45" table:formula="of:=RIGHT([.A1505];LEN([.A150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00, // <text:s text:c="2"/>###### <text:s text:c="2"/></text:p>
          </table:table-cell>
          <table:table-cell table:formula="of:=[.B1505]" office:value-type="float" office:value="84">
            <text:p>84</text:p>
          </table:table-cell>
          <table:table-cell table:style-name="ce45" table:formula="of:=RIGHT([.A1506];LEN([.A1506])-1)" office:value-type="string" office:string-value="0x3F, 0x00, //   ######   ">
            <text:p>0x3F, 0x00, // <text:s text:c="2"/>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06]" office:value-type="float" office:value="84">
            <text:p>84</text:p>
          </table:table-cell>
          <table:table-cell table:style-name="ce45" table:formula="of:=RIGHT([.A1507];LEN([.A15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07]" office:value-type="float" office:value="84">
            <text:p>84</text:p>
          </table:table-cell>
          <table:table-cell table:style-name="ce45" table:formula="of:=RIGHT([.A1508];LEN([.A150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08]" office:value-type="float" office:value="84">
            <text:p>84</text:p>
          </table:table-cell>
          <table:table-cell table:style-name="ce45" table:formula="of:=RIGHT([.A1509];LEN([.A15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09]" office:value-type="float" office:value="84">
            <text:p>84</text:p>
          </table:table-cell>
          <table:table-cell table:style-name="ce45" table:formula="of:=RIGHT([.A1510];LEN([.A151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10]" office:value-type="float" office:value="84">
            <text:p>84</text:p>
          </table:table-cell>
          <table:table-cell table:style-name="ce45" table:formula="of:=RIGHT([.A1511];LEN([.A151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511]" office:value-type="float" office:value="84">
            <text:p>84</text:p>
          </table:table-cell>
          <table:table-cell table:style-name="ce45" table:formula="of:=RIGHT([.A1512];LEN([.A151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688 't' (8 pixels wide)</text:p>
          </table:table-cell>
          <table:table-cell table:formula="of:=[.B1495]+1" office:value-type="float" office:value="85">
            <text:p>85</text:p>
          </table:table-cell>
          <table:table-cell table:style-name="ce45" table:formula="of:=&quot;//ASCII &quot;&amp;(31+[.B1513])&amp;&quot; '&quot;&amp;CHAR(31+[.B1513])&amp;&quot;' (8 pixels wide)&quot;" office:value-type="string" office:string-value="//ASCII 116 't' (8 pixels wide)">
            <text:p>//ASCII 116 't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13]" office:value-type="float" office:value="85">
            <text:p>85</text:p>
          </table:table-cell>
          <table:table-cell table:style-name="ce45" table:formula="of:=RIGHT([.A1514];LEN([.A151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514]" office:value-type="float" office:value="85">
            <text:p>85</text:p>
          </table:table-cell>
          <table:table-cell table:style-name="ce45" table:formula="of:=RIGHT([.A1515];LEN([.A1515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515]" office:value-type="float" office:value="85">
            <text:p>85</text:p>
          </table:table-cell>
          <table:table-cell table:style-name="ce45" table:formula="of:=RIGHT([.A1516];LEN([.A1516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516]" office:value-type="float" office:value="85">
            <text:p>85</text:p>
          </table:table-cell>
          <table:table-cell table:style-name="ce45" table:formula="of:=RIGHT([.A1517];LEN([.A1517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7F, 0x00, // <text:s/>####### <text:s text:c="2"/></text:p>
          </table:table-cell>
          <table:table-cell table:formula="of:=[.B1517]" office:value-type="float" office:value="85">
            <text:p>85</text:p>
          </table:table-cell>
          <table:table-cell table:style-name="ce45" table:formula="of:=RIGHT([.A1518];LEN([.A1518])-1)" office:value-type="string" office:string-value="0x7F, 0x00, //  #######   ">
            <text:p>0x7F, 0x00, // <text:s/>###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518]" office:value-type="float" office:value="85">
            <text:p>85</text:p>
          </table:table-cell>
          <table:table-cell table:style-name="ce45" table:formula="of:=RIGHT([.A1519];LEN([.A1519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519]" office:value-type="float" office:value="85">
            <text:p>85</text:p>
          </table:table-cell>
          <table:table-cell table:style-name="ce45" table:formula="of:=RIGHT([.A1520];LEN([.A1520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520]" office:value-type="float" office:value="85">
            <text:p>85</text:p>
          </table:table-cell>
          <table:table-cell table:style-name="ce45" table:formula="of:=RIGHT([.A1521];LEN([.A1521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521]" office:value-type="float" office:value="85">
            <text:p>85</text:p>
          </table:table-cell>
          <table:table-cell table:style-name="ce45" table:formula="of:=RIGHT([.A1522];LEN([.A1522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18, 0x80, // <text:s text:c="3"/>## <text:s text:c="2"/># <text:s/></text:p>
          </table:table-cell>
          <table:table-cell table:formula="of:=[.B1522]" office:value-type="float" office:value="85">
            <text:p>85</text:p>
          </table:table-cell>
          <table:table-cell table:style-name="ce45" table:formula="of:=RIGHT([.A1523];LEN([.A1523])-1)" office:value-type="string" office:string-value="0x18, 0x80, //    ##   #  ">
            <text:p>0x18, 0x80, // <text:s text:c="3"/>## <text:s text:c="2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1523]" office:value-type="float" office:value="85">
            <text:p>85</text:p>
          </table:table-cell>
          <table:table-cell table:style-name="ce45" table:formula="of:=RIGHT([.A1524];LEN([.A1524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24]" office:value-type="float" office:value="85">
            <text:p>85</text:p>
          </table:table-cell>
          <table:table-cell table:style-name="ce45" table:formula="of:=RIGHT([.A1525];LEN([.A15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25]" office:value-type="float" office:value="85">
            <text:p>85</text:p>
          </table:table-cell>
          <table:table-cell table:style-name="ce45" table:formula="of:=RIGHT([.A1526];LEN([.A152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26]" office:value-type="float" office:value="85">
            <text:p>85</text:p>
          </table:table-cell>
          <table:table-cell table:style-name="ce45" table:formula="of:=RIGHT([.A1527];LEN([.A152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27]" office:value-type="float" office:value="85">
            <text:p>85</text:p>
          </table:table-cell>
          <table:table-cell table:style-name="ce45" table:formula="of:=RIGHT([.A1528];LEN([.A152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28]" office:value-type="float" office:value="85">
            <text:p>85</text:p>
          </table:table-cell>
          <table:table-cell table:style-name="ce45" table:formula="of:=RIGHT([.A1529];LEN([.A152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529]" office:value-type="float" office:value="85">
            <text:p>85</text:p>
          </table:table-cell>
          <table:table-cell table:style-name="ce45" table:formula="of:=RIGHT([.A1530];LEN([.A153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720 'u' (8 pixels wide)</text:p>
          </table:table-cell>
          <table:table-cell table:formula="of:=[.B1513]+1" office:value-type="float" office:value="86">
            <text:p>86</text:p>
          </table:table-cell>
          <table:table-cell table:style-name="ce45" table:formula="of:=&quot;//ASCII &quot;&amp;(31+[.B1531])&amp;&quot; '&quot;&amp;CHAR(31+[.B1531])&amp;&quot;' (8 pixels wide)&quot;" office:value-type="string" office:string-value="//ASCII 117 'u' (8 pixels wide)">
            <text:p>//ASCII 117 'u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31]" office:value-type="float" office:value="86">
            <text:p>86</text:p>
          </table:table-cell>
          <table:table-cell table:style-name="ce45" table:formula="of:=RIGHT([.A1532];LEN([.A153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32]" office:value-type="float" office:value="86">
            <text:p>86</text:p>
          </table:table-cell>
          <table:table-cell table:style-name="ce45" table:formula="of:=RIGHT([.A1533];LEN([.A15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33]" office:value-type="float" office:value="86">
            <text:p>86</text:p>
          </table:table-cell>
          <table:table-cell table:style-name="ce45" table:formula="of:=RIGHT([.A1534];LEN([.A153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34]" office:value-type="float" office:value="86">
            <text:p>86</text:p>
          </table:table-cell>
          <table:table-cell table:style-name="ce45" table:formula="of:=RIGHT([.A1535];LEN([.A153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3, 0x80, // <text:s/>### <text:s/>### <text:s/></text:p>
          </table:table-cell>
          <table:table-cell table:formula="of:=[.B1535]" office:value-type="float" office:value="86">
            <text:p>86</text:p>
          </table:table-cell>
          <table:table-cell table:style-name="ce45" table:formula="of:=RIGHT([.A1536];LEN([.A1536])-1)" office:value-type="string" office:string-value="0x73, 0x80, //  ###  ###  ">
            <text:p>0x73, 0x80, // <text:s/>#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36]" office:value-type="float" office:value="86">
            <text:p>86</text:p>
          </table:table-cell>
          <table:table-cell table:style-name="ce45" table:formula="of:=RIGHT([.A1537];LEN([.A1537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37]" office:value-type="float" office:value="86">
            <text:p>86</text:p>
          </table:table-cell>
          <table:table-cell table:style-name="ce45" table:formula="of:=RIGHT([.A1538];LEN([.A1538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38]" office:value-type="float" office:value="86">
            <text:p>86</text:p>
          </table:table-cell>
          <table:table-cell table:style-name="ce45" table:formula="of:=RIGHT([.A1539];LEN([.A1539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39]" office:value-type="float" office:value="86">
            <text:p>86</text:p>
          </table:table-cell>
          <table:table-cell table:style-name="ce45" table:formula="of:=RIGHT([.A1540];LEN([.A1540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3, 0x80, // <text:s text:c="2"/>## <text:s/>### <text:s/></text:p>
          </table:table-cell>
          <table:table-cell table:formula="of:=[.B1540]" office:value-type="float" office:value="86">
            <text:p>86</text:p>
          </table:table-cell>
          <table:table-cell table:style-name="ce45" table:formula="of:=RIGHT([.A1541];LEN([.A1541])-1)" office:value-type="string" office:string-value="0x33, 0x80, //   ##  ###  ">
            <text:p>0x33, 0x80, // <text:s text:c="2"/>## <text:s/>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D, 0xC0, // <text:s text:c="3"/>### ### </text:p>
          </table:table-cell>
          <table:table-cell table:formula="of:=[.B1541]" office:value-type="float" office:value="86">
            <text:p>86</text:p>
          </table:table-cell>
          <table:table-cell table:style-name="ce45" table:formula="of:=RIGHT([.A1542];LEN([.A1542])-1)" office:value-type="string" office:string-value="0x1D, 0xC0, //    ### ### ">
            <text:p>0x1D, 0xC0, // <text:s text:c="3"/>### 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42]" office:value-type="float" office:value="86">
            <text:p>86</text:p>
          </table:table-cell>
          <table:table-cell table:style-name="ce45" table:formula="of:=RIGHT([.A1543];LEN([.A154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43]" office:value-type="float" office:value="86">
            <text:p>86</text:p>
          </table:table-cell>
          <table:table-cell table:style-name="ce45" table:formula="of:=RIGHT([.A1544];LEN([.A154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44]" office:value-type="float" office:value="86">
            <text:p>86</text:p>
          </table:table-cell>
          <table:table-cell table:style-name="ce45" table:formula="of:=RIGHT([.A1545];LEN([.A154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45]" office:value-type="float" office:value="86">
            <text:p>86</text:p>
          </table:table-cell>
          <table:table-cell table:style-name="ce45" table:formula="of:=RIGHT([.A1546];LEN([.A154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46]" office:value-type="float" office:value="86">
            <text:p>86</text:p>
          </table:table-cell>
          <table:table-cell table:style-name="ce45" table:formula="of:=RIGHT([.A1547];LEN([.A154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547]" office:value-type="float" office:value="86">
            <text:p>86</text:p>
          </table:table-cell>
          <table:table-cell table:style-name="ce45" table:formula="of:=RIGHT([.A1548];LEN([.A154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752 'v' (8 pixels wide)</text:p>
          </table:table-cell>
          <table:table-cell table:formula="of:=[.B1531]+1" office:value-type="float" office:value="87">
            <text:p>87</text:p>
          </table:table-cell>
          <table:table-cell table:style-name="ce45" table:formula="of:=&quot;//ASCII &quot;&amp;(31+[.B1549])&amp;&quot; '&quot;&amp;CHAR(31+[.B1549])&amp;&quot;' (8 pixels wide)&quot;" office:value-type="string" office:string-value="//ASCII 118 'v' (8 pixels wide)">
            <text:p>//ASCII 118 'v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49]" office:value-type="float" office:value="87">
            <text:p>87</text:p>
          </table:table-cell>
          <table:table-cell table:style-name="ce45" table:formula="of:=RIGHT([.A1550];LEN([.A155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50]" office:value-type="float" office:value="87">
            <text:p>87</text:p>
          </table:table-cell>
          <table:table-cell table:style-name="ce45" table:formula="of:=RIGHT([.A1551];LEN([.A155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51]" office:value-type="float" office:value="87">
            <text:p>87</text:p>
          </table:table-cell>
          <table:table-cell table:style-name="ce45" table:formula="of:=RIGHT([.A1552];LEN([.A155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52]" office:value-type="float" office:value="87">
            <text:p>87</text:p>
          </table:table-cell>
          <table:table-cell table:style-name="ce45" table:formula="of:=RIGHT([.A1553];LEN([.A155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1553]" office:value-type="float" office:value="87">
            <text:p>87</text:p>
          </table:table-cell>
          <table:table-cell table:style-name="ce45" table:formula="of:=RIGHT([.A1554];LEN([.A1554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54]" office:value-type="float" office:value="87">
            <text:p>87</text:p>
          </table:table-cell>
          <table:table-cell table:style-name="ce45" table:formula="of:=RIGHT([.A1555];LEN([.A1555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55]" office:value-type="float" office:value="87">
            <text:p>87</text:p>
          </table:table-cell>
          <table:table-cell table:style-name="ce45" table:formula="of:=RIGHT([.A1556];LEN([.A1556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1556]" office:value-type="float" office:value="87">
            <text:p>87</text:p>
          </table:table-cell>
          <table:table-cell table:style-name="ce45" table:formula="of:=RIGHT([.A1557];LEN([.A1557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1557]" office:value-type="float" office:value="87">
            <text:p>87</text:p>
          </table:table-cell>
          <table:table-cell table:style-name="ce45" table:formula="of:=RIGHT([.A1558];LEN([.A1558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558]" office:value-type="float" office:value="87">
            <text:p>87</text:p>
          </table:table-cell>
          <table:table-cell table:style-name="ce45" table:formula="of:=RIGHT([.A1559];LEN([.A1559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559]" office:value-type="float" office:value="87">
            <text:p>87</text:p>
          </table:table-cell>
          <table:table-cell table:style-name="ce45" table:formula="of:=RIGHT([.A1560];LEN([.A1560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0]" office:value-type="float" office:value="87">
            <text:p>87</text:p>
          </table:table-cell>
          <table:table-cell table:style-name="ce45" table:formula="of:=RIGHT([.A1561];LEN([.A156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1]" office:value-type="float" office:value="87">
            <text:p>87</text:p>
          </table:table-cell>
          <table:table-cell table:style-name="ce45" table:formula="of:=RIGHT([.A1562];LEN([.A156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2]" office:value-type="float" office:value="87">
            <text:p>87</text:p>
          </table:table-cell>
          <table:table-cell table:style-name="ce45" table:formula="of:=RIGHT([.A1563];LEN([.A156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3]" office:value-type="float" office:value="87">
            <text:p>87</text:p>
          </table:table-cell>
          <table:table-cell table:style-name="ce45" table:formula="of:=RIGHT([.A1564];LEN([.A156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4]" office:value-type="float" office:value="87">
            <text:p>87</text:p>
          </table:table-cell>
          <table:table-cell table:style-name="ce45" table:formula="of:=RIGHT([.A1565];LEN([.A156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565]" office:value-type="float" office:value="87">
            <text:p>87</text:p>
          </table:table-cell>
          <table:table-cell table:style-name="ce45" table:formula="of:=RIGHT([.A1566];LEN([.A156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784 'w' (8 pixels wide)</text:p>
          </table:table-cell>
          <table:table-cell table:formula="of:=[.B1549]+1" office:value-type="float" office:value="88">
            <text:p>88</text:p>
          </table:table-cell>
          <table:table-cell table:style-name="ce45" table:formula="of:=&quot;//ASCII &quot;&amp;(31+[.B1567])&amp;&quot; '&quot;&amp;CHAR(31+[.B1567])&amp;&quot;' (8 pixels wide)&quot;" office:value-type="string" office:string-value="//ASCII 119 'w' (8 pixels wide)">
            <text:p>//ASCII 119 'w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7]" office:value-type="float" office:value="88">
            <text:p>88</text:p>
          </table:table-cell>
          <table:table-cell table:style-name="ce45" table:formula="of:=RIGHT([.A1568];LEN([.A156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8]" office:value-type="float" office:value="88">
            <text:p>88</text:p>
          </table:table-cell>
          <table:table-cell table:style-name="ce45" table:formula="of:=RIGHT([.A1569];LEN([.A156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69]" office:value-type="float" office:value="88">
            <text:p>88</text:p>
          </table:table-cell>
          <table:table-cell table:style-name="ce45" table:formula="of:=RIGHT([.A1570];LEN([.A157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70]" office:value-type="float" office:value="88">
            <text:p>88</text:p>
          </table:table-cell>
          <table:table-cell table:style-name="ce45" table:formula="of:=RIGHT([.A1571];LEN([.A157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F1, 0xE0, // #### <text:s text:c="2"/>####</text:p>
          </table:table-cell>
          <table:table-cell table:formula="of:=[.B1571]" office:value-type="float" office:value="88">
            <text:p>88</text:p>
          </table:table-cell>
          <table:table-cell table:style-name="ce45" table:formula="of:=RIGHT([.A1572];LEN([.A1572])-1)" office:value-type="string" office:string-value="0xF1, 0xE0, // ####   ####">
            <text:p>0xF1, 0xE0, // #### <text:s text:c="2"/>####</text:p>
          </table:table-cell>
          <table:table-cell table:number-columns-repeated="15"/>
        </table:table-row>
        <table:table-row table:style-name="ro5">
          <table:table-cell office:value-type="string">
            <text:p><text:s/>0x60, 0xC0, // <text:s/>## <text:s text:c="4"/>## </text:p>
          </table:table-cell>
          <table:table-cell table:formula="of:=[.B1572]" office:value-type="float" office:value="88">
            <text:p>88</text:p>
          </table:table-cell>
          <table:table-cell table:style-name="ce45" table:formula="of:=RIGHT([.A1573];LEN([.A1573])-1)" office:value-type="string" office:string-value="0x60, 0xC0, //  ##     ## ">
            <text:p>0x60, 0xC0, // <text:s/>## <text:s text:c="4"/>## </text:p>
          </table:table-cell>
          <table:table-cell table:number-columns-repeated="15"/>
        </table:table-row>
        <table:table-row table:style-name="ro5">
          <table:table-cell office:value-type="string">
            <text:p><text:s/>0x64, 0xC0, // <text:s/>## <text:s/># <text:s/>## </text:p>
          </table:table-cell>
          <table:table-cell table:formula="of:=[.B1573]" office:value-type="float" office:value="88">
            <text:p>88</text:p>
          </table:table-cell>
          <table:table-cell table:style-name="ce45" table:formula="of:=RIGHT([.A1574];LEN([.A1574])-1)" office:value-type="string" office:string-value="0x64, 0xC0, //  ##  #  ## ">
            <text:p>0x64, 0xC0, // <text:s/>## <text:s/># <text:s/>## </text:p>
          </table:table-cell>
          <table:table-cell table:number-columns-repeated="15"/>
        </table:table-row>
        <table:table-row table:style-name="ro5">
          <table:table-cell office:value-type="string">
            <text:p><text:s/>0x6E, 0xC0, // <text:s/>## ### ## </text:p>
          </table:table-cell>
          <table:table-cell table:formula="of:=[.B1574]" office:value-type="float" office:value="88">
            <text:p>88</text:p>
          </table:table-cell>
          <table:table-cell table:style-name="ce45" table:formula="of:=RIGHT([.A1575];LEN([.A1575])-1)" office:value-type="string" office:string-value="0x6E, 0xC0, //  ## ### ## ">
            <text:p>0x6E, 0xC0, // <text:s/>## ### ## </text:p>
          </table:table-cell>
          <table:table-cell table:number-columns-repeated="15"/>
        </table:table-row>
        <table:table-row table:style-name="ro5">
          <table:table-cell office:value-type="string">
            <text:p><text:s/>0x3B, 0x80, // <text:s text:c="2"/>### ### <text:s/></text:p>
          </table:table-cell>
          <table:table-cell table:formula="of:=[.B1575]" office:value-type="float" office:value="88">
            <text:p>88</text:p>
          </table:table-cell>
          <table:table-cell table:style-name="ce45" table:formula="of:=RIGHT([.A1576];LEN([.A1576])-1)" office:value-type="string" office:string-value="0x3B, 0x80, //   ### ###  ">
            <text:p>0x3B, 0x80, // <text:s text:c="2"/>### 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B, 0x80, // <text:s text:c="2"/>### ### <text:s/></text:p>
          </table:table-cell>
          <table:table-cell table:formula="of:=[.B1576]" office:value-type="float" office:value="88">
            <text:p>88</text:p>
          </table:table-cell>
          <table:table-cell table:style-name="ce45" table:formula="of:=RIGHT([.A1577];LEN([.A1577])-1)" office:value-type="string" office:string-value="0x3B, 0x80, //   ### ###  ">
            <text:p>0x3B, 0x80, // <text:s text:c="2"/>### 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1, 0x80, // <text:s text:c="2"/>## <text:s text:c="2"/>## <text:s/></text:p>
          </table:table-cell>
          <table:table-cell table:formula="of:=[.B1577]" office:value-type="float" office:value="88">
            <text:p>88</text:p>
          </table:table-cell>
          <table:table-cell table:style-name="ce45" table:formula="of:=RIGHT([.A1578];LEN([.A1578])-1)" office:value-type="string" office:string-value="0x31, 0x80, //   ##   ##  ">
            <text:p>0x31, 0x80, // <text:s text:c="2"/>## <text:s text:c="2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78]" office:value-type="float" office:value="88">
            <text:p>88</text:p>
          </table:table-cell>
          <table:table-cell table:style-name="ce45" table:formula="of:=RIGHT([.A1579];LEN([.A157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79]" office:value-type="float" office:value="88">
            <text:p>88</text:p>
          </table:table-cell>
          <table:table-cell table:style-name="ce45" table:formula="of:=RIGHT([.A1580];LEN([.A158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0]" office:value-type="float" office:value="88">
            <text:p>88</text:p>
          </table:table-cell>
          <table:table-cell table:style-name="ce45" table:formula="of:=RIGHT([.A1581];LEN([.A158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1]" office:value-type="float" office:value="88">
            <text:p>88</text:p>
          </table:table-cell>
          <table:table-cell table:style-name="ce45" table:formula="of:=RIGHT([.A1582];LEN([.A158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2]" office:value-type="float" office:value="88">
            <text:p>88</text:p>
          </table:table-cell>
          <table:table-cell table:style-name="ce45" table:formula="of:=RIGHT([.A1583];LEN([.A158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583]" office:value-type="float" office:value="88">
            <text:p>88</text:p>
          </table:table-cell>
          <table:table-cell table:style-name="ce45" table:formula="of:=RIGHT([.A1584];LEN([.A158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816 'x' (8 pixels wide)</text:p>
          </table:table-cell>
          <table:table-cell table:formula="of:=[.B1567]+1" office:value-type="float" office:value="89">
            <text:p>89</text:p>
          </table:table-cell>
          <table:table-cell table:style-name="ce45" table:formula="of:=&quot;//ASCII &quot;&amp;(31+[.B1585])&amp;&quot; '&quot;&amp;CHAR(31+[.B1585])&amp;&quot;' (8 pixels wide)&quot;" office:value-type="string" office:string-value="//ASCII 120 'x' (8 pixels wide)">
            <text:p>//ASCII 120 'x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5]" office:value-type="float" office:value="89">
            <text:p>89</text:p>
          </table:table-cell>
          <table:table-cell table:style-name="ce45" table:formula="of:=RIGHT([.A1586];LEN([.A158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6]" office:value-type="float" office:value="89">
            <text:p>89</text:p>
          </table:table-cell>
          <table:table-cell table:style-name="ce45" table:formula="of:=RIGHT([.A1587];LEN([.A158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7]" office:value-type="float" office:value="89">
            <text:p>89</text:p>
          </table:table-cell>
          <table:table-cell table:style-name="ce45" table:formula="of:=RIGHT([.A1588];LEN([.A158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88]" office:value-type="float" office:value="89">
            <text:p>89</text:p>
          </table:table-cell>
          <table:table-cell table:style-name="ce45" table:formula="of:=RIGHT([.A1589];LEN([.A15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1589]" office:value-type="float" office:value="89">
            <text:p>89</text:p>
          </table:table-cell>
          <table:table-cell table:style-name="ce45" table:formula="of:=RIGHT([.A1590];LEN([.A1590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1590]" office:value-type="float" office:value="89">
            <text:p>89</text:p>
          </table:table-cell>
          <table:table-cell table:style-name="ce45" table:formula="of:=RIGHT([.A1591];LEN([.A1591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591]" office:value-type="float" office:value="89">
            <text:p>89</text:p>
          </table:table-cell>
          <table:table-cell table:style-name="ce45" table:formula="of:=RIGHT([.A1592];LEN([.A1592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592]" office:value-type="float" office:value="89">
            <text:p>89</text:p>
          </table:table-cell>
          <table:table-cell table:style-name="ce45" table:formula="of:=RIGHT([.A1593];LEN([.A1593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593]" office:value-type="float" office:value="89">
            <text:p>89</text:p>
          </table:table-cell>
          <table:table-cell table:style-name="ce45" table:formula="of:=RIGHT([.A1594];LEN([.A1594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B, 0x00, // <text:s text:c="3"/>## ## <text:s text:c="2"/></text:p>
          </table:table-cell>
          <table:table-cell table:formula="of:=[.B1594]" office:value-type="float" office:value="89">
            <text:p>89</text:p>
          </table:table-cell>
          <table:table-cell table:style-name="ce45" table:formula="of:=RIGHT([.A1595];LEN([.A1595])-1)" office:value-type="string" office:string-value="0x1B, 0x00, //    ## ##   ">
            <text:p>0x1B, 0x00, // <text:s text:c="3"/>#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7B, 0xC0, // <text:s/>#### #### </text:p>
          </table:table-cell>
          <table:table-cell table:formula="of:=[.B1595]" office:value-type="float" office:value="89">
            <text:p>89</text:p>
          </table:table-cell>
          <table:table-cell table:style-name="ce45" table:formula="of:=RIGHT([.A1596];LEN([.A1596])-1)" office:value-type="string" office:string-value="0x7B, 0xC0, //  #### #### ">
            <text:p>0x7B, 0xC0, // <text:s/>#### #### 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96]" office:value-type="float" office:value="89">
            <text:p>89</text:p>
          </table:table-cell>
          <table:table-cell table:style-name="ce45" table:formula="of:=RIGHT([.A1597];LEN([.A15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97]" office:value-type="float" office:value="89">
            <text:p>89</text:p>
          </table:table-cell>
          <table:table-cell table:style-name="ce45" table:formula="of:=RIGHT([.A1598];LEN([.A159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98]" office:value-type="float" office:value="89">
            <text:p>89</text:p>
          </table:table-cell>
          <table:table-cell table:style-name="ce45" table:formula="of:=RIGHT([.A1599];LEN([.A159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599]" office:value-type="float" office:value="89">
            <text:p>89</text:p>
          </table:table-cell>
          <table:table-cell table:style-name="ce45" table:formula="of:=RIGHT([.A1600];LEN([.A160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00]" office:value-type="float" office:value="89">
            <text:p>89</text:p>
          </table:table-cell>
          <table:table-cell table:style-name="ce45" table:formula="of:=RIGHT([.A1601];LEN([.A160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601]" office:value-type="float" office:value="89">
            <text:p>89</text:p>
          </table:table-cell>
          <table:table-cell table:style-name="ce45" table:formula="of:=RIGHT([.A1602];LEN([.A160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848 'y' (8 pixels wide)</text:p>
          </table:table-cell>
          <table:table-cell table:formula="of:=[.B1585]+1" office:value-type="float" office:value="90">
            <text:p>90</text:p>
          </table:table-cell>
          <table:table-cell table:style-name="ce45" table:formula="of:=&quot;//ASCII &quot;&amp;(31+[.B1603])&amp;&quot; '&quot;&amp;CHAR(31+[.B1603])&amp;&quot;' (8 pixels wide)&quot;" office:value-type="string" office:string-value="//ASCII 121 'y' (8 pixels wide)">
            <text:p>//ASCII 121 'y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03]" office:value-type="float" office:value="90">
            <text:p>90</text:p>
          </table:table-cell>
          <table:table-cell table:style-name="ce45" table:formula="of:=RIGHT([.A1604];LEN([.A160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04]" office:value-type="float" office:value="90">
            <text:p>90</text:p>
          </table:table-cell>
          <table:table-cell table:style-name="ce45" table:formula="of:=RIGHT([.A1605];LEN([.A16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05]" office:value-type="float" office:value="90">
            <text:p>90</text:p>
          </table:table-cell>
          <table:table-cell table:style-name="ce45" table:formula="of:=RIGHT([.A1606];LEN([.A160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06]" office:value-type="float" office:value="90">
            <text:p>90</text:p>
          </table:table-cell>
          <table:table-cell table:style-name="ce45" table:formula="of:=RIGHT([.A1607];LEN([.A16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79, 0xE0, // <text:s/>#### <text:s/>####</text:p>
          </table:table-cell>
          <table:table-cell table:formula="of:=[.B1607]" office:value-type="float" office:value="90">
            <text:p>90</text:p>
          </table:table-cell>
          <table:table-cell table:style-name="ce45" table:formula="of:=RIGHT([.A1608];LEN([.A1608])-1)" office:value-type="string" office:string-value="0x79, 0xE0, //  ####  ####">
            <text:p>0x79, 0xE0, // <text:s/>#### <text:s/>####</text:p>
          </table:table-cell>
          <table:table-cell table:number-columns-repeated="15"/>
        </table:table-row>
        <table:table-row table:style-name="ro5">
          <table:table-cell office:value-type="string">
            <text:p><text:s/>0x30, 0xC0, // <text:s text:c="2"/>## <text:s text:c="3"/>## </text:p>
          </table:table-cell>
          <table:table-cell table:formula="of:=[.B1608]" office:value-type="float" office:value="90">
            <text:p>90</text:p>
          </table:table-cell>
          <table:table-cell table:style-name="ce45" table:formula="of:=RIGHT([.A1609];LEN([.A1609])-1)" office:value-type="string" office:string-value="0x30, 0xC0, //   ##    ## ">
            <text:p>0x30, 0xC0, // <text:s text:c="2"/>## <text:s text:c="3"/>## 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1609]" office:value-type="float" office:value="90">
            <text:p>90</text:p>
          </table:table-cell>
          <table:table-cell table:style-name="ce45" table:formula="of:=RIGHT([.A1610];LEN([.A1610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19, 0x80, // <text:s text:c="3"/>## <text:s/>## <text:s/></text:p>
          </table:table-cell>
          <table:table-cell table:formula="of:=[.B1610]" office:value-type="float" office:value="90">
            <text:p>90</text:p>
          </table:table-cell>
          <table:table-cell table:style-name="ce45" table:formula="of:=RIGHT([.A1611];LEN([.A1611])-1)" office:value-type="string" office:string-value="0x19, 0x80, //    ##  ##  ">
            <text:p>0x19, 0x80, // <text:s text:c="3"/>## <text:s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B, 0x00, // <text:s text:c="4"/># ## <text:s text:c="2"/></text:p>
          </table:table-cell>
          <table:table-cell table:formula="of:=[.B1611]" office:value-type="float" office:value="90">
            <text:p>90</text:p>
          </table:table-cell>
          <table:table-cell table:style-name="ce45" table:formula="of:=RIGHT([.A1612];LEN([.A1612])-1)" office:value-type="string" office:string-value="0x0B, 0x00, //     # ##   ">
            <text:p>0x0B, 0x00, // <text:s text:c="4"/># 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F, 0x00, // <text:s text:c="4"/>#### <text:s text:c="2"/></text:p>
          </table:table-cell>
          <table:table-cell table:formula="of:=[.B1612]" office:value-type="float" office:value="90">
            <text:p>90</text:p>
          </table:table-cell>
          <table:table-cell table:style-name="ce45" table:formula="of:=RIGHT([.A1613];LEN([.A1613])-1)" office:value-type="string" office:string-value="0x0F, 0x00, //     ####   ">
            <text:p>0x0F, 0x00, // <text:s text:c="4"/>##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13]" office:value-type="float" office:value="90">
            <text:p>90</text:p>
          </table:table-cell>
          <table:table-cell table:style-name="ce45" table:formula="of:=RIGHT([.A1614];LEN([.A161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14]" office:value-type="float" office:value="90">
            <text:p>90</text:p>
          </table:table-cell>
          <table:table-cell table:style-name="ce45" table:formula="of:=RIGHT([.A1615];LEN([.A161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15]" office:value-type="float" office:value="90">
            <text:p>90</text:p>
          </table:table-cell>
          <table:table-cell table:style-name="ce45" table:formula="of:=RIGHT([.A1616];LEN([.A1616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3E, 0x00, // <text:s text:c="2"/>##### <text:s text:c="3"/></text:p>
          </table:table-cell>
          <table:table-cell table:formula="of:=[.B1616]" office:value-type="float" office:value="90">
            <text:p>90</text:p>
          </table:table-cell>
          <table:table-cell table:style-name="ce45" table:formula="of:=RIGHT([.A1617];LEN([.A1617])-1)" office:value-type="string" office:string-value="0x3E, 0x00, //   #####    ">
            <text:p>0x3E, 0x00, // <text:s text:c="2"/>##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17]" office:value-type="float" office:value="90">
            <text:p>90</text:p>
          </table:table-cell>
          <table:table-cell table:style-name="ce45" table:formula="of:=RIGHT([.A1618];LEN([.A161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18]" office:value-type="float" office:value="90">
            <text:p>90</text:p>
          </table:table-cell>
          <table:table-cell table:style-name="ce45" table:formula="of:=RIGHT([.A1619];LEN([.A161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619]" office:value-type="float" office:value="90">
            <text:p>90</text:p>
          </table:table-cell>
          <table:table-cell table:style-name="ce45" table:formula="of:=RIGHT([.A1620];LEN([.A1620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880 'z' (8 pixels wide)</text:p>
          </table:table-cell>
          <table:table-cell table:formula="of:=[.B1603]+1" office:value-type="float" office:value="91">
            <text:p>91</text:p>
          </table:table-cell>
          <table:table-cell table:style-name="ce45" table:formula="of:=&quot;//ASCII &quot;&amp;(31+[.B1621])&amp;&quot; '&quot;&amp;CHAR(31+[.B1621])&amp;&quot;' (8 pixels wide)&quot;" office:value-type="string" office:string-value="//ASCII 122 'z' (8 pixels wide)">
            <text:p>//ASCII 122 'z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21]" office:value-type="float" office:value="91">
            <text:p>91</text:p>
          </table:table-cell>
          <table:table-cell table:style-name="ce45" table:formula="of:=RIGHT([.A1622];LEN([.A162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22]" office:value-type="float" office:value="91">
            <text:p>91</text:p>
          </table:table-cell>
          <table:table-cell table:style-name="ce45" table:formula="of:=RIGHT([.A1623];LEN([.A162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23]" office:value-type="float" office:value="91">
            <text:p>91</text:p>
          </table:table-cell>
          <table:table-cell table:style-name="ce45" table:formula="of:=RIGHT([.A1624];LEN([.A162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24]" office:value-type="float" office:value="91">
            <text:p>91</text:p>
          </table:table-cell>
          <table:table-cell table:style-name="ce45" table:formula="of:=RIGHT([.A1625];LEN([.A162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1625]" office:value-type="float" office:value="91">
            <text:p>91</text:p>
          </table:table-cell>
          <table:table-cell table:style-name="ce45" table:formula="of:=RIGHT([.A1626];LEN([.A1626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21, 0x80, // <text:s text:c="2"/># <text:s text:c="3"/>## <text:s/></text:p>
          </table:table-cell>
          <table:table-cell table:formula="of:=[.B1626]" office:value-type="float" office:value="91">
            <text:p>91</text:p>
          </table:table-cell>
          <table:table-cell table:style-name="ce45" table:formula="of:=RIGHT([.A1627];LEN([.A1627])-1)" office:value-type="string" office:string-value="0x21, 0x80, //   #    ##  ">
            <text:p>0x21, 0x80, // <text:s text:c="2"/># <text:s text:c="3"/>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627]" office:value-type="float" office:value="91">
            <text:p>91</text:p>
          </table:table-cell>
          <table:table-cell table:style-name="ce45" table:formula="of:=RIGHT([.A1628];LEN([.A1628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E, 0x00, // <text:s text:c="4"/>### <text:s text:c="3"/></text:p>
          </table:table-cell>
          <table:table-cell table:formula="of:=[.B1628]" office:value-type="float" office:value="91">
            <text:p>91</text:p>
          </table:table-cell>
          <table:table-cell table:style-name="ce45" table:formula="of:=RIGHT([.A1629];LEN([.A1629])-1)" office:value-type="string" office:string-value="0x0E, 0x00, //     ###    ">
            <text:p>0x0E, 0x00, // <text:s text:c="4"/>#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629]" office:value-type="float" office:value="91">
            <text:p>91</text:p>
          </table:table-cell>
          <table:table-cell table:style-name="ce45" table:formula="of:=RIGHT([.A1630];LEN([.A1630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30, 0x80, // <text:s text:c="2"/>## <text:s text:c="3"/># <text:s/></text:p>
          </table:table-cell>
          <table:table-cell table:formula="of:=[.B1630]" office:value-type="float" office:value="91">
            <text:p>91</text:p>
          </table:table-cell>
          <table:table-cell table:style-name="ce45" table:formula="of:=RIGHT([.A1631];LEN([.A1631])-1)" office:value-type="string" office:string-value="0x30, 0x80, //   ##    #  ">
            <text:p>0x30, 0x80, // <text:s text:c="2"/>## <text:s text:c="3"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3F, 0x80, // <text:s text:c="2"/>####### <text:s/></text:p>
          </table:table-cell>
          <table:table-cell table:formula="of:=[.B1631]" office:value-type="float" office:value="91">
            <text:p>91</text:p>
          </table:table-cell>
          <table:table-cell table:style-name="ce45" table:formula="of:=RIGHT([.A1632];LEN([.A1632])-1)" office:value-type="string" office:string-value="0x3F, 0x80, //   #######  ">
            <text:p>0x3F, 0x80, // <text:s text:c="2"/>######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32]" office:value-type="float" office:value="91">
            <text:p>91</text:p>
          </table:table-cell>
          <table:table-cell table:style-name="ce45" table:formula="of:=RIGHT([.A1633];LEN([.A163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33]" office:value-type="float" office:value="91">
            <text:p>91</text:p>
          </table:table-cell>
          <table:table-cell table:style-name="ce45" table:formula="of:=RIGHT([.A1634];LEN([.A163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34]" office:value-type="float" office:value="91">
            <text:p>91</text:p>
          </table:table-cell>
          <table:table-cell table:style-name="ce45" table:formula="of:=RIGHT([.A1635];LEN([.A163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35]" office:value-type="float" office:value="91">
            <text:p>91</text:p>
          </table:table-cell>
          <table:table-cell table:style-name="ce45" table:formula="of:=RIGHT([.A1636];LEN([.A163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36]" office:value-type="float" office:value="91">
            <text:p>91</text:p>
          </table:table-cell>
          <table:table-cell table:style-name="ce45" table:formula="of:=RIGHT([.A1637];LEN([.A163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637]" office:value-type="float" office:value="91">
            <text:p>91</text:p>
          </table:table-cell>
          <table:table-cell table:style-name="ce45" table:formula="of:=RIGHT([.A1638];LEN([.A1638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912 '{' (8 pixels wide)</text:p>
          </table:table-cell>
          <table:table-cell table:formula="of:=[.B1621]+1" office:value-type="float" office:value="92">
            <text:p>92</text:p>
          </table:table-cell>
          <table:table-cell table:style-name="ce45" table:formula="of:=&quot;//ASCII &quot;&amp;(31+[.B1639])&amp;&quot; '&quot;&amp;CHAR(31+[.B1639])&amp;&quot;' (8 pixels wide)&quot;" office:value-type="string" office:string-value="//ASCII 123 '{' (8 pixels wide)">
            <text:p>//ASCII 123 '{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39]" office:value-type="float" office:value="92">
            <text:p>92</text:p>
          </table:table-cell>
          <table:table-cell table:style-name="ce45" table:formula="of:=RIGHT([.A1640];LEN([.A164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40]" office:value-type="float" office:value="92">
            <text:p>92</text:p>
          </table:table-cell>
          <table:table-cell table:style-name="ce45" table:formula="of:=RIGHT([.A1641];LEN([.A164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1]" office:value-type="float" office:value="92">
            <text:p>92</text:p>
          </table:table-cell>
          <table:table-cell table:style-name="ce45" table:formula="of:=RIGHT([.A1642];LEN([.A1642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2]" office:value-type="float" office:value="92">
            <text:p>92</text:p>
          </table:table-cell>
          <table:table-cell table:style-name="ce45" table:formula="of:=RIGHT([.A1643];LEN([.A1643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3]" office:value-type="float" office:value="92">
            <text:p>92</text:p>
          </table:table-cell>
          <table:table-cell table:style-name="ce45" table:formula="of:=RIGHT([.A1644];LEN([.A1644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4]" office:value-type="float" office:value="92">
            <text:p>92</text:p>
          </table:table-cell>
          <table:table-cell table:style-name="ce45" table:formula="of:=RIGHT([.A1645];LEN([.A1645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5]" office:value-type="float" office:value="92">
            <text:p>92</text:p>
          </table:table-cell>
          <table:table-cell table:style-name="ce45" table:formula="of:=RIGHT([.A1646];LEN([.A1646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646]" office:value-type="float" office:value="92">
            <text:p>92</text:p>
          </table:table-cell>
          <table:table-cell table:style-name="ce45" table:formula="of:=RIGHT([.A1647];LEN([.A1647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7]" office:value-type="float" office:value="92">
            <text:p>92</text:p>
          </table:table-cell>
          <table:table-cell table:style-name="ce45" table:formula="of:=RIGHT([.A1648];LEN([.A1648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8]" office:value-type="float" office:value="92">
            <text:p>92</text:p>
          </table:table-cell>
          <table:table-cell table:style-name="ce45" table:formula="of:=RIGHT([.A1649];LEN([.A1649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49]" office:value-type="float" office:value="92">
            <text:p>92</text:p>
          </table:table-cell>
          <table:table-cell table:style-name="ce45" table:formula="of:=RIGHT([.A1650];LEN([.A1650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50]" office:value-type="float" office:value="92">
            <text:p>92</text:p>
          </table:table-cell>
          <table:table-cell table:style-name="ce45" table:formula="of:=RIGHT([.A1651];LEN([.A1651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51]" office:value-type="float" office:value="92">
            <text:p>92</text:p>
          </table:table-cell>
          <table:table-cell table:style-name="ce45" table:formula="of:=RIGHT([.A1652];LEN([.A165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52]" office:value-type="float" office:value="92">
            <text:p>92</text:p>
          </table:table-cell>
          <table:table-cell table:style-name="ce45" table:formula="of:=RIGHT([.A1653];LEN([.A165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53]" office:value-type="float" office:value="92">
            <text:p>92</text:p>
          </table:table-cell>
          <table:table-cell table:style-name="ce45" table:formula="of:=RIGHT([.A1654];LEN([.A165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54]" office:value-type="float" office:value="92">
            <text:p>92</text:p>
          </table:table-cell>
          <table:table-cell table:style-name="ce45" table:formula="of:=RIGHT([.A1655];LEN([.A165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655]" office:value-type="float" office:value="92">
            <text:p>92</text:p>
          </table:table-cell>
          <table:table-cell table:style-name="ce45" table:formula="of:=RIGHT([.A1656];LEN([.A1656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944 '|' (8 pixels wide)</text:p>
          </table:table-cell>
          <table:table-cell table:formula="of:=[.B1639]+1" office:value-type="float" office:value="93">
            <text:p>93</text:p>
          </table:table-cell>
          <table:table-cell table:style-name="ce45" table:formula="of:=&quot;//ASCII &quot;&amp;(31+[.B1657])&amp;&quot; '&quot;&amp;CHAR(31+[.B1657])&amp;&quot;' (8 pixels wide)&quot;" office:value-type="string" office:string-value="//ASCII 124 '|' (8 pixels wide)">
            <text:p>//ASCII 124 '|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57]" office:value-type="float" office:value="93">
            <text:p>93</text:p>
          </table:table-cell>
          <table:table-cell table:style-name="ce45" table:formula="of:=RIGHT([.A1658];LEN([.A165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58]" office:value-type="float" office:value="93">
            <text:p>93</text:p>
          </table:table-cell>
          <table:table-cell table:style-name="ce45" table:formula="of:=RIGHT([.A1659];LEN([.A165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59]" office:value-type="float" office:value="93">
            <text:p>93</text:p>
          </table:table-cell>
          <table:table-cell table:style-name="ce45" table:formula="of:=RIGHT([.A1660];LEN([.A1660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0]" office:value-type="float" office:value="93">
            <text:p>93</text:p>
          </table:table-cell>
          <table:table-cell table:style-name="ce45" table:formula="of:=RIGHT([.A1661];LEN([.A166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1]" office:value-type="float" office:value="93">
            <text:p>93</text:p>
          </table:table-cell>
          <table:table-cell table:style-name="ce45" table:formula="of:=RIGHT([.A1662];LEN([.A166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2]" office:value-type="float" office:value="93">
            <text:p>93</text:p>
          </table:table-cell>
          <table:table-cell table:style-name="ce45" table:formula="of:=RIGHT([.A1663];LEN([.A1663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3]" office:value-type="float" office:value="93">
            <text:p>93</text:p>
          </table:table-cell>
          <table:table-cell table:style-name="ce45" table:formula="of:=RIGHT([.A1664];LEN([.A166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4]" office:value-type="float" office:value="93">
            <text:p>93</text:p>
          </table:table-cell>
          <table:table-cell table:style-name="ce45" table:formula="of:=RIGHT([.A1665];LEN([.A166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5]" office:value-type="float" office:value="93">
            <text:p>93</text:p>
          </table:table-cell>
          <table:table-cell table:style-name="ce45" table:formula="of:=RIGHT([.A1666];LEN([.A166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6]" office:value-type="float" office:value="93">
            <text:p>93</text:p>
          </table:table-cell>
          <table:table-cell table:style-name="ce45" table:formula="of:=RIGHT([.A1667];LEN([.A166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7]" office:value-type="float" office:value="93">
            <text:p>93</text:p>
          </table:table-cell>
          <table:table-cell table:style-name="ce45" table:formula="of:=RIGHT([.A1668];LEN([.A166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8]" office:value-type="float" office:value="93">
            <text:p>93</text:p>
          </table:table-cell>
          <table:table-cell table:style-name="ce45" table:formula="of:=RIGHT([.A1669];LEN([.A166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69]" office:value-type="float" office:value="93">
            <text:p>93</text:p>
          </table:table-cell>
          <table:table-cell table:style-name="ce45" table:formula="of:=RIGHT([.A1670];LEN([.A1670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70]" office:value-type="float" office:value="93">
            <text:p>93</text:p>
          </table:table-cell>
          <table:table-cell table:style-name="ce45" table:formula="of:=RIGHT([.A1671];LEN([.A167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71]" office:value-type="float" office:value="93">
            <text:p>93</text:p>
          </table:table-cell>
          <table:table-cell table:style-name="ce45" table:formula="of:=RIGHT([.A1672];LEN([.A167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72]" office:value-type="float" office:value="93">
            <text:p>93</text:p>
          </table:table-cell>
          <table:table-cell table:style-name="ce45" table:formula="of:=RIGHT([.A1673];LEN([.A167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673]" office:value-type="float" office:value="93">
            <text:p>93</text:p>
          </table:table-cell>
          <table:table-cell table:style-name="ce45" table:formula="of:=RIGHT([.A1674];LEN([.A1674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2976 '}' (8 pixels wide)</text:p>
          </table:table-cell>
          <table:table-cell table:formula="of:=[.B1657]+1" office:value-type="float" office:value="94">
            <text:p>94</text:p>
          </table:table-cell>
          <table:table-cell table:style-name="ce45" table:formula="of:=&quot;//ASCII &quot;&amp;(31+[.B1675])&amp;&quot; '&quot;&amp;CHAR(31+[.B1675])&amp;&quot;' (8 pixels wide)&quot;" office:value-type="string" office:string-value="//ASCII 125 '}' (8 pixels wide)">
            <text:p>//ASCII 125 '}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75]" office:value-type="float" office:value="94">
            <text:p>94</text:p>
          </table:table-cell>
          <table:table-cell table:style-name="ce45" table:formula="of:=RIGHT([.A1676];LEN([.A167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76]" office:value-type="float" office:value="94">
            <text:p>94</text:p>
          </table:table-cell>
          <table:table-cell table:style-name="ce45" table:formula="of:=RIGHT([.A1677];LEN([.A1677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77]" office:value-type="float" office:value="94">
            <text:p>94</text:p>
          </table:table-cell>
          <table:table-cell table:style-name="ce45" table:formula="of:=RIGHT([.A1678];LEN([.A1678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78]" office:value-type="float" office:value="94">
            <text:p>94</text:p>
          </table:table-cell>
          <table:table-cell table:style-name="ce45" table:formula="of:=RIGHT([.A1679];LEN([.A1679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79]" office:value-type="float" office:value="94">
            <text:p>94</text:p>
          </table:table-cell>
          <table:table-cell table:style-name="ce45" table:formula="of:=RIGHT([.A1680];LEN([.A1680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80]" office:value-type="float" office:value="94">
            <text:p>94</text:p>
          </table:table-cell>
          <table:table-cell table:style-name="ce45" table:formula="of:=RIGHT([.A1681];LEN([.A1681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81]" office:value-type="float" office:value="94">
            <text:p>94</text:p>
          </table:table-cell>
          <table:table-cell table:style-name="ce45" table:formula="of:=RIGHT([.A1682];LEN([.A1682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682]" office:value-type="float" office:value="94">
            <text:p>94</text:p>
          </table:table-cell>
          <table:table-cell table:style-name="ce45" table:formula="of:=RIGHT([.A1683];LEN([.A1683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83]" office:value-type="float" office:value="94">
            <text:p>94</text:p>
          </table:table-cell>
          <table:table-cell table:style-name="ce45" table:formula="of:=RIGHT([.A1684];LEN([.A1684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84]" office:value-type="float" office:value="94">
            <text:p>94</text:p>
          </table:table-cell>
          <table:table-cell table:style-name="ce45" table:formula="of:=RIGHT([.A1685];LEN([.A1685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85]" office:value-type="float" office:value="94">
            <text:p>94</text:p>
          </table:table-cell>
          <table:table-cell table:style-name="ce45" table:formula="of:=RIGHT([.A1686];LEN([.A1686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6, 0x00, // <text:s text:c="5"/>## <text:s text:c="3"/></text:p>
          </table:table-cell>
          <table:table-cell table:formula="of:=[.B1686]" office:value-type="float" office:value="94">
            <text:p>94</text:p>
          </table:table-cell>
          <table:table-cell table:style-name="ce45" table:formula="of:=RIGHT([.A1687];LEN([.A1687])-1)" office:value-type="string" office:string-value="0x06, 0x00, //      ##    ">
            <text:p>0x06, 0x00, // <text:s text:c="5"/>## <text:s text:c="3"/></text:p>
          </table:table-cell>
          <table:table-cell table:number-columns-repeated="15"/>
        </table:table-row>
        <table:table-row table:style-name="ro5">
          <table:table-cell office:value-type="string">
            <text:p><text:s/>0x0C, 0x00, // <text:s text:c="4"/>## <text:s text:c="4"/></text:p>
          </table:table-cell>
          <table:table-cell table:formula="of:=[.B1687]" office:value-type="float" office:value="94">
            <text:p>94</text:p>
          </table:table-cell>
          <table:table-cell table:style-name="ce45" table:formula="of:=RIGHT([.A1688];LEN([.A1688])-1)" office:value-type="string" office:string-value="0x0C, 0x00, //     ##     ">
            <text:p>0x0C, 0x00, // <text:s text:c="4"/>## <text:s text:c="4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88]" office:value-type="float" office:value="94">
            <text:p>94</text:p>
          </table:table-cell>
          <table:table-cell table:style-name="ce45" table:formula="of:=RIGHT([.A1689];LEN([.A168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89]" office:value-type="float" office:value="94">
            <text:p>94</text:p>
          </table:table-cell>
          <table:table-cell table:style-name="ce45" table:formula="of:=RIGHT([.A1690];LEN([.A1690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90]" office:value-type="float" office:value="94">
            <text:p>94</text:p>
          </table:table-cell>
          <table:table-cell table:style-name="ce45" table:formula="of:=RIGHT([.A1691];LEN([.A1691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/>
          <table:table-cell table:formula="of:=[.B1691]" office:value-type="float" office:value="94">
            <text:p>94</text:p>
          </table:table-cell>
          <table:table-cell table:style-name="ce45" table:formula="of:=RIGHT([.A1692];LEN([.A1692])-1)" office:value-type="float" office:value="0">
            <text:p>Err:502</text:p>
          </table:table-cell>
          <table:table-cell table:number-columns-repeated="15"/>
        </table:table-row>
        <table:table-row table:style-name="ro5">
          <table:table-cell office:value-type="string">
            <text:p><text:s/>// @3008 '~' (8 pixels wide)</text:p>
          </table:table-cell>
          <table:table-cell table:formula="of:=[.B1675]+1" office:value-type="float" office:value="95">
            <text:p>95</text:p>
          </table:table-cell>
          <table:table-cell table:style-name="ce45" table:formula="of:=&quot;//ASCII &quot;&amp;(31+[.B1693])&amp;&quot; '&quot;&amp;CHAR(31+[.B1693])&amp;&quot;' (8 pixels wide)&quot;" office:value-type="string" office:string-value="//ASCII 126 '~' (8 pixels wide)">
            <text:p>//ASCII 126 '~' (8 pixels wide)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93]" office:value-type="float" office:value="95">
            <text:p>95</text:p>
          </table:table-cell>
          <table:table-cell table:style-name="ce45" table:formula="of:=RIGHT([.A1694];LEN([.A169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94]" office:value-type="float" office:value="95">
            <text:p>95</text:p>
          </table:table-cell>
          <table:table-cell table:style-name="ce45" table:formula="of:=RIGHT([.A1695];LEN([.A169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95]" office:value-type="float" office:value="95">
            <text:p>95</text:p>
          </table:table-cell>
          <table:table-cell table:style-name="ce45" table:formula="of:=RIGHT([.A1696];LEN([.A169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96]" office:value-type="float" office:value="95">
            <text:p>95</text:p>
          </table:table-cell>
          <table:table-cell table:style-name="ce45" table:formula="of:=RIGHT([.A1697];LEN([.A169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697]" office:value-type="float" office:value="95">
            <text:p>95</text:p>
          </table:table-cell>
          <table:table-cell table:style-name="ce45" table:formula="of:=RIGHT([.A1698];LEN([.A169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18, 0x00, // <text:s text:c="3"/>## <text:s text:c="5"/></text:p>
          </table:table-cell>
          <table:table-cell table:formula="of:=[.B1698]" office:value-type="float" office:value="95">
            <text:p>95</text:p>
          </table:table-cell>
          <table:table-cell table:style-name="ce45" table:formula="of:=RIGHT([.A1699];LEN([.A1699])-1)" office:value-type="string" office:string-value="0x18, 0x00, //    ##      ">
            <text:p>0x18, 0x00, // <text:s text:c="3"/>## <text:s text:c="5"/></text:p>
          </table:table-cell>
          <table:table-cell table:number-columns-repeated="15"/>
        </table:table-row>
        <table:table-row table:style-name="ro5">
          <table:table-cell office:value-type="string">
            <text:p><text:s/>0x24, 0x80, // <text:s text:c="2"/># <text:s/># <text:s/># <text:s/></text:p>
          </table:table-cell>
          <table:table-cell table:formula="of:=[.B1699]" office:value-type="float" office:value="95">
            <text:p>95</text:p>
          </table:table-cell>
          <table:table-cell table:style-name="ce45" table:formula="of:=RIGHT([.A1700];LEN([.A1700])-1)" office:value-type="string" office:string-value="0x24, 0x80, //   #  #  #  ">
            <text:p>0x24, 0x80, // <text:s text:c="2"/># <text:s/># <text:s/># <text:s/></text:p>
          </table:table-cell>
          <table:table-cell table:number-columns-repeated="15"/>
        </table:table-row>
        <table:table-row table:style-name="ro5">
          <table:table-cell office:value-type="string">
            <text:p><text:s/>0x03, 0x00, // <text:s text:c="6"/>## <text:s text:c="2"/></text:p>
          </table:table-cell>
          <table:table-cell table:formula="of:=[.B1700]" office:value-type="float" office:value="95">
            <text:p>95</text:p>
          </table:table-cell>
          <table:table-cell table:style-name="ce45" table:formula="of:=RIGHT([.A1701];LEN([.A1701])-1)" office:value-type="string" office:string-value="0x03, 0x00, //       ##   ">
            <text:p>0x03, 0x00, // <text:s text:c="6"/>## <text:s text:c="2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1]" office:value-type="float" office:value="95">
            <text:p>95</text:p>
          </table:table-cell>
          <table:table-cell table:style-name="ce45" table:formula="of:=RIGHT([.A1702];LEN([.A1702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2]" office:value-type="float" office:value="95">
            <text:p>95</text:p>
          </table:table-cell>
          <table:table-cell table:style-name="ce45" table:formula="of:=RIGHT([.A1703];LEN([.A1703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3]" office:value-type="float" office:value="95">
            <text:p>95</text:p>
          </table:table-cell>
          <table:table-cell table:style-name="ce45" table:formula="of:=RIGHT([.A1704];LEN([.A1704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4]" office:value-type="float" office:value="95">
            <text:p>95</text:p>
          </table:table-cell>
          <table:table-cell table:style-name="ce45" table:formula="of:=RIGHT([.A1705];LEN([.A1705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5]" office:value-type="float" office:value="95">
            <text:p>95</text:p>
          </table:table-cell>
          <table:table-cell table:style-name="ce45" table:formula="of:=RIGHT([.A1706];LEN([.A1706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6]" office:value-type="float" office:value="95">
            <text:p>95</text:p>
          </table:table-cell>
          <table:table-cell table:style-name="ce45" table:formula="of:=RIGHT([.A1707];LEN([.A1707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7]" office:value-type="float" office:value="95">
            <text:p>95</text:p>
          </table:table-cell>
          <table:table-cell table:style-name="ce45" table:formula="of:=RIGHT([.A1708];LEN([.A1708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>
          <table:table-cell office:value-type="string">
            <text:p><text:s/>0x00, 0x00, // <text:s text:c="11"/></text:p>
          </table:table-cell>
          <table:table-cell table:formula="of:=[.B1708]" office:value-type="float" office:value="95">
            <text:p>95</text:p>
          </table:table-cell>
          <table:table-cell table:style-name="ce45" table:formula="of:=RIGHT([.A1709];LEN([.A1709])-1)" office:value-type="string" office:string-value="0x00, 0x00, //            ">
            <text:p>0x00, 0x00, // <text:s text:c="11"/></text:p>
          </table:table-cell>
          <table:table-cell table:number-columns-repeated="15"/>
        </table:table-row>
        <table:table-row table:style-name="ro5" table:number-rows-repeated="1046866">
          <table:table-cell table:number-columns-repeated="18"/>
        </table:table-row>
        <table:table-row table:style-name="ro5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0.4cm" style:print-page-order="ttb" style:first-page-number="continue" style:scale-to="100%" style:print="charts drawings objects"/>
      <style:header-style>
        <style:header-footer-properties fo:min-height="0.3cm" fo:margin-left="1.799cm" fo:margin-right="0.4cm" fo:margin-bottom="0cm"/>
      </style:header-style>
      <style:footer-style>
        <style:header-footer-properties fo:min-height="0.499cm" fo:margin-left="1.799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10.06.2018</text:date>, <text:time>09:1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I Karl Hartinger</meta:initial-creator>
    <dc:creator>Karl Hartinger</dc:creator>
    <meta:creation-date>2017-01-08T17:44:13Z</meta:creation-date>
    <dc:date>2018-06-10T09:12:48.71</dc:date>
    <meta:print-date>2017-01-09T19:37:43Z</meta:print-date>
    <meta:editing-duration>PT21H53M15S</meta:editing-duration>
    <meta:editing-cycles>61</meta:editing-cycles>
    <meta:document-statistic meta:table-count="4" meta:cell-count="6427" meta:object-count="0"/>
  </office:meta>
</office:document-meta>
</file>